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vidia@nvidia-desktop:~/Desktop$ python3 6imu.py</text:p>
      <text:p text:style-name="Standard">IMU 0 initialized on TCA Channel 0</text:p>
      <text:p text:style-name="Standard">IMU 1 initialized on TCA Channel 1</text:p>
      <text:p text:style-name="Standard">IMU 2 initialized on TCA Channel 2</text:p>
      <text:p text:style-name="Standard">IMU 3 initialized on TCA Channel 3</text:p>
      <text:p text:style-name="Standard">IMU 4 initialized on TCA Channel 4</text:p>
      <text:p text:style-name="Standard">IMU 5 initialized on TCA Channel 5</text:p>
      <text:p text:style-name="Standard"/>
      <text:p text:style-name="Standard">Starting data stream (50Hz)... Press Ctrl+C to stop.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0.000 | 0 <text:s/>| <text:s text:c="8"/>Comm Error <text:s text:c="8"/>| <text:s text:c="11"/>- <text:s text:c="10"/></text:p>
      <text:p text:style-name="Standard"><text:s text:c="3"/>0.000 | 1 <text:s/>| <text:s text:c="3"/>0.332 <text:s text:c="2"/>-0.932 <text:s text:c="3"/>0.104 | <text:s text:c="2"/>-83.5 <text:s text:c="2"/>-19.2 <text:s text:c="2"/>-86.4</text:p>
      <text:p text:style-name="Standard"><text:s text:c="3"/>0.000 | 2 <text:s/>| <text:s text:c="3"/>0.256 <text:s text:c="3"/>0.977 <text:s text:c="3"/>0.096 | <text:s text:c="3"/>83.7 <text:s text:c="2"/>-14.3 <text:s text:c="2"/>-43.1</text:p>
      <text:p text:style-name="Standard"><text:s text:c="3"/>0.000 | 3 <text:s/>| <text:s text:c="3"/>0.986 <text:s text:c="2"/>-0.030 <text:s text:c="3"/>0.266 | <text:s text:c="3"/>-5.3 <text:s text:c="2"/>-73.9 <text:s text:c="3"/>93.4</text:p>
      <text:p text:style-name="Standard"><text:s text:c="3"/>0.000 | 4 <text:s/>| <text:s text:c="3"/>1.010 <text:s text:c="2"/>-0.008 <text:s text:c="3"/>0.011 | <text:s text:c="2"/>-36.6 <text:s text:c="2"/>-85.2 <text:s text:c="2"/>110.6</text:p>
      <text:p text:style-name="Standard"><text:s text:c="3"/>0.000 | 5 <text:s/>| <text:s text:c="3"/>1.015 <text:s text:c="2"/>-0.079 <text:s text:c="2"/>-0.153 | <text:s/>-150.5 <text:s text:c="2"/>-79.3 <text:s/>-141.1</text:p>
      <text:p text:style-name="Standard"><text:s text:c="3"/>0.034 | 0 <text:s/>| <text:s text:c="8"/>Comm Error <text:s text:c="8"/>| <text:s text:c="11"/>- <text:s text:c="10"/></text:p>
      <text:p text:style-name="Standard"><text:s text:c="3"/>0.034 | 1 <text:s/>| <text:s text:c="3"/>0.330 <text:s text:c="2"/>-0.934 <text:s text:c="3"/>0.108 | <text:s text:c="2"/>-83.4 <text:s text:c="2"/>-19.2 <text:s text:c="2"/>-86.4</text:p>
      <text:p text:style-name="Standard"><text:s text:c="3"/>0.034 | 2 <text:s/>| <text:s text:c="3"/>0.254 <text:s text:c="3"/>0.973 <text:s text:c="3"/>0.095 | <text:s text:c="3"/>83.8 <text:s text:c="2"/>-14.4 <text:s text:c="2"/>-43.2</text:p>
      <text:p text:style-name="Standard"><text:s text:c="3"/>0.034 | 3 <text:s/>| <text:s text:c="3"/>0.988 <text:s text:c="2"/>-0.025 <text:s text:c="3"/>0.270 | <text:s text:c="3"/>-5.5 <text:s text:c="2"/>-73.9 <text:s text:c="3"/>93.5</text:p>
      <text:p text:style-name="Standard"><text:s text:c="3"/>0.034 | 4 <text:s/>| <text:s text:c="3"/>1.008 <text:s text:c="2"/>-0.006 <text:s text:c="3"/>0.009 | <text:s text:c="2"/>-36.2 <text:s text:c="2"/>-85.2 <text:s text:c="2"/>110.1</text:p>
      <text:p text:style-name="Standard"><text:s text:c="3"/>0.034 | 5 <text:s/>| <text:s text:c="3"/>1.017 <text:s text:c="2"/>-0.085 <text:s text:c="2"/>-0.153 | <text:s/>-150.4 <text:s text:c="2"/>-79.3 <text:s/>-141.3</text:p>
      <text:p text:style-name="Standard"><text:s text:c="3"/>0.069 | 0 <text:s/>| <text:s text:c="8"/>Comm Error <text:s text:c="8"/>| <text:s text:c="11"/>- <text:s text:c="10"/></text:p>
      <text:p text:style-name="Standard"><text:s text:c="3"/>0.069 | 1 <text:s/>| <text:s text:c="3"/>0.328 <text:s text:c="2"/>-0.938 <text:s text:c="3"/>0.111 | <text:s text:c="2"/>-83.3 <text:s text:c="2"/>-19.2 <text:s text:c="2"/>-86.5</text:p>
      <text:p text:style-name="Standard"><text:s text:c="3"/>0.069 | 2 <text:s/>| <text:s text:c="3"/>0.253 <text:s text:c="3"/>0.975 <text:s text:c="3"/>0.101 | <text:s text:c="3"/>83.8 <text:s text:c="2"/>-14.5 <text:s text:c="2"/>-43.2</text:p>
      <text:p text:style-name="Standard"><text:s text:c="3"/>0.069 | 3 <text:s/>| <text:s text:c="3"/>0.987 <text:s text:c="2"/>-0.022 <text:s text:c="3"/>0.270 | <text:s text:c="3"/>-5.5 <text:s text:c="2"/>-73.9 <text:s text:c="3"/>93.6</text:p>
      <text:p text:style-name="Standard"><text:s text:c="3"/>0.069 | 4 <text:s/>| <text:s text:c="3"/>1.010 <text:s text:c="2"/>-0.012 <text:s text:c="3"/>0.009 | <text:s text:c="2"/>-36.8 <text:s text:c="2"/>-85.2 <text:s text:c="2"/>111.0</text:p>
      <text:p text:style-name="Standard"><text:s text:c="3"/>0.069 | 5 <text:s/>| <text:s text:c="3"/>1.016 <text:s text:c="2"/>-0.082 <text:s text:c="2"/>-0.147 | <text:s/>-150.3 <text:s text:c="2"/>-79.3 <text:s/>-141.5</text:p>
      <text:p text:style-name="Standard"><text:s text:c="3"/>0.104 | 0 <text:s/>| <text:s text:c="8"/>Comm Error <text:s text:c="8"/>| <text:s text:c="11"/>- <text:s text:c="10"/></text:p>
      <text:p text:style-name="Standard"><text:s text:c="3"/>0.104 | 1 <text:s/>| <text:s text:c="3"/>0.324 <text:s text:c="2"/>-0.938 <text:s text:c="3"/>0.110 | <text:s text:c="2"/>-83.2 <text:s text:c="2"/>-19.2 <text:s text:c="2"/>-86.5</text:p>
      <text:p text:style-name="Standard"><text:s text:c="3"/>0.104 | 2 <text:s/>| <text:s text:c="3"/>0.250 <text:s text:c="3"/>0.971 <text:s text:c="3"/>0.107 | <text:s text:c="3"/>83.7 <text:s text:c="2"/>-14.5 <text:s text:c="2"/>-43.2</text:p>
      <text:p text:style-name="Standard"><text:s text:c="3"/>0.104 | 3 <text:s/>| <text:s text:c="3"/>0.985 <text:s text:c="2"/>-0.026 <text:s text:c="3"/>0.268 | <text:s text:c="3"/>-5.7 <text:s text:c="2"/>-73.8 <text:s text:c="3"/>93.7</text:p>
      <text:p text:style-name="Standard"><text:s text:c="3"/>0.104 | 4 <text:s/>| <text:s text:c="3"/>1.007 <text:s text:c="2"/>-0.009 <text:s text:c="3"/>0.010 | <text:s text:c="2"/>-37.4 <text:s text:c="2"/>-85.2 <text:s text:c="2"/>111.8</text:p>
      <text:p text:style-name="Standard"><text:s text:c="3"/>0.104 | 5 <text:s/>| <text:s text:c="3"/>1.016 <text:s text:c="2"/>-0.077 <text:s text:c="2"/>-0.151 | <text:s/>-150.4 <text:s text:c="2"/>-79.4 <text:s/>-141.4</text:p>
      <text:p text:style-name="Standard"><text:s text:c="3"/>0.139 | 0 <text:s/>| <text:s text:c="8"/>Comm Error <text:s text:c="8"/>| <text:s text:c="11"/>- <text:s text:c="10"/></text:p>
      <text:p text:style-name="Standard"><text:s text:c="3"/>0.139 | 1 <text:s/>| <text:s text:c="3"/>0.323 <text:s text:c="2"/>-0.937 <text:s text:c="3"/>0.111 | <text:s text:c="2"/>-83.1 <text:s text:c="2"/>-19.1 <text:s text:c="2"/>-86.5</text:p>
      <text:p text:style-name="Standard"><text:s text:c="3"/>0.139 | 2 <text:s/>| <text:s text:c="3"/>0.252 <text:s text:c="3"/>0.968 <text:s text:c="3"/>0.104 | <text:s text:c="3"/>83.7 <text:s text:c="2"/>-14.5 <text:s text:c="2"/>-43.2</text:p>
      <text:p text:style-name="Standard"><text:s text:c="3"/>0.139 | 3 <text:s/>| <text:s text:c="3"/>0.984 <text:s text:c="2"/>-0.026 <text:s text:c="3"/>0.270 | <text:s text:c="3"/>-5.8 <text:s text:c="2"/>-73.8 <text:s text:c="3"/>93.9</text:p>
      <text:p text:style-name="Standard"><text:s text:c="3"/>0.139 | 4 <text:s/>| <text:s text:c="3"/>1.010 <text:s text:c="2"/>-0.007 <text:s text:c="3"/>0.010 | <text:s text:c="2"/>-36.7 <text:s text:c="2"/>-85.2 <text:s text:c="2"/>110.9</text:p>
      <text:p text:style-name="Standard"><text:s text:c="3"/>0.139 | 5 <text:s/>| <text:s text:c="3"/>1.016 <text:s text:c="2"/>-0.085 <text:s text:c="2"/>-0.153 | <text:s/>-150.4 <text:s text:c="2"/>-79.4 <text:s/>-141.6</text:p>
      <text:p text:style-name="Standard"><text:s text:c="3"/>0.173 | 0 <text:s/>| <text:s text:c="8"/>Comm Error <text:s text:c="8"/>| <text:s text:c="11"/>- <text:s text:c="10"/></text:p>
      <text:p text:style-name="Standard"><text:s text:c="3"/>0.173 | 1 <text:s/>| <text:s text:c="3"/>0.322 <text:s text:c="2"/>-0.939 <text:s text:c="3"/>0.107 | <text:s text:c="2"/>-83.0 <text:s text:c="2"/>-19.1 <text:s text:c="2"/>-86.5</text:p>
      <text:p text:style-name="Standard"><text:s text:c="3"/>0.173 | 2 <text:s/>| <text:s text:c="3"/>0.256 <text:s text:c="3"/>0.970 <text:s text:c="3"/>0.102 | <text:s text:c="3"/>83.7 <text:s text:c="2"/>-14.6 <text:s text:c="2"/>-43.3</text:p>
      <text:p text:style-name="Standard"><text:s text:c="3"/>0.173 | 3 <text:s/>| <text:s text:c="3"/>0.987 <text:s text:c="2"/>-0.024 <text:s text:c="3"/>0.272 | <text:s text:c="3"/>-5.8 <text:s text:c="2"/>-73.8 <text:s text:c="3"/>93.8</text:p>
      <text:p text:style-name="Standard"><text:s text:c="3"/>0.173 | 4 <text:s/>| <text:s text:c="3"/>1.010 <text:s text:c="2"/>-0.011 <text:s text:c="3"/>0.011 | <text:s text:c="2"/>-37.3 <text:s text:c="2"/>-85.2 <text:s text:c="2"/>111.8</text:p>
      <text:p text:style-name="Standard"><text:s text:c="3"/>0.173 | 5 <text:s/>| <text:s text:c="3"/>1.017 <text:s text:c="2"/>-0.085 <text:s text:c="2"/>-0.150 | <text:s/>-150.3 <text:s text:c="2"/>-79.4 <text:s/>-141.9</text:p>
      <text:p text:style-name="Standard"><text:soft-page-break/><text:s text:c="3"/>0.208 | 0 <text:s/>| <text:s text:c="8"/>Comm Error <text:s text:c="8"/>| <text:s text:c="11"/>- <text:s text:c="10"/></text:p>
      <text:p text:style-name="Standard"><text:s text:c="3"/>0.208 | 1 <text:s/>| <text:s text:c="3"/>0.322 <text:s text:c="2"/>-0.939 <text:s text:c="3"/>0.105 | <text:s text:c="2"/>-83.0 <text:s text:c="2"/>-19.0 <text:s text:c="2"/>-86.5</text:p>
      <text:p text:style-name="Standard"><text:s text:c="3"/>0.208 | 2 <text:s/>| <text:s text:c="3"/>0.260 <text:s text:c="3"/>0.971 <text:s text:c="3"/>0.100 | <text:s text:c="3"/>83.7 <text:s text:c="2"/>-14.6 <text:s text:c="2"/>-43.3</text:p>
      <text:p text:style-name="Standard"><text:s text:c="3"/>0.208 | 3 <text:s/>| <text:s text:c="3"/>0.986 <text:s text:c="2"/>-0.027 <text:s text:c="3"/>0.272 | <text:s text:c="3"/>-5.8 <text:s text:c="2"/>-73.8 <text:s text:c="3"/>93.9</text:p>
      <text:p text:style-name="Standard"><text:s text:c="3"/>0.208 | 4 <text:s/>| <text:s text:c="3"/>1.010 <text:s text:c="2"/>-0.005 <text:s text:c="3"/>0.011 | <text:s text:c="2"/>-36.8 <text:s text:c="2"/>-85.2 <text:s text:c="2"/>111.2</text:p>
      <text:p text:style-name="Standard"><text:s text:c="3"/>0.208 | 5 <text:s/>| <text:s text:c="3"/>1.019 <text:s text:c="2"/>-0.084 <text:s text:c="2"/>-0.155 | <text:s/>-150.4 <text:s text:c="2"/>-79.4 <text:s/>-141.9</text:p>
      <text:p text:style-name="Standard"><text:s text:c="3"/>0.242 | 0 <text:s/>| <text:s text:c="8"/>Comm Error <text:s text:c="8"/>| <text:s text:c="11"/>- <text:s text:c="10"/></text:p>
      <text:p text:style-name="Standard"><text:s text:c="3"/>0.242 | 1 <text:s/>| <text:s text:c="3"/>0.327 <text:s text:c="2"/>-0.939 <text:s text:c="3"/>0.101 | <text:s text:c="2"/>-83.0 <text:s text:c="2"/>-19.0 <text:s text:c="2"/>-86.5</text:p>
      <text:p text:style-name="Standard"><text:s text:c="3"/>0.242 | 2 <text:s/>| <text:s text:c="3"/>0.260 <text:s text:c="3"/>0.971 <text:s text:c="3"/>0.102 | <text:s text:c="3"/>83.7 <text:s text:c="2"/>-14.6 <text:s text:c="2"/>-43.3</text:p>
      <text:p text:style-name="Standard"><text:s text:c="3"/>0.242 | 3 <text:s/>| <text:s text:c="3"/>0.986 <text:s text:c="2"/>-0.029 <text:s text:c="3"/>0.273 | <text:s text:c="3"/>-6.0 <text:s text:c="2"/>-73.7 <text:s text:c="3"/>94.0</text:p>
      <text:p text:style-name="Standard"><text:s text:c="3"/>0.242 | 4 <text:s/>| <text:s text:c="3"/>1.009 <text:s text:c="2"/>-0.010 <text:s text:c="3"/>0.012 | <text:s text:c="2"/>-36.2 <text:s text:c="2"/>-85.2 <text:s text:c="2"/>110.3</text:p>
      <text:p text:style-name="Standard"><text:s text:c="3"/>0.242 | 5 <text:s/>| <text:s text:c="3"/>1.017 <text:s text:c="2"/>-0.087 <text:s text:c="2"/>-0.157 | <text:s/>-150.3 <text:s text:c="2"/>-79.3 <text:s/>-142.1</text:p>
      <text:p text:style-name="Standard"><text:s text:c="3"/>0.276 | 0 <text:s/>| <text:s text:c="8"/>Comm Error <text:s text:c="8"/>| <text:s text:c="11"/>- <text:s text:c="10"/></text:p>
      <text:p text:style-name="Standard"><text:s text:c="3"/>0.276 | 1 <text:s/>| <text:s text:c="3"/>0.329 <text:s text:c="2"/>-0.936 <text:s text:c="3"/>0.099 | <text:s text:c="2"/>-83.0 <text:s text:c="2"/>-18.9 <text:s text:c="2"/>-86.5</text:p>
      <text:p text:style-name="Standard"><text:s text:c="3"/>0.276 | 2 <text:s/>| <text:s text:c="3"/>0.260 <text:s text:c="3"/>0.970 <text:s text:c="3"/>0.103 | <text:s text:c="3"/>83.7 <text:s text:c="2"/>-14.7 <text:s text:c="2"/>-43.2</text:p>
      <text:p text:style-name="Standard"><text:s text:c="3"/>0.276 | 3 <text:s/>| <text:s text:c="3"/>0.987 <text:s text:c="2"/>-0.029 <text:s text:c="3"/>0.274 | <text:s text:c="3"/>-6.1 <text:s text:c="2"/>-73.7 <text:s text:c="3"/>94.1</text:p>
      <text:p text:style-name="Standard"><text:s text:c="3"/>0.276 | 4 <text:s/>| <text:s text:c="3"/>1.008 <text:s text:c="2"/>-0.007 <text:s text:c="3"/>0.011 | <text:s text:c="2"/>-36.0 <text:s text:c="2"/>-85.2 <text:s text:c="2"/>110.2</text:p>
      <text:p text:style-name="Standard"><text:s text:c="3"/>0.276 | 5 <text:s/>| <text:s text:c="3"/>1.017 <text:s text:c="2"/>-0.086 <text:s text:c="2"/>-0.153 | <text:s/>-150.3 <text:s text:c="2"/>-79.3 <text:s/>-142.2</text:p>
      <text:p text:style-name="Standard"><text:s text:c="3"/>0.310 | 0 <text:s/>| <text:s text:c="8"/>Comm Error <text:s text:c="8"/>| <text:s text:c="11"/>- <text:s text:c="10"/></text:p>
      <text:p text:style-name="Standard"><text:s text:c="3"/>0.310 | 1 <text:s/>| <text:s text:c="3"/>0.332 <text:s text:c="2"/>-0.935 <text:s text:c="3"/>0.100 | <text:s text:c="2"/>-83.1 <text:s text:c="2"/>-19.0 <text:s text:c="2"/>-86.6</text:p>
      <text:p text:style-name="Standard"><text:s text:c="3"/>0.310 | 2 <text:s/>| <text:s text:c="3"/>0.262 <text:s text:c="3"/>0.970 <text:s text:c="3"/>0.100 | <text:s text:c="3"/>83.7 <text:s text:c="2"/>-14.7 <text:s text:c="2"/>-43.3</text:p>
      <text:p text:style-name="Standard"><text:s text:c="3"/>0.310 | 3 <text:s/>| <text:s text:c="3"/>0.985 <text:s text:c="2"/>-0.032 <text:s text:c="3"/>0.274 | <text:s text:c="3"/>-6.3 <text:s text:c="2"/>-73.7 <text:s text:c="3"/>94.2</text:p>
      <text:p text:style-name="Standard"><text:s text:c="3"/>0.310 | 4 <text:s/>| <text:s text:c="3"/>1.012 <text:s text:c="2"/>-0.017 <text:s text:c="3"/>0.016 | <text:s text:c="2"/>-35.6 <text:s text:c="2"/>-85.2 <text:s text:c="2"/>109.7</text:p>
      <text:p text:style-name="Standard"><text:s text:c="3"/>0.310 | 5 <text:s/>| <text:s text:c="3"/>1.015 <text:s text:c="2"/>-0.083 <text:s text:c="2"/>-0.154 | <text:s/>-150.4 <text:s text:c="2"/>-79.3 <text:s/>-142.1</text:p>
      <text:p text:style-name="Standard"><text:s text:c="3"/>0.344 | 0 <text:s/>| <text:s text:c="8"/>Comm Error <text:s text:c="8"/>| <text:s text:c="11"/>- <text:s text:c="10"/></text:p>
      <text:p text:style-name="Standard"><text:s text:c="3"/>0.344 | 1 <text:s/>| <text:s text:c="3"/>0.332 <text:s text:c="2"/>-0.937 <text:s text:c="3"/>0.102 | <text:s text:c="2"/>-83.1 <text:s text:c="2"/>-19.0 <text:s text:c="2"/>-86.6</text:p>
      <text:p text:style-name="Standard"><text:s text:c="3"/>0.344 | 2 <text:s/>| <text:s text:c="3"/>0.261 <text:s text:c="3"/>0.970 <text:s text:c="3"/>0.098 | <text:s text:c="3"/>83.7 <text:s text:c="2"/>-14.8 <text:s text:c="2"/>-43.4</text:p>
      <text:p text:style-name="Standard"><text:s text:c="3"/>0.344 | 3 <text:s/>| <text:s text:c="3"/>0.988 <text:s text:c="2"/>-0.032 <text:s text:c="3"/>0.274 | <text:s text:c="3"/>-6.4 <text:s text:c="2"/>-73.7 <text:s text:c="3"/>94.3</text:p>
      <text:p text:style-name="Standard"><text:s text:c="3"/>0.344 | 4 <text:s/>| <text:s text:c="3"/>1.011 <text:s text:c="2"/>-0.003 <text:s text:c="3"/>0.011 | <text:s text:c="2"/>-34.9 <text:s text:c="2"/>-85.2 <text:s text:c="2"/>108.9</text:p>
      <text:p text:style-name="Standard"><text:s text:c="3"/>0.344 | 5 <text:s/>| <text:s text:c="3"/>1.018 <text:s text:c="2"/>-0.081 <text:s text:c="2"/>-0.154 | <text:s/>-150.5 <text:s text:c="2"/>-79.3 <text:s/>-141.9</text:p>
      <text:p text:style-name="Standard"><text:s text:c="3"/>0.378 | 0 <text:s/>| <text:s text:c="8"/>Comm Error <text:s text:c="8"/>| <text:s text:c="11"/>- <text:s text:c="10"/></text:p>
      <text:p text:style-name="Standard"><text:s text:c="3"/>0.378 | 1 <text:s/>| <text:s text:c="3"/>0.333 <text:s text:c="2"/>-0.939 <text:s text:c="3"/>0.107 | <text:s text:c="2"/>-83.1 <text:s text:c="2"/>-19.0 <text:s text:c="2"/>-86.7</text:p>
      <text:p text:style-name="Standard"><text:s text:c="3"/>0.378 | 2 <text:s/>| <text:s text:c="3"/>0.261 <text:s text:c="3"/>0.972 <text:s text:c="3"/>0.097 | <text:s text:c="3"/>83.8 <text:s text:c="2"/>-14.8 <text:s text:c="2"/>-43.5</text:p>
      <text:p text:style-name="Standard"><text:s text:c="3"/>0.378 | 3 <text:s/>| <text:s text:c="3"/>0.987 <text:s text:c="2"/>-0.032 <text:s text:c="3"/>0.274 | <text:s text:c="3"/>-6.5 <text:s text:c="2"/>-73.6 <text:s text:c="3"/>94.3</text:p>
      <text:p text:style-name="Standard"><text:s text:c="3"/>0.378 | 4 <text:s/>| <text:s text:c="3"/>1.009 <text:s text:c="2"/>-0.009 <text:s text:c="3"/>0.012 | <text:s text:c="2"/>-32.8 <text:s text:c="2"/>-85.2 <text:s text:c="2"/>106.2</text:p>
      <text:p text:style-name="Standard"><text:s text:c="3"/>0.378 | 5 <text:s/>| <text:s text:c="3"/>1.020 <text:s text:c="2"/>-0.083 <text:s text:c="2"/>-0.162 | <text:s/>-150.9 <text:s text:c="2"/>-79.2 <text:s/>-141.6</text:p>
      <text:p text:style-name="Standard"><text:s text:c="3"/>0.413 | 0 <text:s/>| <text:s text:c="8"/>Comm Error <text:s text:c="8"/>| <text:s text:c="11"/>- <text:s text:c="10"/></text:p>
      <text:p text:style-name="Standard"><text:s text:c="3"/>0.413 | 1 <text:s/>| <text:s text:c="3"/>0.334 <text:s text:c="2"/>-0.939 <text:s text:c="3"/>0.112 | <text:s text:c="2"/>-83.1 <text:s text:c="2"/>-19.0 <text:s text:c="2"/>-86.8</text:p>
      <text:p text:style-name="Standard"><text:s text:c="3"/>0.413 | 2 <text:s/>| <text:s text:c="3"/>0.257 <text:s text:c="3"/>0.969 <text:s text:c="3"/>0.099 | <text:s text:c="3"/>83.8 <text:s text:c="2"/>-14.8 <text:s text:c="2"/>-43.5</text:p>
      <text:p text:style-name="Standard"><text:s text:c="3"/>0.413 | 3 <text:s/>| <text:s text:c="3"/>0.987 <text:s text:c="2"/>-0.029 <text:s text:c="3"/>0.273 | <text:s text:c="3"/>-6.4 <text:s text:c="2"/>-73.6 <text:s text:c="3"/>94.3</text:p>
      <text:p text:style-name="Standard"><text:s text:c="3"/>0.413 | 4 <text:s/>| <text:s text:c="3"/>1.012 <text:s text:c="2"/>-0.013 <text:s text:c="3"/>0.012 | <text:s text:c="2"/>-32.8 <text:s text:c="2"/>-85.2 <text:s text:c="2"/>106.2</text:p>
      <text:p text:style-name="Standard"><text:s text:c="3"/>0.413 | 5 <text:s/>| <text:s text:c="3"/>1.015 <text:s text:c="2"/>-0.083 <text:s text:c="2"/>-0.151 | <text:s/>-150.8 <text:s text:c="2"/>-79.2 <text:s/>-141.6</text:p>
      <text:p text:style-name="Standard"><text:s text:c="3"/>0.447 | 0 <text:s/>| <text:s text:c="8"/>Comm Error <text:s text:c="8"/>| <text:s text:c="11"/>- <text:s text:c="10"/></text:p>
      <text:p text:style-name="Standard"><text:s text:c="3"/>0.447 | 1 <text:s/>| <text:s text:c="3"/>0.335 <text:s text:c="2"/>-0.940 <text:s text:c="3"/>0.116 | <text:s text:c="2"/>-83.0 <text:s text:c="2"/>-19.1 <text:s text:c="2"/>-86.9</text:p>
      <text:p text:style-name="Standard"><text:s text:c="3"/>0.447 | 2 <text:s/>| <text:s text:c="3"/>0.254 <text:s text:c="3"/>0.967 <text:s text:c="3"/>0.101 | <text:s text:c="3"/>83.8 <text:s text:c="2"/>-14.8 <text:s text:c="2"/>-43.6</text:p>
      <text:p text:style-name="Standard"><text:s text:c="3"/>0.447 | 3 <text:s/>| <text:s text:c="3"/>0.985 <text:s text:c="2"/>-0.027 <text:s text:c="3"/>0.273 | <text:s text:c="3"/>-6.4 <text:s text:c="2"/>-73.6 <text:s text:c="3"/>94.1</text:p>
      <text:p text:style-name="Standard"><text:s text:c="3"/>0.447 | 4 <text:s/>| <text:s text:c="3"/>1.011 <text:s text:c="2"/>-0.001 <text:s text:c="3"/>0.006 | <text:s text:c="2"/>-31.0 <text:s text:c="2"/>-85.2 <text:s text:c="2"/>103.7</text:p>
      <text:p text:style-name="Standard"><text:s text:c="3"/>0.447 | 5 <text:s/>| <text:s text:c="3"/>1.018 <text:s text:c="2"/>-0.082 <text:s text:c="2"/>-0.154 | <text:s/>-150.9 <text:s text:c="2"/>-79.2 <text:s/>-141.5</text:p>
      <text:p text:style-name="Standard"><text:s text:c="3"/>0.481 | 0 <text:s/>| <text:s text:c="8"/>Comm Error <text:s text:c="8"/>| <text:s text:c="11"/>- <text:s text:c="10"/></text:p>
      <text:p text:style-name="Standard"><text:soft-page-break/><text:s text:c="3"/>0.481 | 1 <text:s/>| <text:s text:c="3"/>0.331 <text:s text:c="2"/>-0.939 <text:s text:c="3"/>0.116 | <text:s text:c="2"/>-83.0 <text:s text:c="2"/>-19.1 <text:s text:c="2"/>-87.0</text:p>
      <text:p text:style-name="Standard"><text:s text:c="3"/>0.481 | 2 <text:s/>| <text:s text:c="3"/>0.253 <text:s text:c="3"/>0.969 <text:s text:c="3"/>0.102 | <text:s text:c="3"/>83.8 <text:s text:c="2"/>-14.8 <text:s text:c="2"/>-43.6</text:p>
      <text:p text:style-name="Standard"><text:s text:c="3"/>0.481 | 3 <text:s/>| <text:s text:c="3"/>0.986 <text:s text:c="2"/>-0.029 <text:s text:c="3"/>0.266 | <text:s text:c="3"/>-6.3 <text:s text:c="2"/>-73.7 <text:s text:c="3"/>94.1</text:p>
      <text:p text:style-name="Standard"><text:s text:c="3"/>0.481 | 4 <text:s/>| <text:s text:c="3"/>1.011 <text:s text:c="2"/>-0.020 <text:s text:c="3"/>0.014 | <text:s text:c="2"/>-32.4 <text:s text:c="2"/>-85.2 <text:s text:c="2"/>105.5</text:p>
      <text:p text:style-name="Standard"><text:s text:c="3"/>0.481 | 5 <text:s/>| <text:s text:c="3"/>1.018 <text:s text:c="2"/>-0.079 <text:s text:c="2"/>-0.156 | <text:s/>-151.0 <text:s text:c="2"/>-79.2 <text:s/>-141.3</text:p>
      <text:p text:style-name="Standard"><text:s text:c="3"/>0.515 | 0 <text:s/>| <text:s text:c="8"/>Comm Error <text:s text:c="8"/>| <text:s text:c="11"/>- <text:s text:c="10"/></text:p>
      <text:p text:style-name="Standard"><text:s text:c="3"/>0.515 | 1 <text:s/>| <text:s text:c="3"/>0.331 <text:s text:c="2"/>-0.940 <text:s text:c="3"/>0.115 | <text:s text:c="2"/>-82.9 <text:s text:c="2"/>-19.1 <text:s text:c="2"/>-87.0</text:p>
      <text:p text:style-name="Standard"><text:s text:c="3"/>0.515 | 2 <text:s/>| <text:s text:c="3"/>0.254 <text:s text:c="3"/>0.972 <text:s text:c="3"/>0.103 | <text:s text:c="3"/>83.8 <text:s text:c="2"/>-14.7 <text:s text:c="2"/>-43.7</text:p>
      <text:p text:style-name="Standard"><text:s text:c="3"/>0.515 | 3 <text:s/>| <text:s text:c="3"/>0.987 <text:s text:c="2"/>-0.026 <text:s text:c="3"/>0.274 | <text:s text:c="3"/>-6.2 <text:s text:c="2"/>-73.7 <text:s text:c="3"/>93.9</text:p>
      <text:p text:style-name="Standard"><text:s text:c="3"/>0.515 | 4 <text:s/>| <text:s text:c="3"/>1.011 <text:s text:c="2"/>-0.003 <text:s text:c="3"/>0.010 | <text:s text:c="2"/>-30.4 <text:s text:c="2"/>-85.2 <text:s text:c="2"/>102.9</text:p>
      <text:p text:style-name="Standard"><text:s text:c="3"/>0.515 | 5 <text:s/>| <text:s text:c="3"/>1.016 <text:s text:c="2"/>-0.076 <text:s text:c="2"/>-0.160 | <text:s/>-151.5 <text:s text:c="2"/>-79.2 <text:s/>-140.9</text:p>
      <text:p text:style-name="Standard"><text:s text:c="3"/>0.550 | 0 <text:s/>| <text:s text:c="8"/>Comm Error <text:s text:c="8"/>| <text:s text:c="11"/>- <text:s text:c="10"/></text:p>
      <text:p text:style-name="Standard"><text:s text:c="3"/>0.550 | 1 <text:s/>| <text:s text:c="3"/>0.330 <text:s text:c="2"/>-0.940 <text:s text:c="3"/>0.109 | <text:s text:c="2"/>-82.9 <text:s text:c="2"/>-19.1 <text:s text:c="2"/>-87.0</text:p>
      <text:p text:style-name="Standard"><text:s text:c="3"/>0.550 | 2 <text:s/>| <text:s text:c="3"/>0.252 <text:s text:c="3"/>0.974 <text:s text:c="3"/>0.099 | <text:s text:c="3"/>83.8 <text:s text:c="2"/>-14.7 <text:s text:c="2"/>-43.7</text:p>
      <text:p text:style-name="Standard"><text:s text:c="3"/>0.550 | 3 <text:s/>| <text:s text:c="3"/>0.985 <text:s text:c="2"/>-0.030 <text:s text:c="3"/>0.271 | <text:s text:c="3"/>-6.1 <text:s text:c="2"/>-73.7 <text:s text:c="3"/>93.8</text:p>
      <text:p text:style-name="Standard"><text:s text:c="3"/>0.550 | 4 <text:s/>| <text:s text:c="3"/>1.009 <text:s text:c="2"/>-0.001 <text:s text:c="3"/>0.013 | <text:s text:c="2"/>-27.2 <text:s text:c="2"/>-85.2 <text:s text:c="3"/>97.9</text:p>
      <text:p text:style-name="Standard"><text:s text:c="3"/>0.550 | 5 <text:s/>| <text:s text:c="3"/>1.014 <text:s text:c="2"/>-0.079 <text:s text:c="2"/>-0.152 | <text:s/>-151.5 <text:s text:c="2"/>-79.2 <text:s/>-140.9</text:p>
      <text:p text:style-name="Standard"><text:s text:c="3"/>0.584 | 0 <text:s/>| <text:s text:c="8"/>Comm Error <text:s text:c="8"/>| <text:s text:c="11"/>- <text:s text:c="10"/></text:p>
      <text:p text:style-name="Standard"><text:s text:c="3"/>0.584 | 1 <text:s/>| <text:s text:c="3"/>0.328 <text:s text:c="2"/>-0.937 <text:s text:c="3"/>0.106 | <text:s text:c="2"/>-82.9 <text:s text:c="2"/>-19.1 <text:s text:c="2"/>-87.0</text:p>
      <text:p text:style-name="Standard"><text:s text:c="3"/>0.584 | 2 <text:s/>| <text:s text:c="3"/>0.250 <text:s text:c="3"/>0.969 <text:s text:c="3"/>0.093 | <text:s text:c="3"/>83.8 <text:s text:c="2"/>-14.6 <text:s text:c="2"/>-43.8</text:p>
      <text:p text:style-name="Standard"><text:s text:c="3"/>0.584 | 3 <text:s/>| <text:s text:c="3"/>0.988 <text:s text:c="2"/>-0.026 <text:s text:c="3"/>0.271 | <text:s text:c="3"/>-6.0 <text:s text:c="2"/>-73.7 <text:s text:c="3"/>93.6</text:p>
      <text:p text:style-name="Standard"><text:s text:c="3"/>0.584 | 4 <text:s/>| <text:s text:c="3"/>1.011 <text:s text:c="2"/>-0.008 <text:s text:c="3"/>0.012 | <text:s text:c="2"/>-26.0 <text:s text:c="2"/>-85.2 <text:s text:c="3"/>97.4</text:p>
      <text:p text:style-name="Standard"><text:s text:c="3"/>0.584 | 5 <text:s/>| <text:s text:c="3"/>1.016 <text:s text:c="2"/>-0.076 <text:s text:c="2"/>-0.151 | <text:s/>-151.6 <text:s text:c="2"/>-79.3 <text:s/>-140.7</text:p>
      <text:p text:style-name="Standard"><text:s text:c="3"/>0.618 | 0 <text:s/>| <text:s text:c="8"/>Comm Error <text:s text:c="8"/>| <text:s text:c="11"/>- <text:s text:c="10"/></text:p>
      <text:p text:style-name="Standard"><text:s text:c="3"/>0.618 | 1 <text:s/>| <text:s text:c="3"/>0.327 <text:s text:c="2"/>-0.943 <text:s text:c="3"/>0.104 | <text:s text:c="2"/>-83.0 <text:s text:c="2"/>-19.1 <text:s text:c="2"/>-86.9</text:p>
      <text:p text:style-name="Standard"><text:s text:c="3"/>0.618 | 2 <text:s/>| <text:s text:c="3"/>0.251 <text:s text:c="3"/>0.971 <text:s text:c="3"/>0.095 | <text:s text:c="3"/>83.9 <text:s text:c="2"/>-14.5 <text:s text:c="2"/>-43.9</text:p>
      <text:p text:style-name="Standard"><text:s text:c="3"/>0.618 | 3 <text:s/>| <text:s text:c="3"/>0.989 <text:s text:c="2"/>-0.024 <text:s text:c="3"/>0.263 | <text:s text:c="3"/>-5.7 <text:s text:c="2"/>-73.8 <text:s text:c="3"/>93.3</text:p>
      <text:p text:style-name="Standard"><text:s text:c="3"/>0.618 | 4 <text:s/>| <text:s text:c="3"/>1.009 <text:s text:c="2"/>-0.004 <text:s text:c="3"/>0.011 | <text:s text:c="2"/>-25.2 <text:s text:c="2"/>-85.2 <text:s text:c="3"/>96.2</text:p>
      <text:p text:style-name="Standard"><text:s text:c="3"/>0.618 | 5 <text:s/>| <text:s text:c="3"/>1.018 <text:s text:c="2"/>-0.077 <text:s text:c="2"/>-0.156 | <text:s/>-151.7 <text:s text:c="2"/>-79.3 <text:s/>-140.7</text:p>
      <text:p text:style-name="Standard"><text:s text:c="3"/>0.652 | 0 <text:s/>| <text:s text:c="8"/>Comm Error <text:s text:c="8"/>| <text:s text:c="11"/>- <text:s text:c="10"/></text:p>
      <text:p text:style-name="Standard"><text:s text:c="3"/>0.652 | 1 <text:s/>| <text:s text:c="3"/>0.326 <text:s text:c="2"/>-0.941 <text:s text:c="3"/>0.099 | <text:s text:c="2"/>-83.1 <text:s text:c="2"/>-19.1 <text:s text:c="2"/>-86.9</text:p>
      <text:p text:style-name="Standard"><text:s text:c="3"/>0.652 | 2 <text:s/>| <text:s text:c="3"/>0.251 <text:s text:c="3"/>0.973 <text:s text:c="3"/>0.100 | <text:s text:c="3"/>83.9 <text:s text:c="2"/>-14.5 <text:s text:c="2"/>-43.9</text:p>
      <text:p text:style-name="Standard"><text:s text:c="3"/>0.652 | 3 <text:s/>| <text:s text:c="3"/>0.984 <text:s text:c="2"/>-0.023 <text:s text:c="3"/>0.270 | <text:s text:c="3"/>-5.4 <text:s text:c="2"/>-73.8 <text:s text:c="3"/>93.0</text:p>
      <text:p text:style-name="Standard"><text:s text:c="3"/>0.652 | 4 <text:s/>| <text:s text:c="3"/>1.006 <text:s text:c="3"/>0.009 <text:s text:c="3"/>0.007 | <text:s text:c="2"/>-19.4 <text:s text:c="2"/>-85.2 <text:s text:c="3"/>88.1</text:p>
      <text:p text:style-name="Standard"><text:s text:c="3"/>0.652 | 5 <text:s/>| <text:s text:c="3"/>1.017 <text:s text:c="2"/>-0.080 <text:s text:c="2"/>-0.160 | <text:s/>-151.8 <text:s text:c="2"/>-79.3 <text:s/>-140.6</text:p>
      <text:p text:style-name="Standard"><text:s text:c="3"/>0.686 | 0 <text:s/>| <text:s text:c="8"/>Comm Error <text:s text:c="8"/>| <text:s text:c="11"/>- <text:s text:c="10"/></text:p>
      <text:p text:style-name="Standard"><text:s text:c="3"/>0.686 | 1 <text:s/>| <text:s text:c="3"/>0.327 <text:s text:c="2"/>-0.934 <text:s text:c="3"/>0.093 | <text:s text:c="2"/>-83.2 <text:s text:c="2"/>-19.0 <text:s text:c="2"/>-86.8</text:p>
      <text:p text:style-name="Standard"><text:s text:c="3"/>0.686 | 2 <text:s/>| <text:s text:c="3"/>0.249 <text:s text:c="3"/>0.969 <text:s text:c="3"/>0.103 | <text:s text:c="3"/>83.8 <text:s text:c="2"/>-14.4 <text:s text:c="2"/>-43.9</text:p>
      <text:p text:style-name="Standard"><text:s text:c="3"/>0.686 | 3 <text:s/>| <text:s text:c="3"/>0.984 <text:s text:c="2"/>-0.025 <text:s text:c="3"/>0.270 | <text:s text:c="3"/>-5.3 <text:s text:c="2"/>-73.8 <text:s text:c="3"/>92.8</text:p>
      <text:p text:style-name="Standard"><text:s text:c="3"/>0.686 | 4 <text:s/>| <text:s text:c="3"/>1.006 <text:s text:c="2"/>-0.006 <text:s text:c="3"/>0.009 | <text:s text:c="2"/>-19.8 <text:s text:c="2"/>-85.2 <text:s text:c="3"/>88.4</text:p>
      <text:p text:style-name="Standard"><text:s text:c="3"/>0.686 | 5 <text:s/>| <text:s text:c="3"/>1.014 <text:s text:c="2"/>-0.078 <text:s text:c="2"/>-0.148 | <text:s/>-151.8 <text:s text:c="2"/>-79.4 <text:s/>-140.6</text:p>
      <text:p text:style-name="Standard"><text:s text:c="3"/>0.721 | 0 <text:s/>| <text:s text:c="8"/>Comm Error <text:s text:c="8"/>| <text:s text:c="11"/>- <text:s text:c="10"/></text:p>
      <text:p text:style-name="Standard"><text:s text:c="3"/>0.721 | 1 <text:s/>| <text:s text:c="3"/>0.334 <text:s text:c="2"/>-0.931 <text:s text:c="3"/>0.091 | <text:s text:c="2"/>-83.4 <text:s text:c="2"/>-19.1 <text:s text:c="2"/>-86.7</text:p>
      <text:p text:style-name="Standard"><text:s text:c="3"/>0.721 | 2 <text:s/>| <text:s text:c="3"/>0.246 <text:s text:c="3"/>0.971 <text:s text:c="3"/>0.107 | <text:s text:c="3"/>83.7 <text:s text:c="2"/>-14.3 <text:s text:c="2"/>-43.8</text:p>
      <text:p text:style-name="Standard"><text:s text:c="3"/>0.721 | 3 <text:s/>| <text:s text:c="3"/>0.987 <text:s text:c="2"/>-0.024 <text:s text:c="3"/>0.275 | <text:s text:c="3"/>-5.1 <text:s text:c="2"/>-73.7 <text:s text:c="3"/>92.6</text:p>
      <text:p text:style-name="Standard"><text:s text:c="3"/>0.721 | 4 <text:s/>| <text:s text:c="3"/>1.012 <text:s text:c="2"/>-0.003 <text:s text:c="3"/>0.007 | <text:s text:c="2"/>-18.9 <text:s text:c="2"/>-85.2 <text:s text:c="3"/>86.7</text:p>
      <text:p text:style-name="Standard"><text:s text:c="3"/>0.721 | 5 <text:s/>| <text:s text:c="3"/>1.017 <text:s text:c="2"/>-0.079 <text:s text:c="2"/>-0.151 | <text:s/>-151.6 <text:s text:c="2"/>-79.4 <text:s/>-140.7</text:p>
      <text:p text:style-name="Standard"><text:s text:c="3"/>0.755 | 0 <text:s/>| <text:s text:c="8"/>Comm Error <text:s text:c="8"/>| <text:s text:c="11"/>- <text:s text:c="10"/></text:p>
      <text:p text:style-name="Standard"><text:s text:c="3"/>0.755 | 1 <text:s/>| <text:s text:c="3"/>0.335 <text:s text:c="2"/>-0.934 <text:s text:c="3"/>0.092 | <text:s text:c="2"/>-83.5 <text:s text:c="2"/>-19.1 <text:s text:c="2"/>-86.7</text:p>
      <text:p text:style-name="Standard"><text:soft-page-break/><text:s text:c="3"/>0.755 | 2 <text:s/>| <text:s text:c="3"/>0.252 <text:s text:c="3"/>0.978 <text:s text:c="3"/>0.104 | <text:s text:c="3"/>83.6 <text:s text:c="2"/>-14.3 <text:s text:c="2"/>-43.8</text:p>
      <text:p text:style-name="Standard"><text:s text:c="3"/>0.755 | 3 <text:s/>| <text:s text:c="3"/>0.991 <text:s text:c="2"/>-0.022 <text:s text:c="3"/>0.271 | <text:s text:c="3"/>-4.9 <text:s text:c="2"/>-73.7 <text:s text:c="3"/>92.4</text:p>
      <text:p text:style-name="Standard"><text:s text:c="3"/>0.755 | 4 <text:s/>| <text:s text:c="3"/>1.010 <text:s text:c="2"/>-0.003 <text:s text:c="3"/>0.012 | <text:s text:c="2"/>-17.9 <text:s text:c="2"/>-85.2 <text:s text:c="3"/>85.4</text:p>
      <text:p text:style-name="Standard"><text:s text:c="3"/>0.755 | 5 <text:s/>| <text:s text:c="3"/>1.020 <text:s text:c="2"/>-0.079 <text:s text:c="2"/>-0.153 | <text:s/>-151.7 <text:s text:c="2"/>-79.4 <text:s/>-140.8</text:p>
      <text:p text:style-name="Standard"><text:s text:c="3"/>0.789 | 0 <text:s/>| <text:s text:c="8"/>Comm Error <text:s text:c="8"/>| <text:s text:c="11"/>- <text:s text:c="10"/></text:p>
      <text:p text:style-name="Standard"><text:s text:c="3"/>0.789 | 1 <text:s/>| <text:s text:c="3"/>0.335 <text:s text:c="2"/>-0.938 <text:s text:c="3"/>0.095 | <text:s text:c="2"/>-83.7 <text:s text:c="2"/>-19.1 <text:s text:c="2"/>-86.7</text:p>
      <text:p text:style-name="Standard"><text:s text:c="3"/>0.789 | 2 <text:s/>| <text:s text:c="3"/>0.251 <text:s text:c="3"/>0.980 <text:s text:c="3"/>0.101 | <text:s text:c="3"/>83.6 <text:s text:c="2"/>-14.3 <text:s text:c="2"/>-43.7</text:p>
      <text:p text:style-name="Standard"><text:s text:c="3"/>0.789 | 3 <text:s/>| <text:s text:c="3"/>0.987 <text:s text:c="2"/>-0.026 <text:s text:c="3"/>0.269 | <text:s text:c="3"/>-4.8 <text:s text:c="2"/>-73.8 <text:s text:c="3"/>92.4</text:p>
      <text:p text:style-name="Standard"><text:s text:c="3"/>0.789 | 4 <text:s/>| <text:s text:c="3"/>1.009 <text:s text:c="2"/>-0.002 <text:s text:c="3"/>0.013 | <text:s text:c="2"/>-16.4 <text:s text:c="2"/>-85.2 <text:s text:c="3"/>83.3</text:p>
      <text:p text:style-name="Standard"><text:s text:c="3"/>0.789 | 5 <text:s/>| <text:s text:c="3"/>1.016 <text:s text:c="2"/>-0.075 <text:s text:c="2"/>-0.153 | <text:s/>-151.8 <text:s text:c="2"/>-79.4 <text:s/>-140.6</text:p>
      <text:p text:style-name="Standard"><text:s text:c="3"/>0.824 | 0 <text:s/>| <text:s text:c="8"/>Comm Error <text:s text:c="8"/>| <text:s text:c="11"/>- <text:s text:c="10"/></text:p>
      <text:p text:style-name="Standard"><text:s text:c="3"/>0.824 | 1 <text:s/>| <text:s text:c="3"/>0.334 <text:s text:c="2"/>-0.932 <text:s text:c="3"/>0.099 | <text:s text:c="2"/>-83.7 <text:s text:c="2"/>-19.1 <text:s text:c="2"/>-86.7</text:p>
      <text:p text:style-name="Standard"><text:s text:c="3"/>0.824 | 2 <text:s/>| <text:s text:c="3"/>0.252 <text:s text:c="3"/>0.974 <text:s text:c="3"/>0.098 | <text:s text:c="3"/>83.6 <text:s text:c="2"/>-14.3 <text:s text:c="2"/>-43.6</text:p>
      <text:p text:style-name="Standard"><text:s text:c="3"/>0.824 | 3 <text:s/>| <text:s text:c="3"/>0.986 <text:s text:c="2"/>-0.025 <text:s text:c="3"/>0.273 | <text:s text:c="3"/>-4.9 <text:s text:c="2"/>-73.7 <text:s text:c="3"/>92.4</text:p>
      <text:p text:style-name="Standard"><text:s text:c="3"/>0.824 | 4 <text:s/>| <text:s text:c="3"/>1.010 <text:s text:c="2"/>-0.004 <text:s text:c="3"/>0.014 | <text:s text:c="2"/>-14.8 <text:s text:c="2"/>-85.2 <text:s text:c="3"/>81.9</text:p>
      <text:p text:style-name="Standard"><text:s text:c="3"/>0.824 | 5 <text:s/>| <text:s text:c="3"/>1.018 <text:s text:c="2"/>-0.077 <text:s text:c="2"/>-0.155 | <text:s/>-152.1 <text:s text:c="2"/>-79.4 <text:s/>-140.3</text:p>
      <text:p text:style-name="Standard"><text:s text:c="3"/>0.858 | 0 <text:s/>| <text:s text:c="8"/>Comm Error <text:s text:c="8"/>| <text:s text:c="11"/>- <text:s text:c="10"/></text:p>
      <text:p text:style-name="Standard"><text:s text:c="3"/>0.858 | 1 <text:s/>| <text:s text:c="3"/>0.334 <text:s text:c="2"/>-0.933 <text:s text:c="3"/>0.106 | <text:s text:c="2"/>-83.7 <text:s text:c="2"/>-19.2 <text:s text:c="2"/>-86.7</text:p>
      <text:p text:style-name="Standard"><text:s text:c="3"/>0.858 | 2 <text:s/>| <text:s text:c="3"/>0.255 <text:s text:c="3"/>0.971 <text:s text:c="3"/>0.099 | <text:s text:c="3"/>83.6 <text:s text:c="2"/>-14.3 <text:s text:c="2"/>-43.6</text:p>
      <text:p text:style-name="Standard"><text:s text:c="3"/>0.858 | 3 <text:s/>| <text:s text:c="3"/>0.988 <text:s text:c="2"/>-0.023 <text:s text:c="3"/>0.271 | <text:s text:c="3"/>-4.8 <text:s text:c="2"/>-73.7 <text:s text:c="3"/>92.4</text:p>
      <text:p text:style-name="Standard"><text:s text:c="3"/>0.858 | 4 <text:s/>| <text:s text:c="3"/>1.009 <text:s text:c="2"/>-0.003 <text:s text:c="3"/>0.011 | <text:s text:c="2"/>-14.9 <text:s text:c="2"/>-85.2 <text:s text:c="3"/>81.9</text:p>
      <text:p text:style-name="Standard"><text:s text:c="3"/>0.858 | 5 <text:s/>| <text:s text:c="3"/>1.019 <text:s text:c="2"/>-0.073 <text:s text:c="2"/>-0.155 | <text:s/>-152.4 <text:s text:c="2"/>-79.5 <text:s/>-140.1</text:p>
      <text:p text:style-name="Standard"><text:s text:c="3"/>0.892 | 0 <text:s/>| <text:s text:c="8"/>Comm Error <text:s text:c="8"/>| <text:s text:c="11"/>- <text:s text:c="10"/></text:p>
      <text:p text:style-name="Standard"><text:s text:c="3"/>0.892 | 1 <text:s/>| <text:s text:c="3"/>0.333 <text:s text:c="2"/>-0.937 <text:s text:c="3"/>0.110 | <text:s text:c="2"/>-83.7 <text:s text:c="2"/>-19.2 <text:s text:c="2"/>-86.7</text:p>
      <text:p text:style-name="Standard"><text:s text:c="3"/>0.892 | 2 <text:s/>| <text:s text:c="3"/>0.250 <text:s text:c="3"/>0.979 <text:s text:c="3"/>0.109 | <text:s text:c="3"/>83.5 <text:s text:c="2"/>-14.3 <text:s text:c="2"/>-43.5</text:p>
      <text:p text:style-name="Standard"><text:s text:c="3"/>0.892 | 3 <text:s/>| <text:s text:c="3"/>0.989 <text:s text:c="2"/>-0.019 <text:s text:c="3"/>0.271 | <text:s text:c="3"/>-4.7 <text:s text:c="2"/>-73.7 <text:s text:c="3"/>92.3</text:p>
      <text:p text:style-name="Standard"><text:s text:c="3"/>0.892 | 4 <text:s/>| <text:s text:c="3"/>1.010 <text:s text:c="3"/>0.000 <text:s text:c="3"/>0.007 | <text:s text:c="2"/>-12.3 <text:s text:c="2"/>-85.2 <text:s text:c="3"/>77.8</text:p>
      <text:p text:style-name="Standard"><text:s text:c="3"/>0.892 | 5 <text:s/>| <text:s text:c="3"/>1.017 <text:s text:c="2"/>-0.077 <text:s text:c="2"/>-0.156 | <text:s/>-152.6 <text:s text:c="2"/>-79.5 <text:s/>-139.8</text:p>
      <text:p text:style-name="Standard"><text:s text:c="3"/>0.926 | 0 <text:s/>| <text:s text:c="8"/>Comm Error <text:s text:c="8"/>| <text:s text:c="11"/>- <text:s text:c="10"/></text:p>
      <text:p text:style-name="Standard"><text:s text:c="3"/>0.926 | 1 <text:s/>| <text:s text:c="3"/>0.328 <text:s text:c="2"/>-0.937 <text:s text:c="3"/>0.111 | <text:s text:c="2"/>-83.6 <text:s text:c="2"/>-19.2 <text:s text:c="2"/>-86.7</text:p>
      <text:p text:style-name="Standard"><text:s text:c="3"/>0.926 | 2 <text:s/>| <text:s text:c="3"/>0.248 <text:s text:c="3"/>0.978 <text:s text:c="3"/>0.109 | <text:s text:c="3"/>83.5 <text:s text:c="2"/>-14.3 <text:s text:c="2"/>-43.5</text:p>
      <text:p text:style-name="Standard"><text:s text:c="3"/>0.926 | 3 <text:s/>| <text:s text:c="3"/>0.987 <text:s text:c="2"/>-0.023 <text:s text:c="3"/>0.271 | <text:s text:c="3"/>-4.7 <text:s text:c="2"/>-73.7 <text:s text:c="3"/>92.2</text:p>
      <text:p text:style-name="Standard"><text:s text:c="3"/>0.926 | 4 <text:s/>| <text:s text:c="3"/>1.008 <text:s text:c="2"/>-0.002 <text:s text:c="3"/>0.008 | <text:s text:c="2"/>-11.8 <text:s text:c="2"/>-85.2 <text:s text:c="3"/>76.8</text:p>
      <text:p text:style-name="Standard"><text:s text:c="3"/>0.926 | 5 <text:s/>| <text:s text:c="3"/>1.019 <text:s text:c="2"/>-0.071 <text:s text:c="2"/>-0.152 | <text:s/>-152.9 <text:s text:c="2"/>-79.5 <text:s/>-139.6</text:p>
      <text:p text:style-name="Standard"><text:s text:c="3"/>0.960 | 0 <text:s/>| <text:s text:c="8"/>Comm Error <text:s text:c="8"/>| <text:s text:c="11"/>- <text:s text:c="10"/></text:p>
      <text:p text:style-name="Standard"><text:s text:c="3"/>0.960 | 1 <text:s/>| <text:s text:c="3"/>0.327 <text:s text:c="2"/>-0.936 <text:s text:c="3"/>0.112 | <text:s text:c="2"/>-83.5 <text:s text:c="2"/>-19.2 <text:s text:c="2"/>-86.7</text:p>
      <text:p text:style-name="Standard"><text:s text:c="3"/>0.960 | 2 <text:s/>| <text:s text:c="3"/>0.246 <text:s text:c="3"/>0.971 <text:s text:c="3"/>0.104 | <text:s text:c="3"/>83.5 <text:s text:c="2"/>-14.2 <text:s text:c="2"/>-43.6</text:p>
      <text:p text:style-name="Standard"><text:s text:c="3"/>0.960 | 3 <text:s/>| <text:s text:c="3"/>0.985 <text:s text:c="2"/>-0.017 <text:s text:c="3"/>0.271 | <text:s text:c="3"/>-4.5 <text:s text:c="2"/>-73.7 <text:s text:c="3"/>92.2</text:p>
      <text:p text:style-name="Standard"><text:s text:c="3"/>0.960 | 4 <text:s/>| <text:s text:c="3"/>1.008 <text:s text:c="3"/>0.005 <text:s text:c="3"/>0.008 | <text:s text:c="3"/>-7.7 <text:s text:c="2"/>-85.3 <text:s text:c="3"/>71.0</text:p>
      <text:p text:style-name="Standard"><text:s text:c="3"/>0.960 | 5 <text:s/>| <text:s text:c="3"/>1.017 <text:s text:c="2"/>-0.072 <text:s text:c="2"/>-0.161 | <text:s/>-153.3 <text:s text:c="2"/>-79.5 <text:s/>-139.2</text:p>
      <text:p text:style-name="Standard"><text:s text:c="3"/>0.995 | 0 <text:s/>| <text:s text:c="8"/>Comm Error <text:s text:c="8"/>| <text:s text:c="11"/>- <text:s text:c="10"/></text:p>
      <text:p text:style-name="Standard"><text:s text:c="3"/>0.995 | 1 <text:s/>| <text:s text:c="3"/>0.326 <text:s text:c="2"/>-0.936 <text:s text:c="3"/>0.106 | <text:s text:c="2"/>-83.4 <text:s text:c="2"/>-19.2 <text:s text:c="2"/>-86.7</text:p>
      <text:p text:style-name="Standard"><text:s text:c="3"/>0.995 | 2 <text:s/>| <text:s text:c="3"/>0.246 <text:s text:c="3"/>0.973 <text:s text:c="3"/>0.104 | <text:s text:c="3"/>83.5 <text:s text:c="2"/>-14.2 <text:s text:c="2"/>-43.6</text:p>
      <text:p text:style-name="Standard"><text:s text:c="3"/>0.995 | 3 <text:s/>| <text:s text:c="3"/>0.985 <text:s text:c="2"/>-0.013 <text:s text:c="3"/>0.269 | <text:s text:c="3"/>-4.3 <text:s text:c="2"/>-73.8 <text:s text:c="3"/>91.9</text:p>
      <text:p text:style-name="Standard"><text:s text:c="3"/>0.995 | 4 <text:s/>| <text:s text:c="3"/>1.011 <text:s text:c="3"/>0.000 <text:s text:c="3"/>0.008 | <text:s text:c="3"/>-6.1 <text:s text:c="2"/>-85.3 <text:s text:c="3"/>68.7</text:p>
      <text:p text:style-name="Standard"><text:s text:c="3"/>0.995 | 5 <text:s/>| <text:s text:c="3"/>1.016 <text:s text:c="2"/>-0.072 <text:s text:c="2"/>-0.149 | <text:s/>-153.5 <text:s text:c="2"/>-79.5 <text:s/>-139.0</text:p>
      <text:p text:style-name="Standard"><text:s text:c="3"/>1.029 | 0 <text:s/>| <text:s text:c="8"/>Comm Error <text:s text:c="8"/>| <text:s text:c="11"/>- <text:s text:c="10"/></text:p>
      <text:p text:style-name="Standard"><text:s text:c="3"/>1.029 | 1 <text:s/>| <text:s text:c="3"/>0.325 <text:s text:c="2"/>-0.939 <text:s text:c="3"/>0.102 | <text:s text:c="2"/>-83.4 <text:s text:c="2"/>-19.1 <text:s text:c="2"/>-86.6</text:p>
      <text:p text:style-name="Standard"><text:s text:c="3"/>1.029 | 2 <text:s/>| <text:s text:c="3"/>0.245 <text:s text:c="3"/>0.976 <text:s text:c="3"/>0.105 | <text:s text:c="3"/>83.5 <text:s text:c="2"/>-14.1 <text:s text:c="2"/>-43.6</text:p>
      <text:p text:style-name="Standard"><text:soft-page-break/><text:s text:c="3"/>1.029 | 3 <text:s/>| <text:s text:c="3"/>0.988 <text:s text:c="2"/>-0.018 <text:s text:c="3"/>0.270 | <text:s text:c="3"/>-4.1 <text:s text:c="2"/>-73.8 <text:s text:c="3"/>91.8</text:p>
      <text:p text:style-name="Standard"><text:s text:c="3"/>1.029 | 4 <text:s/>| <text:s text:c="3"/>1.012 <text:s text:c="3"/>0.004 <text:s text:c="3"/>0.003 | <text:s text:c="3"/>-4.0 <text:s text:c="2"/>-85.3 <text:s text:c="3"/>63.2</text:p>
      <text:p text:style-name="Standard"><text:s text:c="3"/>1.029 | 5 <text:s/>| <text:s text:c="3"/>1.017 <text:s text:c="2"/>-0.076 <text:s text:c="2"/>-0.144 | <text:s/>-153.2 <text:s text:c="2"/>-79.6 <text:s/>-139.2</text:p>
      <text:p text:style-name="Standard"><text:s text:c="3"/>1.064 | 0 <text:s/>| <text:s text:c="8"/>Comm Error <text:s text:c="8"/>| <text:s text:c="11"/>- <text:s text:c="10"/></text:p>
      <text:p text:style-name="Standard"><text:s text:c="3"/>1.064 | 1 <text:s/>| <text:s text:c="3"/>0.326 <text:s text:c="2"/>-0.939 <text:s text:c="3"/>0.094 | <text:s text:c="2"/>-83.4 <text:s text:c="2"/>-19.1 <text:s text:c="2"/>-86.5</text:p>
      <text:p text:style-name="Standard"><text:s text:c="3"/>1.064 | 2 <text:s/>| <text:s text:c="3"/>0.245 <text:s text:c="3"/>0.977 <text:s text:c="3"/>0.102 | <text:s text:c="3"/>83.5 <text:s text:c="2"/>-14.0 <text:s text:c="2"/>-43.5</text:p>
      <text:p text:style-name="Standard"><text:s text:c="3"/>1.064 | 3 <text:s/>| <text:s text:c="3"/>0.987 <text:s text:c="2"/>-0.019 <text:s text:c="3"/>0.268 | <text:s text:c="3"/>-4.0 <text:s text:c="2"/>-73.8 <text:s text:c="3"/>91.7</text:p>
      <text:p text:style-name="Standard"><text:s text:c="3"/>1.064 | 4 <text:s/>| <text:s text:c="3"/>1.010 <text:s text:c="3"/>0.002 <text:s text:c="3"/>0.008 | <text:s text:c="3"/>-0.6 <text:s text:c="2"/>-85.3 <text:s text:c="3"/>60.2</text:p>
      <text:p text:style-name="Standard"><text:s text:c="3"/>1.064 | 5 <text:s/>| <text:s text:c="3"/>1.018 <text:s text:c="2"/>-0.068 <text:s text:c="2"/>-0.153 | <text:s/>-153.7 <text:s text:c="2"/>-79.6 <text:s/>-138.8</text:p>
      <text:p text:style-name="Standard"><text:s text:c="3"/>1.098 | 0 <text:s/>| <text:s text:c="8"/>Comm Error <text:s text:c="8"/>| <text:s text:c="11"/>- <text:s text:c="10"/></text:p>
      <text:p text:style-name="Standard"><text:s text:c="3"/>1.098 | 1 <text:s/>| <text:s text:c="3"/>0.327 <text:s text:c="2"/>-0.935 <text:s text:c="3"/>0.085 | <text:s text:c="2"/>-83.5 <text:s text:c="2"/>-19.1 <text:s text:c="2"/>-86.4</text:p>
      <text:p text:style-name="Standard"><text:s text:c="3"/>1.098 | 2 <text:s/>| <text:s text:c="3"/>0.250 <text:s text:c="3"/>0.973 <text:s text:c="3"/>0.104 | <text:s text:c="3"/>83.5 <text:s text:c="2"/>-14.1 <text:s text:c="2"/>-43.5</text:p>
      <text:p text:style-name="Standard"><text:s text:c="3"/>1.098 | 3 <text:s/>| <text:s text:c="3"/>0.986 <text:s text:c="2"/>-0.018 <text:s text:c="3"/>0.269 | <text:s text:c="3"/>-4.0 <text:s text:c="2"/>-73.9 <text:s text:c="3"/>91.7</text:p>
      <text:p text:style-name="Standard"><text:s text:c="3"/>1.098 | 4 <text:s/>| <text:s text:c="3"/>1.009 <text:s text:c="3"/>0.006 <text:s text:c="3"/>0.006 | <text:s text:c="4"/>1.9 <text:s text:c="2"/>-85.3 <text:s text:c="3"/>57.2</text:p>
      <text:p text:style-name="Standard"><text:s text:c="3"/>1.098 | 5 <text:s/>| <text:s text:c="3"/>1.020 <text:s text:c="2"/>-0.071 <text:s text:c="2"/>-0.157 | <text:s/>-153.9 <text:s text:c="2"/>-79.6 <text:s/>-138.6</text:p>
      <text:p text:style-name="Standard"><text:s text:c="3"/>1.132 | 0 <text:s/>| <text:s text:c="8"/>Comm Error <text:s text:c="8"/>| <text:s text:c="11"/>- <text:s text:c="10"/></text:p>
      <text:p text:style-name="Standard"><text:s text:c="3"/>1.132 | 1 <text:s/>| <text:s text:c="3"/>0.330 <text:s text:c="2"/>-0.938 <text:s text:c="3"/>0.089 | <text:s text:c="2"/>-83.7 <text:s text:c="2"/>-19.1 <text:s text:c="2"/>-86.3</text:p>
      <text:p text:style-name="Standard"><text:s text:c="3"/>1.132 | 2 <text:s/>| <text:s text:c="3"/>0.249 <text:s text:c="3"/>0.974 <text:s text:c="3"/>0.105 | <text:s text:c="3"/>83.5 <text:s text:c="2"/>-14.1 <text:s text:c="2"/>-43.5</text:p>
      <text:p text:style-name="Standard"><text:s text:c="3"/>1.132 | 3 <text:s/>| <text:s text:c="3"/>0.989 <text:s text:c="2"/>-0.015 <text:s text:c="3"/>0.272 | <text:s text:c="3"/>-3.9 <text:s text:c="2"/>-73.9 <text:s text:c="3"/>91.6</text:p>
      <text:p text:style-name="Standard"><text:s text:c="3"/>1.132 | 4 <text:s/>| <text:s text:c="3"/>1.009 <text:s text:c="3"/>0.004 <text:s text:c="3"/>0.010 | <text:s text:c="4"/>5.4 <text:s text:c="2"/>-85.3 <text:s text:c="3"/>53.5</text:p>
      <text:p text:style-name="Standard"><text:s text:c="3"/>1.132 | 5 <text:s/>| <text:s text:c="3"/>1.017 <text:s text:c="2"/>-0.070 <text:s text:c="2"/>-0.149 | <text:s/>-154.1 <text:s text:c="2"/>-79.6 <text:s/>-138.3</text:p>
      <text:p text:style-name="Standard"><text:s text:c="3"/>1.167 | 0 <text:s/>| <text:s text:c="8"/>Comm Error <text:s text:c="8"/>| <text:s text:c="11"/>- <text:s text:c="10"/></text:p>
      <text:p text:style-name="Standard"><text:s text:c="3"/>1.167 | 1 <text:s/>| <text:s text:c="3"/>0.330 <text:s text:c="2"/>-0.939 <text:s text:c="3"/>0.088 | <text:s text:c="2"/>-83.8 <text:s text:c="2"/>-19.1 <text:s text:c="2"/>-86.2</text:p>
      <text:p text:style-name="Standard"><text:s text:c="3"/>1.167 | 2 <text:s/>| <text:s text:c="3"/>0.245 <text:s text:c="3"/>0.973 <text:s text:c="3"/>0.109 | <text:s text:c="3"/>83.4 <text:s text:c="2"/>-14.1 <text:s text:c="2"/>-43.5</text:p>
      <text:p text:style-name="Standard"><text:s text:c="3"/>1.167 | 3 <text:s/>| <text:s text:c="3"/>0.989 <text:s text:c="2"/>-0.016 <text:s text:c="3"/>0.271 | <text:s text:c="3"/>-3.8 <text:s text:c="2"/>-73.9 <text:s text:c="3"/>91.5</text:p>
      <text:p text:style-name="Standard"><text:s text:c="3"/>1.167 | 4 <text:s/>| <text:s text:c="3"/>1.010 <text:s text:c="3"/>0.009 <text:s text:c="3"/>0.009 | <text:s text:c="4"/>8.5 <text:s text:c="2"/>-85.3 <text:s text:c="3"/>50.3</text:p>
      <text:p text:style-name="Standard"><text:s text:c="3"/>1.167 | 5 <text:s/>| <text:s text:c="3"/>1.018 <text:s text:c="2"/>-0.070 <text:s text:c="2"/>-0.151 | <text:s/>-154.0 <text:s text:c="2"/>-79.6 <text:s/>-138.3</text:p>
      <text:p text:style-name="Standard"><text:s text:c="3"/>1.201 | 0 <text:s/>| <text:s text:c="8"/>Comm Error <text:s text:c="8"/>| <text:s text:c="11"/>- <text:s text:c="10"/></text:p>
      <text:p text:style-name="Standard"><text:s text:c="3"/>1.201 | 1 <text:s/>| <text:s text:c="3"/>0.333 <text:s text:c="2"/>-0.938 <text:s text:c="3"/>0.082 | <text:s text:c="2"/>-83.9 <text:s text:c="2"/>-19.1 <text:s text:c="2"/>-86.2</text:p>
      <text:p text:style-name="Standard"><text:s text:c="3"/>1.201 | 2 <text:s/>| <text:s text:c="3"/>0.244 <text:s text:c="3"/>0.973 <text:s text:c="3"/>0.110 | <text:s text:c="3"/>83.4 <text:s text:c="2"/>-14.1 <text:s text:c="2"/>-43.5</text:p>
      <text:p text:style-name="Standard"><text:s text:c="3"/>1.201 | 3 <text:s/>| <text:s text:c="3"/>0.986 <text:s text:c="2"/>-0.011 <text:s text:c="3"/>0.266 | <text:s text:c="3"/>-3.6 <text:s text:c="2"/>-73.9 <text:s text:c="3"/>91.3</text:p>
      <text:p text:style-name="Standard"><text:s text:c="3"/>1.201 | 4 <text:s/>| <text:s text:c="3"/>1.009 <text:s text:c="3"/>0.006 <text:s text:c="3"/>0.010 | <text:s text:c="3"/>12.4 <text:s text:c="2"/>-85.3 <text:s text:c="3"/>46.6</text:p>
      <text:p text:style-name="Standard"><text:s text:c="3"/>1.201 | 5 <text:s/>| <text:s text:c="3"/>1.020 <text:s text:c="2"/>-0.065 <text:s text:c="2"/>-0.150 | <text:s/>-154.3 <text:s text:c="2"/>-79.7 <text:s/>-138.0</text:p>
      <text:p text:style-name="Standard"><text:s text:c="3"/>1.235 | 0 <text:s/>| <text:s text:c="8"/>Comm Error <text:s text:c="8"/>| <text:s text:c="11"/>- <text:s text:c="10"/></text:p>
      <text:p text:style-name="Standard"><text:s text:c="3"/>1.235 | 1 <text:s/>| <text:s text:c="3"/>0.329 <text:s text:c="2"/>-0.939 <text:s text:c="3"/>0.089 | <text:s text:c="2"/>-84.0 <text:s text:c="2"/>-19.1 <text:s text:c="2"/>-86.2</text:p>
      <text:p text:style-name="Standard"><text:s text:c="3"/>1.235 | 2 <text:s/>| <text:s text:c="3"/>0.242 <text:s text:c="3"/>0.972 <text:s text:c="3"/>0.108 | <text:s text:c="3"/>83.4 <text:s text:c="2"/>-14.0 <text:s text:c="2"/>-43.5</text:p>
      <text:p text:style-name="Standard"><text:s text:c="3"/>1.235 | 3 <text:s/>| <text:s text:c="3"/>0.985 <text:s text:c="2"/>-0.011 <text:s text:c="3"/>0.271 | <text:s text:c="3"/>-3.4 <text:s text:c="2"/>-73.9 <text:s text:c="3"/>91.2</text:p>
      <text:p text:style-name="Standard"><text:s text:c="3"/>1.235 | 4 <text:s/>| <text:s text:c="3"/>1.011 <text:s text:c="3"/>0.008 <text:s text:c="3"/>0.009 | <text:s text:c="3"/>15.1 <text:s text:c="2"/>-85.3 <text:s text:c="3"/>43.9</text:p>
      <text:p text:style-name="Standard"><text:s text:c="3"/>1.235 | 5 <text:s/>| <text:s text:c="3"/>1.017 <text:s text:c="2"/>-0.070 <text:s text:c="2"/>-0.145 | <text:s/>-154.6 <text:s text:c="2"/>-79.8 <text:s/>-137.6</text:p>
      <text:p text:style-name="Standard"><text:s text:c="3"/>1.269 | 0 <text:s/>| <text:s text:c="8"/>Comm Error <text:s text:c="8"/>| <text:s text:c="11"/>- <text:s text:c="10"/></text:p>
      <text:p text:style-name="Standard"><text:s text:c="3"/>1.269 | 1 <text:s/>| <text:s text:c="3"/>0.329 <text:s text:c="2"/>-0.939 <text:s text:c="3"/>0.090 | <text:s text:c="2"/>-84.1 <text:s text:c="2"/>-19.1 <text:s text:c="2"/>-86.2</text:p>
      <text:p text:style-name="Standard"><text:s text:c="3"/>1.269 | 2 <text:s/>| <text:s text:c="3"/>0.242 <text:s text:c="3"/>0.971 <text:s text:c="3"/>0.110 | <text:s text:c="3"/>83.3 <text:s text:c="2"/>-13.9 <text:s text:c="2"/>-43.5</text:p>
      <text:p text:style-name="Standard"><text:s text:c="3"/>1.269 | 3 <text:s/>| <text:s text:c="3"/>0.988 <text:s text:c="2"/>-0.012 <text:s text:c="3"/>0.269 | <text:s text:c="3"/>-3.1 <text:s text:c="2"/>-74.0 <text:s text:c="3"/>90.9</text:p>
      <text:p text:style-name="Standard"><text:s text:c="3"/>1.269 | 4 <text:s/>| <text:s text:c="3"/>1.014 <text:s text:c="3"/>0.015 <text:s text:c="3"/>0.005 | <text:s text:c="3"/>23.2 <text:s text:c="2"/>-85.3 <text:s text:c="3"/>35.5</text:p>
      <text:p text:style-name="Standard"><text:s text:c="3"/>1.269 | 5 <text:s/>| <text:s text:c="3"/>1.018 <text:s text:c="2"/>-0.071 <text:s text:c="2"/>-0.143 | <text:s/>-154.4 <text:s text:c="2"/>-79.8 <text:s/>-137.7</text:p>
      <text:p text:style-name="Standard"><text:s text:c="3"/>1.303 | 0 <text:s/>| <text:s text:c="8"/>Comm Error <text:s text:c="8"/>| <text:s text:c="11"/>- <text:s text:c="10"/></text:p>
      <text:p text:style-name="Standard"><text:s text:c="3"/>1.303 | 1 <text:s/>| <text:s text:c="3"/>0.328 <text:s text:c="2"/>-0.942 <text:s text:c="3"/>0.093 | <text:s text:c="2"/>-84.1 <text:s text:c="2"/>-19.0 <text:s text:c="2"/>-86.2</text:p>
      <text:p text:style-name="Standard"><text:s text:c="3"/>1.303 | 2 <text:s/>| <text:s text:c="3"/>0.242 <text:s text:c="3"/>0.973 <text:s text:c="3"/>0.112 | <text:s text:c="3"/>83.3 <text:s text:c="2"/>-13.9 <text:s text:c="2"/>-43.5</text:p>
      <text:p text:style-name="Standard"><text:s text:c="3"/>1.303 | 3 <text:s/>| <text:s text:c="3"/>0.990 <text:s text:c="2"/>-0.008 <text:s text:c="3"/>0.268 | <text:s text:c="3"/>-2.9 <text:s text:c="2"/>-74.0 <text:s text:c="3"/>90.6</text:p>
      <text:p text:style-name="Standard"><text:soft-page-break/><text:s text:c="3"/>1.303 | 4 <text:s/>| <text:s text:c="3"/>1.010 <text:s text:c="3"/>0.010 <text:s text:c="3"/>0.005 | <text:s text:c="3"/>27.8 <text:s text:c="2"/>-85.3 <text:s text:c="3"/>30.9</text:p>
      <text:p text:style-name="Standard"><text:s text:c="3"/>1.303 | 5 <text:s/>| <text:s text:c="3"/>1.020 <text:s text:c="2"/>-0.068 <text:s text:c="2"/>-0.156 | <text:s/>-154.8 <text:s text:c="2"/>-79.8 <text:s/>-137.3</text:p>
      <text:p text:style-name="Standard"><text:s text:c="3"/>1.337 | 0 <text:s/>| <text:s text:c="8"/>Comm Error <text:s text:c="8"/>| <text:s text:c="11"/>- <text:s text:c="10"/></text:p>
      <text:p text:style-name="Standard"><text:s text:c="3"/>1.337 | 1 <text:s/>| <text:s text:c="3"/>0.327 <text:s text:c="2"/>-0.944 <text:s text:c="3"/>0.093 | <text:s text:c="2"/>-84.2 <text:s text:c="2"/>-19.0 <text:s text:c="2"/>-86.2</text:p>
      <text:p text:style-name="Standard"><text:s text:c="3"/>1.337 | 2 <text:s/>| <text:s text:c="3"/>0.242 <text:s text:c="3"/>0.975 <text:s text:c="3"/>0.112 | <text:s text:c="3"/>83.3 <text:s text:c="2"/>-13.8 <text:s text:c="2"/>-43.5</text:p>
      <text:p text:style-name="Standard"><text:s text:c="3"/>1.337 | 3 <text:s/>| <text:s text:c="3"/>0.987 <text:s text:c="2"/>-0.003 <text:s text:c="3"/>0.267 | <text:s text:c="3"/>-2.4 <text:s text:c="2"/>-74.0 <text:s text:c="3"/>90.1</text:p>
      <text:p text:style-name="Standard"><text:s text:c="3"/>1.337 | 4 <text:s/>| <text:s text:c="3"/>1.008 <text:s text:c="3"/>0.008 <text:s text:c="3"/>0.005 | <text:s text:c="3"/>28.9 <text:s text:c="2"/>-85.3 <text:s text:c="3"/>28.7</text:p>
      <text:p text:style-name="Standard"><text:s text:c="3"/>1.337 | 5 <text:s/>| <text:s text:c="3"/>1.020 <text:s text:c="2"/>-0.054 <text:s text:c="2"/>-0.153 | <text:s/>-155.5 <text:s text:c="2"/>-79.8 <text:s/>-136.6</text:p>
      <text:p text:style-name="Standard"><text:s text:c="3"/>1.372 | 0 <text:s/>| <text:s text:c="8"/>Comm Error <text:s text:c="8"/>| <text:s text:c="11"/>- <text:s text:c="10"/></text:p>
      <text:p text:style-name="Standard"><text:s text:c="3"/>1.372 | 1 <text:s/>| <text:s text:c="3"/>0.326 <text:s text:c="2"/>-0.939 <text:s text:c="3"/>0.089 | <text:s text:c="2"/>-84.2 <text:s text:c="2"/>-18.9 <text:s text:c="2"/>-86.2</text:p>
      <text:p text:style-name="Standard"><text:s text:c="3"/>1.372 | 2 <text:s/>| <text:s text:c="3"/>0.243 <text:s text:c="3"/>0.975 <text:s text:c="3"/>0.113 | <text:s text:c="3"/>83.2 <text:s text:c="2"/>-13.8 <text:s text:c="2"/>-43.5</text:p>
      <text:p text:style-name="Standard"><text:s text:c="3"/>1.372 | 3 <text:s/>| <text:s text:c="3"/>0.986 <text:s text:c="2"/>-0.011 <text:s text:c="3"/>0.271 | <text:s text:c="3"/>-2.2 <text:s text:c="2"/>-74.0 <text:s text:c="3"/>89.9</text:p>
      <text:p text:style-name="Standard"><text:s text:c="3"/>1.372 | 4 <text:s/>| <text:s text:c="3"/>1.013 <text:s text:c="3"/>0.013 <text:s text:c="3"/>0.008 | <text:s text:c="3"/>32.5 <text:s text:c="2"/>-85.3 <text:s text:c="3"/>26.6</text:p>
      <text:p text:style-name="Standard"><text:s text:c="3"/>1.372 | 5 <text:s/>| <text:s text:c="3"/>1.014 <text:s text:c="2"/>-0.090 <text:s text:c="2"/>-0.160 | <text:s/>-154.9 <text:s text:c="2"/>-79.7 <text:s/>-137.1</text:p>
      <text:p text:style-name="Standard"><text:s text:c="3"/>1.406 | 0 <text:s/>| <text:s text:c="8"/>Comm Error <text:s text:c="8"/>| <text:s text:c="11"/>- <text:s text:c="10"/></text:p>
      <text:p text:style-name="Standard"><text:s text:c="3"/>1.406 | 1 <text:s/>| <text:s text:c="3"/>0.325 <text:s text:c="2"/>-0.939 <text:s text:c="3"/>0.086 | <text:s text:c="2"/>-84.3 <text:s text:c="2"/>-18.9 <text:s text:c="2"/>-86.1</text:p>
      <text:p text:style-name="Standard"><text:s text:c="3"/>1.406 | 2 <text:s/>| <text:s text:c="3"/>0.239 <text:s text:c="3"/>0.976 <text:s text:c="3"/>0.108 | <text:s text:c="3"/>83.2 <text:s text:c="2"/>-13.7 <text:s text:c="2"/>-43.5</text:p>
      <text:p text:style-name="Standard"><text:s text:c="3"/>1.406 | 3 <text:s/>| <text:s text:c="3"/>0.991 <text:s text:c="2"/>-0.003 <text:s text:c="3"/>0.270 | <text:s text:c="3"/>-1.8 <text:s text:c="2"/>-74.0 <text:s text:c="3"/>89.4</text:p>
      <text:p text:style-name="Standard"><text:s text:c="3"/>1.406 | 4 <text:s/>| <text:s text:c="3"/>1.009 <text:s text:c="3"/>0.010 <text:s text:c="3"/>0.013 | <text:s text:c="3"/>35.2 <text:s text:c="2"/>-85.3 <text:s text:c="3"/>24.9</text:p>
      <text:p text:style-name="Standard"><text:s text:c="3"/>1.406 | 5 <text:s/>| <text:s text:c="3"/>1.020 <text:s text:c="2"/>-0.070 <text:s text:c="2"/>-0.148 | <text:s/>-154.6 <text:s text:c="2"/>-79.7 <text:s/>-137.2</text:p>
      <text:p text:style-name="Standard"><text:s text:c="3"/>1.441 | 0 <text:s/>| <text:s text:c="8"/>Comm Error <text:s text:c="8"/>| <text:s text:c="11"/>- <text:s text:c="10"/></text:p>
      <text:p text:style-name="Standard"><text:s text:c="3"/>1.441 | 1 <text:s/>| <text:s text:c="3"/>0.329 <text:s text:c="2"/>-0.950 <text:s text:c="3"/>0.083 | <text:s text:c="2"/>-84.4 <text:s text:c="2"/>-18.9 <text:s text:c="2"/>-86.1</text:p>
      <text:p text:style-name="Standard"><text:s text:c="3"/>1.441 | 2 <text:s/>| <text:s text:c="3"/>0.240 <text:s text:c="3"/>0.976 <text:s text:c="3"/>0.104 | <text:s text:c="3"/>83.3 <text:s text:c="2"/>-13.6 <text:s text:c="2"/>-43.6</text:p>
      <text:p text:style-name="Standard"><text:s text:c="3"/>1.441 | 3 <text:s/>| <text:s text:c="3"/>0.993 <text:s text:c="3"/>0.009 <text:s text:c="3"/>0.258 | <text:s text:c="3"/>-1.1 <text:s text:c="2"/>-74.1 <text:s text:c="3"/>88.8</text:p>
      <text:p text:style-name="Standard"><text:s text:c="3"/>1.441 | 4 <text:s/>| <text:s text:c="3"/>1.009 <text:s text:c="3"/>0.009 <text:s text:c="3"/>0.028 | <text:s text:c="3"/>24.4 <text:s text:c="2"/>-85.2 <text:s text:c="3"/>37.4</text:p>
      <text:p text:style-name="Standard"><text:s text:c="3"/>1.441 | 5 <text:s/>| <text:s text:c="3"/>1.022 <text:s text:c="2"/>-0.049 <text:s text:c="2"/>-0.160 | <text:s/>-155.5 <text:s text:c="2"/>-79.8 <text:s/>-136.1</text:p>
      <text:p text:style-name="Standard"><text:s text:c="3"/>1.475 | 0 <text:s/>| <text:s text:c="8"/>Comm Error <text:s text:c="8"/>| <text:s text:c="11"/>- <text:s text:c="10"/></text:p>
      <text:p text:style-name="Standard"><text:s text:c="3"/>1.475 | 1 <text:s/>| <text:s text:c="3"/>0.328 <text:s text:c="2"/>-0.952 <text:s text:c="3"/>0.074 | <text:s text:c="2"/>-84.5 <text:s text:c="2"/>-18.9 <text:s text:c="2"/>-86.1</text:p>
      <text:p text:style-name="Standard"><text:s text:c="3"/>1.475 | 2 <text:s/>| <text:s text:c="3"/>0.235 <text:s text:c="3"/>0.980 <text:s text:c="3"/>0.107 | <text:s text:c="3"/>83.3 <text:s text:c="2"/>-13.5 <text:s text:c="2"/>-43.7</text:p>
      <text:p text:style-name="Standard"><text:s text:c="3"/>1.475 | 3 <text:s/>| <text:s text:c="3"/>0.996 <text:s text:c="3"/>0.007 <text:s text:c="3"/>0.263 | <text:s text:c="3"/>-0.3 <text:s text:c="2"/>-74.2 <text:s text:c="3"/>87.9</text:p>
      <text:p text:style-name="Standard"><text:s text:c="3"/>1.475 | 4 <text:s/>| <text:s text:c="3"/>1.064 <text:s text:c="3"/>0.032 <text:s text:c="3"/>0.039 | <text:s text:c="3"/>32.0 <text:s text:c="2"/>-85.2 <text:s text:c="3"/>32.3</text:p>
      <text:p text:style-name="Standard"><text:s text:c="3"/>1.475 | 5 <text:s/>| <text:s text:c="3"/>1.018 <text:s text:c="2"/>-0.062 <text:s text:c="2"/>-0.155 | <text:s/>-156.1 <text:s text:c="2"/>-79.8 <text:s/>-135.3</text:p>
      <text:p text:style-name="Standard"><text:s text:c="3"/>1.510 | 0 <text:s/>| <text:s text:c="8"/>Comm Error <text:s text:c="8"/>| <text:s text:c="11"/>- <text:s text:c="10"/></text:p>
      <text:p text:style-name="Standard"><text:s text:c="3"/>1.510 | 1 <text:s/>| <text:s text:c="3"/>0.331 <text:s text:c="2"/>-0.969 <text:s text:c="3"/>0.070 | <text:s text:c="2"/>-84.7 <text:s text:c="2"/>-18.8 <text:s text:c="2"/>-86.1</text:p>
      <text:p text:style-name="Standard"><text:s text:c="3"/>1.510 | 2 <text:s/>| <text:s text:c="3"/>0.233 <text:s text:c="3"/>1.004 <text:s text:c="3"/>0.122 | <text:s text:c="3"/>83.3 <text:s text:c="2"/>-13.4 <text:s text:c="2"/>-43.8</text:p>
      <text:p text:style-name="Standard"><text:s text:c="3"/>1.510 | 3 <text:s/>| <text:s text:c="3"/>1.009 <text:s text:c="3"/>0.009 <text:s text:c="3"/>0.271 | <text:s text:c="4"/>0.2 <text:s text:c="2"/>-74.3 <text:s text:c="3"/>87.4</text:p>
      <text:p text:style-name="Standard"><text:s text:c="3"/>1.510 | 4 <text:s/>| <text:s text:c="3"/>0.963 <text:s text:c="2"/>-0.147 <text:s text:c="3"/>0.084 | <text:s text:c="2"/>-16.4 <text:s text:c="2"/>-85.2 <text:s text:c="3"/>86.5</text:p>
      <text:p text:style-name="Standard"><text:s text:c="3"/>1.510 | 5 <text:s/>| <text:s text:c="3"/>1.014 <text:s text:c="2"/>-0.066 <text:s text:c="2"/>-0.160 | <text:s/>-156.0 <text:s text:c="2"/>-79.8 <text:s/>-135.1</text:p>
      <text:p text:style-name="Standard"><text:s text:c="3"/>1.544 | 0 <text:s/>| <text:s text:c="8"/>Comm Error <text:s text:c="8"/>| <text:s text:c="11"/>- <text:s text:c="10"/></text:p>
      <text:p text:style-name="Standard"><text:s text:c="3"/>1.544 | 1 <text:s/>| <text:s text:c="3"/>0.331 <text:s text:c="2"/>-0.950 <text:s text:c="3"/>0.061 | <text:s text:c="2"/>-84.9 <text:s text:c="2"/>-18.8 <text:s text:c="2"/>-86.1</text:p>
      <text:p text:style-name="Standard"><text:s text:c="3"/>1.544 | 2 <text:s/>| <text:s text:c="3"/>0.214 <text:s text:c="3"/>0.968 <text:s text:c="3"/>0.119 | <text:s text:c="3"/>83.3 <text:s text:c="2"/>-13.1 <text:s text:c="2"/>-43.8</text:p>
      <text:p text:style-name="Standard"><text:s text:c="3"/>1.544 | 3 <text:s/>| <text:s text:c="3"/>0.968 <text:s text:c="3"/>0.017 <text:s text:c="3"/>0.250 | <text:s text:c="4"/>0.8 <text:s text:c="2"/>-74.4 <text:s text:c="3"/>86.3</text:p>
      <text:p text:style-name="Standard"><text:s text:c="3"/>1.544 | 4 <text:s/>| <text:s text:c="3"/>0.930 <text:s text:c="3"/>0.015 <text:s text:c="2"/>-0.007 | <text:s text:c="2"/>-29.9 <text:s text:c="2"/>-85.2 <text:s text:c="2"/>103.4</text:p>
      <text:p text:style-name="Standard"><text:s text:c="3"/>1.544 | 5 <text:s/>| <text:s text:c="3"/>1.020 <text:s text:c="2"/>-0.080 <text:s text:c="2"/>-0.183 | <text:s/>-155.8 <text:s text:c="2"/>-79.7 <text:s/>-134.9</text:p>
      <text:p text:style-name="Standard"><text:s text:c="3"/>1.578 | 0 <text:s/>| <text:s text:c="8"/>Comm Error <text:s text:c="8"/>| <text:s text:c="11"/>- <text:s text:c="10"/></text:p>
      <text:p text:style-name="Standard"><text:s text:c="3"/>1.578 | 1 <text:s/>| <text:s text:c="3"/>0.322 <text:s text:c="2"/>-0.918 <text:s text:c="3"/>0.046 | <text:s text:c="2"/>-85.3 <text:s text:c="2"/>-19.0 <text:s text:c="2"/>-86.2</text:p>
      <text:p text:style-name="Standard"><text:s text:c="3"/>1.578 | 2 <text:s/>| <text:s text:c="3"/>0.209 <text:s text:c="3"/>0.940 <text:s text:c="3"/>0.117 | <text:s text:c="3"/>83.2 <text:s text:c="2"/>-12.9 <text:s text:c="2"/>-43.9</text:p>
      <text:p text:style-name="Standard"><text:s text:c="3"/>1.578 | 3 <text:s/>| <text:s text:c="3"/>0.958 <text:s text:c="3"/>0.029 <text:s text:c="3"/>0.235 | <text:s text:c="4"/>1.9 <text:s text:c="2"/>-74.7 <text:s text:c="3"/>85.4</text:p>
      <text:p text:style-name="Standard"><text:s text:c="3"/>1.578 | 4 <text:s/>| <text:s text:c="3"/>1.005 <text:s text:c="3"/>0.076 <text:s text:c="3"/>0.005 | <text:s text:c="3"/>51.6 <text:s text:c="2"/>-85.3 <text:s text:c="4"/>5.0</text:p>
      <text:p text:style-name="Standard"><text:soft-page-break/><text:s text:c="3"/>1.578 | 5 <text:s/>| <text:s text:c="3"/>1.014 <text:s text:c="2"/>-0.074 <text:s text:c="2"/>-0.142 | <text:s/>-154.5 <text:s text:c="2"/>-79.7 <text:s/>-135.6</text:p>
      <text:p text:style-name="Standard"><text:s text:c="3"/>1.613 | 0 <text:s/>| <text:s text:c="8"/>Comm Error <text:s text:c="8"/>| <text:s text:c="11"/>- <text:s text:c="10"/></text:p>
      <text:p text:style-name="Standard"><text:s text:c="3"/>1.613 | 1 <text:s/>| <text:s text:c="3"/>0.321 <text:s text:c="2"/>-0.930 <text:s text:c="3"/>0.052 | <text:s text:c="2"/>-85.5 <text:s text:c="2"/>-19.0 <text:s text:c="2"/>-86.3</text:p>
      <text:p text:style-name="Standard"><text:s text:c="3"/>1.613 | 2 <text:s/>| <text:s text:c="3"/>0.214 <text:s text:c="3"/>0.963 <text:s text:c="3"/>0.125 | <text:s text:c="3"/>83.2 <text:s text:c="2"/>-12.6 <text:s text:c="2"/>-44.2</text:p>
      <text:p text:style-name="Standard"><text:s text:c="3"/>1.613 | 3 <text:s/>| <text:s text:c="3"/>0.987 <text:s text:c="3"/>0.048 <text:s text:c="3"/>0.253 | <text:s text:c="4"/>3.3 <text:s text:c="2"/>-74.8 <text:s text:c="3"/>83.9</text:p>
      <text:p text:style-name="Standard"><text:s text:c="3"/>1.613 | 4 <text:s/>| <text:s text:c="3"/>1.009 <text:s text:c="3"/>0.016 <text:s text:c="3"/>0.085 | <text:s text:c="3"/>53.9 <text:s text:c="2"/>-85.3 <text:s text:c="4"/>3.5</text:p>
      <text:p text:style-name="Standard"><text:s text:c="3"/>1.613 | 5 <text:s/>| <text:s text:c="3"/>1.022 <text:s text:c="2"/>-0.011 <text:s text:c="2"/>-0.086 | <text:s/>-154.9 <text:s text:c="2"/>-80.4 <text:s/>-134.5</text:p>
      <text:p text:style-name="Standard"><text:s text:c="3"/>1.647 | 0 <text:s/>| <text:s text:c="8"/>Comm Error <text:s text:c="8"/>| <text:s text:c="11"/>- <text:s text:c="10"/></text:p>
      <text:p text:style-name="Standard"><text:s text:c="3"/>1.647 | 1 <text:s/>| <text:s text:c="3"/>0.315 <text:s text:c="2"/>-0.949 <text:s text:c="3"/>0.051 | <text:s text:c="2"/>-85.8 <text:s text:c="2"/>-18.9 <text:s text:c="2"/>-86.4</text:p>
      <text:p text:style-name="Standard"><text:s text:c="3"/>1.647 | 2 <text:s/>| <text:s text:c="3"/>0.217 <text:s text:c="3"/>1.015 <text:s text:c="3"/>0.122 | <text:s text:c="3"/>83.3 <text:s text:c="2"/>-12.4 <text:s text:c="2"/>-44.4</text:p>
      <text:p text:style-name="Standard"><text:s text:c="3"/>1.647 | 3 <text:s/>| <text:s text:c="3"/>0.998 <text:s text:c="3"/>0.024 <text:s text:c="3"/>0.247 | <text:s text:c="4"/>4.6 <text:s text:c="2"/>-75.0 <text:s text:c="3"/>82.5</text:p>
      <text:p text:style-name="Standard"><text:s text:c="3"/>1.647 | 4 <text:s/>| <text:s text:c="3"/>1.036 <text:s text:c="2"/>-0.025 <text:s text:c="3"/>0.038 | <text:s text:c="3"/>39.4 <text:s text:c="2"/>-85.3 <text:s text:c="2"/>-49.9</text:p>
      <text:p text:style-name="Standard"><text:s text:c="3"/>1.647 | 5 <text:s/>| <text:s text:c="3"/>1.023 <text:s text:c="2"/>-0.052 <text:s text:c="2"/>-0.101 | <text:s/>-154.2 <text:s text:c="2"/>-80.7 <text:s/>-134.8</text:p>
      <text:p text:style-name="Standard"><text:s text:c="3"/>1.682 | 0 <text:s/>| <text:s text:c="8"/>Comm Error <text:s text:c="8"/>| <text:s text:c="11"/>- <text:s text:c="10"/></text:p>
      <text:p text:style-name="Standard"><text:s text:c="3"/>1.682 | 1 <text:s/>| <text:s text:c="3"/>0.309 <text:s text:c="2"/>-0.917 <text:s text:c="3"/>0.034 | <text:s text:c="2"/>-86.1 <text:s text:c="2"/>-18.7 <text:s text:c="2"/>-86.5</text:p>
      <text:p text:style-name="Standard"><text:s text:c="3"/>1.682 | 2 <text:s/>| <text:s text:c="3"/>0.206 <text:s text:c="3"/>1.006 <text:s text:c="3"/>0.107 | <text:s text:c="3"/>83.4 <text:s text:c="2"/>-12.1 <text:s text:c="2"/>-44.7</text:p>
      <text:p text:style-name="Standard"><text:s text:c="3"/>1.682 | 3 <text:s/>| <text:s text:c="3"/>0.999 <text:s text:c="3"/>0.008 <text:s text:c="3"/>0.277 | <text:s text:c="4"/>4.6 <text:s text:c="2"/>-75.0 <text:s text:c="3"/>82.4</text:p>
      <text:p text:style-name="Standard"><text:s text:c="3"/>1.682 | 4 <text:s/>| <text:s text:c="3"/>1.067 <text:s text:c="2"/>-0.120 <text:s text:c="3"/>0.078 | <text:s text:c="2"/>-83.9 <text:s text:c="2"/>-85.2 <text:s/>-178.2</text:p>
      <text:p text:style-name="Standard"><text:s text:c="3"/>1.682 | 5 <text:s/>| <text:s text:c="3"/>1.018 <text:s text:c="2"/>-0.056 <text:s text:c="2"/>-0.103 | <text:s/>-153.5 <text:s text:c="2"/>-80.9 <text:s/>-135.3</text:p>
      <text:p text:style-name="Standard"><text:s text:c="3"/>1.717 | 0 <text:s/>| <text:s text:c="8"/>Comm Error <text:s text:c="8"/>| <text:s text:c="11"/>- <text:s text:c="10"/></text:p>
      <text:p text:style-name="Standard"><text:s text:c="3"/>1.717 | 1 <text:s/>| <text:s text:c="3"/>0.298 <text:s text:c="2"/>-0.874 <text:s text:c="3"/>0.028 | <text:s text:c="2"/>-86.6 <text:s text:c="2"/>-18.2 <text:s text:c="2"/>-86.8</text:p>
      <text:p text:style-name="Standard"><text:s text:c="3"/>1.717 | 2 <text:s/>| <text:s text:c="3"/>0.204 <text:s text:c="3"/>0.988 <text:s text:c="3"/>0.114 | <text:s text:c="3"/>83.5 <text:s text:c="2"/>-12.0 <text:s text:c="2"/>-44.9</text:p>
      <text:p text:style-name="Standard"><text:s text:c="3"/>1.717 | 3 <text:s/>| <text:s text:c="3"/>1.009 <text:s text:c="3"/>0.010 <text:s text:c="3"/>0.308 | <text:s text:c="4"/>4.1 <text:s text:c="2"/>-74.7 <text:s text:c="3"/>82.8</text:p>
      <text:p text:style-name="Standard"><text:s text:c="3"/>1.717 | 4 <text:s/>| <text:s text:c="3"/>1.062 <text:s text:c="2"/>-0.167 <text:s text:c="3"/>0.086 | <text:s text:c="2"/>-64.5 <text:s text:c="2"/>-84.7 <text:s text:c="2"/>149.3</text:p>
      <text:p text:style-name="Standard"><text:s text:c="3"/>1.717 | 5 <text:s/>| <text:s text:c="3"/>1.035 <text:s text:c="2"/>-0.035 <text:s text:c="2"/>-0.094 | <text:s/>-153.4 <text:s text:c="2"/>-81.0 <text:s/>-135.0</text:p>
      <text:p text:style-name="Standard"><text:s text:c="3"/>1.752 | 0 <text:s/>| <text:s text:c="8"/>Comm Error <text:s text:c="8"/>| <text:s text:c="11"/>- <text:s text:c="10"/></text:p>
      <text:p text:style-name="Standard"><text:s text:c="3"/>1.752 | 1 <text:s/>| <text:s text:c="3"/>0.269 <text:s text:c="2"/>-0.881 <text:s text:c="2"/>-0.006 | <text:s text:c="2"/>-87.4 <text:s text:c="2"/>-17.0 <text:s text:c="2"/>-86.7</text:p>
      <text:p text:style-name="Standard"><text:s text:c="3"/>1.752 | 2 <text:s/>| <text:s text:c="3"/>0.212 <text:s text:c="3"/>0.987 <text:s text:c="3"/>0.129 | <text:s text:c="3"/>83.3 <text:s text:c="2"/>-12.0 <text:s text:c="2"/>-45.0</text:p>
      <text:p text:style-name="Standard"><text:s text:c="3"/>1.752 | 3 <text:s/>| <text:s text:c="3"/>0.992 <text:s text:c="2"/>-0.010 <text:s text:c="3"/>0.295 | <text:s text:c="4"/>3.4 <text:s text:c="2"/>-74.4 <text:s text:c="3"/>83.5</text:p>
      <text:p text:style-name="Standard"><text:s text:c="3"/>1.752 | 4 <text:s/>| <text:s text:c="3"/>1.033 <text:s text:c="3"/>0.353 <text:s text:c="2"/>-0.042 | <text:s text:c="3"/>91.9 <text:s text:c="2"/>-85.2 <text:s text:c="2"/>-18.2</text:p>
      <text:p text:style-name="Standard"><text:s text:c="3"/>1.752 | 5 <text:s/>| <text:s text:c="3"/>1.028 <text:s text:c="2"/>-0.032 <text:s text:c="2"/>-0.142 | <text:s/>-155.3 <text:s text:c="2"/>-80.9 <text:s/>-133.2</text:p>
      <text:p text:style-name="Standard"><text:s text:c="3"/>1.786 | 0 <text:s/>| <text:s text:c="8"/>Comm Error <text:s text:c="8"/>| <text:s text:c="11"/>- <text:s text:c="10"/></text:p>
      <text:p text:style-name="Standard"><text:s text:c="3"/>1.786 | 1 <text:s/>| <text:s text:c="3"/>0.283 <text:s text:c="2"/>-0.939 <text:s text:c="2"/>-0.020 | <text:s text:c="2"/>-88.6 <text:s text:c="2"/>-15.2 <text:s text:c="2"/>-86.8</text:p>
      <text:p text:style-name="Standard"><text:s text:c="3"/>1.786 | 2 <text:s/>| <text:s text:c="3"/>0.196 <text:s text:c="3"/>0.981 <text:s text:c="3"/>0.119 | <text:s text:c="3"/>83.2 <text:s text:c="2"/>-12.0 <text:s text:c="2"/>-44.7</text:p>
      <text:p text:style-name="Standard"><text:s text:c="3"/>1.786 | 3 <text:s/>| <text:s text:c="3"/>0.973 <text:s text:c="2"/>-0.032 <text:s text:c="3"/>0.282 | <text:s text:c="4"/>1.6 <text:s text:c="2"/>-74.0 <text:s text:c="3"/>85.5</text:p>
      <text:p text:style-name="Standard"><text:s text:c="3"/>1.786 | 4 <text:s/>| <text:s text:c="3"/>0.956 <text:s text:c="2"/>-0.069 <text:s text:c="2"/>-0.300 | <text:s text:c="2"/>157.7 <text:s text:c="2"/>-85.2 <text:s text:c="2"/>-67.6</text:p>
      <text:p text:style-name="Standard"><text:s text:c="3"/>1.786 | 5 <text:s/>| <text:s text:c="3"/>1.013 <text:s text:c="2"/>-0.077 <text:s text:c="2"/>-0.183 | <text:s/>-156.3 <text:s text:c="2"/>-80.5 <text:s/>-132.4</text:p>
      <text:p text:style-name="Standard"><text:s text:c="3"/>1.820 | 0 <text:s/>| <text:s text:c="8"/>Comm Error <text:s text:c="8"/>| <text:s text:c="11"/>- <text:s text:c="10"/></text:p>
      <text:p text:style-name="Standard"><text:s text:c="3"/>1.820 | 1 <text:s/>| <text:s text:c="3"/>0.261 <text:s text:c="2"/>-0.984 <text:s text:c="2"/>-0.026 | <text:s text:c="2"/>-90.1 <text:s text:c="2"/>-13.9 <text:s text:c="2"/>-87.2</text:p>
      <text:p text:style-name="Standard"><text:s text:c="3"/>1.820 | 2 <text:s/>| <text:s text:c="3"/>0.182 <text:s text:c="3"/>0.990 <text:s text:c="3"/>0.105 | <text:s text:c="3"/>83.1 <text:s text:c="2"/>-12.0 <text:s text:c="2"/>-44.5</text:p>
      <text:p text:style-name="Standard"><text:s text:c="3"/>1.820 | 3 <text:s/>| <text:s text:c="3"/>0.995 <text:s text:c="3"/>0.001 <text:s text:c="3"/>0.266 | <text:s text:c="4"/>0.8 <text:s text:c="2"/>-73.9 <text:s text:c="3"/>86.6</text:p>
      <text:p text:style-name="Standard"><text:s text:c="3"/>1.820 | 4 <text:s/>| <text:s text:c="3"/>0.980 <text:s text:c="3"/>0.019 <text:s text:c="2"/>-0.310 | <text:s/>-174.5 <text:s text:c="2"/>-84.5 <text:s text:c="2"/>-97.3</text:p>
      <text:p text:style-name="Standard"><text:s text:c="3"/>1.820 | 5 <text:s/>| <text:s text:c="3"/>1.014 <text:s text:c="2"/>-0.108 <text:s text:c="2"/>-0.160 | <text:s/>-153.5 <text:s text:c="2"/>-80.0 <text:s/>-135.5</text:p>
      <text:p text:style-name="Standard"><text:s text:c="3"/>1.854 | 0 <text:s/>| <text:s text:c="8"/>Comm Error <text:s text:c="8"/>| <text:s text:c="11"/>- <text:s text:c="10"/></text:p>
      <text:p text:style-name="Standard"><text:s text:c="3"/>1.854 | 1 <text:s/>| <text:s text:c="3"/>0.285 <text:s text:c="2"/>-1.007 <text:s text:c="3"/>0.009 | <text:s text:c="2"/>-90.7 <text:s text:c="2"/>-13.0 <text:s text:c="2"/>-87.7</text:p>
      <text:p text:style-name="Standard"><text:s text:c="3"/>1.854 | 2 <text:s/>| <text:s text:c="3"/>0.184 <text:s text:c="3"/>1.000 <text:s text:c="3"/>0.087 | <text:s text:c="3"/>83.2 <text:s text:c="2"/>-12.0 <text:s text:c="2"/>-43.9</text:p>
      <text:p text:style-name="Standard"><text:s text:c="3"/>1.854 | 3 <text:s/>| <text:s text:c="3"/>0.995 <text:s text:c="3"/>0.034 <text:s text:c="3"/>0.251 | <text:s text:c="4"/>1.3 <text:s text:c="2"/>-74.0 <text:s text:c="3"/>86.4</text:p>
      <text:p text:style-name="Standard"><text:s text:c="3"/>1.854 | 4 <text:s/>| <text:s text:c="3"/>1.023 <text:s text:c="3"/>0.099 <text:s text:c="2"/>-0.131 | <text:s text:c="2"/>171.9 <text:s text:c="2"/>-83.8 <text:s text:c="2"/>-85.3</text:p>
      <text:p text:style-name="Standard"><text:s text:c="3"/>1.854 | 5 <text:s/>| <text:s text:c="3"/>1.017 <text:s text:c="2"/>-0.012 <text:s text:c="2"/>-0.131 | <text:s/>-154.6 <text:s text:c="2"/>-80.0 <text:s/>-134.4</text:p>
      <text:p text:style-name="Standard"><text:soft-page-break/><text:s text:c="3"/>1.889 | 0 <text:s/>| <text:s text:c="8"/>Comm Error <text:s text:c="8"/>| <text:s text:c="11"/>- <text:s text:c="10"/></text:p>
      <text:p text:style-name="Standard"><text:s text:c="3"/>1.889 | 1 <text:s/>| <text:s text:c="3"/>0.297 <text:s text:c="2"/>-0.995 <text:s text:c="3"/>0.045 | <text:s text:c="2"/>-90.9 <text:s text:c="2"/>-12.5 <text:s text:c="2"/>-88.5</text:p>
      <text:p text:style-name="Standard"><text:s text:c="3"/>1.889 | 2 <text:s/>| <text:s text:c="3"/>0.195 <text:s text:c="3"/>0.988 <text:s text:c="3"/>0.066 | <text:s text:c="3"/>83.5 <text:s text:c="2"/>-12.0 <text:s text:c="2"/>-43.3</text:p>
      <text:p text:style-name="Standard"><text:s text:c="3"/>1.889 | 3 <text:s/>| <text:s text:c="3"/>0.978 <text:s text:c="3"/>0.030 <text:s text:c="3"/>0.225 | <text:s text:c="4"/>1.7 <text:s text:c="2"/>-74.3 <text:s text:c="3"/>86.3</text:p>
      <text:p text:style-name="Standard"><text:s text:c="3"/>1.889 | 4 <text:s/>| <text:s text:c="3"/>0.986 <text:s text:c="2"/>-0.202 <text:s text:c="2"/>-0.003 | <text:s/>-158.9 <text:s text:c="2"/>-84.1 <text:s/>-113.3</text:p>
      <text:p text:style-name="Standard"><text:s text:c="3"/>1.889 | 5 <text:s/>| <text:s text:c="3"/>1.001 <text:s text:c="2"/>-0.002 <text:s text:c="2"/>-0.116 | <text:s/>-157.1 <text:s text:c="2"/>-80.2 <text:s/>-132.3</text:p>
      <text:p text:style-name="Standard"><text:s text:c="3"/>1.923 | 0 <text:s/>| <text:s text:c="8"/>Comm Error <text:s text:c="8"/>| <text:s text:c="11"/>- <text:s text:c="10"/></text:p>
      <text:p text:style-name="Standard"><text:s text:c="3"/>1.923 | 1 <text:s/>| <text:s text:c="3"/>0.308 <text:s text:c="2"/>-0.972 <text:s text:c="3"/>0.069 | <text:s text:c="2"/>-90.6 <text:s text:c="2"/>-12.7 <text:s text:c="2"/>-89.1</text:p>
      <text:p text:style-name="Standard"><text:s text:c="3"/>1.923 | 2 <text:s/>| <text:s text:c="3"/>0.182 <text:s text:c="3"/>0.972 <text:s text:c="3"/>0.073 | <text:s text:c="3"/>83.7 <text:s text:c="2"/>-11.9 <text:s text:c="2"/>-42.3</text:p>
      <text:p text:style-name="Standard"><text:s text:c="3"/>1.923 | 3 <text:s/>| <text:s text:c="3"/>0.956 <text:s text:c="3"/>0.044 <text:s text:c="3"/>0.199 | <text:s text:c="4"/>2.3 <text:s text:c="2"/>-74.6 <text:s text:c="3"/>85.6</text:p>
      <text:p text:style-name="Standard"><text:s text:c="3"/>1.923 | 4 <text:s/>| <text:s text:c="3"/>0.980 <text:s text:c="2"/>-0.013 <text:s text:c="2"/>-0.014 | <text:s/>-142.6 <text:s text:c="2"/>-84.3 <text:s/>-128.8</text:p>
      <text:p text:style-name="Standard"><text:s text:c="3"/>1.923 | 5 <text:s/>| <text:s text:c="3"/>0.997 <text:s text:c="2"/>-0.145 <text:s text:c="2"/>-0.034 | <text:s/>-151.9 <text:s text:c="2"/>-80.3 <text:s/>-138.4</text:p>
      <text:p text:style-name="Standard"><text:s text:c="3"/>1.958 | 0 <text:s/>| <text:s text:c="8"/>Comm Error <text:s text:c="8"/>| <text:s text:c="11"/>- <text:s text:c="10"/></text:p>
      <text:p text:style-name="Standard"><text:s text:c="3"/>1.958 | 1 <text:s/>| <text:s text:c="3"/>0.299 <text:s text:c="2"/>-0.964 <text:s text:c="3"/>0.119 | <text:s text:c="2"/>-89.4 <text:s text:c="2"/>-13.3 <text:s text:c="2"/>-89.8</text:p>
      <text:p text:style-name="Standard"><text:s text:c="3"/>1.958 | 2 <text:s/>| <text:s text:c="3"/>0.167 <text:s text:c="3"/>0.936 <text:s text:c="3"/>0.053 | <text:s text:c="3"/>84.0 <text:s text:c="2"/>-11.6 <text:s text:c="2"/>-41.3</text:p>
      <text:p text:style-name="Standard"><text:s text:c="3"/>1.958 | 3 <text:s/>| <text:s text:c="3"/>0.973 <text:s text:c="3"/>0.054 <text:s text:c="3"/>0.199 | <text:s text:c="4"/>4.1 <text:s text:c="2"/>-75.2 <text:s text:c="3"/>84.5</text:p>
      <text:p text:style-name="Standard"><text:s text:c="3"/>1.958 | 4 <text:s/>| <text:s text:c="3"/>1.009 <text:s text:c="3"/>0.074 <text:s text:c="3"/>0.020 | <text:s/>-140.1 <text:s text:c="2"/>-84.9 <text:s/>-128.2</text:p>
      <text:p text:style-name="Standard"><text:s text:c="3"/>1.958 | 5 <text:s/>| <text:s text:c="3"/>0.984 <text:s text:c="2"/>-0.183 <text:s text:c="3"/>0.001 | <text:s/>-146.6 <text:s text:c="2"/>-80.3 <text:s/>-144.0</text:p>
      <text:p text:style-name="Standard"><text:s text:c="3"/>1.993 | 0 <text:s/>| <text:s text:c="8"/>Comm Error <text:s text:c="8"/>| <text:s text:c="11"/>- <text:s text:c="10"/></text:p>
      <text:p text:style-name="Standard"><text:s text:c="3"/>1.993 | 1 <text:s/>| <text:s text:c="3"/>0.348 <text:s text:c="2"/>-0.989 <text:s text:c="3"/>0.153 | <text:s text:c="2"/>-88.1 <text:s text:c="2"/>-14.2 <text:s text:c="2"/>-89.9</text:p>
      <text:p text:style-name="Standard"><text:s text:c="3"/>1.993 | 2 <text:s/>| <text:s text:c="3"/>0.125 <text:s text:c="3"/>0.991 <text:s text:c="2"/>-0.008 | <text:s text:c="3"/>85.0 <text:s text:c="2"/>-10.9 <text:s text:c="2"/>-40.2</text:p>
      <text:p text:style-name="Standard"><text:s text:c="3"/>1.993 | 3 <text:s/>| <text:s text:c="3"/>0.993 <text:s text:c="3"/>0.005 <text:s text:c="3"/>0.198 | <text:s text:c="4"/>4.3 <text:s text:c="2"/>-75.5 <text:s text:c="3"/>84.5</text:p>
      <text:p text:style-name="Standard"><text:s text:c="3"/>1.993 | 4 <text:s/>| <text:s text:c="3"/>1.007 <text:s text:c="3"/>0.026 <text:s text:c="3"/>0.029 | <text:s/>-116.3 <text:s text:c="2"/>-85.2 <text:s/>-145.3</text:p>
      <text:p text:style-name="Standard"><text:s text:c="3"/>1.993 | 5 <text:s/>| <text:s text:c="3"/>1.004 <text:s text:c="2"/>-0.184 <text:s text:c="3"/>0.297 | <text:s/>-130.6 <text:s text:c="2"/>-80.7 <text:s/>-159.1</text:p>
      <text:p text:style-name="Standard"><text:s text:c="3"/>2.027 | 0 <text:s/>| <text:s text:c="8"/>Comm Error <text:s text:c="8"/>| <text:s text:c="11"/>- <text:s text:c="10"/></text:p>
      <text:p text:style-name="Standard"><text:s text:c="3"/>2.027 | 1 <text:s/>| <text:s text:c="3"/>0.415 <text:s text:c="2"/>-0.957 <text:s text:c="3"/>0.180 | <text:s text:c="2"/>-85.8 <text:s text:c="2"/>-16.5 <text:s text:c="2"/>-89.7</text:p>
      <text:p text:style-name="Standard"><text:s text:c="3"/>2.027 | 2 <text:s/>| <text:s text:c="3"/>0.037 <text:s text:c="3"/>0.984 <text:s text:c="2"/>-0.117 | <text:s text:c="3"/>87.4 <text:s text:c="3"/>-9.1 <text:s text:c="2"/>-38.5</text:p>
      <text:p text:style-name="Standard"><text:s text:c="3"/>2.027 | 3 <text:s/>| <text:s text:c="3"/>0.926 <text:s text:c="2"/>-0.034 <text:s text:c="3"/>0.137 | <text:s text:c="4"/>2.5 <text:s text:c="2"/>-76.3 <text:s text:c="3"/>86.5</text:p>
      <text:p text:style-name="Standard"><text:s text:c="3"/>2.027 | 4 <text:s/>| <text:s text:c="3"/>0.984 <text:s text:c="2"/>-0.010 <text:s text:c="3"/>0.027 | <text:s text:c="2"/>-73.7 <text:s text:c="2"/>-85.1 <text:s text:c="2"/>164.4</text:p>
      <text:p text:style-name="Standard"><text:s text:c="3"/>2.027 | 5 <text:s/>| <text:s text:c="3"/>1.127 <text:s text:c="2"/>-0.198 <text:s text:c="3"/>0.161 | <text:s/>-125.4 <text:s text:c="2"/>-80.4 <text:s/>-163.4</text:p>
      <text:p text:style-name="Standard"><text:s text:c="3"/>2.062 | 0 <text:s/>| <text:s text:c="8"/>Comm Error <text:s text:c="8"/>| <text:s text:c="11"/>- <text:s text:c="10"/></text:p>
      <text:p text:style-name="Standard"><text:s text:c="3"/>2.062 | 1 <text:s/>| <text:s text:c="3"/>0.576 <text:s text:c="2"/>-0.843 <text:s text:c="3"/>0.178 | <text:s text:c="2"/>-83.9 <text:s text:c="2"/>-19.7 <text:s text:c="2"/>-89.4</text:p>
      <text:p text:style-name="Standard"><text:s text:c="3"/>2.062 | 2 <text:s/>| <text:s text:c="3"/>0.046 <text:s text:c="3"/>0.960 <text:s text:c="2"/>-0.168 | <text:s text:c="3"/>89.8 <text:s text:c="3"/>-7.7 <text:s text:c="2"/>-37.6</text:p>
      <text:p text:style-name="Standard"><text:s text:c="3"/>2.062 | 3 <text:s/>| <text:s text:c="3"/>0.915 <text:s text:c="2"/>-0.060 <text:s text:c="3"/>0.123 | <text:s text:c="4"/>0.2 <text:s text:c="2"/>-77.1 <text:s text:c="3"/>89.1</text:p>
      <text:p text:style-name="Standard"><text:s text:c="3"/>2.062 | 4 <text:s/>| <text:s text:c="3"/>1.049 <text:s text:c="2"/>-0.082 <text:s text:c="3"/>0.012 | <text:s text:c="2"/>-66.8 <text:s text:c="2"/>-84.8 <text:s text:c="2"/>154.2</text:p>
      <text:p text:style-name="Standard"><text:s text:c="3"/>2.062 | 5 <text:s/>| <text:s text:c="3"/>1.342 <text:s text:c="2"/>-0.171 <text:s text:c="2"/>-0.036 | <text:s/>-134.5 <text:s text:c="2"/>-79.0 <text:s/>-153.8</text:p>
      <text:p text:style-name="Standard"><text:s text:c="3"/>2.096 | 0 <text:s/>| <text:s text:c="8"/>Comm Error <text:s text:c="8"/>| <text:s text:c="11"/>- <text:s text:c="10"/></text:p>
      <text:p text:style-name="Standard"><text:s text:c="3"/>2.096 | 1 <text:s/>| <text:s text:c="3"/>0.677 <text:s text:c="2"/>-0.888 <text:s text:c="3"/>0.197 | <text:s text:c="2"/>-82.1 <text:s text:c="2"/>-25.1 <text:s text:c="2"/>-88.9</text:p>
      <text:p text:style-name="Standard"><text:s text:c="3"/>2.096 | 2 <text:s/>| <text:s text:c="3"/>0.075 <text:s text:c="3"/>1.042 <text:s text:c="2"/>-0.182 | <text:s text:c="3"/>93.0 <text:s text:c="3"/>-6.2 <text:s text:c="2"/>-36.2</text:p>
      <text:p text:style-name="Standard"><text:s text:c="3"/>2.096 | 3 <text:s/>| <text:s text:c="3"/>1.009 <text:s text:c="2"/>-0.098 <text:s text:c="3"/>0.135 | <text:s text:c="3"/>-3.4 <text:s text:c="2"/>-77.9 <text:s text:c="3"/>93.2</text:p>
      <text:p text:style-name="Standard"><text:s text:c="3"/>2.096 | 4 <text:s/>| <text:s text:c="3"/>1.056 <text:s text:c="2"/>-0.060 <text:s text:c="2"/>-0.001 | <text:s text:c="2"/>-63.6 <text:s text:c="2"/>-84.5 <text:s text:c="2"/>149.1</text:p>
      <text:p text:style-name="Standard"><text:s text:c="3"/>2.096 | 5 <text:s/>| <text:s text:c="3"/>1.591 <text:s text:c="2"/>-0.215 <text:s text:c="2"/>-0.033 | <text:s/>-139.0 <text:s text:c="2"/>-77.9 <text:s/>-148.0</text:p>
      <text:p text:style-name="Standard"><text:s text:c="3"/>2.130 | 0 <text:s/>| <text:s text:c="8"/>Comm Error <text:s text:c="8"/>| <text:s text:c="11"/>- <text:s text:c="10"/></text:p>
      <text:p text:style-name="Standard"><text:s text:c="3"/>2.130 | 1 <text:s/>| <text:s text:c="3"/>0.834 <text:s text:c="2"/>-1.069 <text:s text:c="3"/>0.262 | <text:s text:c="2"/>-79.6 <text:s text:c="2"/>-29.5 <text:s text:c="2"/>-88.6</text:p>
      <text:p text:style-name="Standard"><text:s text:c="3"/>2.130 | 2 <text:s/>| <text:s text:c="3"/>0.122 <text:s text:c="3"/>1.124 <text:s text:c="2"/>-0.188 | <text:s text:c="3"/>95.3 <text:s text:c="3"/>-5.4 <text:s text:c="2"/>-34.8</text:p>
      <text:p text:style-name="Standard"><text:s text:c="3"/>2.130 | 3 <text:s/>| <text:s text:c="3"/>1.069 <text:s text:c="2"/>-0.078 <text:s text:c="3"/>0.187 | <text:s text:c="3"/>-7.1 <text:s text:c="2"/>-78.4 <text:s text:c="3"/>97.7</text:p>
      <text:p text:style-name="Standard"><text:s text:c="3"/>2.130 | 4 <text:s/>| <text:s text:c="3"/>1.031 <text:s text:c="2"/>-0.070 <text:s text:c="3"/>0.060 | <text:s text:c="2"/>-54.1 <text:s text:c="2"/>-84.0 <text:s text:c="2"/>140.8</text:p>
      <text:p text:style-name="Standard"><text:s text:c="3"/>2.130 | 5 <text:s/>| <text:s text:c="3"/>1.513 <text:s text:c="3"/>0.125 <text:s text:c="2"/>-0.511 | <text:s/>-151.7 <text:s text:c="2"/>-74.2 <text:s/>-127.4</text:p>
      <text:p text:style-name="Standard"><text:s text:c="3"/>2.164 | 0 <text:s/>| <text:s text:c="8"/>Comm Error <text:s text:c="8"/>| <text:s text:c="11"/>- <text:s text:c="10"/></text:p>
      <text:p text:style-name="Standard"><text:soft-page-break/><text:s text:c="3"/>2.164 | 1 <text:s/>| <text:s text:c="3"/>0.858 <text:s text:c="2"/>-1.074 <text:s text:c="3"/>0.215 | <text:s text:c="2"/>-78.0 <text:s text:c="2"/>-34.2 <text:s text:c="2"/>-88.2</text:p>
      <text:p text:style-name="Standard"><text:s text:c="3"/>2.164 | 2 <text:s/>| <text:s text:c="3"/>0.134 <text:s text:c="3"/>1.073 <text:s text:c="2"/>-0.198 | <text:s text:c="3"/>97.7 <text:s text:c="3"/>-4.8 <text:s text:c="2"/>-32.9</text:p>
      <text:p text:style-name="Standard"><text:s text:c="3"/>2.164 | 3 <text:s/>| <text:s text:c="3"/>1.080 <text:s text:c="2"/>-0.006 <text:s text:c="3"/>0.266 | <text:s text:c="3"/>-7.4 <text:s text:c="2"/>-78.5 <text:s text:c="3"/>98.8</text:p>
      <text:p text:style-name="Standard"><text:s text:c="3"/>2.164 | 4 <text:s/>| <text:s text:c="3"/>1.034 <text:s text:c="2"/>-0.034 <text:s text:c="3"/>0.112 | <text:s text:c="2"/>-44.1 <text:s text:c="2"/>-83.5 <text:s text:c="2"/>130.3</text:p>
      <text:p text:style-name="Standard"><text:s text:c="3"/>2.164 | 5 <text:s/>| <text:s text:c="3"/>1.433 <text:s text:c="2"/>-0.313 <text:s text:c="2"/>-0.763 | <text:s/>-161.9 <text:s text:c="2"/>-69.0 <text:s/>-121.3</text:p>
      <text:p text:style-name="Standard"><text:s text:c="3"/>2.199 | 0 <text:s/>| <text:s text:c="8"/>Comm Error <text:s text:c="8"/>| <text:s text:c="11"/>- <text:s text:c="10"/></text:p>
      <text:p text:style-name="Standard"><text:s text:c="3"/>2.199 | 1 <text:s/>| <text:s text:c="3"/>0.827 <text:s text:c="2"/>-1.157 <text:s text:c="3"/>0.308 | <text:s text:c="2"/>-75.4 <text:s text:c="2"/>-40.3 <text:s text:c="2"/>-88.2</text:p>
      <text:p text:style-name="Standard"><text:s text:c="3"/>2.199 | 2 <text:s/>| <text:s text:c="3"/>0.150 <text:s text:c="3"/>1.118 <text:s text:c="2"/>-0.135 | <text:s text:c="2"/>100.2 <text:s text:c="3"/>-4.2 <text:s text:c="2"/>-30.1</text:p>
      <text:p text:style-name="Standard"><text:s text:c="3"/>2.199 | 3 <text:s/>| <text:s text:c="3"/>1.135 <text:s text:c="3"/>0.099 <text:s text:c="3"/>0.353 | <text:s text:c="3"/>-3.7 <text:s text:c="2"/>-78.2 <text:s text:c="3"/>95.5</text:p>
      <text:p text:style-name="Standard"><text:s text:c="3"/>2.199 | 4 <text:s/>| <text:s text:c="3"/>0.998 <text:s text:c="2"/>-0.081 <text:s text:c="3"/>0.140 | <text:s text:c="2"/>-36.6 <text:s text:c="2"/>-82.6 <text:s text:c="2"/>122.2</text:p>
      <text:p text:style-name="Standard"><text:s text:c="3"/>2.199 | 5 <text:s/>| <text:s text:c="3"/>1.075 <text:s text:c="2"/>-0.192 <text:s text:c="2"/>-0.959 | <text:s/>-163.5 <text:s text:c="2"/>-63.4 <text:s/>-118.4</text:p>
      <text:p text:style-name="Standard"><text:s text:c="3"/>2.233 | 0 <text:s/>| <text:s text:c="8"/>Comm Error <text:s text:c="8"/>| <text:s text:c="11"/>- <text:s text:c="10"/></text:p>
      <text:p text:style-name="Standard"><text:s text:c="3"/>2.233 | 1 <text:s/>| <text:s text:c="3"/>0.759 <text:s text:c="2"/>-1.149 <text:s text:c="3"/>0.322 | <text:s text:c="2"/>-72.7 <text:s text:c="2"/>-43.9 <text:s text:c="2"/>-89.2</text:p>
      <text:p text:style-name="Standard"><text:s text:c="3"/>2.233 | 2 <text:s/>| <text:s text:c="3"/>0.168 <text:s text:c="3"/>1.115 <text:s text:c="2"/>-0.091 | <text:s text:c="2"/>101.5 <text:s text:c="3"/>-4.0 <text:s text:c="2"/>-28.3</text:p>
      <text:p text:style-name="Standard"><text:s text:c="3"/>2.233 | 3 <text:s/>| <text:s text:c="3"/>1.054 <text:s text:c="3"/>0.118 <text:s text:c="3"/>0.314 | <text:s text:c="4"/>2.9 <text:s text:c="2"/>-77.6 <text:s text:c="3"/>88.8</text:p>
      <text:p text:style-name="Standard"><text:s text:c="3"/>2.233 | 4 <text:s/>| <text:s text:c="3"/>1.003 <text:s text:c="2"/>-0.046 <text:s text:c="3"/>0.122 | <text:s text:c="2"/>-33.6 <text:s text:c="2"/>-82.1 <text:s text:c="2"/>118.8</text:p>
      <text:p text:style-name="Standard"><text:s text:c="3"/>2.233 | 5 <text:s/>| <text:s text:c="3"/>0.863 <text:s text:c="3"/>0.009 <text:s text:c="2"/>-0.937 | <text:s/>-167.9 <text:s text:c="2"/>-56.8 <text:s/>-113.5</text:p>
      <text:p text:style-name="Standard"><text:s text:c="3"/>2.268 | 0 <text:s/>| <text:s text:c="8"/>Comm Error <text:s text:c="8"/>| <text:s text:c="11"/>- <text:s text:c="10"/></text:p>
      <text:p text:style-name="Standard"><text:s text:c="3"/>2.268 | 1 <text:s/>| <text:s text:c="3"/>0.705 <text:s text:c="2"/>-1.038 <text:s text:c="3"/>0.130 | <text:s text:c="2"/>-69.3 <text:s text:c="2"/>-48.1 <text:s text:c="2"/>-91.0</text:p>
      <text:p text:style-name="Standard"><text:s text:c="3"/>2.268 | 2 <text:s/>| <text:s text:c="3"/>0.178 <text:s text:c="3"/>1.048 <text:s text:c="2"/>-0.069 | <text:s text:c="2"/>102.8 <text:s text:c="3"/>-4.0 <text:s text:c="2"/>-26.1</text:p>
      <text:p text:style-name="Standard"><text:s text:c="3"/>2.268 | 3 <text:s/>| <text:s text:c="3"/>0.995 <text:s text:c="3"/>0.031 <text:s text:c="3"/>0.215 | <text:s text:c="4"/>5.6 <text:s text:c="2"/>-77.5 <text:s text:c="3"/>85.8</text:p>
      <text:p text:style-name="Standard"><text:s text:c="3"/>2.268 | 4 <text:s/>| <text:s text:c="3"/>1.011 <text:s text:c="2"/>-0.040 <text:s text:c="3"/>0.075 | <text:s text:c="2"/>-30.6 <text:s text:c="2"/>-82.2 <text:s text:c="2"/>114.9</text:p>
      <text:p text:style-name="Standard"><text:s text:c="3"/>2.268 | 5 <text:s/>| <text:s text:c="3"/>0.616 <text:s text:c="2"/>-0.166 <text:s text:c="2"/>-0.808 | <text:s/>-170.8 <text:s text:c="2"/>-51.7 <text:s/>-111.9</text:p>
      <text:p text:style-name="Standard"><text:s text:c="3"/>2.302 | 0 <text:s/>| <text:s text:c="8"/>Comm Error <text:s text:c="8"/>| <text:s text:c="11"/>- <text:s text:c="10"/></text:p>
      <text:p text:style-name="Standard"><text:s text:c="3"/>2.302 | 1 <text:s/>| <text:s text:c="3"/>0.582 <text:s text:c="2"/>-0.925 <text:s text:c="3"/>0.246 | <text:s text:c="2"/>-66.6 <text:s text:c="2"/>-50.4 <text:s text:c="2"/>-93.1</text:p>
      <text:p text:style-name="Standard"><text:s text:c="3"/>2.302 | 2 <text:s/>| <text:s text:c="3"/>0.201 <text:s text:c="3"/>1.012 <text:s text:c="2"/>-0.025 | <text:s text:c="2"/>103.3 <text:s text:c="3"/>-4.3 <text:s text:c="2"/>-24.6</text:p>
      <text:p text:style-name="Standard"><text:s text:c="3"/>2.302 | 3 <text:s/>| <text:s text:c="3"/>0.995 <text:s text:c="2"/>-0.080 <text:s text:c="3"/>0.199 | <text:s text:c="4"/>4.4 <text:s text:c="2"/>-77.7 <text:s text:c="3"/>86.8</text:p>
      <text:p text:style-name="Standard"><text:s text:c="3"/>2.302 | 4 <text:s/>| <text:s text:c="3"/>1.007 <text:s text:c="2"/>-0.065 <text:s text:c="3"/>0.076 | <text:s text:c="2"/>-31.6 <text:s text:c="2"/>-82.1 <text:s text:c="2"/>114.9</text:p>
      <text:p text:style-name="Standard"><text:s text:c="3"/>2.302 | 5 <text:s/>| <text:s text:c="3"/>0.434 <text:s text:c="2"/>-0.186 <text:s text:c="2"/>-0.650 | <text:s/>-171.7 <text:s text:c="2"/>-45.3 <text:s/>-112.5</text:p>
      <text:p text:style-name="Standard"><text:s text:c="3"/>2.336 | 0 <text:s/>| <text:s text:c="8"/>Comm Error <text:s text:c="8"/>| <text:s text:c="11"/>- <text:s text:c="10"/></text:p>
      <text:p text:style-name="Standard"><text:s text:c="3"/>2.336 | 1 <text:s/>| <text:s text:c="3"/>0.476 <text:s text:c="2"/>-0.841 <text:s text:c="3"/>0.236 | <text:s text:c="2"/>-63.6 <text:s text:c="2"/>-51.8 <text:s text:c="2"/>-95.4</text:p>
      <text:p text:style-name="Standard"><text:s text:c="3"/>2.336 | 2 <text:s/>| <text:s text:c="3"/>0.201 <text:s text:c="3"/>1.012 <text:s text:c="2"/>-0.005 | <text:s text:c="2"/>103.4 <text:s text:c="3"/>-4.8 <text:s text:c="2"/>-23.0</text:p>
      <text:p text:style-name="Standard"><text:s text:c="3"/>2.336 | 3 <text:s/>| <text:s text:c="3"/>0.994 <text:s text:c="2"/>-0.102 <text:s text:c="3"/>0.270 | <text:s text:c="3"/>-1.0 <text:s text:c="2"/>-77.6 <text:s text:c="3"/>91.9</text:p>
      <text:p text:style-name="Standard"><text:s text:c="3"/>2.336 | 4 <text:s/>| <text:s text:c="3"/>1.012 <text:s text:c="2"/>-0.092 <text:s text:c="3"/>0.096 | <text:s text:c="2"/>-34.1 <text:s text:c="2"/>-81.9 <text:s text:c="2"/>116.3</text:p>
      <text:p text:style-name="Standard"><text:s text:c="3"/>2.336 | 5 <text:s/>| <text:s text:c="3"/>0.208 <text:s text:c="2"/>-0.087 <text:s text:c="2"/>-0.568 | <text:s/>-172.0 <text:s text:c="2"/>-40.5 <text:s/>-112.8</text:p>
      <text:p text:style-name="Standard"><text:s text:c="3"/>2.370 | 0 <text:s/>| <text:s text:c="8"/>Comm Error <text:s text:c="8"/>| <text:s text:c="11"/>- <text:s text:c="10"/></text:p>
      <text:p text:style-name="Standard"><text:s text:c="3"/>2.370 | 1 <text:s/>| <text:s text:c="3"/>0.407 <text:s text:c="2"/>-0.760 <text:s text:c="3"/>0.203 | <text:s text:c="2"/>-62.6 <text:s text:c="2"/>-52.1 <text:s text:c="2"/>-96.0</text:p>
      <text:p text:style-name="Standard"><text:s text:c="3"/>2.370 | 2 <text:s/>| <text:s text:c="3"/>0.199 <text:s text:c="3"/>1.024 <text:s text:c="2"/>-0.028 | <text:s text:c="2"/>103.0 <text:s text:c="3"/>-5.5 <text:s text:c="2"/>-22.1</text:p>
      <text:p text:style-name="Standard"><text:s text:c="3"/>2.370 | 3 <text:s/>| <text:s text:c="3"/>1.012 <text:s text:c="2"/>-0.025 <text:s text:c="3"/>0.272 | <text:s text:c="3"/>-2.7 <text:s text:c="2"/>-77.2 <text:s text:c="3"/>93.3</text:p>
      <text:p text:style-name="Standard"><text:s text:c="3"/>2.370 | 4 <text:s/>| <text:s text:c="3"/>0.991 <text:s text:c="2"/>-0.076 <text:s text:c="3"/>0.109 | <text:s text:c="2"/>-35.2 <text:s text:c="2"/>-81.7 <text:s text:c="2"/>117.1</text:p>
      <text:p text:style-name="Standard"><text:s text:c="3"/>2.370 | 5 <text:s/>| <text:s text:c="3"/>0.101 <text:s text:c="2"/>-0.057 <text:s text:c="2"/>-0.477 | <text:s/>-173.2 <text:s text:c="2"/>-33.9 <text:s/>-112.8</text:p>
      <text:p text:style-name="Standard"><text:s text:c="3"/>2.405 | 0 <text:s/>| <text:s text:c="8"/>Comm Error <text:s text:c="8"/>| <text:s text:c="11"/>- <text:s text:c="10"/></text:p>
      <text:p text:style-name="Standard"><text:s text:c="3"/>2.405 | 1 <text:s/>| <text:s text:c="3"/>0.369 <text:s text:c="2"/>-0.724 <text:s text:c="3"/>0.185 | <text:s text:c="2"/>-62.7 <text:s text:c="2"/>-51.6 <text:s text:c="2"/>-95.6</text:p>
      <text:p text:style-name="Standard"><text:s text:c="3"/>2.405 | 2 <text:s/>| <text:s text:c="3"/>0.193 <text:s text:c="3"/>1.028 <text:s text:c="2"/>-0.070 | <text:s text:c="2"/>102.4 <text:s text:c="3"/>-6.2 <text:s text:c="2"/>-21.7</text:p>
      <text:p text:style-name="Standard"><text:s text:c="3"/>2.405 | 3 <text:s/>| <text:s text:c="3"/>1.010 <text:s text:c="3"/>0.014 <text:s text:c="3"/>0.237 | <text:s text:c="3"/>-1.9 <text:s text:c="2"/>-77.1 <text:s text:c="3"/>91.9</text:p>
      <text:p text:style-name="Standard"><text:s text:c="3"/>2.405 | 4 <text:s/>| <text:s text:c="3"/>0.980 <text:s text:c="2"/>-0.073 <text:s text:c="3"/>0.133 | <text:s text:c="2"/>-34.8 <text:s text:c="2"/>-81.4 <text:s text:c="2"/>116.3</text:p>
      <text:p text:style-name="Standard"><text:s text:c="3"/>2.405 | 5 <text:s/>| <text:s text:c="2"/>-0.053 <text:s text:c="2"/>-0.104 <text:s text:c="2"/>-0.414 | <text:s/>-172.5 <text:s text:c="2"/>-28.4 <text:s/>-113.5</text:p>
      <text:p text:style-name="Standard"><text:s text:c="3"/>2.439 | 0 <text:s/>| <text:s text:c="8"/>Comm Error <text:s text:c="8"/>| <text:s text:c="11"/>- <text:s text:c="10"/></text:p>
      <text:p text:style-name="Standard"><text:s text:c="3"/>2.439 | 1 <text:s/>| <text:s text:c="3"/>0.297 <text:s text:c="2"/>-0.668 <text:s text:c="3"/>0.155 | <text:s text:c="2"/>-64.1 <text:s text:c="2"/>-49.6 <text:s text:c="2"/>-93.9</text:p>
      <text:p text:style-name="Standard"><text:soft-page-break/><text:s text:c="3"/>2.439 | 2 <text:s/>| <text:s text:c="3"/>0.213 <text:s text:c="3"/>0.972 <text:s text:c="2"/>-0.069 | <text:s text:c="2"/>101.0 <text:s text:c="3"/>-7.7 <text:s text:c="2"/>-21.7</text:p>
      <text:p text:style-name="Standard"><text:s text:c="3"/>2.439 | 3 <text:s/>| <text:s text:c="3"/>1.012 <text:s text:c="2"/>-0.017 <text:s text:c="3"/>0.264 | <text:s text:c="3"/>-1.5 <text:s text:c="2"/>-76.9 <text:s text:c="3"/>91.2</text:p>
      <text:p text:style-name="Standard"><text:s text:c="3"/>2.439 | 4 <text:s/>| <text:s text:c="3"/>0.968 <text:s text:c="2"/>-0.046 <text:s text:c="3"/>0.151 | <text:s text:c="2"/>-31.2 <text:s text:c="2"/>-81.2 <text:s text:c="2"/>112.7</text:p>
      <text:p text:style-name="Standard"><text:s text:c="3"/>2.439 | 5 <text:s/>| <text:s text:c="2"/>-0.078 <text:s text:c="2"/>-0.067 <text:s text:c="2"/>-0.363 | <text:s/>-171.4 <text:s text:c="2"/>-22.9 <text:s/>-114.2</text:p>
      <text:p text:style-name="Standard"><text:s text:c="3"/>2.473 | 0 <text:s/>| <text:s text:c="8"/>Comm Error <text:s text:c="8"/>| <text:s text:c="11"/>- <text:s text:c="10"/></text:p>
      <text:p text:style-name="Standard"><text:s text:c="3"/>2.473 | 1 <text:s/>| <text:s text:c="3"/>0.252 <text:s text:c="2"/>-0.626 <text:s text:c="3"/>0.119 | <text:s text:c="2"/>-65.5 <text:s text:c="2"/>-47.8 <text:s text:c="2"/>-92.5</text:p>
      <text:p text:style-name="Standard"><text:s text:c="3"/>2.473 | 2 <text:s/>| <text:s text:c="3"/>0.259 <text:s text:c="3"/>0.897 <text:s text:c="3"/>0.007 | <text:s text:c="3"/>99.8 <text:s text:c="3"/>-9.0 <text:s text:c="2"/>-21.4</text:p>
      <text:p text:style-name="Standard"><text:s text:c="3"/>2.473 | 3 <text:s/>| <text:s text:c="3"/>0.980 <text:s text:c="2"/>-0.054 <text:s text:c="3"/>0.244 | <text:s text:c="3"/>-3.1 <text:s text:c="2"/>-76.5 <text:s text:c="3"/>92.6</text:p>
      <text:p text:style-name="Standard"><text:s text:c="3"/>2.473 | 4 <text:s/>| <text:s text:c="3"/>0.974 <text:s text:c="2"/>-0.049 <text:s text:c="3"/>0.142 | <text:s text:c="2"/>-28.6 <text:s text:c="2"/>-81.0 <text:s text:c="2"/>110.4</text:p>
      <text:p text:style-name="Standard"><text:s text:c="3"/>2.473 | 5 <text:s/>| <text:s text:c="3"/>0.002 <text:s text:c="2"/>-0.033 <text:s text:c="2"/>-0.413 | <text:s/>-171.5 <text:s text:c="2"/>-18.2 <text:s/>-114.6</text:p>
      <text:p text:style-name="Standard"><text:s text:c="3"/>2.508 | 0 <text:s/>| <text:s text:c="8"/>Comm Error <text:s text:c="8"/>| <text:s text:c="11"/>- <text:s text:c="10"/></text:p>
      <text:p text:style-name="Standard"><text:s text:c="3"/>2.508 | 1 <text:s/>| <text:s text:c="3"/>0.242 <text:s text:c="2"/>-0.579 <text:s text:c="3"/>0.074 | <text:s text:c="2"/>-69.0 <text:s text:c="2"/>-43.5 <text:s text:c="2"/>-89.3</text:p>
      <text:p text:style-name="Standard"><text:s text:c="3"/>2.508 | 2 <text:s/>| <text:s text:c="3"/>0.216 <text:s text:c="3"/>0.894 <text:s text:c="3"/>0.040 | <text:s text:c="3"/>97.9 <text:s text:c="2"/>-10.4 <text:s text:c="2"/>-20.9</text:p>
      <text:p text:style-name="Standard"><text:s text:c="3"/>2.508 | 3 <text:s/>| <text:s text:c="3"/>0.966 <text:s text:c="2"/>-0.023 <text:s text:c="3"/>0.166 | <text:s text:c="3"/>-3.9 <text:s text:c="2"/>-76.6 <text:s text:c="3"/>93.1</text:p>
      <text:p text:style-name="Standard"><text:s text:c="3"/>2.508 | 4 <text:s/>| <text:s text:c="3"/>0.998 <text:s text:c="2"/>-0.064 <text:s text:c="3"/>0.098 | <text:s text:c="2"/>-27.3 <text:s text:c="2"/>-81.3 <text:s text:c="2"/>109.7</text:p>
      <text:p text:style-name="Standard"><text:s text:c="3"/>2.508 | 5 <text:s/>| <text:s text:c="3"/>0.046 <text:s text:c="2"/>-0.088 <text:s text:c="2"/>-0.517 | <text:s/>-171.7 <text:s text:c="2"/>-17.0 <text:s/>-115.2</text:p>
      <text:p text:style-name="Standard"><text:s text:c="3"/>2.542 | 0 <text:s/>| <text:s text:c="8"/>Comm Error <text:s text:c="8"/>| <text:s text:c="11"/>- <text:s text:c="10"/></text:p>
      <text:p text:style-name="Standard"><text:s text:c="3"/>2.542 | 1 <text:s/>| <text:s text:c="3"/>0.275 <text:s text:c="2"/>-0.594 <text:s text:c="3"/>0.075 | <text:s text:c="2"/>-71.5 <text:s text:c="2"/>-40.1 <text:s text:c="2"/>-87.0</text:p>
      <text:p text:style-name="Standard"><text:s text:c="3"/>2.542 | 2 <text:s/>| <text:s text:c="3"/>0.250 <text:s text:c="3"/>0.913 <text:s text:c="3"/>0.093 | <text:s text:c="3"/>95.1 <text:s text:c="2"/>-11.8 <text:s text:c="2"/>-21.0</text:p>
      <text:p text:style-name="Standard"><text:s text:c="3"/>2.542 | 3 <text:s/>| <text:s text:c="3"/>0.971 <text:s text:c="3"/>0.021 <text:s text:c="3"/>0.173 | <text:s text:c="3"/>-3.5 <text:s text:c="2"/>-76.8 <text:s text:c="3"/>91.8</text:p>
      <text:p text:style-name="Standard"><text:s text:c="3"/>2.542 | 4 <text:s/>| <text:s text:c="3"/>1.001 <text:s text:c="2"/>-0.053 <text:s text:c="3"/>0.094 | <text:s text:c="2"/>-28.1 <text:s text:c="2"/>-81.5 <text:s text:c="2"/>110.9</text:p>
      <text:p text:style-name="Standard"><text:s text:c="3"/>2.542 | 5 <text:s/>| <text:s text:c="3"/>0.116 <text:s text:c="2"/>-0.164 <text:s text:c="2"/>-0.612 | <text:s/>-170.2 <text:s text:c="2"/>-16.8 <text:s/>-116.4</text:p>
      <text:p text:style-name="Standard"><text:s text:c="3"/>2.577 | 0 <text:s/>| <text:s text:c="8"/>Comm Error <text:s text:c="8"/>| <text:s text:c="11"/>- <text:s text:c="10"/></text:p>
      <text:p text:style-name="Standard"><text:s text:c="3"/>2.577 | 1 <text:s/>| <text:s text:c="3"/>0.330 <text:s text:c="2"/>-0.653 <text:s text:c="3"/>0.076 | <text:s text:c="2"/>-74.7 <text:s text:c="2"/>-35.3 <text:s text:c="2"/>-84.3</text:p>
      <text:p text:style-name="Standard"><text:s text:c="3"/>2.577 | 2 <text:s/>| <text:s text:c="3"/>0.392 <text:s text:c="3"/>0.886 <text:s text:c="3"/>0.122 | <text:s text:c="3"/>92.7 <text:s text:c="2"/>-13.7 <text:s text:c="2"/>-20.8</text:p>
      <text:p text:style-name="Standard"><text:s text:c="3"/>2.577 | 3 <text:s/>| <text:s text:c="3"/>0.980 <text:s text:c="3"/>0.057 <text:s text:c="3"/>0.209 | <text:s text:c="3"/>-1.1 <text:s text:c="2"/>-76.7 <text:s text:c="3"/>89.5</text:p>
      <text:p text:style-name="Standard"><text:s text:c="3"/>2.577 | 4 <text:s/>| <text:s text:c="3"/>0.998 <text:s text:c="2"/>-0.054 <text:s text:c="3"/>0.109 | <text:s text:c="2"/>-27.0 <text:s text:c="2"/>-81.8 <text:s text:c="2"/>110.0</text:p>
      <text:p text:style-name="Standard"><text:s text:c="3"/>2.577 | 5 <text:s/>| <text:s text:c="3"/>0.266 <text:s text:c="2"/>-0.087 <text:s text:c="2"/>-0.694 | <text:s/>-169.1 <text:s text:c="2"/>-18.4 <text:s/>-117.0</text:p>
      <text:p text:style-name="Standard"><text:s text:c="3"/>2.611 | 0 <text:s/>| <text:s text:c="8"/>Comm Error <text:s text:c="8"/>| <text:s text:c="11"/>- <text:s text:c="10"/></text:p>
      <text:p text:style-name="Standard"><text:s text:c="3"/>2.611 | 1 <text:s/>| <text:s text:c="3"/>0.374 <text:s text:c="2"/>-0.784 <text:s text:c="3"/>0.077 | <text:s text:c="2"/>-77.0 <text:s text:c="2"/>-31.3 <text:s text:c="2"/>-82.9</text:p>
      <text:p text:style-name="Standard"><text:s text:c="3"/>2.611 | 2 <text:s/>| <text:s text:c="3"/>0.358 <text:s text:c="3"/>0.991 <text:s text:c="3"/>0.017 | <text:s text:c="3"/>89.9 <text:s text:c="2"/>-16.5 <text:s text:c="2"/>-18.4</text:p>
      <text:p text:style-name="Standard"><text:s text:c="3"/>2.611 | 3 <text:s/>| <text:s text:c="3"/>0.989 <text:s text:c="3"/>0.064 <text:s text:c="3"/>0.207 | <text:s text:c="4"/>1.1 <text:s text:c="2"/>-76.5 <text:s text:c="3"/>86.7</text:p>
      <text:p text:style-name="Standard"><text:s text:c="3"/>2.611 | 4 <text:s/>| <text:s text:c="3"/>0.985 <text:s text:c="2"/>-0.023 <text:s text:c="3"/>0.114 | <text:s text:c="2"/>-25.8 <text:s text:c="2"/>-82.0 <text:s text:c="2"/>108.6</text:p>
      <text:p text:style-name="Standard"><text:s text:c="3"/>2.611 | 5 <text:s/>| <text:s text:c="3"/>0.355 <text:s text:c="2"/>-0.044 <text:s text:c="2"/>-0.809 | <text:s/>-169.4 <text:s text:c="2"/>-22.0 <text:s/>-117.4</text:p>
      <text:p text:style-name="Standard"><text:s text:c="3"/>2.645 | 0 <text:s/>| <text:s text:c="8"/>Comm Error <text:s text:c="8"/>| <text:s text:c="11"/>- <text:s text:c="10"/></text:p>
      <text:p text:style-name="Standard"><text:s text:c="3"/>2.645 | 1 <text:s/>| <text:s text:c="3"/>0.375 <text:s text:c="2"/>-0.851 <text:s text:c="3"/>0.071 | <text:s text:c="2"/>-79.1 <text:s text:c="2"/>-26.8 <text:s text:c="2"/>-81.6</text:p>
      <text:p text:style-name="Standard"><text:s text:c="3"/>2.645 | 2 <text:s/>| <text:s text:c="3"/>0.407 <text:s text:c="3"/>1.021 <text:s text:c="3"/>0.156 | <text:s text:c="3"/>88.0 <text:s text:c="2"/>-17.4 <text:s text:c="2"/>-16.5</text:p>
      <text:p text:style-name="Standard"><text:s text:c="3"/>2.645 | 3 <text:s/>| <text:s text:c="3"/>0.981 <text:s text:c="3"/>0.000 <text:s text:c="3"/>0.266 | <text:s text:c="4"/>2.0 <text:s text:c="2"/>-75.9 <text:s text:c="3"/>84.9</text:p>
      <text:p text:style-name="Standard"><text:s text:c="3"/>2.645 | 4 <text:s/>| <text:s text:c="3"/>0.997 <text:s text:c="2"/>-0.018 <text:s text:c="3"/>0.096 | <text:s text:c="2"/>-23.5 <text:s text:c="2"/>-82.5 <text:s text:c="2"/>105.8</text:p>
      <text:p text:style-name="Standard"><text:s text:c="3"/>2.645 | 5 <text:s/>| <text:s text:c="3"/>0.561 <text:s text:c="2"/>-0.126 <text:s text:c="2"/>-0.983 | <text:s/>-170.1 <text:s text:c="2"/>-25.5 <text:s/>-117.8</text:p>
      <text:p text:style-name="Standard"><text:s text:c="3"/>2.679 | 0 <text:s/>| <text:s text:c="8"/>Comm Error <text:s text:c="8"/>| <text:s text:c="11"/>- <text:s text:c="10"/></text:p>
      <text:p text:style-name="Standard"><text:s text:c="3"/>2.679 | 1 <text:s/>| <text:s text:c="3"/>0.453 <text:s text:c="2"/>-0.964 <text:s text:c="3"/>0.039 | <text:s text:c="2"/>-82.2 <text:s text:c="2"/>-21.2 <text:s text:c="2"/>-80.9</text:p>
      <text:p text:style-name="Standard"><text:s text:c="3"/>2.679 | 2 <text:s/>| <text:s text:c="3"/>0.472 <text:s text:c="3"/>1.054 <text:s text:c="3"/>0.320 | <text:s text:c="3"/>82.0 <text:s text:c="2"/>-19.4 <text:s text:c="2"/>-11.4</text:p>
      <text:p text:style-name="Standard"><text:s text:c="3"/>2.679 | 3 <text:s/>| <text:s text:c="3"/>0.988 <text:s text:c="2"/>-0.052 <text:s text:c="3"/>0.280 | <text:s text:c="3"/>-0.0 <text:s text:c="2"/>-75.2 <text:s text:c="3"/>86.0</text:p>
      <text:p text:style-name="Standard"><text:s text:c="3"/>2.679 | 4 <text:s/>| <text:s text:c="3"/>0.964 <text:s text:c="3"/>0.040 <text:s text:c="3"/>0.134 | <text:s text:c="2"/>-19.4 <text:s text:c="2"/>-82.9 <text:s text:c="2"/>100.5</text:p>
      <text:p text:style-name="Standard"><text:s text:c="3"/>2.679 | 5 <text:s/>| <text:s text:c="3"/>0.910 <text:s text:c="2"/>-0.103 <text:s text:c="2"/>-0.926 | <text:s/>-170.6 <text:s text:c="2"/>-34.0 <text:s/>-118.2</text:p>
      <text:p text:style-name="Standard"><text:s text:c="3"/>2.713 | 0 <text:s/>| <text:s text:c="8"/>Comm Error <text:s text:c="8"/>| <text:s text:c="11"/>- <text:s text:c="10"/></text:p>
      <text:p text:style-name="Standard"><text:s text:c="3"/>2.713 | 1 <text:s/>| <text:s text:c="3"/>0.481 <text:s text:c="2"/>-0.998 <text:s text:c="2"/>-0.007 | <text:s text:c="2"/>-84.8 <text:s text:c="2"/>-17.4 <text:s text:c="2"/>-80.8</text:p>
      <text:p text:style-name="Standard"><text:s text:c="3"/>2.713 | 2 <text:s/>| <text:s text:c="3"/>0.440 <text:s text:c="3"/>1.090 <text:s text:c="3"/>0.331 | <text:s text:c="3"/>77.5 <text:s text:c="2"/>-20.3 <text:s text:c="3"/>-8.6</text:p>
      <text:p text:style-name="Standard"><text:soft-page-break/><text:s text:c="3"/>2.713 | 3 <text:s/>| <text:s text:c="3"/>0.963 <text:s text:c="2"/>-0.075 <text:s text:c="3"/>0.251 | <text:s text:c="3"/>-3.6 <text:s text:c="2"/>-74.2 <text:s text:c="3"/>88.1</text:p>
      <text:p text:style-name="Standard"><text:s text:c="3"/>2.713 | 4 <text:s/>| <text:s text:c="3"/>0.952 <text:s text:c="2"/>-0.075 <text:s text:c="3"/>0.282 | <text:s text:c="2"/>-19.3 <text:s text:c="2"/>-82.7 <text:s text:c="2"/>100.0</text:p>
      <text:p text:style-name="Standard"><text:s text:c="3"/>2.713 | 5 <text:s/>| <text:s text:c="3"/>1.457 <text:s text:c="2"/>-0.105 <text:s text:c="2"/>-1.808 | <text:s/>-173.6 <text:s text:c="2"/>-42.0 <text:s/>-118.4</text:p>
      <text:p text:style-name="Standard"><text:s text:c="3"/>2.748 | 0 <text:s/>| <text:s text:c="8"/>Comm Error <text:s text:c="8"/>| <text:s text:c="11"/>- <text:s text:c="10"/></text:p>
      <text:p text:style-name="Standard"><text:s text:c="3"/>2.748 | 1 <text:s/>| <text:s text:c="3"/>0.470 <text:s text:c="2"/>-1.040 <text:s text:c="3"/>0.006 | <text:s text:c="2"/>-88.2 <text:s text:c="2"/>-13.0 <text:s text:c="2"/>-82.3</text:p>
      <text:p text:style-name="Standard"><text:s text:c="3"/>2.748 | 2 <text:s/>| <text:s text:c="3"/>0.464 <text:s text:c="3"/>1.068 <text:s text:c="3"/>0.225 | <text:s text:c="3"/>73.8 <text:s text:c="2"/>-21.6 <text:s text:c="3"/>-7.7</text:p>
      <text:p text:style-name="Standard"><text:s text:c="3"/>2.748 | 3 <text:s/>| <text:s text:c="3"/>1.008 <text:s text:c="2"/>-0.083 <text:s text:c="3"/>0.157 | <text:s text:c="3"/>-6.2 <text:s text:c="2"/>-74.1 <text:s text:c="3"/>89.6</text:p>
      <text:p text:style-name="Standard"><text:s text:c="3"/>2.748 | 4 <text:s/>| <text:s text:c="3"/>1.038 <text:s text:c="2"/>-0.101 <text:s text:c="3"/>0.338 | <text:s text:c="2"/>-24.7 <text:s text:c="2"/>-82.0 <text:s text:c="2"/>104.1</text:p>
      <text:p text:style-name="Standard"><text:s text:c="3"/>2.748 | 5 <text:s/>| <text:s text:c="3"/>2.654 <text:s text:c="2"/>-0.136 <text:s text:c="3"/>0.093 | <text:s/>-174.5 <text:s text:c="2"/>-48.6 <text:s/>-120.3</text:p>
      <text:p text:style-name="Standard"><text:s text:c="3"/>2.782 | 0 <text:s/>| <text:s text:c="8"/>Comm Error <text:s text:c="8"/>| <text:s text:c="11"/>- <text:s text:c="10"/></text:p>
      <text:p text:style-name="Standard"><text:s text:c="3"/>2.782 | 1 <text:s/>| <text:s text:c="3"/>0.464 <text:s text:c="2"/>-1.328 <text:s text:c="3"/>0.087 | <text:s text:c="2"/>-90.6 <text:s text:c="3"/>-9.9 <text:s text:c="2"/>-84.5</text:p>
      <text:p text:style-name="Standard"><text:s text:c="3"/>2.782 | 2 <text:s/>| <text:s text:c="3"/>0.394 <text:s text:c="3"/>1.482 <text:s text:c="3"/>0.304 | <text:s text:c="3"/>71.4 <text:s text:c="2"/>-22.6 <text:s text:c="3"/>-8.4</text:p>
      <text:p text:style-name="Standard"><text:s text:c="3"/>2.782 | 3 <text:s/>| <text:s text:c="3"/>1.187 <text:s text:c="2"/>-0.143 <text:s text:c="3"/>0.021 | <text:s text:c="2"/>-10.5 <text:s text:c="2"/>-75.3 <text:s text:c="3"/>92.9</text:p>
      <text:p text:style-name="Standard"><text:s text:c="3"/>2.782 | 4 <text:s/>| <text:s text:c="3"/>1.107 <text:s text:c="3"/>0.066 <text:s text:c="3"/>0.251 | <text:s text:c="2"/>-26.8 <text:s text:c="2"/>-82.5 <text:s text:c="2"/>106.0</text:p>
      <text:p text:style-name="Standard"><text:s text:c="3"/>2.782 | 5 <text:s/>| <text:s text:c="3"/>1.769 <text:s text:c="2"/>-0.403 <text:s text:c="2"/>-0.075 | <text:s/>-172.0 <text:s text:c="2"/>-62.0 <text:s/>-126.6</text:p>
      <text:p text:style-name="Standard"><text:s text:c="3"/>2.818 | 0 <text:s/>| <text:s text:c="8"/>Comm Error <text:s text:c="8"/>| <text:s text:c="11"/>- <text:s text:c="10"/></text:p>
      <text:p text:style-name="Standard"><text:s text:c="3"/>2.818 | 1 <text:s/>| <text:s text:c="3"/>0.493 <text:s text:c="2"/>-1.459 <text:s text:c="3"/>0.121 | <text:s text:c="2"/>-93.9 <text:s text:c="3"/>-6.1 <text:s text:c="2"/>-88.4</text:p>
      <text:p text:style-name="Standard"><text:s text:c="3"/>2.818 | 2 <text:s/>| <text:s text:c="3"/>0.362 <text:s text:c="3"/>1.434 <text:s text:c="3"/>0.158 | <text:s text:c="3"/>70.0 <text:s text:c="2"/>-24.0 <text:s text:c="2"/>-11.1</text:p>
      <text:p text:style-name="Standard"><text:s text:c="3"/>2.818 | 3 <text:s/>| <text:s text:c="3"/>1.046 <text:s text:c="2"/>-0.029 <text:s text:c="2"/>-0.157 | <text:s text:c="2"/>-14.5 <text:s text:c="2"/>-77.7 <text:s text:c="3"/>96.8</text:p>
      <text:p text:style-name="Standard"><text:s text:c="3"/>2.818 | 4 <text:s/>| <text:s text:c="3"/>1.552 <text:s text:c="3"/>0.082 <text:s text:c="3"/>0.373 | <text:s text:c="2"/>-34.4 <text:s text:c="2"/>-84.2 <text:s text:c="2"/>112.1</text:p>
      <text:p text:style-name="Standard"><text:s text:c="3"/>2.818 | 5 <text:s/>| <text:s text:c="3"/>1.126 <text:s text:c="2"/>-0.632 <text:s text:c="3"/>0.130 | <text:s/>-167.3 <text:s text:c="2"/>-69.5 <text:s/>-134.0</text:p>
      <text:p text:style-name="Standard"><text:s text:c="3"/>2.852 | 0 <text:s/>| <text:s text:c="8"/>Comm Error <text:s text:c="8"/>| <text:s text:c="11"/>- <text:s text:c="10"/></text:p>
      <text:p text:style-name="Standard"><text:s text:c="3"/>2.852 | 1 <text:s/>| <text:s text:c="3"/>0.479 <text:s text:c="2"/>-1.347 <text:s text:c="3"/>0.106 | <text:s text:c="2"/>-96.7 <text:s text:c="3"/>-4.1 <text:s text:c="2"/>-92.5</text:p>
      <text:p text:style-name="Standard"><text:s text:c="3"/>2.852 | 2 <text:s/>| <text:s text:c="3"/>0.262 <text:s text:c="3"/>1.398 <text:s text:c="3"/>0.104 | <text:s text:c="3"/>69.2 <text:s text:c="2"/>-26.1 <text:s text:c="2"/>-16.3</text:p>
      <text:p text:style-name="Standard"><text:s text:c="3"/>2.852 | 3 <text:s/>| <text:s text:c="3"/>1.034 <text:s text:c="3"/>0.034 <text:s text:c="2"/>-0.174 | <text:s text:c="2"/>-16.2 <text:s text:c="2"/>-81.4 <text:s text:c="3"/>98.3</text:p>
      <text:p text:style-name="Standard"><text:s text:c="3"/>2.852 | 4 <text:s/>| <text:s text:c="3"/>1.684 <text:s text:c="2"/>-0.125 <text:s text:c="3"/>0.283 | <text:s text:c="2"/>-66.3 <text:s text:c="2"/>-84.6 <text:s text:c="2"/>145.4</text:p>
      <text:p text:style-name="Standard"><text:s text:c="3"/>2.852 | 5 <text:s/>| <text:s text:c="3"/>0.926 <text:s text:c="3"/>0.225 <text:s text:c="2"/>-0.032 | <text:s/>-152.6 <text:s text:c="2"/>-74.1 <text:s/>-148.2</text:p>
      <text:p text:style-name="Standard"><text:s text:c="3"/>2.886 | 0 <text:s/>| <text:s text:c="8"/>Comm Error <text:s text:c="8"/>| <text:s text:c="11"/>- <text:s text:c="10"/></text:p>
      <text:p text:style-name="Standard"><text:s text:c="3"/>2.886 | 1 <text:s/>| <text:s text:c="3"/>0.518 <text:s text:c="2"/>-1.231 <text:s text:c="3"/>0.064 | <text:s/>-100.5 <text:s text:c="3"/>-2.8 <text:s text:c="2"/>-99.0</text:p>
      <text:p text:style-name="Standard"><text:s text:c="3"/>2.886 | 2 <text:s/>| <text:s text:c="3"/>0.295 <text:s text:c="3"/>1.202 <text:s text:c="3"/>0.013 | <text:s text:c="3"/>69.0 <text:s text:c="2"/>-28.3 <text:s text:c="2"/>-20.7</text:p>
      <text:p text:style-name="Standard"><text:s text:c="3"/>2.886 | 3 <text:s/>| <text:s text:c="3"/>0.909 <text:s text:c="2"/>-0.004 <text:s text:c="3"/>0.051 | <text:s text:c="2"/>-19.4 <text:s text:c="2"/>-83.2 <text:s text:c="2"/>101.2</text:p>
      <text:p text:style-name="Standard"><text:s text:c="3"/>2.886 | 4 <text:s/>| <text:s text:c="3"/>1.409 <text:s text:c="2"/>-0.510 <text:s text:c="2"/>-0.548 | <text:s/>-125.7 <text:s text:c="2"/>-82.2 <text:s/>-154.4</text:p>
      <text:p text:style-name="Standard"><text:s text:c="3"/>2.886 | 5 <text:s/>| <text:s text:c="3"/>1.018 <text:s text:c="3"/>0.075 <text:s text:c="2"/>-0.011 | <text:s/>-156.6 <text:s text:c="2"/>-78.0 <text:s/>-143.3</text:p>
      <text:p text:style-name="Standard"><text:s text:c="3"/>2.921 | 0 <text:s/>| <text:s text:c="8"/>Comm Error <text:s text:c="8"/>| <text:s text:c="11"/>- <text:s text:c="10"/></text:p>
      <text:p text:style-name="Standard"><text:s text:c="3"/>2.921 | 1 <text:s/>| <text:s text:c="3"/>0.398 <text:s text:c="2"/>-1.166 <text:s text:c="3"/>0.085 | <text:s/>-102.9 <text:s text:c="3"/>-2.3 <text:s/>-103.8</text:p>
      <text:p text:style-name="Standard"><text:s text:c="3"/>2.921 | 2 <text:s/>| <text:s text:c="3"/>0.262 <text:s text:c="3"/>1.186 <text:s text:c="3"/>0.010 | <text:s text:c="3"/>68.6 <text:s text:c="2"/>-30.9 <text:s text:c="2"/>-25.2</text:p>
      <text:p text:style-name="Standard"><text:s text:c="3"/>2.921 | 3 <text:s/>| <text:s text:c="3"/>1.029 <text:s text:c="2"/>-0.047 <text:s text:c="3"/>0.364 | <text:s text:c="2"/>-20.5 <text:s text:c="2"/>-83.1 <text:s text:c="2"/>102.4</text:p>
      <text:p text:style-name="Standard"><text:s text:c="3"/>2.921 | 4 <text:s/>| <text:s text:c="3"/>1.493 <text:s text:c="2"/>-0.292 <text:s text:c="2"/>-0.730 | <text:s/>-146.3 <text:s text:c="2"/>-77.3 <text:s/>-133.0</text:p>
      <text:p text:style-name="Standard"><text:s text:c="3"/>2.921 | 5 <text:s/>| <text:s text:c="3"/>1.102 <text:s text:c="3"/>0.144 <text:s text:c="3"/>0.037 | <text:s/>-158.1 <text:s text:c="2"/>-81.2 <text:s/>-139.7</text:p>
      <text:p text:style-name="Standard"><text:s text:c="3"/>2.955 | 0 <text:s/>| <text:s text:c="8"/>Comm Error <text:s text:c="8"/>| <text:s text:c="11"/>- <text:s text:c="10"/></text:p>
      <text:p text:style-name="Standard"><text:s text:c="3"/>2.955 | 1 <text:s/>| <text:s text:c="3"/>0.447 <text:s text:c="2"/>-1.260 <text:s text:c="3"/>0.184 | <text:s/>-104.0 <text:s text:c="3"/>-2.0 <text:s/>-107.4</text:p>
      <text:p text:style-name="Standard"><text:s text:c="3"/>2.955 | 2 <text:s/>| <text:s text:c="3"/>0.269 <text:s text:c="3"/>1.309 <text:s text:c="3"/>0.060 | <text:s text:c="3"/>67.4 <text:s text:c="2"/>-32.2 <text:s text:c="2"/>-27.4</text:p>
      <text:p text:style-name="Standard"><text:s text:c="3"/>2.955 | 3 <text:s/>| <text:s text:c="3"/>1.166 <text:s text:c="3"/>0.100 <text:s text:c="3"/>0.792 | <text:s text:c="2"/>-10.3 <text:s text:c="2"/>-80.6 <text:s text:c="3"/>92.7</text:p>
      <text:p text:style-name="Standard"><text:s text:c="3"/>2.955 | 4 <text:s/>| <text:s text:c="3"/>1.288 <text:s text:c="2"/>-0.159 <text:s text:c="2"/>-0.833 | <text:s/>-157.2 <text:s text:c="2"/>-69.9 <text:s/>-120.4</text:p>
      <text:p text:style-name="Standard"><text:s text:c="3"/>2.955 | 5 <text:s/>| <text:s text:c="3"/>0.963 <text:s text:c="2"/>-0.241 <text:s text:c="3"/>0.119 | <text:s/>-139.2 <text:s text:c="2"/>-82.4 <text:s/>-157.9</text:p>
      <text:p text:style-name="Standard"><text:s text:c="3"/>2.989 | 0 <text:s/>| <text:s text:c="8"/>Comm Error <text:s text:c="8"/>| <text:s text:c="11"/>- <text:s text:c="10"/></text:p>
      <text:p text:style-name="Standard"><text:s text:c="3"/>2.989 | 1 <text:s/>| <text:s text:c="3"/>0.567 <text:s text:c="2"/>-1.253 <text:s text:c="3"/>0.181 | <text:s/>-105.2 <text:s text:c="3"/>-2.5 <text:s/>-110.3</text:p>
      <text:p text:style-name="Standard"><text:s text:c="3"/>2.989 | 2 <text:s/>| <text:s text:c="3"/>0.259 <text:s text:c="3"/>1.093 <text:s text:c="3"/>0.038 | <text:s text:c="3"/>66.5 <text:s text:c="2"/>-33.0 <text:s text:c="2"/>-28.8</text:p>
      <text:p text:style-name="Standard"><text:s text:c="3"/>2.989 | 3 <text:s/>| <text:s text:c="3"/>1.054 <text:s text:c="3"/>0.234 <text:s text:c="3"/>0.452 | <text:s text:c="3"/>-0.2 <text:s text:c="2"/>-78.3 <text:s text:c="3"/>82.9</text:p>
      <text:p text:style-name="Standard"><text:soft-page-break/><text:s text:c="3"/>2.989 | 4 <text:s/>| <text:s text:c="3"/>0.973 <text:s text:c="2"/>-0.144 <text:s text:c="2"/>-0.768 | <text:s/>-159.3 <text:s text:c="2"/>-64.0 <text:s/>-116.7</text:p>
      <text:p text:style-name="Standard"><text:s text:c="3"/>2.989 | 5 <text:s/>| <text:s text:c="3"/>0.997 <text:s text:c="2"/>-0.013 <text:s text:c="3"/>0.113 | <text:s/>-117.5 <text:s text:c="2"/>-83.6 <text:s/>-177.7</text:p>
      <text:p text:style-name="Standard"><text:s text:c="3"/>3.024 | 0 <text:s/>| <text:s text:c="8"/>Comm Error <text:s text:c="8"/>| <text:s text:c="11"/>- <text:s text:c="10"/></text:p>
      <text:p text:style-name="Standard"><text:s text:c="3"/>3.024 | 1 <text:s/>| <text:s text:c="3"/>0.520 <text:s text:c="2"/>-1.097 <text:s text:c="3"/>0.153 | <text:s/>-105.5 <text:s text:c="3"/>-4.1 <text:s/>-113.4</text:p>
      <text:p text:style-name="Standard"><text:s text:c="3"/>3.024 | 2 <text:s/>| <text:s text:c="3"/>0.205 <text:s text:c="3"/>0.833 <text:s text:c="3"/>0.027 | <text:s text:c="3"/>65.9 <text:s text:c="2"/>-33.2 <text:s text:c="2"/>-29.9</text:p>
      <text:p text:style-name="Standard"><text:s text:c="3"/>3.024 | 3 <text:s/>| <text:s text:c="3"/>0.967 <text:s text:c="3"/>0.052 <text:s text:c="3"/>0.165 | <text:s text:c="4"/>6.4 <text:s text:c="2"/>-77.7 <text:s text:c="3"/>76.0</text:p>
      <text:p text:style-name="Standard"><text:s text:c="3"/>3.024 | 4 <text:s/>| <text:s text:c="3"/>0.676 <text:s text:c="2"/>-0.010 <text:s text:c="2"/>-0.669 | <text:s/>-163.7 <text:s text:c="2"/>-56.0 <text:s/>-111.1</text:p>
      <text:p text:style-name="Standard"><text:s text:c="3"/>3.024 | 5 <text:s/>| <text:s text:c="3"/>1.022 <text:s text:c="2"/>-0.063 <text:s text:c="2"/>-0.119 | <text:s/>-119.7 <text:s text:c="2"/>-83.8 <text:s/>-174.8</text:p>
      <text:p text:style-name="Standard"><text:s text:c="3"/>3.058 | 0 <text:s/>| <text:s text:c="8"/>Comm Error <text:s text:c="8"/>| <text:s text:c="11"/>- <text:s text:c="10"/></text:p>
      <text:p text:style-name="Standard"><text:s text:c="3"/>3.058 | 1 <text:s/>| <text:s text:c="3"/>0.433 <text:s text:c="2"/>-0.935 <text:s text:c="3"/>0.179 | <text:s/>-103.7 <text:s text:c="3"/>-7.4 <text:s/>-117.9</text:p>
      <text:p text:style-name="Standard"><text:s text:c="3"/>3.058 | 2 <text:s/>| <text:s text:c="3"/>0.214 <text:s text:c="3"/>0.651 <text:s text:c="3"/>0.083 | <text:s text:c="3"/>65.4 <text:s text:c="2"/>-33.0 <text:s text:c="2"/>-30.9</text:p>
      <text:p text:style-name="Standard"><text:s text:c="3"/>3.058 | 3 <text:s/>| <text:s text:c="3"/>0.958 <text:s text:c="2"/>-0.036 <text:s text:c="3"/>0.132 | <text:s text:c="4"/>4.8 <text:s text:c="2"/>-78.1 <text:s text:c="3"/>77.4</text:p>
      <text:p text:style-name="Standard"><text:s text:c="3"/>3.058 | 4 <text:s/>| <text:s text:c="3"/>0.423 <text:s text:c="3"/>0.030 <text:s text:c="2"/>-0.488 | <text:s/>-166.9 <text:s text:c="2"/>-50.9 <text:s/>-108.0</text:p>
      <text:p text:style-name="Standard"><text:s text:c="3"/>3.058 | 5 <text:s/>| <text:s text:c="3"/>1.015 <text:s text:c="2"/>-0.088 <text:s text:c="2"/>-0.104 | <text:s/>-122.1 <text:s text:c="2"/>-83.5 <text:s/>-172.6</text:p>
      <text:p text:style-name="Standard"><text:s text:c="3"/>3.093 | 0 <text:s/>| <text:s text:c="8"/>Comm Error <text:s text:c="8"/>| <text:s text:c="11"/>- <text:s text:c="10"/></text:p>
      <text:p text:style-name="Standard"><text:s text:c="3"/>3.093 | 1 <text:s/>| <text:s text:c="3"/>0.386 <text:s text:c="2"/>-0.872 <text:s text:c="3"/>0.218 | <text:s/>-101.0 <text:s text:c="2"/>-10.0 <text:s/>-120.4</text:p>
      <text:p text:style-name="Standard"><text:s text:c="3"/>3.093 | 2 <text:s/>| <text:s text:c="3"/>0.276 <text:s text:c="3"/>0.534 <text:s text:c="3"/>0.098 | <text:s text:c="3"/>65.5 <text:s text:c="2"/>-33.5 <text:s text:c="2"/>-32.5</text:p>
      <text:p text:style-name="Standard"><text:s text:c="3"/>3.093 | 3 <text:s/>| <text:s text:c="3"/>1.008 <text:s text:c="3"/>0.038 <text:s text:c="3"/>0.262 | <text:s text:c="4"/>5.8 <text:s text:c="2"/>-77.8 <text:s text:c="3"/>76.6</text:p>
      <text:p text:style-name="Standard"><text:s text:c="3"/>3.093 | 4 <text:s/>| <text:s text:c="3"/>0.231 <text:s text:c="3"/>0.029 <text:s text:c="2"/>-0.382 | <text:s/>-169.2 <text:s text:c="2"/>-46.0 <text:s/>-105.2</text:p>
      <text:p text:style-name="Standard"><text:s text:c="3"/>3.093 | 5 <text:s/>| <text:s text:c="3"/>1.007 <text:s text:c="2"/>-0.168 <text:s text:c="2"/>-0.022 | <text:s/>-117.5 <text:s text:c="2"/>-83.1 <text:s/>-177.0</text:p>
      <text:p text:style-name="Standard"><text:s text:c="3"/>3.127 | 0 <text:s/>| <text:s text:c="8"/>Comm Error <text:s text:c="8"/>| <text:s text:c="11"/>- <text:s text:c="10"/></text:p>
      <text:p text:style-name="Standard"><text:s text:c="3"/>3.127 | 1 <text:s/>| <text:s text:c="3"/>0.368 <text:s text:c="2"/>-0.848 <text:s text:c="3"/>0.218 | <text:s text:c="2"/>-96.6 <text:s text:c="2"/>-13.3 <text:s/>-122.3</text:p>
      <text:p text:style-name="Standard"><text:s text:c="3"/>3.127 | 2 <text:s/>| <text:s text:c="3"/>0.319 <text:s text:c="3"/>0.471 <text:s text:c="3"/>0.122 | <text:s text:c="3"/>66.1 <text:s text:c="2"/>-33.8 <text:s text:c="2"/>-33.5</text:p>
      <text:p text:style-name="Standard"><text:s text:c="3"/>3.127 | 3 <text:s/>| <text:s text:c="3"/>0.939 <text:s text:c="2"/>-0.011 <text:s text:c="3"/>0.274 | <text:s text:c="4"/>5.9 <text:s text:c="2"/>-77.0 <text:s text:c="3"/>76.8</text:p>
      <text:p text:style-name="Standard"><text:s text:c="3"/>3.127 | 4 <text:s/>| <text:s text:c="3"/>0.024 <text:s text:c="3"/>0.093 <text:s text:c="2"/>-0.277 | <text:s/>-173.1 <text:s text:c="2"/>-38.5 <text:s/>-103.1</text:p>
      <text:p text:style-name="Standard"><text:s text:c="3"/>3.127 | 5 <text:s/>| <text:s text:c="3"/>1.028 <text:s text:c="2"/>-0.073 <text:s text:c="2"/>-0.032 | <text:s/>-114.9 <text:s text:c="2"/>-82.9 <text:s/>-179.0</text:p>
      <text:p text:style-name="Standard"><text:s text:c="3"/>3.161 | 0 <text:s/>| <text:s text:c="8"/>Comm Error <text:s text:c="8"/>| <text:s text:c="11"/>- <text:s text:c="10"/></text:p>
      <text:p text:style-name="Standard"><text:s text:c="3"/>3.161 | 1 <text:s/>| <text:s text:c="3"/>0.357 <text:s text:c="2"/>-0.853 <text:s text:c="3"/>0.181 | <text:s text:c="2"/>-93.5 <text:s text:c="2"/>-15.7 <text:s/>-122.9</text:p>
      <text:p text:style-name="Standard"><text:s text:c="3"/>3.161 | 2 <text:s/>| <text:s text:c="3"/>0.334 <text:s text:c="3"/>0.480 <text:s text:c="3"/>0.142 | <text:s text:c="3"/>67.2 <text:s text:c="2"/>-33.5 <text:s text:c="2"/>-34.5</text:p>
      <text:p text:style-name="Standard"><text:s text:c="3"/>3.161 | 3 <text:s/>| <text:s text:c="3"/>0.918 <text:s text:c="3"/>0.012 <text:s text:c="3"/>0.238 | <text:s text:c="4"/>5.6 <text:s text:c="2"/>-76.6 <text:s text:c="3"/>77.1</text:p>
      <text:p text:style-name="Standard"><text:s text:c="3"/>3.161 | 4 <text:s/>| <text:s text:c="2"/>-0.054 <text:s text:c="3"/>0.085 <text:s text:c="2"/>-0.214 | <text:s/>-177.4 <text:s text:c="2"/>-31.8 <text:s/>-101.1</text:p>
      <text:p text:style-name="Standard"><text:s text:c="3"/>3.161 | 5 <text:s/>| <text:s text:c="3"/>1.006 <text:s text:c="2"/>-0.011 <text:s text:c="2"/>-0.099 | <text:s/>-123.7 <text:s text:c="2"/>-83.3 <text:s/>-169.4</text:p>
      <text:p text:style-name="Standard"><text:s text:c="3"/>3.196 | 0 <text:s/>| <text:s text:c="8"/>Comm Error <text:s text:c="8"/>| <text:s text:c="11"/>- <text:s text:c="10"/></text:p>
      <text:p text:style-name="Standard"><text:s text:c="3"/>3.196 | 1 <text:s/>| <text:s text:c="3"/>0.314 <text:s text:c="2"/>-0.879 <text:s text:c="3"/>0.151 | <text:s text:c="2"/>-89.6 <text:s text:c="2"/>-18.0 <text:s/>-122.9</text:p>
      <text:p text:style-name="Standard"><text:s text:c="3"/>3.196 | 2 <text:s/>| <text:s text:c="3"/>0.354 <text:s text:c="3"/>0.533 <text:s text:c="3"/>0.168 | <text:s text:c="3"/>69.7 <text:s text:c="2"/>-31.9 <text:s text:c="2"/>-35.9</text:p>
      <text:p text:style-name="Standard"><text:s text:c="3"/>3.196 | 3 <text:s/>| <text:s text:c="3"/>0.887 <text:s text:c="3"/>0.054 <text:s text:c="3"/>0.203 | <text:s text:c="4"/>6.9 <text:s text:c="2"/>-76.4 <text:s text:c="3"/>75.8</text:p>
      <text:p text:style-name="Standard"><text:s text:c="3"/>3.196 | 4 <text:s/>| <text:s text:c="2"/>-0.004 <text:s text:c="3"/>0.024 <text:s text:c="2"/>-0.196 | <text:s text:c="2"/>179.0 <text:s text:c="2"/>-24.9 <text:s/>-100.2</text:p>
      <text:p text:style-name="Standard"><text:s text:c="3"/>3.196 | 5 <text:s/>| <text:s text:c="3"/>0.999 <text:s text:c="2"/>-0.060 <text:s text:c="2"/>-0.104 | <text:s/>-129.3 <text:s text:c="2"/>-83.2 <text:s/>-164.2</text:p>
      <text:p text:style-name="Standard"><text:s text:c="3"/>3.230 | 0 <text:s/>| <text:s text:c="8"/>Comm Error <text:s text:c="8"/>| <text:s text:c="11"/>- <text:s text:c="10"/></text:p>
      <text:p text:style-name="Standard"><text:s text:c="3"/>3.230 | 1 <text:s/>| <text:s text:c="3"/>0.284 <text:s text:c="2"/>-0.930 <text:s text:c="3"/>0.102 | <text:s text:c="2"/>-87.2 <text:s text:c="2"/>-19.2 <text:s/>-121.8</text:p>
      <text:p text:style-name="Standard"><text:s text:c="3"/>3.230 | 2 <text:s/>| <text:s text:c="3"/>0.378 <text:s text:c="3"/>0.631 <text:s text:c="3"/>0.194 | <text:s text:c="3"/>72.3 <text:s text:c="2"/>-30.1 <text:s text:c="2"/>-37.2</text:p>
      <text:p text:style-name="Standard"><text:s text:c="3"/>3.230 | 3 <text:s/>| <text:s text:c="3"/>0.927 <text:s text:c="3"/>0.050 <text:s text:c="3"/>0.230 | <text:s text:c="4"/>8.2 <text:s text:c="2"/>-76.1 <text:s text:c="3"/>74.5</text:p>
      <text:p text:style-name="Standard"><text:s text:c="3"/>3.230 | 4 <text:s/>| <text:s text:c="3"/>0.053 <text:s text:c="3"/>0.030 <text:s text:c="2"/>-0.262 | <text:s text:c="2"/>177.2 <text:s text:c="2"/>-23.7 <text:s text:c="2"/>-99.9</text:p>
      <text:p text:style-name="Standard"><text:s text:c="3"/>3.230 | 5 <text:s/>| <text:s text:c="3"/>1.028 <text:s text:c="2"/>-0.089 <text:s text:c="2"/>-0.087 | <text:s/>-131.6 <text:s text:c="2"/>-82.9 <text:s/>-163.0</text:p>
      <text:p text:style-name="Standard"><text:s text:c="3"/>3.264 | 0 <text:s/>| <text:s text:c="8"/>Comm Error <text:s text:c="8"/>| <text:s text:c="11"/>- <text:s text:c="10"/></text:p>
      <text:p text:style-name="Standard"><text:s text:c="3"/>3.264 | 1 <text:s/>| <text:s text:c="3"/>0.291 <text:s text:c="2"/>-0.961 <text:s text:c="3"/>0.071 | <text:s text:c="2"/>-85.3 <text:s text:c="2"/>-20.4 <text:s/>-119.8</text:p>
      <text:p text:style-name="Standard"><text:s text:c="3"/>3.264 | 2 <text:s/>| <text:s text:c="3"/>0.376 <text:s text:c="3"/>0.748 <text:s text:c="3"/>0.206 | <text:s text:c="3"/>76.2 <text:s text:c="2"/>-26.6 <text:s text:c="2"/>-38.3</text:p>
      <text:p text:style-name="Standard"><text:s text:c="3"/>3.264 | 3 <text:s/>| <text:s text:c="3"/>1.029 <text:s text:c="2"/>-0.007 <text:s text:c="3"/>0.279 | <text:s text:c="4"/>7.3 <text:s text:c="2"/>-75.7 <text:s text:c="3"/>75.5</text:p>
      <text:p text:style-name="Standard"><text:s text:c="3"/>3.264 | 4 <text:s/>| <text:s text:c="3"/>0.091 <text:s text:c="3"/>0.028 <text:s text:c="2"/>-0.361 | <text:s text:c="2"/>174.3 <text:s text:c="2"/>-24.6 <text:s text:c="2"/>-99.1</text:p>
      <text:p text:style-name="Standard"><text:soft-page-break/><text:s text:c="3"/>3.264 | 5 <text:s/>| <text:s text:c="3"/>1.019 <text:s text:c="2"/>-0.060 <text:s text:c="2"/>-0.079 | <text:s/>-133.1 <text:s text:c="2"/>-82.8 <text:s/>-161.6</text:p>
      <text:p text:style-name="Standard"><text:s text:c="3"/>3.298 | 0 <text:s/>| <text:s text:c="8"/>Comm Error <text:s text:c="8"/>| <text:s text:c="11"/>- <text:s text:c="10"/></text:p>
      <text:p text:style-name="Standard"><text:s text:c="3"/>3.298 | 1 <text:s/>| <text:s text:c="3"/>0.329 <text:s text:c="2"/>-0.987 <text:s text:c="3"/>0.078 | <text:s text:c="2"/>-83.0 <text:s text:c="2"/>-22.2 <text:s/>-116.0</text:p>
      <text:p text:style-name="Standard"><text:s text:c="3"/>3.298 | 2 <text:s/>| <text:s text:c="3"/>0.373 <text:s text:c="3"/>0.894 <text:s text:c="3"/>0.211 | <text:s text:c="3"/>79.1 <text:s text:c="2"/>-23.5 <text:s text:c="2"/>-38.5</text:p>
      <text:p text:style-name="Standard"><text:s text:c="3"/>3.298 | 3 <text:s/>| <text:s text:c="3"/>1.043 <text:s text:c="2"/>-0.008 <text:s text:c="3"/>0.286 | <text:s text:c="4"/>5.8 <text:s text:c="2"/>-75.4 <text:s text:c="3"/>76.9</text:p>
      <text:p text:style-name="Standard"><text:s text:c="3"/>3.298 | 4 <text:s/>| <text:s text:c="3"/>0.323 <text:s text:c="2"/>-0.078 <text:s text:c="2"/>-0.471 | <text:s text:c="2"/>173.4 <text:s text:c="2"/>-28.2 <text:s text:c="2"/>-99.1</text:p>
      <text:p text:style-name="Standard"><text:s text:c="3"/>3.298 | 5 <text:s/>| <text:s text:c="3"/>1.011 <text:s text:c="2"/>-0.088 <text:s text:c="2"/>-0.088 | <text:s/>-133.9 <text:s text:c="2"/>-82.5 <text:s/>-160.9</text:p>
      <text:p text:style-name="Standard"><text:s text:c="3"/>3.333 | 0 <text:s/>| <text:s text:c="8"/>Comm Error <text:s text:c="8"/>| <text:s text:c="11"/>- <text:s text:c="10"/></text:p>
      <text:p text:style-name="Standard"><text:s text:c="3"/>3.333 | 1 <text:s/>| <text:s text:c="3"/>0.416 <text:s text:c="2"/>-1.013 <text:s text:c="2"/>-0.003 | <text:s text:c="2"/>-81.8 <text:s text:c="2"/>-24.1 <text:s/>-112.3</text:p>
      <text:p text:style-name="Standard"><text:s text:c="3"/>3.333 | 2 <text:s/>| <text:s text:c="3"/>0.366 <text:s text:c="3"/>1.015 <text:s text:c="3"/>0.215 | <text:s text:c="3"/>81.9 <text:s text:c="2"/>-20.3 <text:s text:c="2"/>-37.3</text:p>
      <text:p text:style-name="Standard"><text:s text:c="3"/>3.333 | 3 <text:s/>| <text:s text:c="3"/>1.007 <text:s text:c="3"/>0.013 <text:s text:c="3"/>0.276 | <text:s text:c="4"/>5.1 <text:s text:c="2"/>-74.9 <text:s text:c="3"/>78.0</text:p>
      <text:p text:style-name="Standard"><text:s text:c="3"/>3.333 | 4 <text:s/>| <text:s text:c="3"/>0.462 <text:s text:c="2"/>-0.198 <text:s text:c="2"/>-0.569 | <text:s text:c="2"/>173.1 <text:s text:c="2"/>-35.4 <text:s text:c="2"/>-99.5</text:p>
      <text:p text:style-name="Standard"><text:s text:c="3"/>3.333 | 5 <text:s/>| <text:s text:c="3"/>1.016 <text:s text:c="2"/>-0.052 <text:s text:c="2"/>-0.014 | <text:s/>-133.2 <text:s text:c="2"/>-82.5 <text:s/>-161.4</text:p>
      <text:p text:style-name="Standard"><text:s text:c="3"/>3.367 | 0 <text:s/>| <text:s text:c="8"/>Comm Error <text:s text:c="8"/>| <text:s text:c="11"/>- <text:s text:c="10"/></text:p>
      <text:p text:style-name="Standard"><text:s text:c="3"/>3.367 | 1 <text:s/>| <text:s text:c="3"/>0.477 <text:s text:c="2"/>-1.154 <text:s text:c="2"/>-0.049 | <text:s text:c="2"/>-81.6 <text:s text:c="2"/>-27.2 <text:s/>-106.0</text:p>
      <text:p text:style-name="Standard"><text:s text:c="3"/>3.367 | 2 <text:s/>| <text:s text:c="3"/>0.242 <text:s text:c="3"/>1.189 <text:s text:c="3"/>0.214 | <text:s text:c="3"/>85.3 <text:s text:c="2"/>-15.0 <text:s text:c="2"/>-35.9</text:p>
      <text:p text:style-name="Standard"><text:s text:c="3"/>3.367 | 3 <text:s/>| <text:s text:c="3"/>1.021 <text:s text:c="3"/>0.021 <text:s text:c="3"/>0.280 | <text:s text:c="4"/>5.1 <text:s text:c="2"/>-74.5 <text:s text:c="3"/>78.3</text:p>
      <text:p text:style-name="Standard"><text:s text:c="3"/>3.367 | 4 <text:s/>| <text:s text:c="3"/>0.845 <text:s text:c="2"/>-0.437 <text:s text:c="2"/>-0.776 | <text:s text:c="2"/>176.5 <text:s text:c="2"/>-41.8 <text:s/>-101.5</text:p>
      <text:p text:style-name="Standard"><text:s text:c="3"/>3.367 | 5 <text:s/>| <text:s text:c="3"/>0.995 <text:s text:c="2"/>-0.094 <text:s text:c="3"/>0.085 | <text:s/>-127.1 <text:s text:c="2"/>-82.8 <text:s/>-167.3</text:p>
      <text:p text:style-name="Standard"><text:s text:c="3"/>3.401 | 0 <text:s/>| <text:s text:c="8"/>Comm Error <text:s text:c="8"/>| <text:s text:c="11"/>- <text:s text:c="10"/></text:p>
      <text:p text:style-name="Standard"><text:s text:c="3"/>3.401 | 1 <text:s/>| <text:s text:c="3"/>0.568 <text:s text:c="2"/>-1.099 <text:s text:c="3"/>0.012 | <text:s text:c="2"/>-81.1 <text:s text:c="2"/>-30.0 <text:s/>-102.0</text:p>
      <text:p text:style-name="Standard"><text:s text:c="3"/>3.401 | 2 <text:s/>| <text:s text:c="3"/>0.192 <text:s text:c="3"/>1.162 <text:s text:c="3"/>0.201 | <text:s text:c="3"/>87.6 <text:s text:c="2"/>-10.7 <text:s text:c="2"/>-34.9</text:p>
      <text:p text:style-name="Standard"><text:s text:c="3"/>3.401 | 3 <text:s/>| <text:s text:c="3"/>0.993 <text:s text:c="3"/>0.021 <text:s text:c="3"/>0.273 | <text:s text:c="4"/>5.2 <text:s text:c="2"/>-73.9 <text:s text:c="3"/>78.8</text:p>
      <text:p text:style-name="Standard"><text:s text:c="3"/>3.401 | 4 <text:s/>| <text:s text:c="3"/>1.306 <text:s text:c="2"/>-0.194 <text:s text:c="2"/>-0.772 | <text:s/>-179.1 <text:s text:c="2"/>-49.6 <text:s/>-103.0</text:p>
      <text:p text:style-name="Standard"><text:s text:c="3"/>3.401 | 5 <text:s/>| <text:s text:c="3"/>0.979 <text:s text:c="2"/>-0.060 <text:s text:c="3"/>0.185 | <text:s/>-117.0 <text:s text:c="2"/>-83.0 <text:s/>-176.9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3.435 | 0 <text:s/>| <text:s text:c="8"/>Comm Error <text:s text:c="8"/>| <text:s text:c="11"/>- <text:s text:c="10"/></text:p>
      <text:p text:style-name="Standard"><text:s text:c="3"/>3.435 | 1 <text:s/>| <text:s text:c="3"/>0.643 <text:s text:c="2"/>-1.050 <text:s text:c="2"/>-0.030 | <text:s text:c="2"/>-80.2 <text:s text:c="2"/>-34.9 <text:s text:c="2"/>-98.5</text:p>
      <text:p text:style-name="Standard"><text:s text:c="3"/>3.435 | 2 <text:s/>| <text:s text:c="3"/>0.234 <text:s text:c="3"/>1.124 <text:s text:c="3"/>0.160 | <text:s text:c="3"/>90.6 <text:s text:c="3"/>-6.3 <text:s text:c="2"/>-34.8</text:p>
      <text:p text:style-name="Standard"><text:s text:c="3"/>3.435 | 3 <text:s/>| <text:s text:c="3"/>0.901 <text:s text:c="3"/>0.036 <text:s text:c="3"/>0.271 | <text:s text:c="4"/>5.6 <text:s text:c="2"/>-73.2 <text:s text:c="3"/>79.2</text:p>
      <text:p text:style-name="Standard"><text:s text:c="3"/>3.435 | 4 <text:s/>| <text:s text:c="3"/>2.123 <text:s text:c="2"/>-0.774 <text:s text:c="2"/>-1.051 | <text:s text:c="2"/>179.2 <text:s text:c="2"/>-61.0 <text:s/>-101.1</text:p>
      <text:p text:style-name="Standard"><text:s text:c="3"/>3.435 | 5 <text:s/>| <text:s text:c="3"/>0.967 <text:s text:c="2"/>-0.154 <text:s text:c="3"/>0.266 | <text:s/>-107.8 <text:s text:c="2"/>-83.0 <text:s text:c="2"/>174.2</text:p>
      <text:p text:style-name="Standard"><text:s text:c="3"/>3.470 | 0 <text:s/>| <text:s text:c="8"/>Comm Error <text:s text:c="8"/>| <text:s text:c="11"/>- <text:s text:c="10"/></text:p>
      <text:p text:style-name="Standard"><text:s text:c="3"/>3.470 | 1 <text:s/>| <text:s text:c="3"/>0.579 <text:s text:c="2"/>-1.028 <text:s text:c="2"/>-0.052 | <text:s text:c="2"/>-79.8 <text:s text:c="2"/>-38.3 <text:s text:c="2"/>-96.1</text:p>
      <text:p text:style-name="Standard"><text:s text:c="3"/>3.470 | 2 <text:s/>| <text:s text:c="3"/>0.292 <text:s text:c="3"/>1.131 <text:s text:c="3"/>0.112 | <text:s text:c="3"/>92.4 <text:s text:c="3"/>-4.2 <text:s text:c="2"/>-34.8</text:p>
      <text:p text:style-name="Standard"><text:s text:c="3"/>3.470 | 3 <text:s/>| <text:s text:c="3"/>0.929 <text:s text:c="3"/>0.065 <text:s text:c="3"/>0.258 | <text:s text:c="4"/>6.9 <text:s text:c="2"/>-72.7 <text:s text:c="3"/>78.9</text:p>
      <text:p text:style-name="Standard"><text:s text:c="3"/>3.470 | 4 <text:s/>| <text:s text:c="3"/>2.097 <text:s text:c="2"/>-0.173 <text:s text:c="3"/>0.186 | <text:s/>-178.0 <text:s text:c="2"/>-66.3 <text:s/>-103.9</text:p>
      <text:p text:style-name="Standard"><text:s text:c="3"/>3.470 | 5 <text:s/>| <text:s text:c="3"/>1.111 <text:s text:c="2"/>-0.009 <text:s text:c="3"/>0.272 | <text:s/>-114.2 <text:s text:c="2"/>-83.0 <text:s/>-179.0</text:p>
      <text:p text:style-name="Standard"><text:s text:c="3"/>3.504 | 0 <text:s/>| <text:s text:c="8"/>Comm Error <text:s text:c="8"/>| <text:s text:c="11"/>- <text:s text:c="10"/></text:p>
      <text:p text:style-name="Standard"><text:s text:c="3"/>3.504 | 1 <text:s/>| <text:s text:c="3"/>0.622 <text:s text:c="2"/>-1.126 <text:s text:c="3"/>0.042 | <text:s text:c="2"/>-79.2 <text:s text:c="2"/>-41.4 <text:s text:c="2"/>-93.8</text:p>
      <text:p text:style-name="Standard"><text:s text:c="3"/>3.504 | 2 <text:s/>| <text:s text:c="3"/>0.286 <text:s text:c="3"/>1.247 <text:s text:c="3"/>0.113 | <text:s text:c="3"/>93.3 <text:s text:c="3"/>-3.1 <text:s text:c="2"/>-34.9</text:p>
      <text:p text:style-name="Standard"><text:s text:c="3"/>3.504 | 3 <text:s/>| <text:s text:c="3"/>1.152 <text:s text:c="3"/>0.069 <text:s text:c="3"/>0.063 | <text:s text:c="4"/>8.4 <text:s text:c="2"/>-73.3 <text:s text:c="3"/>78.4</text:p>
      <text:p text:style-name="Standard"><text:s text:c="3"/>3.504 | 4 <text:s/>| <text:s text:c="3"/>1.837 <text:s text:c="3"/>0.420 <text:s text:c="3"/>0.769 | <text:s text:c="2"/>174.9 <text:s text:c="2"/>-77.6 <text:s text:c="2"/>-92.3</text:p>
      <text:p text:style-name="Standard"><text:s text:c="3"/>3.504 | 5 <text:s/>| <text:s text:c="3"/>1.626 <text:s text:c="2"/>-0.499 <text:s text:c="3"/>0.222 | <text:s/>-127.9 <text:s text:c="2"/>-81.3 <text:s/>-165.9</text:p>
      <text:p text:style-name="Standard"><text:s text:c="3"/>3.537 | 0 <text:s/>| <text:s text:c="8"/>Comm Error <text:s text:c="8"/>| <text:s text:c="11"/>- <text:s text:c="10"/></text:p>
      <text:p text:style-name="Standard"><text:s text:c="3"/>3.537 | 1 <text:s/>| <text:s text:c="3"/>0.802 <text:s text:c="2"/>-1.261 <text:s text:c="3"/>0.117 | <text:s text:c="2"/>-77.7 <text:s text:c="2"/>-45.2 <text:s text:c="2"/>-91.6</text:p>
      <text:p text:style-name="Standard"><text:soft-page-break/><text:s text:c="3"/>3.537 | 2 <text:s/>| <text:s text:c="3"/>0.444 <text:s text:c="3"/>1.402 <text:s text:c="3"/>0.136 | <text:s text:c="3"/>94.5 <text:s text:c="3"/>-2.4 <text:s text:c="2"/>-33.5</text:p>
      <text:p text:style-name="Standard"><text:s text:c="3"/>3.537 | 3 <text:s/>| <text:s text:c="3"/>1.131 <text:s text:c="3"/>0.024 <text:s text:c="2"/>-0.183 | <text:s text:c="4"/>9.4 <text:s text:c="2"/>-75.7 <text:s text:c="3"/>77.4</text:p>
      <text:p text:style-name="Standard"><text:s text:c="3"/>3.537 | 4 <text:s/>| <text:s text:c="3"/>0.327 <text:s text:c="3"/>0.186 <text:s text:c="3"/>1.049 | <text:s text:c="2"/>113.4 <text:s text:c="2"/>-83.7 <text:s text:c="2"/>-32.4</text:p>
      <text:p text:style-name="Standard"><text:s text:c="3"/>3.537 | 5 <text:s/>| <text:s text:c="3"/>1.946 <text:s text:c="2"/>-0.338 <text:s text:c="3"/>0.213 | <text:s/>-140.8 <text:s text:c="2"/>-78.6 <text:s/>-149.7</text:p>
      <text:p text:style-name="Standard"><text:s text:c="3"/>3.572 | 0 <text:s/>| <text:s text:c="8"/>Comm Error <text:s text:c="8"/>| <text:s text:c="11"/>- <text:s text:c="10"/></text:p>
      <text:p text:style-name="Standard"><text:s text:c="3"/>3.572 | 1 <text:s/>| <text:s text:c="3"/>0.734 <text:s text:c="2"/>-1.182 <text:s text:c="3"/>0.081 | <text:s text:c="2"/>-76.2 <text:s text:c="2"/>-47.8 <text:s text:c="2"/>-91.5</text:p>
      <text:p text:style-name="Standard"><text:s text:c="3"/>3.572 | 2 <text:s/>| <text:s text:c="3"/>0.342 <text:s text:c="3"/>1.162 <text:s text:c="3"/>0.092 | <text:s text:c="3"/>95.2 <text:s text:c="3"/>-2.5 <text:s text:c="2"/>-30.3</text:p>
      <text:p text:style-name="Standard"><text:s text:c="3"/>3.572 | 3 <text:s/>| <text:s text:c="3"/>0.895 <text:s text:c="2"/>-0.002 <text:s text:c="2"/>-0.284 | <text:s text:c="3"/>11.2 <text:s text:c="2"/>-80.8 <text:s text:c="3"/>74.5</text:p>
      <text:p text:style-name="Standard"><text:s text:c="3"/>3.572 | 4 <text:s/>| <text:s text:c="3"/>0.897 <text:s text:c="2"/>-0.197 <text:s text:c="3"/>0.721 | <text:s text:c="3"/>13.4 <text:s text:c="2"/>-82.1 <text:s text:c="3"/>68.4</text:p>
      <text:p text:style-name="Standard"><text:s text:c="3"/>3.572 | 5 <text:s/>| <text:s text:c="3"/>1.508 <text:s text:c="3"/>0.242 <text:s text:c="2"/>-0.828 | <text:s/>-156.5 <text:s text:c="2"/>-75.3 <text:s/>-130.0</text:p>
      <text:p text:style-name="Standard"><text:s text:c="3"/>3.606 | 0 <text:s/>| <text:s text:c="8"/>Comm Error <text:s text:c="8"/>| <text:s text:c="11"/>- <text:s text:c="10"/></text:p>
      <text:p text:style-name="Standard"><text:s text:c="3"/>3.606 | 1 <text:s/>| <text:s text:c="3"/>0.521 <text:s text:c="2"/>-1.001 <text:s text:c="3"/>0.030 | <text:s text:c="2"/>-74.0 <text:s text:c="2"/>-50.3 <text:s text:c="2"/>-92.3</text:p>
      <text:p text:style-name="Standard"><text:s text:c="3"/>3.606 | 2 <text:s/>| <text:s text:c="3"/>0.271 <text:s text:c="3"/>1.005 <text:s text:c="3"/>0.114 | <text:s text:c="3"/>95.7 <text:s text:c="3"/>-2.8 <text:s text:c="2"/>-25.5</text:p>
      <text:p text:style-name="Standard"><text:s text:c="3"/>3.606 | 3 <text:s/>| <text:s text:c="3"/>0.913 <text:s text:c="3"/>0.042 <text:s text:c="3"/>0.010 | <text:s text:c="3"/>16.2 <text:s text:c="2"/>-82.7 <text:s text:c="3"/>68.5</text:p>
      <text:p text:style-name="Standard"><text:s text:c="3"/>3.606 | 4 <text:s/>| <text:s text:c="3"/>1.168 <text:s text:c="2"/>-0.062 <text:s text:c="2"/>-0.016 | <text:s text:c="3"/>10.1 <text:s text:c="2"/>-82.7 <text:s text:c="3"/>70.3</text:p>
      <text:p text:style-name="Standard"><text:s text:c="3"/>3.606 | 5 <text:s/>| <text:s text:c="3"/>1.102 <text:s text:c="3"/>0.045 <text:s text:c="2"/>-1.376 | <text:s/>-167.4 <text:s text:c="2"/>-68.8 <text:s/>-118.2</text:p>
      <text:p text:style-name="Standard"><text:s text:c="3"/>3.640 | 0 <text:s/>| <text:s text:c="8"/>Comm Error <text:s text:c="8"/>| <text:s text:c="11"/>- <text:s text:c="10"/></text:p>
      <text:p text:style-name="Standard"><text:s text:c="3"/>3.640 | 1 <text:s/>| <text:s text:c="3"/>0.490 <text:s text:c="2"/>-0.977 <text:s text:c="3"/>0.148 | <text:s text:c="2"/>-72.8 <text:s text:c="2"/>-51.8 <text:s text:c="2"/>-92.1</text:p>
      <text:p text:style-name="Standard"><text:s text:c="3"/>3.640 | 2 <text:s/>| <text:s text:c="3"/>0.328 <text:s text:c="3"/>1.076 <text:s text:c="3"/>0.166 | <text:s text:c="3"/>95.6 <text:s text:c="3"/>-3.0 <text:s text:c="2"/>-23.9</text:p>
      <text:p text:style-name="Standard"><text:s text:c="3"/>3.640 | 3 <text:s/>| <text:s text:c="3"/>1.215 <text:s text:c="2"/>-0.079 <text:s text:c="3"/>0.251 | <text:s text:c="3"/>10.5 <text:s text:c="2"/>-83.0 <text:s text:c="3"/>75.6</text:p>
      <text:p text:style-name="Standard"><text:s text:c="3"/>3.640 | 4 <text:s/>| <text:s text:c="3"/>1.030 <text:s text:c="2"/>-0.328 <text:s text:c="3"/>0.043 | <text:s text:c="2"/>-18.3 <text:s text:c="2"/>-82.8 <text:s text:c="3"/>99.6</text:p>
      <text:p text:style-name="Standard"><text:s text:c="3"/>3.640 | 5 <text:s/>| <text:s text:c="3"/>1.002 <text:s text:c="2"/>-0.262 <text:s text:c="2"/>-1.130 | <text:s/>-167.4 <text:s text:c="2"/>-60.4 <text:s/>-118.9</text:p>
      <text:p text:style-name="Standard"><text:s text:c="3"/>3.674 | 0 <text:s/>| <text:s text:c="8"/>Comm Error <text:s text:c="8"/>| <text:s text:c="11"/>- <text:s text:c="10"/></text:p>
      <text:p text:style-name="Standard"><text:s text:c="3"/>3.674 | 1 <text:s/>| <text:s text:c="3"/>0.603 <text:s text:c="2"/>-1.085 <text:s text:c="3"/>0.207 | <text:s text:c="2"/>-71.8 <text:s text:c="2"/>-52.8 <text:s text:c="2"/>-91.8</text:p>
      <text:p text:style-name="Standard"><text:s text:c="3"/>3.674 | 2 <text:s/>| <text:s text:c="3"/>0.406 <text:s text:c="3"/>1.149 <text:s text:c="3"/>0.137 | <text:s text:c="3"/>95.6 <text:s text:c="3"/>-3.7 <text:s text:c="2"/>-22.7</text:p>
      <text:p text:style-name="Standard"><text:s text:c="3"/>3.674 | 3 <text:s/>| <text:s text:c="3"/>1.133 <text:s text:c="2"/>-0.185 <text:s text:c="3"/>0.643 | <text:s text:c="3"/>-1.5 <text:s text:c="2"/>-81.6 <text:s text:c="3"/>90.1</text:p>
      <text:p text:style-name="Standard"><text:s text:c="3"/>3.674 | 4 <text:s/>| <text:s text:c="3"/>1.052 <text:s text:c="2"/>-0.001 <text:s text:c="3"/>0.072 | <text:s text:c="2"/>-20.3 <text:s text:c="2"/>-83.0 <text:s text:c="2"/>103.4</text:p>
      <text:p text:style-name="Standard"><text:s text:c="3"/>3.674 | 5 <text:s/>| <text:s text:c="3"/>0.755 <text:s text:c="3"/>0.024 <text:s text:c="2"/>-0.961 | <text:s/>-170.3 <text:s text:c="2"/>-54.2 <text:s/>-117.1</text:p>
      <text:p text:style-name="Standard"><text:s text:c="3"/>3.708 | 0 <text:s/>| <text:s text:c="8"/>Comm Error <text:s text:c="8"/>| <text:s text:c="11"/>- <text:s text:c="10"/></text:p>
      <text:p text:style-name="Standard"><text:s text:c="3"/>3.708 | 1 <text:s/>| <text:s text:c="3"/>0.469 <text:s text:c="2"/>-0.866 <text:s text:c="3"/>0.116 | <text:s text:c="2"/>-70.8 <text:s text:c="2"/>-53.0 <text:s text:c="2"/>-92.4</text:p>
      <text:p text:style-name="Standard"><text:s text:c="3"/>3.708 | 2 <text:s/>| <text:s text:c="3"/>0.442 <text:s text:c="3"/>1.105 <text:s text:c="3"/>0.082 | <text:s text:c="3"/>95.7 <text:s text:c="3"/>-5.5 <text:s text:c="2"/>-21.4</text:p>
      <text:p text:style-name="Standard"><text:s text:c="3"/>3.708 | 3 <text:s/>| <text:s text:c="3"/>1.074 <text:s text:c="2"/>-0.044 <text:s text:c="3"/>0.535 | <text:s text:c="3"/>-5.6 <text:s text:c="2"/>-79.1 <text:s text:c="3"/>95.5</text:p>
      <text:p text:style-name="Standard"><text:s text:c="3"/>3.708 | 4 <text:s/>| <text:s text:c="3"/>1.024 <text:s text:c="2"/>-0.022 <text:s text:c="3"/>0.080 | <text:s text:c="2"/>-20.1 <text:s text:c="2"/>-82.9 <text:s text:c="2"/>104.2</text:p>
      <text:p text:style-name="Standard"><text:s text:c="3"/>3.708 | 5 <text:s/>| <text:s text:c="3"/>0.364 <text:s text:c="2"/>-0.211 <text:s text:c="2"/>-0.947 | <text:s/>-172.9 <text:s text:c="2"/>-45.5 <text:s/>-116.9</text:p>
      <text:p text:style-name="Standard"><text:s text:c="3"/>3.742 | 0 <text:s/>| <text:s text:c="8"/>Comm Error <text:s text:c="8"/>| <text:s text:c="11"/>- <text:s text:c="10"/></text:p>
      <text:p text:style-name="Standard"><text:s text:c="3"/>3.742 | 1 <text:s/>| <text:s text:c="3"/>0.406 <text:s text:c="2"/>-0.650 <text:s text:c="3"/>0.117 | <text:s text:c="2"/>-70.2 <text:s text:c="2"/>-52.5 <text:s text:c="2"/>-92.8</text:p>
      <text:p text:style-name="Standard"><text:s text:c="3"/>3.742 | 2 <text:s/>| <text:s text:c="3"/>0.384 <text:s text:c="3"/>0.971 <text:s text:c="3"/>0.092 | <text:s text:c="3"/>95.2 <text:s text:c="3"/>-7.2 <text:s text:c="2"/>-19.7</text:p>
      <text:p text:style-name="Standard"><text:s text:c="3"/>3.742 | 3 <text:s/>| <text:s text:c="3"/>1.009 <text:s text:c="3"/>0.158 <text:s text:c="3"/>0.175 | <text:s text:c="3"/>-0.3 <text:s text:c="2"/>-77.9 <text:s text:c="3"/>90.2</text:p>
      <text:p text:style-name="Standard"><text:s text:c="3"/>3.742 | 4 <text:s/>| <text:s text:c="3"/>1.013 <text:s text:c="2"/>-0.028 <text:s text:c="3"/>0.083 | <text:s text:c="2"/>-19.9 <text:s text:c="2"/>-82.8 <text:s text:c="2"/>105.4</text:p>
      <text:p text:style-name="Standard"><text:s text:c="3"/>3.742 | 5 <text:s/>| <text:s text:c="3"/>0.067 <text:s text:c="2"/>-0.172 <text:s text:c="2"/>-0.715 | <text:s/>-171.9 <text:s text:c="2"/>-38.5 <text:s/>-117.7</text:p>
      <text:p text:style-name="Standard"><text:s text:c="3"/>3.777 | 0 <text:s/>| <text:s text:c="8"/>Comm Error <text:s text:c="8"/>| <text:s text:c="11"/>- <text:s text:c="10"/></text:p>
      <text:p text:style-name="Standard"><text:s text:c="3"/>3.777 | 1 <text:s/>| <text:s text:c="3"/>0.465 <text:s text:c="2"/>-0.469 <text:s text:c="3"/>0.119 | <text:s text:c="2"/>-70.1 <text:s text:c="2"/>-52.6 <text:s text:c="2"/>-92.3</text:p>
      <text:p text:style-name="Standard"><text:s text:c="3"/>3.777 | 2 <text:s/>| <text:s text:c="3"/>0.337 <text:s text:c="3"/>0.922 <text:s text:c="3"/>0.103 | <text:s text:c="3"/>93.8 <text:s text:c="3"/>-9.6 <text:s text:c="2"/>-17.6</text:p>
      <text:p text:style-name="Standard"><text:s text:c="3"/>3.777 | 3 <text:s/>| <text:s text:c="3"/>0.982 <text:s text:c="3"/>0.139 <text:s text:c="3"/>0.078 | <text:s text:c="4"/>6.5 <text:s text:c="2"/>-78.4 <text:s text:c="3"/>83.2</text:p>
      <text:p text:style-name="Standard"><text:s text:c="3"/>3.777 | 4 <text:s/>| <text:s text:c="3"/>0.980 <text:s text:c="2"/>-0.020 <text:s text:c="3"/>0.090 | <text:s text:c="2"/>-19.8 <text:s text:c="2"/>-82.7 <text:s text:c="2"/>106.2</text:p>
      <text:p text:style-name="Standard"><text:s text:c="3"/>3.777 | 5 <text:s/>| <text:s text:c="2"/>-0.019 <text:s text:c="2"/>-0.099 <text:s text:c="2"/>-0.548 | <text:s/>-171.4 <text:s text:c="2"/>-29.5 <text:s/>-117.6</text:p>
      <text:p text:style-name="Standard"><text:s text:c="3"/>3.812 | 0 <text:s/>| <text:s text:c="8"/>Comm Error <text:s text:c="8"/>| <text:s text:c="11"/>- <text:s text:c="10"/></text:p>
      <text:p text:style-name="Standard"><text:s text:c="3"/>3.812 | 1 <text:s/>| <text:s text:c="3"/>0.510 <text:s text:c="2"/>-0.459 <text:s text:c="3"/>0.121 | <text:s text:c="2"/>-70.4 <text:s text:c="2"/>-53.0 <text:s text:c="2"/>-91.7</text:p>
      <text:p text:style-name="Standard"><text:s text:c="3"/>3.812 | 2 <text:s/>| <text:s text:c="3"/>0.287 <text:s text:c="3"/>0.926 <text:s text:c="3"/>0.113 | <text:s text:c="3"/>92.4 <text:s text:c="2"/>-11.1 <text:s text:c="2"/>-16.2</text:p>
      <text:p text:style-name="Standard"><text:soft-page-break/><text:s text:c="3"/>3.812 | 3 <text:s/>| <text:s text:c="3"/>0.963 <text:s text:c="2"/>-0.125 <text:s text:c="3"/>0.244 | <text:s text:c="4"/>6.2 <text:s text:c="2"/>-78.3 <text:s text:c="3"/>83.0</text:p>
      <text:p text:style-name="Standard"><text:s text:c="3"/>3.812 | 4 <text:s/>| <text:s text:c="3"/>0.995 <text:s text:c="2"/>-0.010 <text:s text:c="3"/>0.078 | <text:s text:c="2"/>-19.4 <text:s text:c="2"/>-82.9 <text:s text:c="2"/>106.5</text:p>
      <text:p text:style-name="Standard"><text:s text:c="3"/>3.812 | 5 <text:s/>| <text:s text:c="2"/>-0.112 <text:s text:c="2"/>-0.118 <text:s text:c="2"/>-0.443 | <text:s/>-171.3 <text:s text:c="2"/>-24.9 <text:s/>-117.6</text:p>
      <text:p text:style-name="Standard"><text:s text:c="3"/>3.846 | 0 <text:s/>| <text:s text:c="8"/>Comm Error <text:s text:c="8"/>| <text:s text:c="11"/>- <text:s text:c="10"/></text:p>
      <text:p text:style-name="Standard"><text:s text:c="3"/>3.846 | 1 <text:s/>| <text:s text:c="3"/>0.485 <text:s text:c="2"/>-0.496 <text:s text:c="3"/>0.130 | <text:s text:c="2"/>-71.1 <text:s text:c="2"/>-52.1 <text:s text:c="2"/>-90.9</text:p>
      <text:p text:style-name="Standard"><text:s text:c="3"/>3.846 | 2 <text:s/>| <text:s text:c="3"/>0.231 <text:s text:c="3"/>0.932 <text:s text:c="3"/>0.129 | <text:s text:c="3"/>90.8 <text:s text:c="2"/>-12.2 <text:s text:c="2"/>-15.2</text:p>
      <text:p text:style-name="Standard"><text:s text:c="3"/>3.846 | 3 <text:s/>| <text:s text:c="3"/>0.933 <text:s text:c="2"/>-0.046 <text:s text:c="3"/>0.271 | <text:s text:c="4"/>2.3 <text:s text:c="2"/>-77.7 <text:s text:c="3"/>86.6</text:p>
      <text:p text:style-name="Standard"><text:s text:c="3"/>3.846 | 4 <text:s/>| <text:s text:c="3"/>0.987 <text:s text:c="2"/>-0.028 <text:s text:c="3"/>0.083 | <text:s text:c="2"/>-19.8 <text:s text:c="2"/>-83.0 <text:s text:c="2"/>107.0</text:p>
      <text:p text:style-name="Standard"><text:s text:c="3"/>3.846 | 5 <text:s/>| <text:s text:c="2"/>-0.209 <text:s text:c="2"/>-0.083 <text:s text:c="2"/>-0.334 | <text:s/>-171.2 <text:s text:c="2"/>-17.4 <text:s/>-117.5</text:p>
      <text:p text:style-name="Standard"><text:s text:c="3"/>3.880 | 0 <text:s/>| <text:s text:c="8"/>Comm Error <text:s text:c="8"/>| <text:s text:c="11"/>- <text:s text:c="10"/></text:p>
      <text:p text:style-name="Standard"><text:s text:c="3"/>3.880 | 1 <text:s/>| <text:s text:c="3"/>0.494 <text:s text:c="2"/>-0.516 <text:s text:c="3"/>0.126 | <text:s text:c="2"/>-72.2 <text:s text:c="2"/>-50.5 <text:s text:c="2"/>-89.7</text:p>
      <text:p text:style-name="Standard"><text:s text:c="3"/>3.880 | 2 <text:s/>| <text:s text:c="3"/>0.190 <text:s text:c="3"/>0.989 <text:s text:c="3"/>0.127 | <text:s text:c="3"/>88.7 <text:s text:c="2"/>-12.9 <text:s text:c="2"/>-15.0</text:p>
      <text:p text:style-name="Standard"><text:s text:c="3"/>3.880 | 3 <text:s/>| <text:s text:c="3"/>0.968 <text:s text:c="2"/>-0.033 <text:s text:c="3"/>0.241 | <text:s text:c="3"/>-0.7 <text:s text:c="2"/>-77.2 <text:s text:c="3"/>89.5</text:p>
      <text:p text:style-name="Standard"><text:s text:c="3"/>3.880 | 4 <text:s/>| <text:s text:c="3"/>0.981 <text:s text:c="2"/>-0.049 <text:s text:c="3"/>0.085 | <text:s text:c="2"/>-20.5 <text:s text:c="2"/>-83.0 <text:s text:c="2"/>107.9</text:p>
      <text:p text:style-name="Standard"><text:s text:c="3"/>3.880 | 5 <text:s/>| <text:s text:c="2"/>-0.165 <text:s text:c="2"/>-0.056 <text:s text:c="2"/>-0.351 | <text:s/>-170.5 <text:s text:c="3"/>-8.7 <text:s/>-117.3</text:p>
      <text:p text:style-name="Standard"><text:s text:c="3"/>3.914 | 0 <text:s/>| <text:s text:c="8"/>Comm Error <text:s text:c="8"/>| <text:s text:c="11"/>- <text:s text:c="10"/></text:p>
      <text:p text:style-name="Standard"><text:s text:c="3"/>3.914 | 1 <text:s/>| <text:s text:c="3"/>0.502 <text:s text:c="2"/>-0.522 <text:s text:c="3"/>0.117 | <text:s text:c="2"/>-73.6 <text:s text:c="2"/>-48.2 <text:s text:c="2"/>-88.1</text:p>
      <text:p text:style-name="Standard"><text:s text:c="3"/>3.914 | 2 <text:s/>| <text:s text:c="3"/>0.135 <text:s text:c="3"/>1.007 <text:s text:c="3"/>0.124 | <text:s text:c="3"/>87.3 <text:s text:c="2"/>-13.0 <text:s text:c="2"/>-15.8</text:p>
      <text:p text:style-name="Standard"><text:s text:c="3"/>3.914 | 3 <text:s/>| <text:s text:c="3"/>0.981 <text:s text:c="3"/>0.015 <text:s text:c="3"/>0.219 | <text:s text:c="3"/>-1.0 <text:s text:c="2"/>-77.0 <text:s text:c="3"/>89.8</text:p>
      <text:p text:style-name="Standard"><text:s text:c="3"/>3.914 | 4 <text:s/>| <text:s text:c="3"/>0.995 <text:s text:c="2"/>-0.019 <text:s text:c="3"/>0.089 | <text:s text:c="2"/>-20.3 <text:s text:c="2"/>-82.8 <text:s text:c="2"/>107.7</text:p>
      <text:p text:style-name="Standard"><text:s text:c="3"/>3.914 | 5 <text:s/>| <text:s text:c="2"/>-0.050 <text:s text:c="2"/>-0.091 <text:s text:c="2"/>-0.436 | <text:s/>-169.8 <text:s text:c="3"/>-5.8 <text:s/>-117.3</text:p>
      <text:p text:style-name="Standard"><text:s text:c="3"/>3.949 | 0 <text:s/>| <text:s text:c="8"/>Comm Error <text:s text:c="8"/>| <text:s text:c="11"/>- <text:s text:c="10"/></text:p>
      <text:p text:style-name="Standard"><text:s text:c="3"/>3.949 | 1 <text:s/>| <text:s text:c="3"/>0.445 <text:s text:c="2"/>-0.571 <text:s text:c="3"/>0.122 | <text:s text:c="2"/>-75.2 <text:s text:c="2"/>-45.6 <text:s text:c="2"/>-87.3</text:p>
      <text:p text:style-name="Standard"><text:s text:c="3"/>3.949 | 2 <text:s/>| <text:s text:c="3"/>0.142 <text:s text:c="3"/>0.972 <text:s text:c="3"/>0.140 | <text:s text:c="3"/>85.1 <text:s text:c="2"/>-13.1 <text:s text:c="2"/>-17.8</text:p>
      <text:p text:style-name="Standard"><text:s text:c="3"/>3.949 | 3 <text:s/>| <text:s text:c="3"/>1.010 <text:s text:c="3"/>0.053 <text:s text:c="3"/>0.183 | <text:s text:c="4"/>0.5 <text:s text:c="2"/>-77.1 <text:s text:c="3"/>87.7</text:p>
      <text:p text:style-name="Standard"><text:s text:c="3"/>3.949 | 4 <text:s/>| <text:s text:c="3"/>0.994 <text:s text:c="2"/>-0.050 <text:s text:c="3"/>0.122 | <text:s text:c="2"/>-19.2 <text:s text:c="2"/>-82.6 <text:s text:c="2"/>106.5</text:p>
      <text:p text:style-name="Standard"><text:s text:c="3"/>3.949 | 5 <text:s/>| <text:s text:c="3"/>0.031 <text:s text:c="2"/>-0.060 <text:s text:c="2"/>-0.519 | <text:s/>-169.5 <text:s text:c="3"/>-6.3 <text:s/>-117.5</text:p>
      <text:p text:style-name="Standard"><text:s text:c="3"/>3.983 | 0 <text:s/>| <text:s text:c="8"/>Comm Error <text:s text:c="8"/>| <text:s text:c="11"/>- <text:s text:c="10"/></text:p>
      <text:p text:style-name="Standard"><text:s text:c="3"/>3.983 | 1 <text:s/>| <text:s text:c="3"/>0.409 <text:s text:c="2"/>-0.621 <text:s text:c="3"/>0.112 | <text:s text:c="2"/>-76.2 <text:s text:c="2"/>-43.1 <text:s text:c="2"/>-86.7</text:p>
      <text:p text:style-name="Standard"><text:s text:c="3"/>3.983 | 2 <text:s/>| <text:s text:c="3"/>0.223 <text:s text:c="3"/>0.945 <text:s text:c="3"/>0.122 | <text:s text:c="3"/>83.5 <text:s text:c="2"/>-13.7 <text:s text:c="2"/>-19.8</text:p>
      <text:p text:style-name="Standard"><text:s text:c="3"/>3.983 | 3 <text:s/>| <text:s text:c="3"/>1.022 <text:s text:c="3"/>0.011 <text:s text:c="3"/>0.227 | <text:s text:c="4"/>2.2 <text:s text:c="2"/>-77.2 <text:s text:c="3"/>86.7</text:p>
      <text:p text:style-name="Standard"><text:s text:c="3"/>3.983 | 4 <text:s/>| <text:s text:c="3"/>1.000 <text:s text:c="2"/>-0.019 <text:s text:c="3"/>0.118 | <text:s text:c="2"/>-17.9 <text:s text:c="2"/>-82.5 <text:s text:c="2"/>105.2</text:p>
      <text:p text:style-name="Standard"><text:s text:c="3"/>3.983 | 5 <text:s/>| <text:s text:c="3"/>0.170 <text:s text:c="2"/>-0.026 <text:s text:c="2"/>-0.689 | <text:s/>-169.9 <text:s text:c="3"/>-8.9 <text:s/>-117.6</text:p>
      <text:p text:style-name="Standard"><text:s text:c="3"/>4.017 | 0 <text:s/>| <text:s text:c="8"/>Comm Error <text:s text:c="8"/>| <text:s text:c="11"/>- <text:s text:c="10"/></text:p>
      <text:p text:style-name="Standard"><text:s text:c="3"/>4.017 | 1 <text:s/>| <text:s text:c="3"/>0.439 <text:s text:c="2"/>-0.712 <text:s text:c="3"/>0.128 | <text:s text:c="2"/>-78.4 <text:s text:c="2"/>-37.6 <text:s text:c="2"/>-85.6</text:p>
      <text:p text:style-name="Standard"><text:s text:c="3"/>4.017 | 2 <text:s/>| <text:s text:c="3"/>0.384 <text:s text:c="3"/>0.910 <text:s text:c="3"/>0.112 | <text:s text:c="3"/>82.2 <text:s text:c="2"/>-15.4 <text:s text:c="2"/>-21.8</text:p>
      <text:p text:style-name="Standard"><text:s text:c="3"/>4.017 | 3 <text:s/>| <text:s text:c="3"/>1.004 <text:s text:c="2"/>-0.041 <text:s text:c="3"/>0.255 | <text:s text:c="4"/>0.9 <text:s text:c="2"/>-76.9 <text:s text:c="3"/>87.7</text:p>
      <text:p text:style-name="Standard"><text:s text:c="3"/>4.017 | 4 <text:s/>| <text:s text:c="3"/>0.995 <text:s text:c="2"/>-0.033 <text:s text:c="3"/>0.123 | <text:s text:c="2"/>-16.5 <text:s text:c="2"/>-82.5 <text:s text:c="2"/>103.8</text:p>
      <text:p text:style-name="Standard"><text:s text:c="3"/>4.017 | 5 <text:s/>| <text:s text:c="3"/>0.375 <text:s text:c="2"/>-0.030 <text:s text:c="2"/>-0.767 | <text:s/>-169.8 <text:s text:c="2"/>-15.1 <text:s/>-117.8</text:p>
      <text:p text:style-name="Standard"><text:s text:c="3"/>4.051 | 0 <text:s/>| <text:s text:c="8"/>Comm Error <text:s text:c="8"/>| <text:s text:c="11"/>- <text:s text:c="10"/></text:p>
      <text:p text:style-name="Standard"><text:s text:c="3"/>4.051 | 1 <text:s/>| <text:s text:c="3"/>0.467 <text:s text:c="2"/>-0.829 <text:s text:c="3"/>0.123 | <text:s text:c="2"/>-80.2 <text:s text:c="2"/>-32.9 <text:s text:c="2"/>-84.8</text:p>
      <text:p text:style-name="Standard"><text:s text:c="3"/>4.051 | 2 <text:s/>| <text:s text:c="3"/>0.485 <text:s text:c="3"/>1.050 <text:s text:c="3"/>0.132 | <text:s text:c="3"/>80.1 <text:s text:c="2"/>-18.9 <text:s text:c="2"/>-22.6</text:p>
      <text:p text:style-name="Standard"><text:s text:c="3"/>4.051 | 3 <text:s/>| <text:s text:c="3"/>1.008 <text:s text:c="2"/>-0.031 <text:s text:c="3"/>0.226 | <text:s text:c="3"/>-1.4 <text:s text:c="2"/>-76.5 <text:s text:c="3"/>89.3</text:p>
      <text:p text:style-name="Standard"><text:s text:c="3"/>4.051 | 4 <text:s/>| <text:s text:c="3"/>0.978 <text:s text:c="2"/>-0.051 <text:s text:c="3"/>0.136 | <text:s text:c="2"/>-17.6 <text:s text:c="2"/>-82.4 <text:s text:c="2"/>105.0</text:p>
      <text:p text:style-name="Standard"><text:s text:c="3"/>4.051 | 5 <text:s/>| <text:s text:c="3"/>0.766 <text:s text:c="3"/>0.072 <text:s text:c="2"/>-0.857 | <text:s/>-171.3 <text:s text:c="2"/>-22.4 <text:s/>-117.7</text:p>
      <text:p text:style-name="Standard"><text:s text:c="3"/>4.085 | 0 <text:s/>| <text:s text:c="8"/>Comm Error <text:s text:c="8"/>| <text:s text:c="11"/>- <text:s text:c="10"/></text:p>
      <text:p text:style-name="Standard"><text:s text:c="3"/>4.085 | 1 <text:s/>| <text:s text:c="3"/>0.501 <text:s text:c="2"/>-0.930 <text:s text:c="3"/>0.117 | <text:s text:c="2"/>-82.7 <text:s text:c="2"/>-26.2 <text:s text:c="2"/>-83.9</text:p>
      <text:p text:style-name="Standard"><text:s text:c="3"/>4.085 | 2 <text:s/>| <text:s text:c="3"/>0.523 <text:s text:c="3"/>1.150 <text:s text:c="3"/>0.121 | <text:s text:c="3"/>78.5 <text:s text:c="2"/>-21.3 <text:s text:c="2"/>-22.1</text:p>
      <text:p text:style-name="Standard"><text:s text:c="3"/>4.085 | 3 <text:s/>| <text:s text:c="3"/>0.998 <text:s text:c="2"/>-0.032 <text:s text:c="3"/>0.203 | <text:s text:c="3"/>-2.5 <text:s text:c="2"/>-76.3 <text:s text:c="3"/>89.8</text:p>
      <text:p text:style-name="Standard"><text:soft-page-break/><text:s text:c="3"/>4.085 | 4 <text:s/>| <text:s text:c="3"/>0.979 <text:s text:c="3"/>0.000 <text:s text:c="3"/>0.177 | <text:s text:c="2"/>-16.6 <text:s text:c="2"/>-82.3 <text:s text:c="2"/>103.9</text:p>
      <text:p text:style-name="Standard"><text:s text:c="3"/>4.085 | 5 <text:s/>| <text:s text:c="3"/>1.077 <text:s text:c="2"/>-0.193 <text:s text:c="2"/>-0.971 | <text:s/>-173.8 <text:s text:c="2"/>-31.1 <text:s/>-118.0</text:p>
      <text:p text:style-name="Standard"><text:s text:c="3"/>4.119 | 0 <text:s/>| <text:s text:c="8"/>Comm Error <text:s text:c="8"/>| <text:s text:c="11"/>- <text:s text:c="10"/></text:p>
      <text:p text:style-name="Standard"><text:s text:c="3"/>4.119 | 1 <text:s/>| <text:s text:c="3"/>0.544 <text:s text:c="2"/>-1.079 <text:s text:c="3"/>0.083 | <text:s text:c="2"/>-84.5 <text:s text:c="2"/>-21.3 <text:s text:c="2"/>-83.4</text:p>
      <text:p text:style-name="Standard"><text:s text:c="3"/>4.119 | 2 <text:s/>| <text:s text:c="3"/>0.508 <text:s text:c="3"/>1.139 <text:s text:c="3"/>0.128 | <text:s text:c="3"/>75.9 <text:s text:c="2"/>-24.3 <text:s text:c="2"/>-21.3</text:p>
      <text:p text:style-name="Standard"><text:s text:c="3"/>4.119 | 3 <text:s/>| <text:s text:c="3"/>0.967 <text:s text:c="2"/>-0.035 <text:s text:c="3"/>0.191 | <text:s text:c="3"/>-3.9 <text:s text:c="2"/>-76.0 <text:s text:c="3"/>90.5</text:p>
      <text:p text:style-name="Standard"><text:s text:c="3"/>4.119 | 4 <text:s/>| <text:s text:c="3"/>0.975 <text:s text:c="3"/>0.046 <text:s text:c="3"/>0.229 | <text:s text:c="2"/>-12.5 <text:s text:c="2"/>-82.4 <text:s text:c="3"/>99.5</text:p>
      <text:p text:style-name="Standard"><text:s text:c="3"/>4.119 | 5 <text:s/>| <text:s text:c="3"/>1.293 <text:s text:c="2"/>-0.340 <text:s text:c="2"/>-2.145 | <text:s/>-174.4 <text:s text:c="2"/>-41.5 <text:s/>-120.3</text:p>
      <text:p text:style-name="Standard"><text:s text:c="3"/>4.153 | 0 <text:s/>| <text:s text:c="8"/>Comm Error <text:s text:c="8"/>| <text:s text:c="11"/>- <text:s text:c="10"/></text:p>
      <text:p text:style-name="Standard"><text:s text:c="3"/>4.153 | 1 <text:s/>| <text:s text:c="3"/>0.516 <text:s text:c="2"/>-1.101 <text:s text:c="3"/>0.034 | <text:s text:c="2"/>-86.4 <text:s text:c="2"/>-16.6 <text:s text:c="2"/>-83.0</text:p>
      <text:p text:style-name="Standard"><text:s text:c="3"/>4.153 | 2 <text:s/>| <text:s text:c="3"/>0.506 <text:s text:c="3"/>1.145 <text:s text:c="3"/>0.205 | <text:s text:c="3"/>73.7 <text:s text:c="2"/>-26.5 <text:s text:c="2"/>-20.5</text:p>
      <text:p text:style-name="Standard"><text:s text:c="3"/>4.153 | 3 <text:s/>| <text:s text:c="3"/>1.001 <text:s text:c="2"/>-0.057 <text:s text:c="3"/>0.174 | <text:s text:c="3"/>-4.9 <text:s text:c="2"/>-76.0 <text:s text:c="3"/>91.3</text:p>
      <text:p text:style-name="Standard"><text:s text:c="3"/>4.153 | 4 <text:s/>| <text:s text:c="3"/>0.971 <text:s text:c="3"/>0.019 <text:s text:c="3"/>0.534 | <text:s text:c="3"/>-7.0 <text:s text:c="2"/>-81.6 <text:s text:c="3"/>93.3</text:p>
      <text:p text:style-name="Standard"><text:s text:c="3"/>4.153 | 5 <text:s/>| <text:s text:c="3"/>2.164 <text:s text:c="3"/>0.186 <text:s text:c="2"/>-0.132 | <text:s/>-174.3 <text:s text:c="2"/>-48.5 <text:s/>-122.0</text:p>
      <text:p text:style-name="Standard"><text:s text:c="3"/>4.188 | 0 <text:s/>| <text:s text:c="8"/>Comm Error <text:s text:c="8"/>| <text:s text:c="11"/>- <text:s text:c="10"/></text:p>
      <text:p text:style-name="Standard"><text:s text:c="3"/>4.188 | 1 <text:s/>| <text:s text:c="3"/>0.529 <text:s text:c="2"/>-1.399 <text:s text:c="3"/>0.086 | <text:s text:c="2"/>-88.6 <text:s text:c="2"/>-10.7 <text:s text:c="2"/>-82.5</text:p>
      <text:p text:style-name="Standard"><text:s text:c="3"/>4.188 | 2 <text:s/>| <text:s text:c="3"/>0.457 <text:s text:c="3"/>1.372 <text:s text:c="3"/>0.299 | <text:s text:c="3"/>70.9 <text:s text:c="2"/>-28.0 <text:s text:c="2"/>-19.8</text:p>
      <text:p text:style-name="Standard"><text:s text:c="3"/>4.188 | 3 <text:s/>| <text:s text:c="3"/>1.121 <text:s text:c="2"/>-0.052 <text:s text:c="3"/>0.098 | <text:s text:c="3"/>-5.8 <text:s text:c="2"/>-76.3 <text:s text:c="3"/>91.8</text:p>
      <text:p text:style-name="Standard"><text:s text:c="3"/>4.188 | 4 <text:s/>| <text:s text:c="3"/>1.034 <text:s text:c="3"/>0.111 <text:s text:c="3"/>0.640 | <text:s text:c="3"/>-4.9 <text:s text:c="2"/>-80.8 <text:s text:c="3"/>90.9</text:p>
      <text:p text:style-name="Standard"><text:s text:c="3"/>4.188 | 5 <text:s/>| <text:s text:c="3"/>1.872 <text:s text:c="2"/>-0.499 <text:s text:c="2"/>-0.100 | <text:s/>-170.1 <text:s text:c="2"/>-61.8 <text:s/>-128.7</text:p>
      <text:p text:style-name="Standard"><text:s text:c="3"/>4.222 | 0 <text:s/>| <text:s text:c="8"/>Comm Error <text:s text:c="8"/>| <text:s text:c="11"/>- <text:s text:c="10"/></text:p>
      <text:p text:style-name="Standard"><text:s text:c="3"/>4.222 | 1 <text:s/>| <text:s text:c="3"/>0.615 <text:s text:c="2"/>-1.335 <text:s text:c="3"/>0.042 | <text:s text:c="2"/>-90.3 <text:s text:c="3"/>-7.5 <text:s text:c="2"/>-82.7</text:p>
      <text:p text:style-name="Standard"><text:s text:c="3"/>4.222 | 2 <text:s/>| <text:s text:c="3"/>0.409 <text:s text:c="3"/>1.264 <text:s text:c="3"/>0.257 | <text:s text:c="3"/>67.8 <text:s text:c="2"/>-29.6 <text:s text:c="2"/>-19.7</text:p>
      <text:p text:style-name="Standard"><text:s text:c="3"/>4.222 | 3 <text:s/>| <text:s text:c="3"/>1.002 <text:s text:c="3"/>0.031 <text:s text:c="2"/>-0.172 | <text:s text:c="3"/>-7.5 <text:s text:c="2"/>-79.1 <text:s text:c="3"/>93.1</text:p>
      <text:p text:style-name="Standard"><text:s text:c="3"/>4.222 | 4 <text:s/>| <text:s text:c="3"/>1.902 <text:s text:c="3"/>0.040 <text:s text:c="3"/>0.425 | <text:s text:c="2"/>-18.5 <text:s text:c="2"/>-83.1 <text:s text:c="2"/>103.7</text:p>
      <text:p text:style-name="Standard"><text:s text:c="3"/>4.222 | 5 <text:s/>| <text:s text:c="3"/>0.802 <text:s text:c="2"/>-0.621 <text:s text:c="3"/>0.248 | <text:s/>-163.3 <text:s text:c="2"/>-69.5 <text:s/>-135.7</text:p>
      <text:p text:style-name="Standard"><text:s text:c="3"/>4.256 | 0 <text:s/>| <text:s text:c="8"/>Comm Error <text:s text:c="8"/>| <text:s text:c="11"/>- <text:s text:c="10"/></text:p>
      <text:p text:style-name="Standard"><text:s text:c="3"/>4.256 | 1 <text:s/>| <text:s text:c="3"/>0.612 <text:s text:c="2"/>-1.318 <text:s text:c="3"/>0.012 | <text:s text:c="2"/>-92.7 <text:s text:c="3"/>-5.1 <text:s text:c="2"/>-85.6</text:p>
      <text:p text:style-name="Standard"><text:s text:c="3"/>4.256 | 2 <text:s/>| <text:s text:c="3"/>0.279 <text:s text:c="3"/>1.325 <text:s text:c="3"/>0.292 | <text:s text:c="3"/>65.8 <text:s text:c="2"/>-30.4 <text:s text:c="2"/>-20.2</text:p>
      <text:p text:style-name="Standard"><text:s text:c="3"/>4.256 | 3 <text:s/>| <text:s text:c="3"/>1.104 <text:s text:c="3"/>0.134 <text:s text:c="2"/>-0.247 | <text:s text:c="3"/>-3.6 <text:s text:c="2"/>-82.2 <text:s text:c="3"/>88.6</text:p>
      <text:p text:style-name="Standard"><text:s text:c="3"/>4.256 | 4 <text:s/>| <text:s text:c="3"/>1.999 <text:s text:c="2"/>-0.216 <text:s text:c="3"/>0.181 | <text:s text:c="2"/>-58.7 <text:s text:c="2"/>-84.0 <text:s text:c="2"/>144.3</text:p>
      <text:p text:style-name="Standard"><text:s text:c="3"/>4.256 | 5 <text:s/>| <text:s text:c="3"/>0.884 <text:s text:c="3"/>0.077 <text:s text:c="3"/>0.006 | <text:s/>-153.1 <text:s text:c="2"/>-73.5 <text:s/>-144.0</text:p>
      <text:p text:style-name="Standard"><text:s text:c="3"/>4.290 | 0 <text:s/>| <text:s text:c="8"/>Comm Error <text:s text:c="8"/>| <text:s text:c="11"/>- <text:s text:c="10"/></text:p>
      <text:p text:style-name="Standard"><text:s text:c="3"/>4.290 | 1 <text:s/>| <text:s text:c="3"/>0.543 <text:s text:c="2"/>-1.133 <text:s text:c="2"/>-0.030 | <text:s text:c="2"/>-94.6 <text:s text:c="3"/>-4.3 <text:s text:c="2"/>-89.4</text:p>
      <text:p text:style-name="Standard"><text:s text:c="3"/>4.290 | 2 <text:s/>| <text:s text:c="3"/>0.246 <text:s text:c="3"/>1.167 <text:s text:c="3"/>0.246 | <text:s text:c="3"/>64.3 <text:s text:c="2"/>-31.1 <text:s text:c="2"/>-21.4</text:p>
      <text:p text:style-name="Standard"><text:s text:c="3"/>4.290 | 3 <text:s/>| <text:s text:c="3"/>0.959 <text:s text:c="3"/>0.139 <text:s text:c="2"/>-0.052 | <text:s text:c="3"/>20.8 <text:s text:c="2"/>-84.4 <text:s text:c="3"/>61.3</text:p>
      <text:p text:style-name="Standard"><text:s text:c="3"/>4.290 | 4 <text:s/>| <text:s text:c="3"/>1.468 <text:s text:c="2"/>-0.504 <text:s text:c="2"/>-1.127 | <text:s/>-129.7 <text:s text:c="2"/>-79.7 <text:s/>-144.0</text:p>
      <text:p text:style-name="Standard"><text:s text:c="3"/>4.290 | 5 <text:s/>| <text:s text:c="3"/>0.981 <text:s text:c="3"/>0.181 <text:s text:c="3"/>0.148 | <text:s/>-154.1 <text:s text:c="2"/>-79.3 <text:s/>-142.1</text:p>
      <text:p text:style-name="Standard"><text:s text:c="3"/>4.324 | 0 <text:s/>| <text:s text:c="8"/>Comm Error <text:s text:c="8"/>| <text:s text:c="11"/>- <text:s text:c="10"/></text:p>
      <text:p text:style-name="Standard"><text:s text:c="3"/>4.324 | 1 <text:s/>| <text:s text:c="3"/>0.439 <text:s text:c="2"/>-1.022 <text:s text:c="3"/>0.014 | <text:s text:c="2"/>-96.3 <text:s text:c="3"/>-3.8 <text:s text:c="2"/>-94.2</text:p>
      <text:p text:style-name="Standard"><text:s text:c="3"/>4.324 | 2 <text:s/>| <text:s text:c="3"/>0.186 <text:s text:c="3"/>1.218 <text:s text:c="3"/>0.240 | <text:s text:c="3"/>62.9 <text:s text:c="2"/>-31.8 <text:s text:c="2"/>-22.6</text:p>
      <text:p text:style-name="Standard"><text:s text:c="3"/>4.324 | 3 <text:s/>| <text:s text:c="3"/>1.139 <text:s text:c="3"/>0.100 <text:s text:c="3"/>0.410 | <text:s text:c="3"/>31.6 <text:s text:c="2"/>-84.0 <text:s text:c="3"/>50.3</text:p>
      <text:p text:style-name="Standard"><text:s text:c="3"/>4.324 | 4 <text:s/>| <text:s text:c="3"/>1.280 <text:s text:c="2"/>-0.254 <text:s text:c="2"/>-1.008 | <text:s/>-143.1 <text:s text:c="2"/>-73.5 <text:s/>-127.9</text:p>
      <text:p text:style-name="Standard"><text:s text:c="3"/>4.324 | 5 <text:s/>| <text:s text:c="3"/>1.045 <text:s text:c="3"/>0.150 <text:s text:c="3"/>0.178 | <text:s/>-158.3 <text:s text:c="2"/>-82.6 <text:s/>-136.4</text:p>
      <text:p text:style-name="Standard"><text:s text:c="3"/>4.358 | 0 <text:s/>| <text:s text:c="8"/>Comm Error <text:s text:c="8"/>| <text:s text:c="11"/>- <text:s text:c="10"/></text:p>
      <text:p text:style-name="Standard"><text:s text:c="3"/>4.358 | 1 <text:s/>| <text:s text:c="3"/>0.593 <text:s text:c="2"/>-1.118 <text:s text:c="3"/>0.129 | <text:s text:c="2"/>-97.7 <text:s text:c="3"/>-3.9 <text:s text:c="2"/>-97.0</text:p>
      <text:p text:style-name="Standard"><text:s text:c="3"/>4.358 | 2 <text:s/>| <text:s text:c="3"/>0.224 <text:s text:c="3"/>1.206 <text:s text:c="3"/>0.175 | <text:s text:c="3"/>62.7 <text:s text:c="2"/>-31.9 <text:s text:c="2"/>-24.2</text:p>
      <text:p text:style-name="Standard"><text:s text:c="3"/>4.358 | 3 <text:s/>| <text:s text:c="3"/>1.178 <text:s text:c="2"/>-0.119 <text:s text:c="3"/>0.994 | <text:s text:c="3"/>14.4 <text:s text:c="2"/>-80.8 <text:s text:c="3"/>73.8</text:p>
      <text:p text:style-name="Standard"><text:s text:c="3"/>4.358 | 4 <text:s/>| <text:s text:c="3"/>0.989 <text:s text:c="2"/>-0.204 <text:s text:c="2"/>-0.814 | <text:s/>-152.3 <text:s text:c="2"/>-66.9 <text:s/>-117.3</text:p>
      <text:p text:style-name="Standard"><text:soft-page-break/><text:s text:c="3"/>4.358 | 5 <text:s/>| <text:s text:c="3"/>0.973 <text:s text:c="2"/>-0.248 <text:s text:c="3"/>0.127 | <text:s/>-121.5 <text:s text:c="2"/>-83.6 <text:s/>-172.6</text:p>
      <text:p text:style-name="Standard"><text:s text:c="3"/>4.392 | 0 <text:s/>| <text:s text:c="8"/>Comm Error <text:s text:c="8"/>| <text:s text:c="11"/>- <text:s text:c="10"/></text:p>
      <text:p text:style-name="Standard"><text:s text:c="3"/>4.392 | 1 <text:s/>| <text:s text:c="3"/>0.651 <text:s text:c="2"/>-1.084 <text:s text:c="3"/>0.107 | <text:s text:c="2"/>-98.9 <text:s text:c="3"/>-4.9 <text:s/>-100.0</text:p>
      <text:p text:style-name="Standard"><text:s text:c="3"/>4.392 | 2 <text:s/>| <text:s text:c="3"/>0.209 <text:s text:c="3"/>0.935 <text:s text:c="3"/>0.123 | <text:s text:c="3"/>62.5 <text:s text:c="2"/>-31.5 <text:s text:c="2"/>-25.5</text:p>
      <text:p text:style-name="Standard"><text:s text:c="3"/>4.392 | 3 <text:s/>| <text:s text:c="3"/>1.052 <text:s text:c="2"/>-0.010 <text:s text:c="3"/>0.552 | <text:s text:c="4"/>5.9 <text:s text:c="2"/>-78.7 <text:s text:c="3"/>78.0</text:p>
      <text:p text:style-name="Standard"><text:s text:c="3"/>4.392 | 4 <text:s/>| <text:s text:c="3"/>0.502 <text:s text:c="2"/>-0.156 <text:s text:c="2"/>-0.655 | <text:s/>-160.0 <text:s text:c="2"/>-58.0 <text:s/>-110.4</text:p>
      <text:p text:style-name="Standard"><text:s text:c="3"/>4.392 | 5 <text:s/>| <text:s text:c="3"/>1.013 <text:s text:c="2"/>-0.057 <text:s text:c="2"/>-0.126 | <text:s/>-120.6 <text:s text:c="2"/>-83.6 <text:s/>-173.1</text:p>
      <text:p text:style-name="Standard"><text:s text:c="3"/>4.426 | 0 <text:s/>| <text:s text:c="8"/>Comm Error <text:s text:c="8"/>| <text:s text:c="11"/>- <text:s text:c="10"/></text:p>
      <text:p text:style-name="Standard"><text:s text:c="3"/>4.426 | 1 <text:s/>| <text:s text:c="3"/>0.605 <text:s text:c="2"/>-0.966 <text:s text:c="3"/>0.114 | <text:s/>-100.1 <text:s text:c="3"/>-7.7 <text:s/>-105.8</text:p>
      <text:p text:style-name="Standard"><text:s text:c="3"/>4.426 | 2 <text:s/>| <text:s text:c="3"/>0.150 <text:s text:c="3"/>0.736 <text:s text:c="3"/>0.123 | <text:s text:c="3"/>62.3 <text:s text:c="2"/>-30.6 <text:s text:c="2"/>-26.6</text:p>
      <text:p text:style-name="Standard"><text:s text:c="3"/>4.426 | 3 <text:s/>| <text:s text:c="3"/>1.006 <text:s text:c="3"/>0.113 <text:s text:c="3"/>0.109 | <text:s text:c="4"/>8.3 <text:s text:c="2"/>-78.5 <text:s text:c="3"/>75.1</text:p>
      <text:p text:style-name="Standard"><text:s text:c="3"/>4.426 | 4 <text:s/>| <text:s text:c="3"/>0.257 <text:s text:c="2"/>-0.087 <text:s text:c="2"/>-0.502 | <text:s/>-162.7 <text:s text:c="2"/>-51.0 <text:s/>-107.7</text:p>
      <text:p text:style-name="Standard"><text:s text:c="3"/>4.426 | 5 <text:s/>| <text:s text:c="3"/>1.037 <text:s text:c="2"/>-0.132 <text:s text:c="2"/>-0.256 | <text:s/>-132.0 <text:s text:c="2"/>-82.4 <text:s/>-162.8</text:p>
      <text:p text:style-name="Standard"><text:s text:c="3"/>4.461 | 0 <text:s/>| <text:s text:c="8"/>Comm Error <text:s text:c="8"/>| <text:s text:c="11"/>- <text:s text:c="10"/></text:p>
      <text:p text:style-name="Standard"><text:s text:c="3"/>4.461 | 1 <text:s/>| <text:s text:c="3"/>0.514 <text:s text:c="2"/>-0.921 <text:s text:c="3"/>0.168 | <text:s text:c="2"/>-99.7 <text:s text:c="2"/>-10.2 <text:s/>-110.6</text:p>
      <text:p text:style-name="Standard"><text:s text:c="3"/>4.461 | 2 <text:s/>| <text:s text:c="3"/>0.175 <text:s text:c="3"/>0.628 <text:s text:c="3"/>0.124 | <text:s text:c="3"/>62.6 <text:s text:c="2"/>-29.9 <text:s text:c="2"/>-28.2</text:p>
      <text:p text:style-name="Standard"><text:s text:c="3"/>4.461 | 3 <text:s/>| <text:s text:c="3"/>0.985 <text:s text:c="3"/>0.001 <text:s text:c="3"/>0.192 | <text:s text:c="3"/>10.3 <text:s text:c="2"/>-78.2 <text:s text:c="3"/>72.8</text:p>
      <text:p text:style-name="Standard"><text:s text:c="3"/>4.461 | 4 <text:s/>| <text:s text:c="3"/>0.086 <text:s text:c="3"/>0.051 <text:s text:c="2"/>-0.388 | <text:s/>-167.9 <text:s text:c="2"/>-41.5 <text:s/>-102.8</text:p>
      <text:p text:style-name="Standard"><text:s text:c="3"/>4.461 | 5 <text:s/>| <text:s text:c="3"/>1.008 <text:s text:c="2"/>-0.077 <text:s text:c="2"/>-0.063 | <text:s/>-132.5 <text:s text:c="2"/>-82.1 <text:s/>-162.5</text:p>
      <text:p text:style-name="Standard"><text:s text:c="3"/>4.495 | 0 <text:s/>| <text:s text:c="8"/>Comm Error <text:s text:c="8"/>| <text:s text:c="11"/>- <text:s text:c="10"/></text:p>
      <text:p text:style-name="Standard"><text:s text:c="3"/>4.495 | 1 <text:s/>| <text:s text:c="3"/>0.478 <text:s text:c="2"/>-0.872 <text:s text:c="3"/>0.226 | <text:s text:c="2"/>-97.7 <text:s text:c="2"/>-13.6 <text:s/>-116.1</text:p>
      <text:p text:style-name="Standard"><text:s text:c="3"/>4.495 | 2 <text:s/>| <text:s text:c="3"/>0.228 <text:s text:c="3"/>0.553 <text:s text:c="3"/>0.130 | <text:s text:c="3"/>63.7 <text:s text:c="2"/>-29.8 <text:s text:c="2"/>-30.8</text:p>
      <text:p text:style-name="Standard"><text:s text:c="3"/>4.495 | 3 <text:s/>| <text:s text:c="3"/>0.922 <text:s text:c="2"/>-0.075 <text:s text:c="3"/>0.186 | <text:s text:c="4"/>6.9 <text:s text:c="2"/>-78.0 <text:s text:c="3"/>76.4</text:p>
      <text:p text:style-name="Standard"><text:s text:c="3"/>4.495 | 4 <text:s/>| <text:s text:c="2"/>-0.126 <text:s text:c="3"/>0.084 <text:s text:c="2"/>-0.295 | <text:s/>-170.3 <text:s text:c="2"/>-35.7 <text:s/>-101.2</text:p>
      <text:p text:style-name="Standard"><text:s text:c="3"/>4.495 | 5 <text:s/>| <text:s text:c="3"/>0.988 <text:s text:c="2"/>-0.163 <text:s text:c="2"/>-0.073 | <text:s/>-129.7 <text:s text:c="2"/>-81.9 <text:s/>-166.5</text:p>
      <text:p text:style-name="Standard"><text:s text:c="3"/>4.529 | 0 <text:s/>| <text:s text:c="8"/>Comm Error <text:s text:c="8"/>| <text:s text:c="11"/>- <text:s text:c="10"/></text:p>
      <text:p text:style-name="Standard"><text:s text:c="3"/>4.529 | 1 <text:s/>| <text:s text:c="3"/>0.405 <text:s text:c="2"/>-0.893 <text:s text:c="3"/>0.251 | <text:s text:c="2"/>-95.2 <text:s text:c="2"/>-15.6 <text:s/>-119.1</text:p>
      <text:p text:style-name="Standard"><text:s text:c="3"/>4.529 | 2 <text:s/>| <text:s text:c="3"/>0.272 <text:s text:c="3"/>0.568 <text:s text:c="3"/>0.137 | <text:s text:c="3"/>64.9 <text:s text:c="2"/>-29.4 <text:s text:c="2"/>-32.3</text:p>
      <text:p text:style-name="Standard"><text:s text:c="3"/>4.529 | 3 <text:s/>| <text:s text:c="3"/>0.840 <text:s text:c="2"/>-0.009 <text:s text:c="3"/>0.183 | <text:s text:c="4"/>4.4 <text:s text:c="2"/>-77.7 <text:s text:c="3"/>79.3</text:p>
      <text:p text:style-name="Standard"><text:s text:c="3"/>4.529 | 4 <text:s/>| <text:s text:c="2"/>-0.147 <text:s text:c="3"/>0.100 <text:s text:c="2"/>-0.264 | <text:s/>-175.6 <text:s text:c="2"/>-25.4 <text:s text:c="2"/>-98.9</text:p>
      <text:p text:style-name="Standard"><text:s text:c="3"/>4.529 | 5 <text:s/>| <text:s text:c="3"/>0.997 <text:s text:c="2"/>-0.082 <text:s text:c="2"/>-0.127 | <text:s/>-130.5 <text:s text:c="2"/>-81.5 <text:s/>-165.2</text:p>
      <text:p text:style-name="Standard"><text:s text:c="3"/>4.563 | 0 <text:s/>| <text:s text:c="8"/>Comm Error <text:s text:c="8"/>| <text:s text:c="11"/>- <text:s text:c="10"/></text:p>
      <text:p text:style-name="Standard"><text:s text:c="3"/>4.563 | 1 <text:s/>| <text:s text:c="3"/>0.350 <text:s text:c="2"/>-0.947 <text:s text:c="3"/>0.274 | <text:s text:c="2"/>-92.3 <text:s text:c="2"/>-17.0 <text:s/>-121.4</text:p>
      <text:p text:style-name="Standard"><text:s text:c="3"/>4.563 | 2 <text:s/>| <text:s text:c="3"/>0.273 <text:s text:c="3"/>0.592 <text:s text:c="3"/>0.145 | <text:s text:c="3"/>66.8 <text:s text:c="2"/>-27.6 <text:s text:c="2"/>-33.3</text:p>
      <text:p text:style-name="Standard"><text:s text:c="3"/>4.563 | 3 <text:s/>| <text:s text:c="3"/>0.872 <text:s text:c="3"/>0.085 <text:s text:c="3"/>0.191 | <text:s text:c="4"/>7.3 <text:s text:c="2"/>-77.3 <text:s text:c="3"/>76.7</text:p>
      <text:p text:style-name="Standard"><text:s text:c="3"/>4.563 | 4 <text:s/>| <text:s text:c="2"/>-0.048 <text:s text:c="3"/>0.117 <text:s text:c="2"/>-0.226 | <text:s text:c="2"/>178.9 <text:s text:c="2"/>-20.6 <text:s text:c="2"/>-97.4</text:p>
      <text:p text:style-name="Standard"><text:s text:c="3"/>4.563 | 5 <text:s/>| <text:s text:c="3"/>1.015 <text:s text:c="2"/>-0.091 <text:s text:c="2"/>-0.203 | <text:s/>-134.6 <text:s text:c="2"/>-81.0 <text:s/>-161.9</text:p>
      <text:p text:style-name="Standard"><text:s text:c="3"/>4.598 | 0 <text:s/>| <text:s text:c="8"/>Comm Error <text:s text:c="8"/>| <text:s text:c="11"/>- <text:s text:c="10"/></text:p>
      <text:p text:style-name="Standard"><text:s text:c="3"/>4.598 | 1 <text:s/>| <text:s text:c="3"/>0.314 <text:s text:c="2"/>-0.975 <text:s text:c="3"/>0.261 | <text:s text:c="2"/>-88.1 <text:s text:c="2"/>-18.4 <text:s/>-121.6</text:p>
      <text:p text:style-name="Standard"><text:s text:c="3"/>4.598 | 2 <text:s/>| <text:s text:c="3"/>0.297 <text:s text:c="3"/>0.642 <text:s text:c="3"/>0.191 | <text:s text:c="3"/>68.4 <text:s text:c="2"/>-25.9 <text:s text:c="2"/>-33.9</text:p>
      <text:p text:style-name="Standard"><text:s text:c="3"/>4.598 | 3 <text:s/>| <text:s text:c="3"/>0.926 <text:s text:c="3"/>0.065 <text:s text:c="3"/>0.191 | <text:s text:c="4"/>9.6 <text:s text:c="2"/>-77.2 <text:s text:c="3"/>74.5</text:p>
      <text:p text:style-name="Standard"><text:s text:c="3"/>4.598 | 4 <text:s/>| <text:s text:c="3"/>0.006 <text:s text:c="3"/>0.027 <text:s text:c="2"/>-0.339 | <text:s text:c="2"/>175.1 <text:s text:c="2"/>-18.0 <text:s text:c="2"/>-96.6</text:p>
      <text:p text:style-name="Standard"><text:s text:c="3"/>4.598 | 5 <text:s/>| <text:s text:c="3"/>1.020 <text:s text:c="2"/>-0.082 <text:s text:c="2"/>-0.139 | <text:s/>-139.0 <text:s text:c="2"/>-80.6 <text:s/>-158.8</text:p>
      <text:p text:style-name="Standard"><text:s text:c="3"/>4.634 | 0 <text:s/>| <text:s text:c="8"/>Comm Error <text:s text:c="8"/>| <text:s text:c="11"/>- <text:s text:c="10"/></text:p>
      <text:p text:style-name="Standard"><text:s text:c="3"/>4.634 | 1 <text:s/>| <text:s text:c="3"/>0.324 <text:s text:c="2"/>-0.982 <text:s text:c="3"/>0.236 | <text:s text:c="2"/>-84.1 <text:s text:c="2"/>-20.0 <text:s/>-120.1</text:p>
      <text:p text:style-name="Standard"><text:s text:c="3"/>4.634 | 2 <text:s/>| <text:s text:c="3"/>0.328 <text:s text:c="3"/>0.694 <text:s text:c="3"/>0.205 | <text:s text:c="3"/>70.8 <text:s text:c="2"/>-24.2 <text:s text:c="2"/>-34.9</text:p>
      <text:p text:style-name="Standard"><text:s text:c="3"/>4.634 | 3 <text:s/>| <text:s text:c="3"/>1.062 <text:s text:c="3"/>0.002 <text:s text:c="3"/>0.253 | <text:s text:c="4"/>9.3 <text:s text:c="2"/>-77.0 <text:s text:c="3"/>75.0</text:p>
      <text:p text:style-name="Standard"><text:s text:c="3"/>4.634 | 4 <text:s/>| <text:s text:c="3"/>0.158 <text:s text:c="3"/>0.019 <text:s text:c="2"/>-0.430 | <text:s text:c="2"/>173.5 <text:s text:c="2"/>-19.6 <text:s text:c="2"/>-96.2</text:p>
      <text:p text:style-name="Standard"><text:s text:c="3"/>4.634 | 5 <text:s/>| <text:s text:c="3"/>1.017 <text:s text:c="2"/>-0.108 <text:s text:c="2"/>-0.066 | <text:s/>-137.1 <text:s text:c="2"/>-80.6 <text:s/>-160.9</text:p>
      <text:p text:style-name="Standard"><text:soft-page-break/><text:s text:c="3"/>4.669 | 0 <text:s/>| <text:s text:c="8"/>Comm Error <text:s text:c="8"/>| <text:s text:c="11"/>- <text:s text:c="10"/></text:p>
      <text:p text:style-name="Standard"><text:s text:c="3"/>4.669 | 1 <text:s/>| <text:s text:c="3"/>0.356 <text:s text:c="2"/>-1.016 <text:s text:c="3"/>0.205 | <text:s text:c="2"/>-81.6 <text:s text:c="2"/>-21.4 <text:s/>-118.0</text:p>
      <text:p text:style-name="Standard"><text:s text:c="3"/>4.669 | 2 <text:s/>| <text:s text:c="3"/>0.429 <text:s text:c="3"/>0.857 <text:s text:c="3"/>0.189 | <text:s text:c="3"/>73.9 <text:s text:c="2"/>-22.6 <text:s text:c="2"/>-36.0</text:p>
      <text:p text:style-name="Standard"><text:s text:c="3"/>4.669 | 3 <text:s/>| <text:s text:c="3"/>1.082 <text:s text:c="2"/>-0.044 <text:s text:c="3"/>0.263 | <text:s text:c="4"/>6.7 <text:s text:c="2"/>-76.8 <text:s text:c="3"/>78.1</text:p>
      <text:p text:style-name="Standard"><text:s text:c="3"/>4.669 | 4 <text:s/>| <text:s text:c="3"/>0.250 <text:s text:c="2"/>-0.041 <text:s text:c="2"/>-0.518 | <text:s text:c="2"/>172.3 <text:s text:c="2"/>-23.3 <text:s text:c="2"/>-95.8</text:p>
      <text:p text:style-name="Standard"><text:s text:c="3"/>4.669 | 5 <text:s/>| <text:s text:c="3"/>1.020 <text:s text:c="2"/>-0.088 <text:s text:c="2"/>-0.066 | <text:s/>-135.4 <text:s text:c="2"/>-80.7 <text:s/>-162.3</text:p>
      <text:p text:style-name="Standard"><text:s text:c="3"/>4.703 | 0 <text:s/>| <text:s text:c="8"/>Comm Error <text:s text:c="8"/>| <text:s text:c="11"/>- <text:s text:c="10"/></text:p>
      <text:p text:style-name="Standard"><text:s text:c="3"/>4.703 | 1 <text:s/>| <text:s text:c="3"/>0.414 <text:s text:c="2"/>-1.045 <text:s text:c="3"/>0.183 | <text:s text:c="2"/>-79.4 <text:s text:c="2"/>-23.1 <text:s/>-114.2</text:p>
      <text:p text:style-name="Standard"><text:s text:c="3"/>4.703 | 2 <text:s/>| <text:s text:c="3"/>0.434 <text:s text:c="3"/>0.943 <text:s text:c="3"/>0.161 | <text:s text:c="3"/>77.1 <text:s text:c="2"/>-20.1 <text:s text:c="2"/>-35.9</text:p>
      <text:p text:style-name="Standard"><text:s text:c="3"/>4.703 | 3 <text:s/>| <text:s text:c="3"/>1.005 <text:s text:c="2"/>-0.012 <text:s text:c="3"/>0.254 | <text:s text:c="4"/>5.0 <text:s text:c="2"/>-76.6 <text:s text:c="3"/>80.4</text:p>
      <text:p text:style-name="Standard"><text:s text:c="3"/>4.703 | 4 <text:s/>| <text:s text:c="3"/>0.490 <text:s text:c="2"/>-0.301 <text:s text:c="2"/>-0.657 | <text:s text:c="2"/>173.1 <text:s text:c="2"/>-28.7 <text:s text:c="2"/>-95.8</text:p>
      <text:p text:style-name="Standard"><text:s text:c="3"/>4.703 | 5 <text:s/>| <text:s text:c="3"/>1.001 <text:s text:c="2"/>-0.071 <text:s text:c="3"/>0.012 | <text:s/>-132.9 <text:s text:c="2"/>-80.8 <text:s/>-164.4</text:p>
      <text:p text:style-name="Standard"><text:s text:c="3"/>4.738 | 0 <text:s/>| <text:s text:c="8"/>Comm Error <text:s text:c="8"/>| <text:s text:c="11"/>- <text:s text:c="10"/></text:p>
      <text:p text:style-name="Standard"><text:s text:c="3"/>4.738 | 1 <text:s/>| <text:s text:c="3"/>0.510 <text:s text:c="2"/>-1.057 <text:s text:c="3"/>0.113 | <text:s text:c="2"/>-77.4 <text:s text:c="2"/>-26.5 <text:s/>-110.5</text:p>
      <text:p text:style-name="Standard"><text:s text:c="3"/>4.738 | 2 <text:s/>| <text:s text:c="3"/>0.350 <text:s text:c="3"/>1.035 <text:s text:c="3"/>0.183 | <text:s text:c="3"/>81.1 <text:s text:c="2"/>-17.8 <text:s text:c="2"/>-35.0</text:p>
      <text:p text:style-name="Standard"><text:s text:c="3"/>4.738 | 3 <text:s/>| <text:s text:c="3"/>0.988 <text:s text:c="3"/>0.041 <text:s text:c="3"/>0.271 | <text:s text:c="4"/>5.6 <text:s text:c="2"/>-75.8 <text:s text:c="3"/>80.9</text:p>
      <text:p text:style-name="Standard"><text:s text:c="3"/>4.738 | 4 <text:s/>| <text:s text:c="3"/>0.864 <text:s text:c="2"/>-0.359 <text:s text:c="2"/>-0.769 | <text:s text:c="2"/>175.6 <text:s text:c="2"/>-36.0 <text:s text:c="2"/>-96.1</text:p>
      <text:p text:style-name="Standard"><text:s text:c="3"/>4.738 | 5 <text:s/>| <text:s text:c="3"/>0.981 <text:s text:c="2"/>-0.113 <text:s text:c="3"/>0.075 | <text:s/>-127.9 <text:s text:c="2"/>-81.1 <text:s/>-169.1</text:p>
      <text:p text:style-name="Standard"><text:s text:c="3"/>4.772 | 0 <text:s/>| <text:s text:c="8"/>Comm Error <text:s text:c="8"/>| <text:s text:c="11"/>- <text:s text:c="10"/></text:p>
      <text:p text:style-name="Standard"><text:s text:c="3"/>4.772 | 1 <text:s/>| <text:s text:c="3"/>0.533 <text:s text:c="2"/>-1.073 <text:s text:c="3"/>0.058 | <text:s text:c="2"/>-76.9 <text:s text:c="2"/>-28.6 <text:s/>-107.6</text:p>
      <text:p text:style-name="Standard"><text:s text:c="3"/>4.772 | 2 <text:s/>| <text:s text:c="3"/>0.301 <text:s text:c="3"/>1.092 <text:s text:c="3"/>0.181 | <text:s text:c="3"/>84.1 <text:s text:c="2"/>-15.0 <text:s text:c="2"/>-34.0</text:p>
      <text:p text:style-name="Standard"><text:s text:c="3"/>4.772 | 3 <text:s/>| <text:s text:c="3"/>0.957 <text:s text:c="3"/>0.069 <text:s text:c="3"/>0.321 | <text:s text:c="4"/>7.0 <text:s text:c="2"/>-74.8 <text:s text:c="3"/>80.4</text:p>
      <text:p text:style-name="Standard"><text:s text:c="3"/>4.772 | 4 <text:s/>| <text:s text:c="3"/>1.730 <text:s text:c="3"/>0.056 <text:s text:c="2"/>-0.905 | <text:s text:c="2"/>176.9 <text:s text:c="2"/>-48.6 <text:s text:c="2"/>-94.2</text:p>
      <text:p text:style-name="Standard"><text:s text:c="3"/>4.772 | 5 <text:s/>| <text:s text:c="3"/>0.954 <text:s text:c="2"/>-0.161 <text:s text:c="3"/>0.169 | <text:s/>-121.6 <text:s text:c="2"/>-81.1 <text:s/>-175.2</text:p>
      <text:p text:style-name="Standard"><text:s text:c="3"/>4.806 | 0 <text:s/>| <text:s text:c="8"/>Comm Error <text:s text:c="8"/>| <text:s text:c="11"/>- <text:s text:c="10"/></text:p>
      <text:p text:style-name="Standard"><text:s text:c="3"/>4.806 | 1 <text:s/>| <text:s text:c="3"/>0.605 <text:s text:c="2"/>-1.067 <text:s text:c="2"/>-0.006 | <text:s text:c="2"/>-76.8 <text:s text:c="2"/>-34.2 <text:s/>-100.9</text:p>
      <text:p text:style-name="Standard"><text:s text:c="3"/>4.806 | 2 <text:s/>| <text:s text:c="3"/>0.300 <text:s text:c="3"/>1.027 <text:s text:c="3"/>0.165 | <text:s text:c="3"/>86.9 <text:s text:c="2"/>-12.4 <text:s text:c="2"/>-32.9</text:p>
      <text:p text:style-name="Standard"><text:s text:c="3"/>4.806 | 3 <text:s/>| <text:s text:c="3"/>0.834 <text:s text:c="3"/>0.055 <text:s text:c="3"/>0.319 | <text:s text:c="4"/>7.8 <text:s text:c="2"/>-73.4 <text:s text:c="3"/>81.0</text:p>
      <text:p text:style-name="Standard"><text:s text:c="3"/>4.806 | 4 <text:s/>| <text:s text:c="3"/>2.590 <text:s text:c="2"/>-0.571 <text:s text:c="2"/>-1.023 | <text:s text:c="2"/>174.7 <text:s text:c="2"/>-56.1 <text:s text:c="2"/>-93.0</text:p>
      <text:p text:style-name="Standard"><text:s text:c="3"/>4.806 | 5 <text:s/>| <text:s text:c="3"/>0.912 <text:s text:c="2"/>-0.226 <text:s text:c="3"/>0.304 | <text:s/>-112.9 <text:s text:c="2"/>-80.9 <text:s text:c="2"/>176.5</text:p>
      <text:p text:style-name="Standard"><text:s text:c="3"/>4.840 | 0 <text:s/>| <text:s text:c="8"/>Comm Error <text:s text:c="8"/>| <text:s text:c="11"/>- <text:s text:c="10"/></text:p>
      <text:p text:style-name="Standard"><text:s text:c="3"/>4.840 | 1 <text:s/>| <text:s text:c="3"/>0.669 <text:s text:c="2"/>-1.160 <text:s text:c="3"/>0.008 | <text:s text:c="2"/>-77.0 <text:s text:c="2"/>-39.0 <text:s text:c="2"/>-96.1</text:p>
      <text:p text:style-name="Standard"><text:s text:c="3"/>4.840 | 2 <text:s/>| <text:s text:c="3"/>0.243 <text:s text:c="3"/>1.061 <text:s text:c="3"/>0.206 | <text:s text:c="3"/>89.2 <text:s text:c="2"/>-10.1 <text:s text:c="2"/>-31.8</text:p>
      <text:p text:style-name="Standard"><text:s text:c="3"/>4.840 | 3 <text:s/>| <text:s text:c="3"/>1.043 <text:s text:c="3"/>0.049 <text:s text:c="3"/>0.147 | <text:s text:c="4"/>9.0 <text:s text:c="2"/>-72.6 <text:s text:c="3"/>82.0</text:p>
      <text:p text:style-name="Standard"><text:s text:c="3"/>4.840 | 4 <text:s/>| <text:s text:c="3"/>3.024 <text:s text:c="3"/>0.032 <text:s text:c="3"/>1.745 | <text:s/>-176.0 <text:s text:c="2"/>-66.2 <text:s text:c="2"/>-97.5</text:p>
      <text:p text:style-name="Standard"><text:s text:c="3"/>4.840 | 5 <text:s/>| <text:s text:c="3"/>1.489 <text:s text:c="2"/>-0.190 <text:s text:c="3"/>0.054 | <text:s/>-126.2 <text:s text:c="2"/>-80.1 <text:s/>-169.9</text:p>
      <text:p text:style-name="Standard"><text:s text:c="3"/>4.874 | 0 <text:s/>| <text:s text:c="8"/>Comm Error <text:s text:c="8"/>| <text:s text:c="11"/>- <text:s text:c="10"/></text:p>
      <text:p text:style-name="Standard"><text:s text:c="3"/>4.874 | 1 <text:s/>| <text:s text:c="3"/>0.632 <text:s text:c="2"/>-1.432 <text:s text:c="3"/>0.152 | <text:s text:c="2"/>-76.8 <text:s text:c="2"/>-43.4 <text:s text:c="2"/>-90.3</text:p>
      <text:p text:style-name="Standard"><text:s text:c="3"/>4.874 | 2 <text:s/>| <text:s text:c="3"/>0.237 <text:s text:c="3"/>1.472 <text:s text:c="3"/>0.292 | <text:s text:c="3"/>91.0 <text:s text:c="3"/>-7.2 <text:s text:c="2"/>-30.3</text:p>
      <text:p text:style-name="Standard"><text:s text:c="3"/>4.874 | 3 <text:s/>| <text:s text:c="3"/>1.468 <text:s text:c="3"/>0.062 <text:s text:c="2"/>-0.129 | <text:s text:c="4"/>9.3 <text:s text:c="2"/>-74.1 <text:s text:c="3"/>82.5</text:p>
      <text:p text:style-name="Standard"><text:s text:c="3"/>4.874 | 4 <text:s/>| <text:s text:c="3"/>0.262 <text:s text:c="3"/>1.772 <text:s text:c="3"/>0.284 | <text:s text:c="2"/>171.1 <text:s text:c="2"/>-73.0 <text:s text:c="2"/>-80.3</text:p>
      <text:p text:style-name="Standard"><text:s text:c="3"/>4.874 | 5 <text:s/>| <text:s text:c="3"/>2.030 <text:s text:c="2"/>-0.518 <text:s text:c="3"/>0.256 | <text:s/>-136.1 <text:s text:c="2"/>-78.2 <text:s/>-153.7</text:p>
      <text:p text:style-name="Standard"><text:s text:c="3"/>4.908 | 0 <text:s/>| <text:s text:c="8"/>Comm Error <text:s text:c="8"/>| <text:s text:c="11"/>- <text:s text:c="10"/></text:p>
      <text:p text:style-name="Standard"><text:s text:c="3"/>4.908 | 1 <text:s/>| <text:s text:c="3"/>0.728 <text:s text:c="2"/>-1.453 <text:s text:c="3"/>0.210 | <text:s text:c="2"/>-77.2 <text:s text:c="2"/>-46.0 <text:s text:c="2"/>-86.0</text:p>
      <text:p text:style-name="Standard"><text:s text:c="3"/>4.908 | 2 <text:s/>| <text:s text:c="3"/>0.331 <text:s text:c="3"/>1.408 <text:s text:c="3"/>0.265 | <text:s text:c="3"/>93.0 <text:s text:c="3"/>-5.3 <text:s text:c="2"/>-29.0</text:p>
      <text:p text:style-name="Standard"><text:s text:c="3"/>4.908 | 3 <text:s/>| <text:s text:c="3"/>1.054 <text:s text:c="3"/>0.100 <text:s text:c="2"/>-0.339 | <text:s text:c="3"/>15.3 <text:s text:c="2"/>-79.0 <text:s text:c="3"/>75.6</text:p>
      <text:p text:style-name="Standard"><text:s text:c="3"/>4.908 | 4 <text:s/>| <text:s text:c="3"/>0.404 <text:s text:c="2"/>-1.079 <text:s text:c="3"/>1.841 | <text:s text:c="2"/>154.6 <text:s text:c="2"/>-82.9 <text:s text:c="2"/>-69.6</text:p>
      <text:p text:style-name="Standard"><text:s text:c="3"/>4.908 | 5 <text:s/>| <text:s text:c="3"/>1.469 <text:s text:c="3"/>0.135 <text:s text:c="2"/>-0.824 | <text:s/>-154.5 <text:s text:c="2"/>-74.0 <text:s/>-132.4</text:p>
      <text:p text:style-name="Standard"><text:s text:c="3"/>4.942 | 0 <text:s/>| <text:s text:c="8"/>Comm Error <text:s text:c="8"/>| <text:s text:c="11"/>- <text:s text:c="10"/></text:p>
      <text:p text:style-name="Standard"><text:soft-page-break/><text:s text:c="3"/>4.942 | 1 <text:s/>| <text:s text:c="3"/>0.588 <text:s text:c="2"/>-1.092 <text:s text:c="3"/>0.041 | <text:s text:c="2"/>-78.1 <text:s text:c="2"/>-48.8 <text:s text:c="2"/>-82.6</text:p>
      <text:p text:style-name="Standard"><text:s text:c="3"/>4.942 | 2 <text:s/>| <text:s text:c="3"/>0.381 <text:s text:c="3"/>1.019 <text:s text:c="3"/>0.203 | <text:s text:c="3"/>93.7 <text:s text:c="3"/>-4.6 <text:s text:c="2"/>-26.8</text:p>
      <text:p text:style-name="Standard"><text:s text:c="3"/>4.942 | 3 <text:s/>| <text:s text:c="3"/>0.772 <text:s text:c="3"/>0.117 <text:s text:c="2"/>-0.176 | <text:s text:c="3"/>32.1 <text:s text:c="2"/>-82.5 <text:s text:c="3"/>56.5</text:p>
      <text:p text:style-name="Standard"><text:s text:c="3"/>4.942 | 4 <text:s/>| <text:s text:c="3"/>1.274 <text:s text:c="3"/>0.778 <text:s text:c="2"/>-0.144 | <text:s text:c="2"/>118.9 <text:s text:c="2"/>-84.2 <text:s text:c="2"/>-31.8</text:p>
      <text:p text:style-name="Standard"><text:s text:c="3"/>4.942 | 5 <text:s/>| <text:s text:c="3"/>1.276 <text:s text:c="2"/>-0.066 <text:s text:c="2"/>-1.092 | <text:s/>-164.5 <text:s text:c="2"/>-67.8 <text:s/>-120.2</text:p>
      <text:p text:style-name="Standard"><text:s text:c="3"/>4.976 | 0 <text:s/>| <text:s text:c="8"/>Comm Error <text:s text:c="8"/>| <text:s text:c="11"/>- <text:s text:c="10"/></text:p>
      <text:p text:style-name="Standard"><text:s text:c="3"/>4.976 | 1 <text:s/>| <text:s text:c="3"/>0.439 <text:s text:c="2"/>-1.124 <text:s text:c="3"/>0.135 | <text:s text:c="2"/>-77.3 <text:s text:c="2"/>-51.5 <text:s text:c="2"/>-80.8</text:p>
      <text:p text:style-name="Standard"><text:s text:c="3"/>4.976 | 2 <text:s/>| <text:s text:c="3"/>0.341 <text:s text:c="3"/>1.003 <text:s text:c="3"/>0.313 | <text:s text:c="3"/>92.7 <text:s text:c="3"/>-4.3 <text:s text:c="2"/>-23.5</text:p>
      <text:p text:style-name="Standard"><text:s text:c="3"/>4.976 | 3 <text:s/>| <text:s text:c="3"/>0.982 <text:s text:c="3"/>0.088 <text:s text:c="3"/>0.166 | <text:s text:c="3"/>43.4 <text:s text:c="2"/>-83.0 <text:s text:c="3"/>45.7</text:p>
      <text:p text:style-name="Standard"><text:s text:c="3"/>4.976 | 4 <text:s/>| <text:s text:c="3"/>1.064 <text:s text:c="2"/>-0.417 <text:s text:c="2"/>-0.145 | <text:s text:c="2"/>140.4 <text:s text:c="2"/>-84.2 <text:s text:c="2"/>-53.4</text:p>
      <text:p text:style-name="Standard"><text:s text:c="3"/>4.976 | 5 <text:s/>| <text:s text:c="3"/>1.125 <text:s text:c="2"/>-0.213 <text:s text:c="2"/>-0.884 | <text:s/>-167.6 <text:s text:c="2"/>-60.2 <text:s/>-117.2</text:p>
      <text:p text:style-name="Standard"><text:s text:c="3"/>5.011 | 0 <text:s/>| <text:s text:c="8"/>Comm Error <text:s text:c="8"/>| <text:s text:c="11"/>- <text:s text:c="10"/></text:p>
      <text:p text:style-name="Standard"><text:s text:c="3"/>5.011 | 1 <text:s/>| <text:s text:c="3"/>0.508 <text:s text:c="2"/>-1.078 <text:s text:c="3"/>0.184 | <text:s text:c="2"/>-76.7 <text:s text:c="2"/>-52.7 <text:s text:c="2"/>-79.9</text:p>
      <text:p text:style-name="Standard"><text:s text:c="3"/>5.011 | 2 <text:s/>| <text:s text:c="3"/>0.409 <text:s text:c="3"/>1.168 <text:s text:c="3"/>0.375 | <text:s text:c="3"/>91.8 <text:s text:c="3"/>-3.9 <text:s text:c="2"/>-22.1</text:p>
      <text:p text:style-name="Standard"><text:s text:c="3"/>5.011 | 3 <text:s/>| <text:s text:c="3"/>1.163 <text:s text:c="2"/>-0.219 <text:s text:c="3"/>0.599 | <text:s text:c="3"/>26.5 <text:s text:c="2"/>-82.4 <text:s text:c="3"/>63.9</text:p>
      <text:p text:style-name="Standard"><text:s text:c="3"/>5.011 | 4 <text:s/>| <text:s text:c="3"/>1.027 <text:s text:c="3"/>0.048 <text:s text:c="2"/>-0.056 | <text:s/>-141.5 <text:s text:c="2"/>-84.3 <text:s/>-129.2</text:p>
      <text:p text:style-name="Standard"><text:s text:c="3"/>5.011 | 5 <text:s/>| <text:s text:c="3"/>0.724 <text:s text:c="2"/>-0.171 <text:s text:c="2"/>-1.005 | <text:s/>-172.4 <text:s text:c="2"/>-54.4 <text:s/>-114.7</text:p>
      <text:p text:style-name="Standard"><text:s text:c="3"/>5.045 | 0 <text:s/>| <text:s text:c="8"/>Comm Error <text:s text:c="8"/>| <text:s text:c="11"/>- <text:s text:c="10"/></text:p>
      <text:p text:style-name="Standard"><text:s text:c="3"/>5.045 | 1 <text:s/>| <text:s text:c="3"/>0.508 <text:s text:c="2"/>-0.993 <text:s text:c="3"/>0.149 | <text:s text:c="2"/>-75.2 <text:s text:c="2"/>-53.5 <text:s text:c="2"/>-80.8</text:p>
      <text:p text:style-name="Standard"><text:s text:c="3"/>5.045 | 2 <text:s/>| <text:s text:c="3"/>0.559 <text:s text:c="3"/>1.060 <text:s text:c="3"/>0.288 | <text:s text:c="3"/>91.4 <text:s text:c="3"/>-4.4 <text:s text:c="2"/>-21.2</text:p>
      <text:p text:style-name="Standard"><text:s text:c="3"/>5.045 | 3 <text:s/>| <text:s text:c="3"/>1.159 <text:s text:c="2"/>-0.277 <text:s text:c="3"/>0.561 | <text:s text:c="4"/>8.1 <text:s text:c="2"/>-80.8 <text:s text:c="3"/>84.7</text:p>
      <text:p text:style-name="Standard"><text:s text:c="3"/>5.045 | 4 <text:s/>| <text:s text:c="3"/>1.068 <text:s text:c="3"/>0.090 <text:s text:c="3"/>0.010 | <text:s/>-170.4 <text:s text:c="2"/>-84.7 <text:s text:c="2"/>-98.7</text:p>
      <text:p text:style-name="Standard"><text:s text:c="3"/>5.045 | 5 <text:s/>| <text:s text:c="3"/>0.513 <text:s text:c="2"/>-0.431 <text:s text:c="2"/>-0.910 | <text:s/>-171.3 <text:s text:c="2"/>-46.0 <text:s/>-116.6</text:p>
      <text:p text:style-name="Standard"><text:s text:c="3"/>5.080 | 0 <text:s/>| <text:s text:c="8"/>Comm Error <text:s text:c="8"/>| <text:s text:c="11"/>- <text:s text:c="10"/></text:p>
      <text:p text:style-name="Standard"><text:s text:c="3"/>5.080 | 1 <text:s/>| <text:s text:c="3"/>0.357 <text:s text:c="2"/>-0.808 <text:s text:c="3"/>0.109 | <text:s text:c="2"/>-73.6 <text:s text:c="2"/>-52.8 <text:s text:c="2"/>-82.6</text:p>
      <text:p text:style-name="Standard"><text:s text:c="3"/>5.080 | 2 <text:s/>| <text:s text:c="3"/>0.542 <text:s text:c="3"/>1.011 <text:s text:c="3"/>0.199 | <text:s text:c="3"/>91.4 <text:s text:c="3"/>-6.3 <text:s text:c="2"/>-19.3</text:p>
      <text:p text:style-name="Standard"><text:s text:c="3"/>5.080 | 3 <text:s/>| <text:s text:c="3"/>1.047 <text:s text:c="2"/>-0.042 <text:s text:c="3"/>0.320 | <text:s text:c="3"/>-1.4 <text:s text:c="2"/>-78.7 <text:s text:c="3"/>95.7</text:p>
      <text:p text:style-name="Standard"><text:s text:c="3"/>5.080 | 4 <text:s/>| <text:s text:c="3"/>1.000 <text:s text:c="2"/>-0.078 <text:s text:c="3"/>0.136 | <text:s/>-108.8 <text:s text:c="2"/>-85.0 <text:s/>-157.8</text:p>
      <text:p text:style-name="Standard"><text:s text:c="3"/>5.080 | 5 <text:s/>| <text:s text:c="3"/>0.291 <text:s text:c="2"/>-0.071 <text:s text:c="2"/>-0.768 | <text:s/>-171.3 <text:s text:c="2"/>-41.9 <text:s/>-116.3</text:p>
      <text:p text:style-name="Standard"><text:s text:c="3"/>5.114 | 0 <text:s/>| <text:s text:c="8"/>Comm Error <text:s text:c="8"/>| <text:s text:c="11"/>- <text:s text:c="10"/></text:p>
      <text:p text:style-name="Standard"><text:s text:c="3"/>5.114 | 1 <text:s/>| <text:s text:c="3"/>0.381 <text:s text:c="2"/>-0.608 <text:s text:c="3"/>0.089 | <text:s text:c="2"/>-72.9 <text:s text:c="2"/>-52.5 <text:s text:c="2"/>-83.7</text:p>
      <text:p text:style-name="Standard"><text:s text:c="3"/>5.114 | 2 <text:s/>| <text:s text:c="3"/>0.468 <text:s text:c="3"/>0.928 <text:s text:c="3"/>0.190 | <text:s text:c="3"/>90.8 <text:s text:c="3"/>-8.0 <text:s text:c="2"/>-16.6</text:p>
      <text:p text:style-name="Standard"><text:s text:c="3"/>5.114 | 3 <text:s/>| <text:s text:c="3"/>0.960 <text:s text:c="3"/>0.085 <text:s text:c="3"/>0.123 | <text:s text:c="4"/>0.7 <text:s text:c="2"/>-78.4 <text:s text:c="3"/>93.8</text:p>
      <text:p text:style-name="Standard"><text:s text:c="3"/>5.114 | 4 <text:s/>| <text:s text:c="3"/>1.002 <text:s text:c="2"/>-0.055 <text:s text:c="3"/>0.109 | <text:s text:c="2"/>-71.7 <text:s text:c="2"/>-84.8 <text:s text:c="2"/>159.6</text:p>
      <text:p text:style-name="Standard"><text:s text:c="3"/>5.114 | 5 <text:s/>| <text:s text:c="3"/>0.127 <text:s text:c="2"/>-0.156 <text:s text:c="2"/>-0.646 | <text:s/>-171.7 <text:s text:c="2"/>-33.8 <text:s/>-116.0</text:p>
      <text:p text:style-name="Standard"><text:s text:c="3"/>5.148 | 0 <text:s/>| <text:s text:c="8"/>Comm Error <text:s text:c="8"/>| <text:s text:c="11"/>- <text:s text:c="10"/></text:p>
      <text:p text:style-name="Standard"><text:s text:c="3"/>5.148 | 1 <text:s/>| <text:s text:c="3"/>0.407 <text:s text:c="2"/>-0.478 <text:s text:c="3"/>0.100 | <text:s text:c="2"/>-72.7 <text:s text:c="2"/>-52.5 <text:s text:c="2"/>-83.9</text:p>
      <text:p text:style-name="Standard"><text:s text:c="3"/>5.148 | 2 <text:s/>| <text:s text:c="3"/>0.442 <text:s text:c="3"/>0.881 <text:s text:c="3"/>0.217 | <text:s text:c="3"/>89.0 <text:s text:c="2"/>-10.7 <text:s text:c="2"/>-12.9</text:p>
      <text:p text:style-name="Standard"><text:s text:c="3"/>5.148 | 3 <text:s/>| <text:s text:c="3"/>0.957 <text:s text:c="3"/>0.142 <text:s text:c="3"/>0.078 | <text:s text:c="4"/>8.1 <text:s text:c="2"/>-79.4 <text:s text:c="3"/>85.8</text:p>
      <text:p text:style-name="Standard"><text:s text:c="3"/>5.148 | 4 <text:s/>| <text:s text:c="3"/>0.972 <text:s text:c="2"/>-0.058 <text:s text:c="3"/>0.089 | <text:s text:c="2"/>-60.6 <text:s text:c="2"/>-84.4 <text:s text:c="2"/>147.1</text:p>
      <text:p text:style-name="Standard"><text:s text:c="3"/>5.148 | 5 <text:s/>| <text:s text:c="2"/>-0.009 <text:s text:c="2"/>-0.138 <text:s text:c="2"/>-0.479 | <text:s/>-170.8 <text:s text:c="2"/>-27.5 <text:s/>-116.2</text:p>
      <text:p text:style-name="Standard"><text:s text:c="3"/>5.182 | 0 <text:s/>| <text:s text:c="8"/>Comm Error <text:s text:c="8"/>| <text:s text:c="11"/>- <text:s text:c="10"/></text:p>
      <text:p text:style-name="Standard"><text:s text:c="3"/>5.182 | 1 <text:s/>| <text:s text:c="3"/>0.399 <text:s text:c="2"/>-0.471 <text:s text:c="3"/>0.101 | <text:s text:c="2"/>-72.8 <text:s text:c="2"/>-51.9 <text:s text:c="2"/>-83.8</text:p>
      <text:p text:style-name="Standard"><text:s text:c="3"/>5.182 | 2 <text:s/>| <text:s text:c="3"/>0.351 <text:s text:c="3"/>0.879 <text:s text:c="3"/>0.270 | <text:s text:c="3"/>87.0 <text:s text:c="2"/>-12.3 <text:s text:c="2"/>-10.8</text:p>
      <text:p text:style-name="Standard"><text:s text:c="3"/>5.182 | 3 <text:s/>| <text:s text:c="3"/>0.960 <text:s text:c="3"/>0.063 <text:s text:c="3"/>0.242 | <text:s text:c="3"/>11.7 <text:s text:c="2"/>-79.0 <text:s text:c="3"/>82.1</text:p>
      <text:p text:style-name="Standard"><text:s text:c="3"/>5.182 | 4 <text:s/>| <text:s text:c="3"/>0.983 <text:s text:c="2"/>-0.065 <text:s text:c="3"/>0.081 | <text:s text:c="2"/>-56.9 <text:s text:c="2"/>-84.2 <text:s text:c="2"/>142.9</text:p>
      <text:p text:style-name="Standard"><text:s text:c="3"/>5.182 | 5 <text:s/>| <text:s text:c="2"/>-0.046 <text:s text:c="2"/>-0.123 <text:s text:c="2"/>-0.396 | <text:s/>-170.1 <text:s text:c="2"/>-21.9 <text:s/>-115.9</text:p>
      <text:p text:style-name="Standard"><text:s text:c="3"/>5.216 | 0 <text:s/>| <text:s text:c="8"/>Comm Error <text:s text:c="8"/>| <text:s text:c="11"/>- <text:s text:c="10"/></text:p>
      <text:p text:style-name="Standard"><text:s text:c="3"/>5.216 | 1 <text:s/>| <text:s text:c="3"/>0.399 <text:s text:c="2"/>-0.463 <text:s text:c="3"/>0.101 | <text:s text:c="2"/>-73.7 <text:s text:c="2"/>-49.9 <text:s text:c="2"/>-83.0</text:p>
      <text:p text:style-name="Standard"><text:soft-page-break/><text:s text:c="3"/>5.216 | 2 <text:s/>| <text:s text:c="3"/>0.360 <text:s text:c="3"/>0.936 <text:s text:c="3"/>0.267 | <text:s text:c="3"/>85.1 <text:s text:c="2"/>-14.1 <text:s text:c="3"/>-9.9</text:p>
      <text:p text:style-name="Standard"><text:s text:c="3"/>5.216 | 3 <text:s/>| <text:s text:c="3"/>1.001 <text:s text:c="2"/>-0.075 <text:s text:c="3"/>0.254 | <text:s text:c="4"/>5.7 <text:s text:c="2"/>-78.2 <text:s text:c="3"/>88.5</text:p>
      <text:p text:style-name="Standard"><text:s text:c="3"/>5.216 | 4 <text:s/>| <text:s text:c="3"/>0.959 <text:s text:c="2"/>-0.108 <text:s text:c="3"/>0.129 | <text:s text:c="2"/>-54.3 <text:s text:c="2"/>-83.8 <text:s text:c="2"/>138.5</text:p>
      <text:p text:style-name="Standard"><text:s text:c="3"/>5.216 | 5 <text:s/>| <text:s text:c="2"/>-0.050 <text:s text:c="2"/>-0.075 <text:s text:c="2"/>-0.328 | <text:s/>-168.3 <text:s text:c="2"/>-15.7 <text:s/>-115.6</text:p>
      <text:p text:style-name="Standard"><text:s text:c="3"/>5.250 | 0 <text:s/>| <text:s text:c="8"/>Comm Error <text:s text:c="8"/>| <text:s text:c="11"/>- <text:s text:c="10"/></text:p>
      <text:p text:style-name="Standard"><text:s text:c="3"/>5.250 | 1 <text:s/>| <text:s text:c="3"/>0.444 <text:s text:c="2"/>-0.445 <text:s text:c="3"/>0.082 | <text:s text:c="2"/>-74.9 <text:s text:c="2"/>-48.2 <text:s text:c="2"/>-82.0</text:p>
      <text:p text:style-name="Standard"><text:s text:c="3"/>5.250 | 2 <text:s/>| <text:s text:c="3"/>0.421 <text:s text:c="3"/>1.009 <text:s text:c="3"/>0.237 | <text:s text:c="3"/>83.2 <text:s text:c="2"/>-15.8 <text:s text:c="2"/>-10.2</text:p>
      <text:p text:style-name="Standard"><text:s text:c="3"/>5.250 | 3 <text:s/>| <text:s text:c="3"/>1.036 <text:s text:c="2"/>-0.014 <text:s text:c="3"/>0.241 | <text:s text:c="4"/>2.3 <text:s text:c="2"/>-77.7 <text:s text:c="3"/>92.1</text:p>
      <text:p text:style-name="Standard"><text:s text:c="3"/>5.250 | 4 <text:s/>| <text:s text:c="3"/>1.009 <text:s text:c="2"/>-0.021 <text:s text:c="3"/>0.097 | <text:s text:c="2"/>-48.2 <text:s text:c="2"/>-83.6 <text:s text:c="2"/>132.7</text:p>
      <text:p text:style-name="Standard"><text:s text:c="3"/>5.250 | 5 <text:s/>| <text:s text:c="2"/>-0.081 <text:s text:c="2"/>-0.011 <text:s text:c="2"/>-0.375 | <text:s/>-168.9 <text:s text:c="2"/>-11.7 <text:s/>-114.9</text:p>
      <text:p text:style-name="Standard"><text:s text:c="3"/>5.284 | 0 <text:s/>| <text:s text:c="8"/>Comm Error <text:s text:c="8"/>| <text:s text:c="11"/>- <text:s text:c="10"/></text:p>
      <text:p text:style-name="Standard"><text:s text:c="3"/>5.284 | 1 <text:s/>| <text:s text:c="3"/>0.486 <text:s text:c="2"/>-0.467 <text:s text:c="3"/>0.079 | <text:s text:c="2"/>-77.1 <text:s text:c="2"/>-45.6 <text:s text:c="2"/>-80.2</text:p>
      <text:p text:style-name="Standard"><text:s text:c="3"/>5.284 | 2 <text:s/>| <text:s text:c="3"/>0.407 <text:s text:c="3"/>1.099 <text:s text:c="3"/>0.197 | <text:s text:c="3"/>81.9 <text:s text:c="2"/>-17.6 <text:s text:c="2"/>-10.7</text:p>
      <text:p text:style-name="Standard"><text:s text:c="3"/>5.284 | 3 <text:s/>| <text:s text:c="3"/>1.022 <text:s text:c="3"/>0.037 <text:s text:c="3"/>0.224 | <text:s text:c="4"/>2.2 <text:s text:c="2"/>-77.2 <text:s text:c="3"/>92.4</text:p>
      <text:p text:style-name="Standard"><text:s text:c="3"/>5.284 | 4 <text:s/>| <text:s text:c="3"/>1.020 <text:s text:c="2"/>-0.028 <text:s text:c="3"/>0.018 | <text:s text:c="2"/>-47.8 <text:s text:c="2"/>-83.9 <text:s text:c="2"/>132.0</text:p>
      <text:p text:style-name="Standard"><text:s text:c="3"/>5.284 | 5 <text:s/>| <text:s text:c="3"/>0.041 <text:s text:c="2"/>-0.054 <text:s text:c="2"/>-0.437 | <text:s/>-170.1 <text:s text:c="2"/>-10.8 <text:s/>-114.1</text:p>
      <text:p text:style-name="Standard"><text:s text:c="3"/>5.319 | 0 <text:s/>| <text:s text:c="8"/>Comm Error <text:s text:c="8"/>| <text:s text:c="11"/>- <text:s text:c="10"/></text:p>
      <text:p text:style-name="Standard"><text:s text:c="3"/>5.319 | 1 <text:s/>| <text:s text:c="3"/>0.522 <text:s text:c="2"/>-0.599 <text:s text:c="3"/>0.080 | <text:s text:c="2"/>-78.4 <text:s text:c="2"/>-43.6 <text:s text:c="2"/>-79.4</text:p>
      <text:p text:style-name="Standard"><text:s text:c="3"/>5.319 | 2 <text:s/>| <text:s text:c="3"/>0.399 <text:s text:c="3"/>1.137 <text:s text:c="3"/>0.164 | <text:s text:c="3"/>80.0 <text:s text:c="2"/>-19.9 <text:s text:c="2"/>-11.4</text:p>
      <text:p text:style-name="Standard"><text:s text:c="3"/>5.319 | 3 <text:s/>| <text:s text:c="3"/>0.990 <text:s text:c="3"/>0.022 <text:s text:c="3"/>0.228 | <text:s text:c="4"/>2.4 <text:s text:c="2"/>-76.7 <text:s text:c="3"/>92.3</text:p>
      <text:p text:style-name="Standard"><text:s text:c="3"/>5.319 | 4 <text:s/>| <text:s text:c="3"/>0.998 <text:s text:c="2"/>-0.067 <text:s text:c="3"/>0.045 | <text:s text:c="2"/>-54.6 <text:s text:c="2"/>-83.9 <text:s text:c="2"/>139.0</text:p>
      <text:p text:style-name="Standard"><text:s text:c="3"/>5.319 | 5 <text:s/>| <text:s text:c="3"/>0.136 <text:s text:c="2"/>-0.178 <text:s text:c="2"/>-0.565 | <text:s/>-169.1 <text:s text:c="2"/>-12.4 <text:s/>-113.7</text:p>
      <text:p text:style-name="Standard"><text:s text:c="3"/>5.353 | 0 <text:s/>| <text:s text:c="8"/>Comm Error <text:s text:c="8"/>| <text:s text:c="11"/>- <text:s text:c="10"/></text:p>
      <text:p text:style-name="Standard"><text:s text:c="3"/>5.353 | 1 <text:s/>| <text:s text:c="3"/>0.502 <text:s text:c="2"/>-0.712 <text:s text:c="3"/>0.091 | <text:s text:c="2"/>-80.7 <text:s text:c="2"/>-38.3 <text:s text:c="2"/>-78.2</text:p>
      <text:p text:style-name="Standard"><text:s text:c="3"/>5.353 | 2 <text:s/>| <text:s text:c="3"/>0.372 <text:s text:c="3"/>1.125 <text:s text:c="3"/>0.166 | <text:s text:c="3"/>78.2 <text:s text:c="2"/>-21.6 <text:s text:c="2"/>-11.7</text:p>
      <text:p text:style-name="Standard"><text:s text:c="3"/>5.353 | 3 <text:s/>| <text:s text:c="3"/>0.974 <text:s text:c="2"/>-0.029 <text:s text:c="3"/>0.188 | <text:s text:c="4"/>1.0 <text:s text:c="2"/>-76.3 <text:s text:c="3"/>93.7</text:p>
      <text:p text:style-name="Standard"><text:s text:c="3"/>5.353 | 4 <text:s/>| <text:s text:c="3"/>0.994 <text:s text:c="2"/>-0.095 <text:s text:c="3"/>0.098 | <text:s text:c="2"/>-52.9 <text:s text:c="2"/>-83.8 <text:s text:c="2"/>137.0</text:p>
      <text:p text:style-name="Standard"><text:s text:c="3"/>5.353 | 5 <text:s/>| <text:s text:c="3"/>0.246 <text:s text:c="2"/>-0.203 <text:s text:c="2"/>-0.598 | <text:s/>-166.8 <text:s text:c="2"/>-16.9 <text:s/>-113.6</text:p>
      <text:p text:style-name="Standard"><text:s text:c="3"/>5.388 | 0 <text:s/>| <text:s text:c="8"/>Comm Error <text:s text:c="8"/>| <text:s text:c="11"/>- <text:s text:c="10"/></text:p>
      <text:p text:style-name="Standard"><text:s text:c="3"/>5.388 | 1 <text:s/>| <text:s text:c="3"/>0.491 <text:s text:c="2"/>-0.853 <text:s text:c="3"/>0.128 | <text:s text:c="2"/>-82.1 <text:s text:c="2"/>-34.1 <text:s text:c="2"/>-77.7</text:p>
      <text:p text:style-name="Standard"><text:s text:c="3"/>5.388 | 2 <text:s/>| <text:s text:c="3"/>0.321 <text:s text:c="3"/>1.111 <text:s text:c="3"/>0.163 | <text:s text:c="3"/>76.3 <text:s text:c="2"/>-23.6 <text:s text:c="2"/>-12.9</text:p>
      <text:p text:style-name="Standard"><text:s text:c="3"/>5.388 | 3 <text:s/>| <text:s text:c="3"/>0.993 <text:s text:c="2"/>-0.063 <text:s text:c="3"/>0.140 | <text:s text:c="3"/>-2.4 <text:s text:c="2"/>-76.3 <text:s text:c="3"/>97.3</text:p>
      <text:p text:style-name="Standard"><text:s text:c="3"/>5.388 | 4 <text:s/>| <text:s text:c="3"/>1.012 <text:s text:c="2"/>-0.041 <text:s text:c="3"/>0.070 | <text:s text:c="2"/>-50.6 <text:s text:c="2"/>-83.8 <text:s text:c="2"/>135.3</text:p>
      <text:p text:style-name="Standard"><text:s text:c="3"/>5.388 | 5 <text:s/>| <text:s text:c="3"/>0.330 <text:s text:c="3"/>0.004 <text:s text:c="2"/>-0.782 | <text:s/>-165.3 <text:s text:c="2"/>-20.7 <text:s/>-113.4</text:p>
      <text:p text:style-name="Standard"><text:s text:c="3"/>5.422 | 0 <text:s/>| <text:s text:c="8"/>Comm Error <text:s text:c="8"/>| <text:s text:c="11"/>- <text:s text:c="10"/></text:p>
      <text:p text:style-name="Standard"><text:s text:c="3"/>5.422 | 1 <text:s/>| <text:s text:c="3"/>0.475 <text:s text:c="2"/>-0.930 <text:s text:c="3"/>0.133 | <text:s text:c="2"/>-83.2 <text:s text:c="2"/>-29.7 <text:s text:c="2"/>-77.7</text:p>
      <text:p text:style-name="Standard"><text:s text:c="3"/>5.422 | 2 <text:s/>| <text:s text:c="3"/>0.409 <text:s text:c="3"/>1.149 <text:s text:c="3"/>0.161 | <text:s text:c="3"/>74.7 <text:s text:c="2"/>-24.9 <text:s text:c="2"/>-14.2</text:p>
      <text:p text:style-name="Standard"><text:s text:c="3"/>5.422 | 3 <text:s/>| <text:s text:c="3"/>1.009 <text:s text:c="2"/>-0.060 <text:s text:c="3"/>0.162 | <text:s text:c="3"/>-5.1 <text:s text:c="2"/>-76.6 <text:s text:c="3"/>99.9</text:p>
      <text:p text:style-name="Standard"><text:s text:c="3"/>5.422 | 4 <text:s/>| <text:s text:c="3"/>0.974 <text:s text:c="2"/>-0.052 <text:s text:c="3"/>0.091 | <text:s text:c="2"/>-47.1 <text:s text:c="2"/>-84.1 <text:s text:c="2"/>132.2</text:p>
      <text:p text:style-name="Standard"><text:s text:c="3"/>5.422 | 5 <text:s/>| <text:s text:c="3"/>0.599 <text:s text:c="3"/>0.013 <text:s text:c="2"/>-0.921 | <text:s/>-166.7 <text:s text:c="2"/>-26.3 <text:s/>-113.1</text:p>
      <text:p text:style-name="Standard"><text:s text:c="3"/>5.456 | 0 <text:s/>| <text:s text:c="8"/>Comm Error <text:s text:c="8"/>| <text:s text:c="11"/>- <text:s text:c="10"/></text:p>
      <text:p text:style-name="Standard"><text:s text:c="3"/>5.456 | 1 <text:s/>| <text:s text:c="3"/>0.429 <text:s text:c="2"/>-1.039 <text:s text:c="3"/>0.157 | <text:s text:c="2"/>-84.4 <text:s text:c="2"/>-23.7 <text:s text:c="2"/>-78.3</text:p>
      <text:p text:style-name="Standard"><text:s text:c="3"/>5.456 | 2 <text:s/>| <text:s text:c="3"/>0.501 <text:s text:c="3"/>1.143 <text:s text:c="3"/>0.166 | <text:s text:c="3"/>73.1 <text:s text:c="2"/>-27.4 <text:s text:c="2"/>-15.7</text:p>
      <text:p text:style-name="Standard"><text:s text:c="3"/>5.456 | 3 <text:s/>| <text:s text:c="3"/>0.991 <text:s text:c="2"/>-0.048 <text:s text:c="3"/>0.190 | <text:s text:c="3"/>-7.6 <text:s text:c="2"/>-76.4 <text:s text:c="2"/>102.2</text:p>
      <text:p text:style-name="Standard"><text:s text:c="3"/>5.456 | 4 <text:s/>| <text:s text:c="3"/>0.940 <text:s text:c="2"/>-0.038 <text:s text:c="3"/>0.151 | <text:s text:c="2"/>-44.4 <text:s text:c="2"/>-83.9 <text:s text:c="2"/>127.6</text:p>
      <text:p text:style-name="Standard"><text:s text:c="3"/>5.456 | 5 <text:s/>| <text:s text:c="3"/>1.020 <text:s text:c="2"/>-0.470 <text:s text:c="2"/>-0.933 | <text:s/>-168.0 <text:s text:c="2"/>-36.0 <text:s/>-115.0</text:p>
      <text:p text:style-name="Standard"><text:s text:c="3"/>5.490 | 0 <text:s/>| <text:s text:c="8"/>Comm Error <text:s text:c="8"/>| <text:s text:c="11"/>- <text:s text:c="10"/></text:p>
      <text:p text:style-name="Standard"><text:s text:c="3"/>5.490 | 1 <text:s/>| <text:s text:c="3"/>0.375 <text:s text:c="2"/>-1.075 <text:s text:c="3"/>0.164 | <text:s text:c="2"/>-85.1 <text:s text:c="2"/>-18.9 <text:s text:c="2"/>-78.9</text:p>
      <text:p text:style-name="Standard"><text:s text:c="3"/>5.490 | 2 <text:s/>| <text:s text:c="3"/>0.516 <text:s text:c="3"/>1.091 <text:s text:c="3"/>0.178 | <text:s text:c="3"/>70.2 <text:s text:c="2"/>-30.3 <text:s text:c="2"/>-15.7</text:p>
      <text:p text:style-name="Standard"><text:soft-page-break/><text:s text:c="3"/>5.490 | 3 <text:s/>| <text:s text:c="3"/>0.963 <text:s text:c="2"/>-0.004 <text:s text:c="3"/>0.209 | <text:s text:c="3"/>-7.8 <text:s text:c="2"/>-76.2 <text:s text:c="2"/>102.0</text:p>
      <text:p text:style-name="Standard"><text:s text:c="3"/>5.490 | 4 <text:s/>| <text:s text:c="3"/>1.024 <text:s text:c="2"/>-0.074 <text:s text:c="3"/>0.073 | <text:s text:c="2"/>-46.4 <text:s text:c="2"/>-83.9 <text:s text:c="2"/>132.5</text:p>
      <text:p text:style-name="Standard"><text:s text:c="3"/>5.490 | 5 <text:s/>| <text:s text:c="3"/>1.035 <text:s text:c="2"/>-0.748 <text:s text:c="2"/>-1.788 | <text:s/>-164.2 <text:s text:c="2"/>-42.5 <text:s/>-119.2</text:p>
      <text:p text:style-name="Standard"><text:s text:c="3"/>5.524 | 0 <text:s/>| <text:s text:c="8"/>Comm Error <text:s text:c="8"/>| <text:s text:c="11"/>- <text:s text:c="10"/></text:p>
      <text:p text:style-name="Standard"><text:s text:c="3"/>5.524 | 1 <text:s/>| <text:s text:c="3"/>0.416 <text:s text:c="2"/>-1.061 <text:s text:c="3"/>0.140 | <text:s text:c="2"/>-86.5 <text:s text:c="2"/>-13.3 <text:s text:c="2"/>-79.2</text:p>
      <text:p text:style-name="Standard"><text:s text:c="3"/>5.524 | 2 <text:s/>| <text:s text:c="3"/>0.433 <text:s text:c="3"/>0.995 <text:s text:c="3"/>0.195 | <text:s text:c="3"/>67.6 <text:s text:c="2"/>-31.6 <text:s text:c="2"/>-14.5</text:p>
      <text:p text:style-name="Standard"><text:s text:c="3"/>5.524 | 3 <text:s/>| <text:s text:c="3"/>1.029 <text:s text:c="3"/>0.039 <text:s text:c="3"/>0.238 | <text:s text:c="3"/>-6.1 <text:s text:c="2"/>-75.9 <text:s text:c="3"/>98.9</text:p>
      <text:p text:style-name="Standard"><text:s text:c="3"/>5.524 | 4 <text:s/>| <text:s text:c="3"/>1.085 <text:s text:c="2"/>-0.144 <text:s text:c="3"/>0.101 | <text:s text:c="2"/>-57.5 <text:s text:c="2"/>-84.0 <text:s text:c="2"/>145.3</text:p>
      <text:p text:style-name="Standard"><text:s text:c="3"/>5.524 | 5 <text:s/>| <text:s text:c="3"/>2.708 <text:s text:c="3"/>1.124 <text:s text:c="2"/>-0.336 | <text:s/>-166.9 <text:s text:c="2"/>-50.4 <text:s/>-119.3</text:p>
      <text:p text:style-name="Standard"><text:s text:c="3"/>5.559 | 0 <text:s/>| <text:s text:c="8"/>Comm Error <text:s text:c="8"/>| <text:s text:c="11"/>- <text:s text:c="10"/></text:p>
      <text:p text:style-name="Standard"><text:s text:c="3"/>5.559 | 1 <text:s/>| <text:s text:c="3"/>0.509 <text:s text:c="2"/>-1.273 <text:s text:c="3"/>0.089 | <text:s text:c="2"/>-87.8 <text:s text:c="3"/>-9.9 <text:s text:c="2"/>-79.7</text:p>
      <text:p text:style-name="Standard"><text:s text:c="3"/>5.559 | 2 <text:s/>| <text:s text:c="3"/>0.301 <text:s text:c="3"/>1.216 <text:s text:c="3"/>0.248 | <text:s text:c="3"/>65.8 <text:s text:c="2"/>-31.8 <text:s text:c="2"/>-14.8</text:p>
      <text:p text:style-name="Standard"><text:s text:c="3"/>5.559 | 3 <text:s/>| <text:s text:c="3"/>1.203 <text:s text:c="3"/>0.002 <text:s text:c="3"/>0.146 | <text:s text:c="3"/>-3.4 <text:s text:c="2"/>-75.9 <text:s text:c="3"/>96.7</text:p>
      <text:p text:style-name="Standard"><text:s text:c="3"/>5.559 | 4 <text:s/>| <text:s text:c="3"/>0.986 <text:s text:c="2"/>-0.071 <text:s text:c="3"/>0.393 | <text:s text:c="2"/>-55.8 <text:s text:c="2"/>-83.2 <text:s text:c="2"/>145.1</text:p>
      <text:p text:style-name="Standard"><text:s text:c="3"/>5.559 | 5 <text:s/>| <text:s text:c="3"/>1.859 <text:s text:c="2"/>-0.466 <text:s text:c="2"/>-0.346 | <text:s/>-170.5 <text:s text:c="2"/>-60.0 <text:s/>-122.7</text:p>
      <text:p text:style-name="Standard"><text:s text:c="3"/>5.593 | 0 <text:s/>| <text:s text:c="8"/>Comm Error <text:s text:c="8"/>| <text:s text:c="11"/>- <text:s text:c="10"/></text:p>
      <text:p text:style-name="Standard"><text:s text:c="3"/>5.593 | 1 <text:s/>| <text:s text:c="3"/>0.573 <text:s text:c="2"/>-1.401 <text:s text:c="3"/>0.107 | <text:s text:c="2"/>-89.3 <text:s text:c="3"/>-7.0 <text:s text:c="2"/>-81.7</text:p>
      <text:p text:style-name="Standard"><text:s text:c="3"/>5.593 | 2 <text:s/>| <text:s text:c="3"/>0.390 <text:s text:c="3"/>1.262 <text:s text:c="3"/>0.225 | <text:s text:c="3"/>65.0 <text:s text:c="2"/>-32.3 <text:s text:c="2"/>-16.4</text:p>
      <text:p text:style-name="Standard"><text:s text:c="3"/>5.593 | 3 <text:s/>| <text:s text:c="3"/>1.106 <text:s text:c="3"/>0.061 <text:s text:c="2"/>-0.066 | <text:s text:c="3"/>-2.0 <text:s text:c="2"/>-77.2 <text:s text:c="3"/>94.9</text:p>
      <text:p text:style-name="Standard"><text:s text:c="3"/>5.593 | 4 <text:s/>| <text:s text:c="3"/>1.408 <text:s text:c="3"/>0.177 <text:s text:c="3"/>0.657 | <text:s text:c="2"/>-38.8 <text:s text:c="2"/>-83.2 <text:s text:c="2"/>128.2</text:p>
      <text:p text:style-name="Standard"><text:s text:c="3"/>5.593 | 5 <text:s/>| <text:s text:c="3"/>1.617 <text:s text:c="2"/>-0.139 <text:s text:c="3"/>0.262 | <text:s/>-166.7 <text:s text:c="2"/>-70.0 <text:s/>-130.1</text:p>
      <text:p text:style-name="Standard"><text:s text:c="3"/>5.627 | 0 <text:s/>| <text:s text:c="8"/>Comm Error <text:s text:c="8"/>| <text:s text:c="11"/>- <text:s text:c="10"/></text:p>
      <text:p text:style-name="Standard"><text:s text:c="3"/>5.627 | 1 <text:s/>| <text:s text:c="3"/>0.785 <text:s text:c="2"/>-1.292 <text:s text:c="3"/>0.033 | <text:s text:c="2"/>-90.9 <text:s text:c="3"/>-6.0 <text:s text:c="2"/>-84.3</text:p>
      <text:p text:style-name="Standard"><text:s text:c="3"/>5.627 | 2 <text:s/>| <text:s text:c="3"/>0.353 <text:s text:c="3"/>1.168 <text:s text:c="3"/>0.241 | <text:s text:c="3"/>64.4 <text:s text:c="2"/>-32.7 <text:s text:c="2"/>-17.8</text:p>
      <text:p text:style-name="Standard"><text:s text:c="3"/>5.627 | 3 <text:s/>| <text:s text:c="3"/>1.012 <text:s text:c="3"/>0.092 <text:s text:c="2"/>-0.330 | <text:s text:c="4"/>5.0 <text:s text:c="2"/>-81.5 <text:s text:c="3"/>86.2</text:p>
      <text:p text:style-name="Standard"><text:s text:c="3"/>5.627 | 4 <text:s/>| <text:s text:c="3"/>2.000 <text:s text:c="3"/>0.149 <text:s text:c="3"/>0.476 | <text:s text:c="2"/>-56.1 <text:s text:c="2"/>-84.5 <text:s text:c="2"/>146.0</text:p>
      <text:p text:style-name="Standard"><text:s text:c="3"/>5.627 | 5 <text:s/>| <text:s text:c="3"/>0.789 <text:s text:c="2"/>-0.373 <text:s text:c="3"/>0.124 | <text:s/>-145.5 <text:s text:c="2"/>-73.9 <text:s/>-146.3</text:p>
      <text:p text:style-name="Standard"><text:s text:c="3"/>5.662 | 0 <text:s/>| <text:s text:c="8"/>Comm Error <text:s text:c="8"/>| <text:s text:c="11"/>- <text:s text:c="10"/></text:p>
      <text:p text:style-name="Standard"><text:s text:c="3"/>5.662 | 1 <text:s/>| <text:s text:c="3"/>0.573 <text:s text:c="2"/>-1.034 <text:s text:c="2"/>-0.026 | <text:s text:c="2"/>-92.9 <text:s text:c="3"/>-6.2 <text:s text:c="2"/>-90.0</text:p>
      <text:p text:style-name="Standard"><text:s text:c="3"/>5.662 | 2 <text:s/>| <text:s text:c="3"/>0.306 <text:s text:c="3"/>0.897 <text:s text:c="3"/>0.193 | <text:s text:c="3"/>63.9 <text:s text:c="2"/>-33.3 <text:s text:c="2"/>-20.0</text:p>
      <text:p text:style-name="Standard"><text:s text:c="3"/>5.662 | 3 <text:s/>| <text:s text:c="3"/>0.796 <text:s text:c="3"/>0.154 <text:s text:c="2"/>-0.133 | <text:s text:c="3"/>30.2 <text:s text:c="2"/>-84.0 <text:s text:c="3"/>57.5</text:p>
      <text:p text:style-name="Standard"><text:s text:c="3"/>5.662 | 4 <text:s/>| <text:s text:c="3"/>1.549 <text:s text:c="2"/>-0.246 <text:s text:c="2"/>-0.327 | <text:s/>-106.3 <text:s text:c="2"/>-84.1 <text:s/>-161.1</text:p>
      <text:p text:style-name="Standard"><text:s text:c="3"/>5.662 | 5 <text:s/>| <text:s text:c="3"/>0.865 <text:s text:c="2"/>-0.215 <text:s text:c="3"/>0.104 | <text:s/>-130.1 <text:s text:c="2"/>-76.3 <text:s/>-163.7</text:p>
      <text:p text:style-name="Standard"><text:s text:c="3"/>5.696 | 0 <text:s/>| <text:s text:c="8"/>Comm Error <text:s text:c="8"/>| <text:s text:c="11"/>- <text:s text:c="10"/></text:p>
      <text:p text:style-name="Standard"><text:s text:c="3"/>5.696 | 1 <text:s/>| <text:s text:c="3"/>0.461 <text:s text:c="2"/>-0.884 <text:s text:c="3"/>0.081 | <text:s text:c="2"/>-94.9 <text:s text:c="3"/>-6.7 <text:s text:c="2"/>-96.4</text:p>
      <text:p text:style-name="Standard"><text:s text:c="3"/>5.696 | 2 <text:s/>| <text:s text:c="3"/>0.323 <text:s text:c="3"/>0.730 <text:s text:c="3"/>0.203 | <text:s text:c="3"/>63.6 <text:s text:c="2"/>-34.6 <text:s text:c="2"/>-21.8</text:p>
      <text:p text:style-name="Standard"><text:s text:c="3"/>5.696 | 3 <text:s/>| <text:s text:c="3"/>0.813 <text:s text:c="3"/>0.104 <text:s text:c="3"/>0.304 | <text:s text:c="3"/>40.3 <text:s text:c="2"/>-83.2 <text:s text:c="3"/>46.0</text:p>
      <text:p text:style-name="Standard"><text:s text:c="3"/>5.696 | 4 <text:s/>| <text:s text:c="3"/>1.436 <text:s text:c="2"/>-0.333 <text:s text:c="2"/>-0.947 | <text:s/>-146.2 <text:s text:c="2"/>-79.0 <text:s/>-121.7</text:p>
      <text:p text:style-name="Standard"><text:s text:c="3"/>5.696 | 5 <text:s/>| <text:s text:c="3"/>1.080 <text:s text:c="3"/>0.137 <text:s text:c="3"/>0.075 | <text:s/>-126.8 <text:s text:c="2"/>-80.0 <text:s/>-165.5</text:p>
      <text:p text:style-name="Standard"><text:s text:c="3"/>5.731 | 0 <text:s/>| <text:s text:c="8"/>Comm Error <text:s text:c="8"/>| <text:s text:c="11"/>- <text:s text:c="10"/></text:p>
      <text:p text:style-name="Standard"><text:s text:c="3"/>5.731 | 1 <text:s/>| <text:s text:c="3"/>0.572 <text:s text:c="2"/>-0.945 <text:s text:c="3"/>0.147 | <text:s text:c="2"/>-95.4 <text:s text:c="3"/>-7.5 <text:s text:c="2"/>-98.4</text:p>
      <text:p text:style-name="Standard"><text:s text:c="3"/>5.731 | 2 <text:s/>| <text:s text:c="3"/>0.326 <text:s text:c="3"/>0.896 <text:s text:c="3"/>0.241 | <text:s text:c="3"/>63.6 <text:s text:c="2"/>-35.4 <text:s text:c="2"/>-24.2</text:p>
      <text:p text:style-name="Standard"><text:s text:c="3"/>5.731 | 3 <text:s/>| <text:s text:c="3"/>1.211 <text:s text:c="2"/>-0.076 <text:s text:c="3"/>0.873 | <text:s text:c="3"/>21.9 <text:s text:c="2"/>-80.9 <text:s text:c="3"/>64.5</text:p>
      <text:p text:style-name="Standard"><text:s text:c="3"/>5.731 | 4 <text:s/>| <text:s text:c="3"/>1.259 <text:s text:c="2"/>-0.176 <text:s text:c="2"/>-0.876 | <text:s/>-152.4 <text:s text:c="2"/>-73.5 <text:s/>-113.4</text:p>
      <text:p text:style-name="Standard"><text:s text:c="3"/>5.731 | 5 <text:s/>| <text:s text:c="3"/>0.987 <text:s text:c="2"/>-0.233 <text:s text:c="3"/>0.190 | <text:s/>-109.1 <text:s text:c="2"/>-80.9 <text:s text:c="2"/>177.0</text:p>
      <text:p text:style-name="Standard"><text:s text:c="3"/>5.765 | 0 <text:s/>| <text:s text:c="8"/>Comm Error <text:s text:c="8"/>| <text:s text:c="11"/>- <text:s text:c="10"/></text:p>
      <text:p text:style-name="Standard"><text:s text:c="3"/>5.765 | 1 <text:s/>| <text:s text:c="3"/>0.652 <text:s text:c="2"/>-1.111 <text:s text:c="3"/>0.196 | <text:s text:c="2"/>-96.4 <text:s text:c="3"/>-8.5 <text:s/>-102.2</text:p>
      <text:p text:style-name="Standard"><text:s text:c="3"/>5.765 | 2 <text:s/>| <text:s text:c="3"/>0.323 <text:s text:c="3"/>0.822 <text:s text:c="3"/>0.240 | <text:s text:c="3"/>63.6 <text:s text:c="2"/>-35.1 <text:s text:c="2"/>-25.3</text:p>
      <text:p text:style-name="Standard"><text:s text:c="3"/>5.765 | 3 <text:s/>| <text:s text:c="3"/>1.159 <text:s text:c="2"/>-0.050 <text:s text:c="3"/>0.341 | <text:s text:c="3"/>12.6 <text:s text:c="2"/>-79.1 <text:s text:c="3"/>73.8</text:p>
      <text:p text:style-name="Standard"><text:soft-page-break/><text:s text:c="3"/>5.765 | 4 <text:s/>| <text:s text:c="3"/>0.991 <text:s text:c="2"/>-0.129 <text:s text:c="2"/>-0.774 | <text:s/>-159.3 <text:s text:c="2"/>-65.6 <text:s/>-106.0</text:p>
      <text:p text:style-name="Standard"><text:s text:c="3"/>5.765 | 5 <text:s/>| <text:s text:c="3"/>1.048 <text:s text:c="2"/>-0.023 <text:s text:c="2"/>-0.063 | <text:s/>-102.0 <text:s text:c="2"/>-82.2 <text:s text:c="2"/>170.6</text:p>
      <text:p text:style-name="Standard"><text:s text:c="3"/>5.800 | 0 <text:s/>| <text:s text:c="8"/>Comm Error <text:s text:c="8"/>| <text:s text:c="11"/>- <text:s text:c="10"/></text:p>
      <text:p text:style-name="Standard"><text:s text:c="3"/>5.800 | 1 <text:s/>| <text:s text:c="3"/>0.570 <text:s text:c="2"/>-1.115 <text:s text:c="3"/>0.153 | <text:s text:c="2"/>-97.3 <text:s text:c="3"/>-9.1 <text:s/>-105.5</text:p>
      <text:p text:style-name="Standard"><text:s text:c="3"/>5.800 | 2 <text:s/>| <text:s text:c="3"/>0.261 <text:s text:c="3"/>0.697 <text:s text:c="3"/>0.231 | <text:s text:c="3"/>63.8 <text:s text:c="2"/>-34.1 <text:s text:c="2"/>-26.2</text:p>
      <text:p text:style-name="Standard"><text:s text:c="3"/>5.800 | 3 <text:s/>| <text:s text:c="3"/>1.080 <text:s text:c="3"/>0.095 <text:s text:c="3"/>0.189 | <text:s text:c="3"/>14.0 <text:s text:c="2"/>-79.2 <text:s text:c="3"/>71.4</text:p>
      <text:p text:style-name="Standard"><text:s text:c="3"/>5.800 | 4 <text:s/>| <text:s text:c="3"/>0.465 <text:s text:c="2"/>-0.169 <text:s text:c="2"/>-0.602 | <text:s/>-162.9 <text:s text:c="2"/>-59.0 <text:s/>-103.9</text:p>
      <text:p text:style-name="Standard"><text:s text:c="3"/>5.800 | 5 <text:s/>| <text:s text:c="3"/>1.038 <text:s text:c="2"/>-0.122 <text:s text:c="2"/>-0.171 | <text:s/>-107.7 <text:s text:c="2"/>-82.0 <text:s text:c="2"/>176.8</text:p>
      <text:p text:style-name="Standard"><text:s text:c="3"/>5.834 | 0 <text:s/>| <text:s text:c="8"/>Comm Error <text:s text:c="8"/>| <text:s text:c="11"/>- <text:s text:c="10"/></text:p>
      <text:p text:style-name="Standard"><text:s text:c="3"/>5.834 | 1 <text:s/>| <text:s text:c="3"/>0.430 <text:s text:c="2"/>-1.020 <text:s text:c="3"/>0.124 | <text:s text:c="2"/>-97.7 <text:s text:c="3"/>-9.7 <text:s/>-110.7</text:p>
      <text:p text:style-name="Standard"><text:s text:c="3"/>5.834 | 2 <text:s/>| <text:s text:c="3"/>0.220 <text:s text:c="3"/>0.580 <text:s text:c="3"/>0.161 | <text:s text:c="3"/>65.7 <text:s text:c="2"/>-32.0 <text:s text:c="2"/>-28.4</text:p>
      <text:p text:style-name="Standard"><text:s text:c="3"/>5.834 | 3 <text:s/>| <text:s text:c="3"/>1.019 <text:s text:c="3"/>0.022 <text:s text:c="3"/>0.257 | <text:s text:c="3"/>12.8 <text:s text:c="2"/>-78.5 <text:s text:c="3"/>72.1</text:p>
      <text:p text:style-name="Standard"><text:s text:c="3"/>5.834 | 4 <text:s/>| <text:s text:c="3"/>0.222 <text:s text:c="2"/>-0.092 <text:s text:c="2"/>-0.433 | <text:s/>-164.5 <text:s text:c="2"/>-49.7 <text:s/>-102.7</text:p>
      <text:p text:style-name="Standard"><text:s text:c="3"/>5.834 | 5 <text:s/>| <text:s text:c="3"/>1.007 <text:s text:c="2"/>-0.062 <text:s text:c="2"/>-0.078 | <text:s/>-113.7 <text:s text:c="2"/>-82.1 <text:s/>-176.2</text:p>
      <text:p text:style-name="Standard"><text:s text:c="3"/>5.869 | 0 <text:s/>| <text:s text:c="8"/>Comm Error <text:s text:c="8"/>| <text:s text:c="11"/>- <text:s text:c="10"/></text:p>
      <text:p text:style-name="Standard"><text:s text:c="3"/>5.869 | 1 <text:s/>| <text:s text:c="3"/>0.321 <text:s text:c="2"/>-0.933 <text:s text:c="3"/>0.139 | <text:s text:c="2"/>-97.1 <text:s text:c="2"/>-10.2 <text:s/>-113.6</text:p>
      <text:p text:style-name="Standard"><text:s text:c="3"/>5.869 | 2 <text:s/>| <text:s text:c="3"/>0.271 <text:s text:c="3"/>0.542 <text:s text:c="3"/>0.122 | <text:s text:c="3"/>68.2 <text:s text:c="2"/>-30.9 <text:s text:c="2"/>-30.7</text:p>
      <text:p text:style-name="Standard"><text:s text:c="3"/>5.869 | 3 <text:s/>| <text:s text:c="3"/>0.910 <text:s text:c="2"/>-0.124 <text:s text:c="3"/>0.245 | <text:s text:c="4"/>7.6 <text:s text:c="2"/>-78.0 <text:s text:c="3"/>77.4</text:p>
      <text:p text:style-name="Standard"><text:s text:c="3"/>5.869 | 4 <text:s/>| <text:s text:c="2"/>-0.056 <text:s text:c="3"/>0.058 <text:s text:c="2"/>-0.345 | <text:s/>-168.4 <text:s text:c="2"/>-41.5 <text:s/>-100.4</text:p>
      <text:p text:style-name="Standard"><text:s text:c="3"/>5.869 | 5 <text:s/>| <text:s text:c="3"/>0.992 <text:s text:c="2"/>-0.070 <text:s text:c="2"/>-0.103 | <text:s/>-116.9 <text:s text:c="2"/>-82.0 <text:s/>-172.5</text:p>
      <text:p text:style-name="Standard"><text:s text:c="3"/>5.904 | 0 <text:s/>| <text:s text:c="8"/>Comm Error <text:s text:c="8"/>| <text:s text:c="11"/>- <text:s text:c="10"/></text:p>
      <text:p text:style-name="Standard"><text:s text:c="3"/>5.904 | 1 <text:s/>| <text:s text:c="3"/>0.311 <text:s text:c="2"/>-0.877 <text:s text:c="3"/>0.110 | <text:s text:c="2"/>-95.6 <text:s text:c="2"/>-11.3 <text:s/>-115.7</text:p>
      <text:p text:style-name="Standard"><text:s text:c="3"/>5.904 | 2 <text:s/>| <text:s text:c="3"/>0.339 <text:s text:c="3"/>0.620 <text:s text:c="3"/>0.109 | <text:s text:c="3"/>71.9 <text:s text:c="2"/>-29.9 <text:s text:c="2"/>-33.7</text:p>
      <text:p text:style-name="Standard"><text:s text:c="3"/>5.904 | 3 <text:s/>| <text:s text:c="3"/>0.846 <text:s text:c="2"/>-0.038 <text:s text:c="3"/>0.228 | <text:s text:c="4"/>2.7 <text:s text:c="2"/>-77.5 <text:s text:c="3"/>82.4</text:p>
      <text:p text:style-name="Standard"><text:s text:c="3"/>5.904 | 4 <text:s/>| <text:s text:c="2"/>-0.157 <text:s text:c="3"/>0.044 <text:s text:c="2"/>-0.281 | <text:s/>-170.9 <text:s text:c="2"/>-32.7 <text:s text:c="2"/>-99.1</text:p>
      <text:p text:style-name="Standard"><text:s text:c="3"/>5.904 | 5 <text:s/>| <text:s text:c="3"/>1.003 <text:s text:c="2"/>-0.096 <text:s text:c="2"/>-0.164 | <text:s/>-125.7 <text:s text:c="2"/>-81.6 <text:s/>-163.4</text:p>
      <text:p text:style-name="Standard"><text:s text:c="3"/>5.938 | 0 <text:s/>| <text:s text:c="8"/>Comm Error <text:s text:c="8"/>| <text:s text:c="11"/>- <text:s text:c="10"/></text:p>
      <text:p text:style-name="Standard"><text:s text:c="3"/>5.938 | 1 <text:s/>| <text:s text:c="3"/>0.314 <text:s text:c="2"/>-0.897 <text:s text:c="3"/>0.159 | <text:s text:c="2"/>-93.7 <text:s text:c="2"/>-12.5 <text:s/>-116.5</text:p>
      <text:p text:style-name="Standard"><text:s text:c="3"/>5.938 | 2 <text:s/>| <text:s text:c="3"/>0.414 <text:s text:c="3"/>0.726 <text:s text:c="3"/>0.130 | <text:s text:c="3"/>73.9 <text:s text:c="2"/>-28.9 <text:s text:c="2"/>-35.1</text:p>
      <text:p text:style-name="Standard"><text:s text:c="3"/>5.938 | 3 <text:s/>| <text:s text:c="3"/>0.869 <text:s text:c="3"/>0.101 <text:s text:c="3"/>0.217 | <text:s text:c="4"/>6.7 <text:s text:c="2"/>-76.9 <text:s text:c="3"/>78.5</text:p>
      <text:p text:style-name="Standard"><text:s text:c="3"/>5.938 | 4 <text:s/>| <text:s text:c="2"/>-0.183 <text:s text:c="3"/>0.079 <text:s text:c="2"/>-0.263 | <text:s/>-174.8 <text:s text:c="2"/>-22.2 <text:s text:c="2"/>-98.1</text:p>
      <text:p text:style-name="Standard"><text:s text:c="3"/>5.938 | 5 <text:s/>| <text:s text:c="3"/>1.016 <text:s text:c="2"/>-0.073 <text:s text:c="2"/>-0.110 | <text:s/>-128.5 <text:s text:c="2"/>-81.5 <text:s/>-160.6</text:p>
      <text:p text:style-name="Standard"><text:s text:c="3"/>5.973 | 0 <text:s/>| <text:s text:c="8"/>Comm Error <text:s text:c="8"/>| <text:s text:c="11"/>- <text:s text:c="10"/></text:p>
      <text:p text:style-name="Standard"><text:s text:c="3"/>5.973 | 1 <text:s/>| <text:s text:c="3"/>0.289 <text:s text:c="2"/>-0.953 <text:s text:c="3"/>0.181 | <text:s text:c="2"/>-90.7 <text:s text:c="2"/>-13.9 <text:s/>-116.4</text:p>
      <text:p text:style-name="Standard"><text:s text:c="3"/>5.973 | 2 <text:s/>| <text:s text:c="3"/>0.454 <text:s text:c="3"/>0.748 <text:s text:c="3"/>0.148 | <text:s text:c="3"/>75.5 <text:s text:c="2"/>-27.7 <text:s text:c="2"/>-35.7</text:p>
      <text:p text:style-name="Standard"><text:s text:c="3"/>5.973 | 3 <text:s/>| <text:s text:c="3"/>0.938 <text:s text:c="3"/>0.039 <text:s text:c="3"/>0.221 | <text:s text:c="4"/>7.9 <text:s text:c="2"/>-76.6 <text:s text:c="3"/>77.5</text:p>
      <text:p text:style-name="Standard"><text:s text:c="3"/>5.973 | 4 <text:s/>| <text:s text:c="2"/>-0.087 <text:s text:c="3"/>0.077 <text:s text:c="2"/>-0.303 | <text:s/>-178.3 <text:s text:c="2"/>-17.1 <text:s text:c="2"/>-97.6</text:p>
      <text:p text:style-name="Standard"><text:s text:c="3"/>5.973 | 5 <text:s/>| <text:s text:c="3"/>0.998 <text:s text:c="2"/>-0.085 <text:s text:c="2"/>-0.089 | <text:s/>-130.5 <text:s text:c="2"/>-81.5 <text:s/>-159.1</text:p>
      <text:p text:style-name="Standard"><text:s text:c="3"/>6.008 | 0 <text:s/>| <text:s text:c="8"/>Comm Error <text:s text:c="8"/>| <text:s text:c="11"/>- <text:s text:c="10"/></text:p>
      <text:p text:style-name="Standard"><text:s text:c="3"/>6.008 | 1 <text:s/>| <text:s text:c="3"/>0.306 <text:s text:c="2"/>-0.988 <text:s text:c="3"/>0.153 | <text:s text:c="2"/>-88.5 <text:s text:c="2"/>-15.1 <text:s/>-115.1</text:p>
      <text:p text:style-name="Standard"><text:s text:c="3"/>6.008 | 2 <text:s/>| <text:s text:c="3"/>0.449 <text:s text:c="3"/>0.781 <text:s text:c="3"/>0.196 | <text:s text:c="3"/>76.2 <text:s text:c="2"/>-26.7 <text:s text:c="2"/>-35.7</text:p>
      <text:p text:style-name="Standard"><text:s text:c="3"/>6.008 | 3 <text:s/>| <text:s text:c="3"/>1.029 <text:s text:c="3"/>0.012 <text:s text:c="3"/>0.253 | <text:s text:c="4"/>7.4 <text:s text:c="2"/>-76.3 <text:s text:c="3"/>78.2</text:p>
      <text:p text:style-name="Standard"><text:s text:c="3"/>6.008 | 4 <text:s/>| <text:s text:c="3"/>0.039 <text:s text:c="2"/>-0.060 <text:s text:c="2"/>-0.440 | <text:s text:c="2"/>177.9 <text:s text:c="2"/>-15.2 <text:s text:c="2"/>-97.2</text:p>
      <text:p text:style-name="Standard"><text:s text:c="3"/>6.008 | 5 <text:s/>| <text:s text:c="3"/>1.019 <text:s text:c="2"/>-0.061 <text:s text:c="2"/>-0.072 | <text:s/>-132.3 <text:s text:c="2"/>-81.7 <text:s/>-157.4</text:p>
      <text:p text:style-name="Standard"><text:s text:c="3"/>6.045 | 0 <text:s/>| <text:s text:c="8"/>Comm Error <text:s text:c="8"/>| <text:s text:c="11"/>- <text:s text:c="10"/></text:p>
      <text:p text:style-name="Standard"><text:s text:c="3"/>6.045 | 1 <text:s/>| <text:s text:c="3"/>0.364 <text:s text:c="2"/>-0.993 <text:s text:c="3"/>0.141 | <text:s text:c="2"/>-85.8 <text:s text:c="2"/>-17.4 <text:s/>-112.0</text:p>
      <text:p text:style-name="Standard"><text:s text:c="3"/>6.045 | 2 <text:s/>| <text:s text:c="3"/>0.438 <text:s text:c="3"/>0.835 <text:s text:c="3"/>0.193 | <text:s text:c="3"/>77.7 <text:s text:c="2"/>-25.0 <text:s text:c="2"/>-36.3</text:p>
      <text:p text:style-name="Standard"><text:s text:c="3"/>6.045 | 3 <text:s/>| <text:s text:c="3"/>1.061 <text:s text:c="2"/>-0.016 <text:s text:c="3"/>0.267 | <text:s text:c="4"/>5.8 <text:s text:c="2"/>-75.9 <text:s text:c="3"/>80.1</text:p>
      <text:p text:style-name="Standard"><text:s text:c="3"/>6.045 | 4 <text:s/>| <text:s text:c="3"/>0.101 <text:s text:c="2"/>-0.061 <text:s text:c="2"/>-0.445 | <text:s text:c="2"/>177.4 <text:s text:c="2"/>-15.8 <text:s text:c="2"/>-97.0</text:p>
      <text:p text:style-name="Standard"><text:soft-page-break/><text:s text:c="3"/>6.045 | 5 <text:s/>| <text:s text:c="3"/>1.027 <text:s text:c="2"/>-0.097 <text:s text:c="2"/>-0.069 | <text:s/>-132.5 <text:s text:c="2"/>-81.6 <text:s/>-157.4</text:p>
      <text:p text:style-name="Standard"><text:s text:c="3"/>6.079 | 0 <text:s/>| <text:s text:c="8"/>Comm Error <text:s text:c="8"/>| <text:s text:c="11"/>- <text:s text:c="10"/></text:p>
      <text:p text:style-name="Standard"><text:s text:c="3"/>6.079 | 1 <text:s/>| <text:s text:c="3"/>0.445 <text:s text:c="2"/>-1.015 <text:s text:c="3"/>0.138 | <text:s text:c="2"/>-83.9 <text:s text:c="2"/>-19.9 <text:s/>-108.9</text:p>
      <text:p text:style-name="Standard"><text:s text:c="3"/>6.079 | 2 <text:s/>| <text:s text:c="3"/>0.440 <text:s text:c="3"/>0.891 <text:s text:c="3"/>0.157 | <text:s text:c="3"/>79.3 <text:s text:c="2"/>-23.6 <text:s text:c="2"/>-36.5</text:p>
      <text:p text:style-name="Standard"><text:s text:c="3"/>6.079 | 3 <text:s/>| <text:s text:c="3"/>1.029 <text:s text:c="3"/>0.017 <text:s text:c="3"/>0.289 | <text:s text:c="4"/>5.5 <text:s text:c="2"/>-75.5 <text:s text:c="3"/>81.0</text:p>
      <text:p text:style-name="Standard"><text:s text:c="3"/>6.079 | 4 <text:s/>| <text:s text:c="3"/>0.480 <text:s text:c="2"/>-0.301 <text:s text:c="2"/>-0.791 | <text:s text:c="2"/>177.0 <text:s text:c="2"/>-23.7 <text:s text:c="2"/>-96.7</text:p>
      <text:p text:style-name="Standard"><text:s text:c="3"/>6.079 | 5 <text:s/>| <text:s text:c="3"/>1.002 <text:s text:c="2"/>-0.037 <text:s text:c="3"/>0.008 | <text:s/>-133.0 <text:s text:c="2"/>-81.8 <text:s/>-156.9</text:p>
      <text:p text:style-name="Standard"><text:s text:c="3"/>6.113 | 0 <text:s/>| <text:s text:c="8"/>Comm Error <text:s text:c="8"/>| <text:s text:c="11"/>- <text:s text:c="10"/></text:p>
      <text:p text:style-name="Standard"><text:s text:c="3"/>6.113 | 1 <text:s/>| <text:s text:c="3"/>0.539 <text:s text:c="2"/>-1.025 <text:s text:c="3"/>0.131 | <text:s text:c="2"/>-82.0 <text:s text:c="2"/>-24.4 <text:s/>-105.2</text:p>
      <text:p text:style-name="Standard"><text:s text:c="3"/>6.113 | 2 <text:s/>| <text:s text:c="3"/>0.353 <text:s text:c="3"/>0.972 <text:s text:c="3"/>0.142 | <text:s text:c="3"/>80.7 <text:s text:c="2"/>-20.5 <text:s text:c="2"/>-35.4</text:p>
      <text:p text:style-name="Standard"><text:s text:c="3"/>6.113 | 3 <text:s/>| <text:s text:c="3"/>0.991 <text:s text:c="3"/>0.032 <text:s text:c="3"/>0.279 | <text:s text:c="4"/>5.7 <text:s text:c="2"/>-74.9 <text:s text:c="3"/>81.4</text:p>
      <text:p text:style-name="Standard"><text:s text:c="3"/>6.113 | 4 <text:s/>| <text:s text:c="3"/>1.105 <text:s text:c="2"/>-0.362 <text:s text:c="2"/>-0.688 | <text:s text:c="2"/>179.9 <text:s text:c="2"/>-32.3 <text:s text:c="2"/>-97.6</text:p>
      <text:p text:style-name="Standard"><text:s text:c="3"/>6.113 | 5 <text:s/>| <text:s text:c="3"/>0.993 <text:s text:c="2"/>-0.048 <text:s text:c="3"/>0.141 | <text:s/>-126.8 <text:s text:c="2"/>-82.6 <text:s/>-163.0</text:p>
      <text:p text:style-name="Standard"><text:s text:c="3"/>6.148 | 0 <text:s/>| <text:s text:c="8"/>Comm Error <text:s text:c="8"/>| <text:s text:c="11"/>- <text:s text:c="10"/></text:p>
      <text:p text:style-name="Standard"><text:s text:c="3"/>6.148 | 1 <text:s/>| <text:s text:c="3"/>0.544 <text:s text:c="2"/>-1.031 <text:s text:c="3"/>0.103 | <text:s text:c="2"/>-79.8 <text:s text:c="2"/>-28.0 <text:s/>-102.6</text:p>
      <text:p text:style-name="Standard"><text:s text:c="3"/>6.148 | 2 <text:s/>| <text:s text:c="3"/>0.259 <text:s text:c="3"/>0.992 <text:s text:c="3"/>0.119 | <text:s text:c="3"/>82.8 <text:s text:c="2"/>-17.6 <text:s text:c="2"/>-34.2</text:p>
      <text:p text:style-name="Standard"><text:s text:c="3"/>6.148 | 3 <text:s/>| <text:s text:c="3"/>0.920 <text:s text:c="3"/>0.052 <text:s text:c="3"/>0.287 | <text:s text:c="4"/>6.5 <text:s text:c="2"/>-74.0 <text:s text:c="3"/>81.7</text:p>
      <text:p text:style-name="Standard"><text:s text:c="3"/>6.148 | 4 <text:s/>| <text:s text:c="3"/>1.957 <text:s text:c="2"/>-0.018 <text:s text:c="2"/>-1.858 | <text:s/>-178.4 <text:s text:c="2"/>-45.5 <text:s text:c="2"/>-96.6</text:p>
      <text:p text:style-name="Standard"><text:s text:c="3"/>6.148 | 5 <text:s/>| <text:s text:c="3"/>0.964 <text:s text:c="2"/>-0.133 <text:s text:c="3"/>0.282 | <text:s/>-114.3 <text:s text:c="2"/>-82.9 <text:s/>-175.8</text:p>
      <text:p text:style-name="Standard"><text:s text:c="3"/>6.182 | 0 <text:s/>| <text:s text:c="8"/>Comm Error <text:s text:c="8"/>| <text:s text:c="11"/>- <text:s text:c="10"/></text:p>
      <text:p text:style-name="Standard"><text:s text:c="3"/>6.182 | 1 <text:s/>| <text:s text:c="3"/>0.600 <text:s text:c="2"/>-1.052 <text:s text:c="3"/>0.083 | <text:s text:c="2"/>-78.4 <text:s text:c="2"/>-31.9 <text:s text:c="2"/>-99.0</text:p>
      <text:p text:style-name="Standard"><text:s text:c="3"/>6.182 | 2 <text:s/>| <text:s text:c="3"/>0.220 <text:s text:c="3"/>0.993 <text:s text:c="3"/>0.105 | <text:s text:c="3"/>84.4 <text:s text:c="2"/>-14.7 <text:s text:c="2"/>-33.2</text:p>
      <text:p text:style-name="Standard"><text:s text:c="3"/>6.182 | 3 <text:s/>| <text:s text:c="3"/>0.917 <text:s text:c="3"/>0.050 <text:s text:c="3"/>0.284 | <text:s text:c="4"/>7.1 <text:s text:c="2"/>-73.2 <text:s text:c="3"/>82.0</text:p>
      <text:p text:style-name="Standard"><text:s text:c="3"/>6.182 | 4 <text:s/>| <text:s text:c="3"/>2.500 <text:s text:c="2"/>-0.261 <text:s text:c="2"/>-0.379 | <text:s/>-179.9 <text:s text:c="2"/>-51.1 <text:s text:c="2"/>-96.4</text:p>
      <text:p text:style-name="Standard"><text:s text:c="3"/>6.182 | 5 <text:s/>| <text:s text:c="3"/>1.127 <text:s text:c="2"/>-0.002 <text:s text:c="3"/>0.277 | <text:s/>-116.3 <text:s text:c="2"/>-83.0 <text:s/>-174.4</text:p>
      <text:p text:style-name="Standard"><text:s text:c="3"/>6.217 | 0 <text:s/>| <text:s text:c="8"/>Comm Error <text:s text:c="8"/>| <text:s text:c="11"/>- <text:s text:c="10"/></text:p>
      <text:p text:style-name="Standard"><text:s text:c="3"/>6.217 | 1 <text:s/>| <text:s text:c="3"/>0.631 <text:s text:c="2"/>-1.312 <text:s text:c="3"/>0.128 | <text:s text:c="2"/>-76.6 <text:s text:c="2"/>-37.0 <text:s text:c="2"/>-96.4</text:p>
      <text:p text:style-name="Standard"><text:s text:c="3"/>6.217 | 2 <text:s/>| <text:s text:c="3"/>0.287 <text:s text:c="3"/>1.248 <text:s text:c="3"/>0.151 | <text:s text:c="3"/>86.6 <text:s text:c="2"/>-11.4 <text:s text:c="2"/>-32.1</text:p>
      <text:p text:style-name="Standard"><text:s text:c="3"/>6.217 | 3 <text:s/>| <text:s text:c="3"/>1.128 <text:s text:c="3"/>0.052 <text:s text:c="3"/>0.076 | <text:s text:c="4"/>7.1 <text:s text:c="2"/>-73.4 <text:s text:c="3"/>83.1</text:p>
      <text:p text:style-name="Standard"><text:s text:c="3"/>6.217 | 4 <text:s/>| <text:s text:c="3"/>1.672 <text:s text:c="3"/>0.071 <text:s text:c="3"/>0.422 | <text:s/>-174.2 <text:s text:c="2"/>-62.9 <text:s text:c="2"/>-98.5</text:p>
      <text:p text:style-name="Standard"><text:s text:c="3"/>6.217 | 5 <text:s/>| <text:s text:c="3"/>1.631 <text:s text:c="2"/>-0.465 <text:s text:c="3"/>0.257 | <text:s/>-128.6 <text:s text:c="2"/>-81.5 <text:s/>-163.5</text:p>
      <text:p text:style-name="Standard"><text:s text:c="3"/>6.251 | 0 <text:s/>| <text:s text:c="8"/>Comm Error <text:s text:c="8"/>| <text:s text:c="11"/>- <text:s text:c="10"/></text:p>
      <text:p text:style-name="Standard"><text:s text:c="3"/>6.251 | 1 <text:s/>| <text:s text:c="3"/>0.681 <text:s text:c="2"/>-1.439 <text:s text:c="3"/>0.181 | <text:s text:c="2"/>-75.3 <text:s text:c="2"/>-40.5 <text:s text:c="2"/>-93.8</text:p>
      <text:p text:style-name="Standard"><text:s text:c="3"/>6.251 | 2 <text:s/>| <text:s text:c="3"/>0.225 <text:s text:c="3"/>1.374 <text:s text:c="3"/>0.115 | <text:s text:c="3"/>88.3 <text:s text:c="3"/>-9.0 <text:s text:c="2"/>-30.4</text:p>
      <text:p text:style-name="Standard"><text:s text:c="3"/>6.251 | 3 <text:s/>| <text:s text:c="3"/>1.140 <text:s text:c="3"/>0.081 <text:s text:c="2"/>-0.202 | <text:s text:c="4"/>8.2 <text:s text:c="2"/>-75.6 <text:s text:c="3"/>82.0</text:p>
      <text:p text:style-name="Standard"><text:s text:c="3"/>6.251 | 4 <text:s/>| <text:s text:c="3"/>1.408 <text:s text:c="3"/>0.132 <text:s text:c="3"/>0.331 | <text:s/>-173.5 <text:s text:c="2"/>-70.8 <text:s text:c="2"/>-96.8</text:p>
      <text:p text:style-name="Standard"><text:s text:c="3"/>6.251 | 5 <text:s/>| <text:s text:c="3"/>2.094 <text:s text:c="2"/>-0.471 <text:s text:c="3"/>0.260 | <text:s/>-137.7 <text:s text:c="2"/>-79.5 <text:s/>-153.1</text:p>
      <text:p text:style-name="Standard"><text:s text:c="3"/>6.285 | 0 <text:s/>| <text:s text:c="8"/>Comm Error <text:s text:c="8"/>| <text:s text:c="11"/>- <text:s text:c="10"/></text:p>
      <text:p text:style-name="Standard"><text:s text:c="3"/>6.285 | 1 <text:s/>| <text:s text:c="3"/>0.686 <text:s text:c="2"/>-1.357 <text:s text:c="3"/>0.217 | <text:s text:c="2"/>-72.8 <text:s text:c="2"/>-44.8 <text:s text:c="2"/>-92.0</text:p>
      <text:p text:style-name="Standard"><text:s text:c="3"/>6.285 | 2 <text:s/>| <text:s text:c="3"/>0.200 <text:s text:c="3"/>1.359 <text:s text:c="3"/>0.138 | <text:s text:c="3"/>90.1 <text:s text:c="3"/>-5.9 <text:s text:c="2"/>-28.0</text:p>
      <text:p text:style-name="Standard"><text:s text:c="3"/>6.285 | 3 <text:s/>| <text:s text:c="3"/>1.048 <text:s text:c="3"/>0.200 <text:s text:c="2"/>-0.314 | <text:s text:c="3"/>19.5 <text:s text:c="2"/>-80.1 <text:s text:c="3"/>68.9</text:p>
      <text:p text:style-name="Standard"><text:s text:c="3"/>6.285 | 4 <text:s/>| <text:s text:c="3"/>0.708 <text:s text:c="3"/>0.129 <text:s text:c="3"/>0.390 | <text:s text:c="2"/>173.1 <text:s text:c="2"/>-80.4 <text:s text:c="2"/>-84.3</text:p>
      <text:p text:style-name="Standard"><text:s text:c="3"/>6.285 | 5 <text:s/>| <text:s text:c="3"/>1.669 <text:s text:c="3"/>0.205 <text:s text:c="2"/>-0.662 | <text:s/>-155.9 <text:s text:c="2"/>-76.0 <text:s/>-128.0</text:p>
      <text:p text:style-name="Standard"><text:s text:c="3"/>6.320 | 0 <text:s/>| <text:s text:c="8"/>Comm Error <text:s text:c="8"/>| <text:s text:c="11"/>- <text:s text:c="10"/></text:p>
      <text:p text:style-name="Standard"><text:s text:c="3"/>6.320 | 1 <text:s/>| <text:s text:c="3"/>0.596 <text:s text:c="2"/>-1.138 <text:s text:c="3"/>0.225 | <text:s text:c="2"/>-69.7 <text:s text:c="2"/>-47.6 <text:s text:c="2"/>-92.8</text:p>
      <text:p text:style-name="Standard"><text:s text:c="3"/>6.320 | 2 <text:s/>| <text:s text:c="3"/>0.338 <text:s text:c="3"/>1.042 <text:s text:c="3"/>0.230 | <text:s text:c="3"/>90.7 <text:s text:c="3"/>-4.5 <text:s text:c="2"/>-26.2</text:p>
      <text:p text:style-name="Standard"><text:s text:c="3"/>6.320 | 3 <text:s/>| <text:s text:c="3"/>0.905 <text:s text:c="3"/>0.103 <text:s text:c="3"/>0.074 | <text:s text:c="3"/>35.0 <text:s text:c="2"/>-81.8 <text:s text:c="3"/>52.0</text:p>
      <text:p text:style-name="Standard"><text:s text:c="3"/>6.320 | 4 <text:s/>| <text:s text:c="3"/>1.041 <text:s text:c="2"/>-0.213 <text:s text:c="3"/>0.489 | <text:s/>-168.4 <text:s text:c="2"/>-84.8 <text:s text:c="2"/>-99.1</text:p>
      <text:p text:style-name="Standard"><text:s text:c="3"/>6.320 | 5 <text:s/>| <text:s text:c="3"/>1.184 <text:s text:c="3"/>0.064 <text:s text:c="2"/>-1.523 | <text:s/>-167.4 <text:s text:c="2"/>-69.7 <text:s/>-113.7</text:p>
      <text:p text:style-name="Standard"><text:soft-page-break/><text:s text:c="3"/>6.354 | 0 <text:s/>| <text:s text:c="8"/>Comm Error <text:s text:c="8"/>| <text:s text:c="11"/>- <text:s text:c="10"/></text:p>
      <text:p text:style-name="Standard"><text:s text:c="3"/>6.354 | 1 <text:s/>| <text:s text:c="3"/>0.451 <text:s text:c="2"/>-1.081 <text:s text:c="3"/>0.192 | <text:s text:c="2"/>-66.6 <text:s text:c="2"/>-49.2 <text:s text:c="2"/>-94.3</text:p>
      <text:p text:style-name="Standard"><text:s text:c="3"/>6.354 | 2 <text:s/>| <text:s text:c="3"/>0.386 <text:s text:c="3"/>1.038 <text:s text:c="3"/>0.342 | <text:s text:c="3"/>90.9 <text:s text:c="3"/>-3.2 <text:s text:c="2"/>-23.8</text:p>
      <text:p text:style-name="Standard"><text:s text:c="3"/>6.354 | 3 <text:s/>| <text:s text:c="3"/>1.126 <text:s text:c="2"/>-0.125 <text:s text:c="3"/>0.370 | <text:s text:c="3"/>26.0 <text:s text:c="2"/>-81.8 <text:s text:c="3"/>62.3</text:p>
      <text:p text:style-name="Standard"><text:s text:c="3"/>6.354 | 4 <text:s/>| <text:s text:c="3"/>1.022 <text:s text:c="3"/>0.032 <text:s text:c="3"/>0.298 | <text:s text:c="2"/>-23.2 <text:s text:c="2"/>-84.8 <text:s text:c="2"/>107.2</text:p>
      <text:p text:style-name="Standard"><text:s text:c="3"/>6.354 | 5 <text:s/>| <text:s text:c="3"/>1.177 <text:s text:c="2"/>-0.149 <text:s text:c="2"/>-1.220 | <text:s/>-170.1 <text:s text:c="2"/>-61.5 <text:s/>-111.9</text:p>
      <text:p text:style-name="Standard"><text:s text:c="3"/>6.389 | 0 <text:s/>| <text:s text:c="8"/>Comm Error <text:s text:c="8"/>| <text:s text:c="11"/>- <text:s text:c="10"/></text:p>
      <text:p text:style-name="Standard"><text:s text:c="3"/>6.389 | 1 <text:s/>| <text:s text:c="3"/>0.500 <text:s text:c="2"/>-1.233 <text:s text:c="3"/>0.226 | <text:s text:c="2"/>-64.5 <text:s text:c="2"/>-50.4 <text:s text:c="2"/>-95.4</text:p>
      <text:p text:style-name="Standard"><text:s text:c="3"/>6.389 | 2 <text:s/>| <text:s text:c="3"/>0.546 <text:s text:c="3"/>1.203 <text:s text:c="3"/>0.397 | <text:s text:c="3"/>92.1 <text:s text:c="3"/>-2.4 <text:s text:c="2"/>-22.1</text:p>
      <text:p text:style-name="Standard"><text:s text:c="3"/>6.389 | 3 <text:s/>| <text:s text:c="3"/>1.105 <text:s text:c="2"/>-0.205 <text:s text:c="3"/>0.495 | <text:s text:c="3"/>11.1 <text:s text:c="2"/>-80.8 <text:s text:c="3"/>79.0</text:p>
      <text:p text:style-name="Standard"><text:s text:c="3"/>6.389 | 4 <text:s/>| <text:s text:c="3"/>0.997 <text:s text:c="2"/>-0.112 <text:s text:c="3"/>0.183 | <text:s text:c="2"/>-34.0 <text:s text:c="2"/>-83.8 <text:s text:c="2"/>119.3</text:p>
      <text:p text:style-name="Standard"><text:s text:c="3"/>6.389 | 5 <text:s/>| <text:s text:c="3"/>0.777 <text:s text:c="2"/>-0.046 <text:s text:c="2"/>-1.026 | <text:s/>-174.1 <text:s text:c="2"/>-55.5 <text:s/>-110.3</text:p>
      <text:p text:style-name="Standard"><text:s text:c="3"/>6.423 | 0 <text:s/>| <text:s text:c="8"/>Comm Error <text:s text:c="8"/>| <text:s text:c="11"/>- <text:s text:c="10"/></text:p>
      <text:p text:style-name="Standard"><text:s text:c="3"/>6.423 | 1 <text:s/>| <text:s text:c="3"/>0.434 <text:s text:c="2"/>-1.031 <text:s text:c="3"/>0.150 | <text:s text:c="2"/>-62.6 <text:s text:c="2"/>-50.9 <text:s text:c="2"/>-96.8</text:p>
      <text:p text:style-name="Standard"><text:s text:c="3"/>6.423 | 2 <text:s/>| <text:s text:c="3"/>0.548 <text:s text:c="3"/>1.217 <text:s text:c="3"/>0.312 | <text:s text:c="3"/>93.9 <text:s text:c="3"/>-2.1 <text:s text:c="2"/>-19.8</text:p>
      <text:p text:style-name="Standard"><text:s text:c="3"/>6.423 | 3 <text:s/>| <text:s text:c="3"/>1.043 <text:s text:c="2"/>-0.098 <text:s text:c="3"/>0.301 | <text:s text:c="4"/>1.8 <text:s text:c="2"/>-79.3 <text:s text:c="3"/>89.2</text:p>
      <text:p text:style-name="Standard"><text:s text:c="3"/>6.423 | 4 <text:s/>| <text:s text:c="3"/>1.070 <text:s text:c="2"/>-0.048 <text:s text:c="3"/>0.083 | <text:s text:c="2"/>-39.6 <text:s text:c="2"/>-83.3 <text:s text:c="2"/>124.7</text:p>
      <text:p text:style-name="Standard"><text:s text:c="3"/>6.423 | 5 <text:s/>| <text:s text:c="3"/>0.345 <text:s text:c="2"/>-0.226 <text:s text:c="2"/>-0.918 | <text:s/>-176.5 <text:s text:c="2"/>-46.7 <text:s/>-110.4</text:p>
      <text:p text:style-name="Standard"><text:s text:c="3"/>6.458 | 0 <text:s/>| <text:s text:c="8"/>Comm Error <text:s text:c="8"/>| <text:s text:c="11"/>- <text:s text:c="10"/></text:p>
      <text:p text:style-name="Standard"><text:s text:c="3"/>6.458 | 1 <text:s/>| <text:s text:c="3"/>0.328 <text:s text:c="2"/>-0.728 <text:s text:c="3"/>0.100 | <text:s text:c="2"/>-62.3 <text:s text:c="2"/>-50.5 <text:s text:c="2"/>-96.8</text:p>
      <text:p text:style-name="Standard"><text:s text:c="3"/>6.458 | 2 <text:s/>| <text:s text:c="3"/>0.438 <text:s text:c="3"/>1.150 <text:s text:c="3"/>0.234 | <text:s text:c="3"/>95.7 <text:s text:c="3"/>-2.3 <text:s text:c="2"/>-16.6</text:p>
      <text:p text:style-name="Standard"><text:s text:c="3"/>6.458 | 3 <text:s/>| <text:s text:c="3"/>1.063 <text:s text:c="3"/>0.063 <text:s text:c="3"/>0.188 | <text:s text:c="4"/>1.8 <text:s text:c="2"/>-79.1 <text:s text:c="3"/>89.2</text:p>
      <text:p text:style-name="Standard"><text:s text:c="3"/>6.458 | 4 <text:s/>| <text:s text:c="3"/>1.016 <text:s text:c="2"/>-0.098 <text:s text:c="2"/>-0.049 | <text:s text:c="2"/>-52.3 <text:s text:c="2"/>-83.3 <text:s text:c="2"/>138.3</text:p>
      <text:p text:style-name="Standard"><text:s text:c="3"/>6.458 | 5 <text:s/>| <text:s text:c="3"/>0.065 <text:s text:c="2"/>-0.162 <text:s text:c="2"/>-0.723 | <text:s/>-175.2 <text:s text:c="2"/>-39.8 <text:s/>-111.7</text:p>
      <text:p text:style-name="Standard"><text:s text:c="3"/>6.492 | 0 <text:s/>| <text:s text:c="8"/>Comm Error <text:s text:c="8"/>| <text:s text:c="11"/>- <text:s text:c="10"/></text:p>
      <text:p text:style-name="Standard"><text:s text:c="3"/>6.492 | 1 <text:s/>| <text:s text:c="3"/>0.324 <text:s text:c="2"/>-0.580 <text:s text:c="3"/>0.099 | <text:s text:c="2"/>-63.1 <text:s text:c="2"/>-50.1 <text:s text:c="2"/>-94.9</text:p>
      <text:p text:style-name="Standard"><text:s text:c="3"/>6.492 | 2 <text:s/>| <text:s text:c="3"/>0.438 <text:s text:c="3"/>1.070 <text:s text:c="3"/>0.226 | <text:s text:c="3"/>95.7 <text:s text:c="3"/>-3.3 <text:s text:c="2"/>-15.0</text:p>
      <text:p text:style-name="Standard"><text:s text:c="3"/>6.492 | 3 <text:s/>| <text:s text:c="3"/>1.060 <text:s text:c="3"/>0.095 <text:s text:c="3"/>0.248 | <text:s text:c="4"/>4.9 <text:s text:c="2"/>-78.6 <text:s text:c="3"/>85.8</text:p>
      <text:p text:style-name="Standard"><text:s text:c="3"/>6.492 | 4 <text:s/>| <text:s text:c="3"/>1.007 <text:s text:c="2"/>-0.103 <text:s text:c="3"/>0.005 | <text:s text:c="2"/>-64.1 <text:s text:c="2"/>-83.1 <text:s text:c="2"/>152.7</text:p>
      <text:p text:style-name="Standard"><text:s text:c="3"/>6.492 | 5 <text:s/>| <text:s text:c="2"/>-0.117 <text:s text:c="2"/>-0.112 <text:s text:c="2"/>-0.521 | <text:s/>-174.4 <text:s text:c="2"/>-30.1 <text:s/>-112.6</text:p>
      <text:p text:style-name="Standard"><text:s text:c="3"/>6.527 | 0 <text:s/>| <text:s text:c="8"/>Comm Error <text:s text:c="8"/>| <text:s text:c="11"/>- <text:s text:c="10"/></text:p>
      <text:p text:style-name="Standard"><text:s text:c="3"/>6.527 | 1 <text:s/>| <text:s text:c="3"/>0.400 <text:s text:c="2"/>-0.497 <text:s text:c="3"/>0.072 | <text:s text:c="2"/>-65.5 <text:s text:c="2"/>-50.3 <text:s text:c="2"/>-92.2</text:p>
      <text:p text:style-name="Standard"><text:s text:c="3"/>6.527 | 2 <text:s/>| <text:s text:c="3"/>0.483 <text:s text:c="3"/>0.980 <text:s text:c="3"/>0.225 | <text:s text:c="3"/>94.1 <text:s text:c="3"/>-6.2 <text:s text:c="2"/>-13.4</text:p>
      <text:p text:style-name="Standard"><text:s text:c="3"/>6.527 | 3 <text:s/>| <text:s text:c="3"/>0.977 <text:s text:c="3"/>0.070 <text:s text:c="3"/>0.232 | <text:s text:c="4"/>5.7 <text:s text:c="2"/>-77.9 <text:s text:c="3"/>84.0</text:p>
      <text:p text:style-name="Standard"><text:s text:c="3"/>6.527 | 4 <text:s/>| <text:s text:c="3"/>0.940 <text:s text:c="2"/>-0.085 <text:s text:c="3"/>0.067 | <text:s text:c="2"/>-66.4 <text:s text:c="2"/>-82.7 <text:s text:c="2"/>153.6</text:p>
      <text:p text:style-name="Standard"><text:s text:c="3"/>6.527 | 5 <text:s/>| <text:s text:c="2"/>-0.319 <text:s text:c="2"/>-0.139 <text:s text:c="2"/>-0.364 | <text:s/>-173.8 <text:s text:c="2"/>-21.8 <text:s/>-113.1</text:p>
      <text:p text:style-name="Standard"><text:s text:c="3"/>6.562 | 0 <text:s/>| <text:s text:c="8"/>Comm Error <text:s text:c="8"/>| <text:s text:c="11"/>- <text:s text:c="10"/></text:p>
      <text:p text:style-name="Standard"><text:s text:c="3"/>6.562 | 1 <text:s/>| <text:s text:c="3"/>0.441 <text:s text:c="2"/>-0.501 <text:s text:c="3"/>0.059 | <text:s text:c="2"/>-68.2 <text:s text:c="2"/>-50.3 <text:s text:c="2"/>-87.9</text:p>
      <text:p text:style-name="Standard"><text:s text:c="3"/>6.562 | 2 <text:s/>| <text:s text:c="3"/>0.415 <text:s text:c="3"/>0.909 <text:s text:c="3"/>0.221 | <text:s text:c="3"/>92.1 <text:s text:c="3"/>-8.7 <text:s text:c="2"/>-12.4</text:p>
      <text:p text:style-name="Standard"><text:s text:c="3"/>6.562 | 3 <text:s/>| <text:s text:c="3"/>0.877 <text:s text:c="2"/>-0.020 <text:s text:c="3"/>0.172 | <text:s text:c="4"/>4.2 <text:s text:c="2"/>-77.8 <text:s text:c="3"/>85.0</text:p>
      <text:p text:style-name="Standard"><text:s text:c="3"/>6.562 | 4 <text:s/>| <text:s text:c="3"/>0.932 <text:s text:c="2"/>-0.107 <text:s text:c="3"/>0.096 | <text:s text:c="2"/>-64.5 <text:s text:c="2"/>-82.3 <text:s text:c="2"/>151.7</text:p>
      <text:p text:style-name="Standard"><text:s text:c="3"/>6.562 | 5 <text:s/>| <text:s text:c="2"/>-0.349 <text:s text:c="2"/>-0.116 <text:s text:c="2"/>-0.305 | <text:s/>-172.7 <text:s text:c="2"/>-13.4 <text:s/>-113.4</text:p>
      <text:p text:style-name="Standard"><text:s text:c="3"/>6.596 | 0 <text:s/>| <text:s text:c="8"/>Comm Error <text:s text:c="8"/>| <text:s text:c="11"/>- <text:s text:c="10"/></text:p>
      <text:p text:style-name="Standard"><text:s text:c="3"/>6.596 | 1 <text:s/>| <text:s text:c="3"/>0.457 <text:s text:c="2"/>-0.489 <text:s text:c="3"/>0.066 | <text:s text:c="2"/>-71.6 <text:s text:c="2"/>-49.4 <text:s text:c="2"/>-85.1</text:p>
      <text:p text:style-name="Standard"><text:s text:c="3"/>6.596 | 2 <text:s/>| <text:s text:c="3"/>0.373 <text:s text:c="3"/>0.898 <text:s text:c="3"/>0.208 | <text:s text:c="3"/>89.9 <text:s text:c="2"/>-11.0 <text:s text:c="2"/>-11.8</text:p>
      <text:p text:style-name="Standard"><text:s text:c="3"/>6.596 | 3 <text:s/>| <text:s text:c="3"/>0.853 <text:s text:c="2"/>-0.111 <text:s text:c="3"/>0.187 | <text:s text:c="3"/>-3.6 <text:s text:c="2"/>-77.7 <text:s text:c="3"/>92.4</text:p>
      <text:p text:style-name="Standard"><text:s text:c="3"/>6.596 | 4 <text:s/>| <text:s text:c="3"/>0.963 <text:s text:c="2"/>-0.092 <text:s text:c="3"/>0.078 | <text:s text:c="2"/>-61.3 <text:s text:c="2"/>-82.3 <text:s text:c="2"/>148.5</text:p>
      <text:p text:style-name="Standard"><text:s text:c="3"/>6.596 | 5 <text:s/>| <text:s text:c="2"/>-0.304 <text:s text:c="2"/>-0.122 <text:s text:c="2"/>-0.302 | <text:s/>-170.8 <text:s text:c="3"/>-6.0 <text:s/>-113.7</text:p>
      <text:p text:style-name="Standard"><text:s text:c="3"/>6.630 | 0 <text:s/>| <text:s text:c="8"/>Comm Error <text:s text:c="8"/>| <text:s text:c="11"/>- <text:s text:c="10"/></text:p>
      <text:p text:style-name="Standard"><text:soft-page-break/><text:s text:c="3"/>6.630 | 1 <text:s/>| <text:s text:c="3"/>0.489 <text:s text:c="2"/>-0.484 <text:s text:c="3"/>0.060 | <text:s text:c="2"/>-73.9 <text:s text:c="2"/>-48.4 <text:s text:c="2"/>-82.7</text:p>
      <text:p text:style-name="Standard"><text:s text:c="3"/>6.630 | 2 <text:s/>| <text:s text:c="3"/>0.306 <text:s text:c="3"/>0.926 <text:s text:c="3"/>0.152 | <text:s text:c="3"/>87.5 <text:s text:c="2"/>-13.5 <text:s text:c="2"/>-12.3</text:p>
      <text:p text:style-name="Standard"><text:s text:c="3"/>6.630 | 3 <text:s/>| <text:s text:c="3"/>0.911 <text:s text:c="2"/>-0.059 <text:s text:c="3"/>0.219 | <text:s text:c="3"/>-6.6 <text:s text:c="2"/>-77.2 <text:s text:c="3"/>95.6</text:p>
      <text:p text:style-name="Standard"><text:s text:c="3"/>6.630 | 4 <text:s/>| <text:s text:c="3"/>1.003 <text:s text:c="2"/>-0.057 <text:s text:c="3"/>0.037 | <text:s text:c="2"/>-60.4 <text:s text:c="2"/>-82.5 <text:s text:c="2"/>147.7</text:p>
      <text:p text:style-name="Standard"><text:s text:c="3"/>6.630 | 5 <text:s/>| <text:s text:c="2"/>-0.200 <text:s text:c="2"/>-0.072 <text:s text:c="2"/>-0.398 | <text:s/>-169.4 <text:s text:c="4"/>0.1 <text:s/>-114.0</text:p>
      <text:p text:style-name="Standard"><text:s text:c="3"/>6.665 | 0 <text:s/>| <text:s text:c="8"/>Comm Error <text:s text:c="8"/>| <text:s text:c="11"/>- <text:s text:c="10"/></text:p>
      <text:p text:style-name="Standard"><text:s text:c="3"/>6.665 | 1 <text:s/>| <text:s text:c="3"/>0.536 <text:s text:c="2"/>-0.465 <text:s text:c="3"/>0.066 | <text:s text:c="2"/>-76.3 <text:s text:c="2"/>-47.0 <text:s text:c="2"/>-80.9</text:p>
      <text:p text:style-name="Standard"><text:s text:c="3"/>6.665 | 2 <text:s/>| <text:s text:c="3"/>0.292 <text:s text:c="3"/>0.969 <text:s text:c="3"/>0.128 | <text:s text:c="3"/>86.2 <text:s text:c="2"/>-15.2 <text:s text:c="2"/>-13.6</text:p>
      <text:p text:style-name="Standard"><text:s text:c="3"/>6.665 | 3 <text:s/>| <text:s text:c="3"/>1.022 <text:s text:c="3"/>0.014 <text:s text:c="3"/>0.183 | <text:s text:c="3"/>-6.1 <text:s text:c="2"/>-77.2 <text:s text:c="3"/>95.6</text:p>
      <text:p text:style-name="Standard"><text:s text:c="3"/>6.665 | 4 <text:s/>| <text:s text:c="3"/>0.981 <text:s text:c="2"/>-0.087 <text:s text:c="3"/>0.051 | <text:s text:c="2"/>-59.9 <text:s text:c="2"/>-82.8 <text:s text:c="2"/>147.3</text:p>
      <text:p text:style-name="Standard"><text:s text:c="3"/>6.665 | 5 <text:s/>| <text:s text:c="3"/>0.005 <text:s text:c="2"/>-0.089 <text:s text:c="2"/>-0.551 | <text:s/>-168.7 <text:s text:c="4"/>0.7 <text:s/>-114.3</text:p>
      <text:p text:style-name="Standard"><text:s text:c="3"/>6.699 | 0 <text:s/>| <text:s text:c="8"/>Comm Error <text:s text:c="8"/>| <text:s text:c="11"/>- <text:s text:c="10"/></text:p>
      <text:p text:style-name="Standard"><text:s text:c="3"/>6.699 | 1 <text:s/>| <text:s text:c="3"/>0.540 <text:s text:c="2"/>-0.489 <text:s text:c="3"/>0.089 | <text:s text:c="2"/>-77.6 <text:s text:c="2"/>-45.7 <text:s text:c="2"/>-80.4</text:p>
      <text:p text:style-name="Standard"><text:s text:c="3"/>6.699 | 2 <text:s/>| <text:s text:c="3"/>0.278 <text:s text:c="3"/>1.025 <text:s text:c="3"/>0.115 | <text:s text:c="3"/>84.6 <text:s text:c="2"/>-17.2 <text:s text:c="2"/>-16.0</text:p>
      <text:p text:style-name="Standard"><text:s text:c="3"/>6.699 | 3 <text:s/>| <text:s text:c="3"/>1.056 <text:s text:c="3"/>0.060 <text:s text:c="3"/>0.176 | <text:s text:c="3"/>-3.4 <text:s text:c="2"/>-77.5 <text:s text:c="3"/>93.2</text:p>
      <text:p text:style-name="Standard"><text:s text:c="3"/>6.699 | 4 <text:s/>| <text:s text:c="3"/>1.008 <text:s text:c="2"/>-0.115 <text:s text:c="3"/>0.058 | <text:s text:c="2"/>-59.8 <text:s text:c="2"/>-82.7 <text:s text:c="2"/>147.0</text:p>
      <text:p text:style-name="Standard"><text:s text:c="3"/>6.699 | 5 <text:s/>| <text:s text:c="3"/>0.131 <text:s text:c="2"/>-0.073 <text:s text:c="2"/>-0.648 | <text:s/>-168.5 <text:s text:c="3"/>-1.4 <text:s/>-114.8</text:p>
      <text:p text:style-name="Standard"><text:s text:c="3"/>6.733 | 0 <text:s/>| <text:s text:c="8"/>Comm Error <text:s text:c="8"/>| <text:s text:c="11"/>- <text:s text:c="10"/></text:p>
      <text:p text:style-name="Standard"><text:s text:c="3"/>6.733 | 1 <text:s/>| <text:s text:c="3"/>0.510 <text:s text:c="2"/>-0.593 <text:s text:c="3"/>0.132 | <text:s text:c="2"/>-78.9 <text:s text:c="2"/>-42.2 <text:s text:c="2"/>-80.3</text:p>
      <text:p text:style-name="Standard"><text:s text:c="3"/>6.733 | 2 <text:s/>| <text:s text:c="3"/>0.307 <text:s text:c="3"/>1.025 <text:s text:c="3"/>0.125 | <text:s text:c="3"/>83.2 <text:s text:c="2"/>-18.9 <text:s text:c="2"/>-17.8</text:p>
      <text:p text:style-name="Standard"><text:s text:c="3"/>6.733 | 3 <text:s/>| <text:s text:c="3"/>1.047 <text:s text:c="3"/>0.027 <text:s text:c="3"/>0.201 | <text:s text:c="3"/>-1.0 <text:s text:c="2"/>-77.6 <text:s text:c="3"/>91.1</text:p>
      <text:p text:style-name="Standard"><text:s text:c="3"/>6.733 | 4 <text:s/>| <text:s text:c="3"/>1.032 <text:s text:c="2"/>-0.065 <text:s text:c="3"/>0.059 | <text:s text:c="2"/>-58.2 <text:s text:c="2"/>-83.0 <text:s text:c="2"/>145.5</text:p>
      <text:p text:style-name="Standard"><text:s text:c="3"/>6.733 | 5 <text:s/>| <text:s text:c="3"/>0.245 <text:s text:c="2"/>-0.074 <text:s text:c="2"/>-0.754 | <text:s/>-168.0 <text:s text:c="3"/>-6.2 <text:s/>-115.5</text:p>
      <text:p text:style-name="Standard"><text:s text:c="3"/>6.767 | 0 <text:s/>| <text:s text:c="8"/>Comm Error <text:s text:c="8"/>| <text:s text:c="11"/>- <text:s text:c="10"/></text:p>
      <text:p text:style-name="Standard"><text:s text:c="3"/>6.767 | 1 <text:s/>| <text:s text:c="3"/>0.550 <text:s text:c="2"/>-0.752 <text:s text:c="3"/>0.185 | <text:s text:c="2"/>-79.9 <text:s text:c="2"/>-38.7 <text:s text:c="2"/>-80.5</text:p>
      <text:p text:style-name="Standard"><text:s text:c="3"/>6.767 | 2 <text:s/>| <text:s text:c="3"/>0.360 <text:s text:c="3"/>1.058 <text:s text:c="3"/>0.136 | <text:s text:c="3"/>81.8 <text:s text:c="2"/>-20.8 <text:s text:c="2"/>-19.5</text:p>
      <text:p text:style-name="Standard"><text:s text:c="3"/>6.767 | 3 <text:s/>| <text:s text:c="3"/>1.041 <text:s text:c="2"/>-0.048 <text:s text:c="3"/>0.253 | <text:s text:c="3"/>-1.8 <text:s text:c="2"/>-77.2 <text:s text:c="3"/>92.0</text:p>
      <text:p text:style-name="Standard"><text:s text:c="3"/>6.767 | 4 <text:s/>| <text:s text:c="3"/>0.991 <text:s text:c="2"/>-0.091 <text:s text:c="3"/>0.154 | <text:s text:c="2"/>-52.3 <text:s text:c="2"/>-82.9 <text:s text:c="2"/>139.4</text:p>
      <text:p text:style-name="Standard"><text:s text:c="3"/>6.767 | 5 <text:s/>| <text:s text:c="3"/>0.525 <text:s text:c="3"/>0.076 <text:s text:c="2"/>-0.858 | <text:s/>-168.8 <text:s text:c="2"/>-11.4 <text:s/>-116.0</text:p>
      <text:p text:style-name="Standard"><text:s text:c="3"/>6.801 | 0 <text:s/>| <text:s text:c="8"/>Comm Error <text:s text:c="8"/>| <text:s text:c="11"/>- <text:s text:c="10"/></text:p>
      <text:p text:style-name="Standard"><text:s text:c="3"/>6.801 | 1 <text:s/>| <text:s text:c="3"/>0.560 <text:s text:c="2"/>-0.844 <text:s text:c="3"/>0.204 | <text:s text:c="2"/>-80.6 <text:s text:c="2"/>-35.0 <text:s text:c="2"/>-81.2</text:p>
      <text:p text:style-name="Standard"><text:s text:c="3"/>6.801 | 2 <text:s/>| <text:s text:c="3"/>0.383 <text:s text:c="3"/>1.145 <text:s text:c="3"/>0.144 | <text:s text:c="3"/>79.8 <text:s text:c="2"/>-23.5 <text:s text:c="2"/>-21.0</text:p>
      <text:p text:style-name="Standard"><text:s text:c="3"/>6.801 | 3 <text:s/>| <text:s text:c="3"/>1.027 <text:s text:c="2"/>-0.064 <text:s text:c="3"/>0.223 | <text:s text:c="3"/>-3.1 <text:s text:c="2"/>-77.0 <text:s text:c="3"/>93.3</text:p>
      <text:p text:style-name="Standard"><text:s text:c="3"/>6.801 | 4 <text:s/>| <text:s text:c="3"/>0.974 <text:s text:c="2"/>-0.082 <text:s text:c="3"/>0.177 | <text:s text:c="2"/>-46.8 <text:s text:c="2"/>-82.7 <text:s text:c="2"/>133.7</text:p>
      <text:p text:style-name="Standard"><text:s text:c="3"/>6.801 | 5 <text:s/>| <text:s text:c="3"/>0.757 <text:s text:c="3"/>0.019 <text:s text:c="2"/>-0.954 | <text:s/>-172.0 <text:s text:c="2"/>-21.0 <text:s/>-116.6</text:p>
      <text:p text:style-name="Standard"><text:s text:c="3"/>6.835 | 0 <text:s/>| <text:s text:c="8"/>Comm Error <text:s text:c="8"/>| <text:s text:c="11"/>- <text:s text:c="10"/></text:p>
      <text:p text:style-name="Standard"><text:s text:c="3"/>6.835 | 1 <text:s/>| <text:s text:c="3"/>0.467 <text:s text:c="2"/>-0.983 <text:s text:c="3"/>0.205 | <text:s text:c="2"/>-81.9 <text:s text:c="2"/>-29.0 <text:s text:c="2"/>-82.3</text:p>
      <text:p text:style-name="Standard"><text:s text:c="3"/>6.835 | 2 <text:s/>| <text:s text:c="3"/>0.368 <text:s text:c="3"/>1.189 <text:s text:c="3"/>0.180 | <text:s text:c="3"/>78.2 <text:s text:c="2"/>-25.2 <text:s text:c="2"/>-21.8</text:p>
      <text:p text:style-name="Standard"><text:s text:c="3"/>6.835 | 3 <text:s/>| <text:s text:c="3"/>1.025 <text:s text:c="2"/>-0.065 <text:s text:c="3"/>0.202 | <text:s text:c="3"/>-6.0 <text:s text:c="2"/>-76.7 <text:s text:c="3"/>95.8</text:p>
      <text:p text:style-name="Standard"><text:s text:c="3"/>6.835 | 4 <text:s/>| <text:s text:c="3"/>0.970 <text:s text:c="2"/>-0.101 <text:s text:c="3"/>0.220 | <text:s text:c="2"/>-40.7 <text:s text:c="2"/>-82.4 <text:s text:c="2"/>128.0</text:p>
      <text:p text:style-name="Standard"><text:s text:c="3"/>6.835 | 5 <text:s/>| <text:s text:c="3"/>1.082 <text:s text:c="2"/>-0.175 <text:s text:c="2"/>-1.054 | <text:s/>-174.2 <text:s text:c="2"/>-29.4 <text:s/>-117.8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6.870 | 0 <text:s/>| <text:s text:c="8"/>Comm Error <text:s text:c="8"/>| <text:s text:c="11"/>- <text:s text:c="10"/></text:p>
      <text:p text:style-name="Standard"><text:s text:c="3"/>6.870 | 1 <text:s/>| <text:s text:c="3"/>0.610 <text:s text:c="2"/>-1.057 <text:s text:c="3"/>0.184 | <text:s text:c="2"/>-83.6 <text:s text:c="2"/>-25.0 <text:s text:c="2"/>-82.9</text:p>
      <text:p text:style-name="Standard"><text:s text:c="3"/>6.870 | 2 <text:s/>| <text:s text:c="3"/>0.281 <text:s text:c="3"/>1.221 <text:s text:c="3"/>0.271 | <text:s text:c="3"/>75.3 <text:s text:c="2"/>-26.7 <text:s text:c="2"/>-23.1</text:p>
      <text:p text:style-name="Standard"><text:s text:c="3"/>6.870 | 3 <text:s/>| <text:s text:c="3"/>0.957 <text:s text:c="2"/>-0.087 <text:s text:c="3"/>0.180 | <text:s text:c="3"/>-8.2 <text:s text:c="2"/>-76.4 <text:s text:c="3"/>97.5</text:p>
      <text:p text:style-name="Standard"><text:soft-page-break/><text:s text:c="3"/>6.870 | 4 <text:s/>| <text:s text:c="3"/>0.939 <text:s text:c="3"/>0.005 <text:s text:c="3"/>0.195 | <text:s text:c="2"/>-38.9 <text:s text:c="2"/>-82.5 <text:s text:c="2"/>127.1</text:p>
      <text:p text:style-name="Standard"><text:s text:c="3"/>6.870 | 5 <text:s/>| <text:s text:c="3"/>1.349 <text:s text:c="2"/>-0.395 <text:s text:c="2"/>-2.255 | <text:s/>-175.5 <text:s text:c="2"/>-37.4 <text:s/>-120.3</text:p>
      <text:p text:style-name="Standard"><text:s text:c="3"/>6.904 | 0 <text:s/>| <text:s text:c="8"/>Comm Error <text:s text:c="8"/>| <text:s text:c="11"/>- <text:s text:c="10"/></text:p>
      <text:p text:style-name="Standard"><text:s text:c="3"/>6.904 | 1 <text:s/>| <text:s text:c="3"/>0.726 <text:s text:c="2"/>-1.026 <text:s text:c="3"/>0.139 | <text:s text:c="2"/>-85.1 <text:s text:c="2"/>-21.8 <text:s text:c="2"/>-87.0</text:p>
      <text:p text:style-name="Standard"><text:s text:c="3"/>6.904 | 2 <text:s/>| <text:s text:c="3"/>0.188 <text:s text:c="3"/>1.168 <text:s text:c="3"/>0.243 | <text:s text:c="3"/>73.0 <text:s text:c="2"/>-27.3 <text:s text:c="2"/>-24.7</text:p>
      <text:p text:style-name="Standard"><text:s text:c="3"/>6.904 | 3 <text:s/>| <text:s text:c="3"/>1.009 <text:s text:c="2"/>-0.033 <text:s text:c="3"/>0.120 | <text:s text:c="3"/>-8.9 <text:s text:c="2"/>-76.9 <text:s text:c="3"/>97.8</text:p>
      <text:p text:style-name="Standard"><text:s text:c="3"/>6.904 | 4 <text:s/>| <text:s text:c="3"/>1.126 <text:s text:c="2"/>-0.099 <text:s text:c="3"/>0.474 | <text:s text:c="2"/>-38.9 <text:s text:c="2"/>-82.1 <text:s text:c="2"/>128.3</text:p>
      <text:p text:style-name="Standard"><text:s text:c="3"/>6.904 | 5 <text:s/>| <text:s text:c="3"/>2.037 <text:s text:c="2"/>-0.165 <text:s text:c="3"/>1.280 | <text:s/>-175.7 <text:s text:c="2"/>-46.5 <text:s/>-123.5</text:p>
      <text:p text:style-name="Standard"><text:s text:c="3"/>6.938 | 0 <text:s/>| <text:s text:c="8"/>Comm Error <text:s text:c="8"/>| <text:s text:c="11"/>- <text:s text:c="10"/></text:p>
      <text:p text:style-name="Standard"><text:s text:c="3"/>6.938 | 1 <text:s/>| <text:s text:c="3"/>0.441 <text:s text:c="2"/>-1.242 <text:s text:c="3"/>0.249 | <text:s text:c="2"/>-86.1 <text:s text:c="2"/>-18.5 <text:s text:c="2"/>-91.3</text:p>
      <text:p text:style-name="Standard"><text:s text:c="3"/>6.938 | 2 <text:s/>| <text:s text:c="3"/>0.267 <text:s text:c="3"/>1.375 <text:s text:c="3"/>0.259 | <text:s text:c="3"/>70.8 <text:s text:c="2"/>-28.1 <text:s text:c="2"/>-26.9</text:p>
      <text:p text:style-name="Standard"><text:s text:c="3"/>6.938 | 3 <text:s/>| <text:s text:c="3"/>1.113 <text:s text:c="2"/>-0.018 <text:s text:c="3"/>0.004 | <text:s text:c="3"/>-8.1 <text:s text:c="2"/>-77.8 <text:s text:c="3"/>96.7</text:p>
      <text:p text:style-name="Standard"><text:s text:c="3"/>6.938 | 4 <text:s/>| <text:s text:c="3"/>1.634 <text:s text:c="3"/>0.373 <text:s text:c="3"/>0.486 | <text:s text:c="2"/>-32.1 <text:s text:c="2"/>-83.3 <text:s text:c="2"/>122.0</text:p>
      <text:p text:style-name="Standard"><text:s text:c="3"/>6.938 | 5 <text:s/>| <text:s text:c="3"/>2.317 <text:s text:c="2"/>-0.597 <text:s text:c="3"/>0.513 | <text:s/>-172.1 <text:s text:c="2"/>-56.1 <text:s/>-128.0</text:p>
      <text:p text:style-name="Standard"><text:s text:c="3"/>6.972 | 0 <text:s/>| <text:s text:c="8"/>Comm Error <text:s text:c="8"/>| <text:s text:c="11"/>- <text:s text:c="10"/></text:p>
      <text:p text:style-name="Standard"><text:s text:c="3"/>6.972 | 1 <text:s/>| <text:s text:c="3"/>0.496 <text:s text:c="2"/>-1.312 <text:s text:c="3"/>0.379 | <text:s text:c="2"/>-87.3 <text:s text:c="2"/>-15.1 <text:s text:c="2"/>-94.3</text:p>
      <text:p text:style-name="Standard"><text:s text:c="3"/>6.972 | 2 <text:s/>| <text:s text:c="3"/>0.301 <text:s text:c="3"/>1.216 <text:s text:c="3"/>0.151 | <text:s text:c="3"/>68.8 <text:s text:c="2"/>-29.6 <text:s text:c="2"/>-30.2</text:p>
      <text:p text:style-name="Standard"><text:s text:c="3"/>6.972 | 3 <text:s/>| <text:s text:c="3"/>0.955 <text:s text:c="3"/>0.105 <text:s text:c="2"/>-0.188 | <text:s text:c="3"/>-4.0 <text:s text:c="2"/>-81.4 <text:s text:c="3"/>91.6</text:p>
      <text:p text:style-name="Standard"><text:s text:c="3"/>6.972 | 4 <text:s/>| <text:s text:c="3"/>2.109 <text:s text:c="2"/>-0.236 <text:s text:c="3"/>0.422 | <text:s text:c="2"/>-86.0 <text:s text:c="2"/>-83.7 <text:s text:c="2"/>176.8</text:p>
      <text:p text:style-name="Standard"><text:s text:c="3"/>6.972 | 5 <text:s/>| <text:s text:c="3"/>0.889 <text:s text:c="3"/>0.076 <text:s text:c="3"/>0.231 | <text:s/>-168.9 <text:s text:c="2"/>-67.0 <text:s/>-127.8</text:p>
      <text:p text:style-name="Standard"><text:s text:c="3"/>7.006 | 0 <text:s/>| <text:s text:c="8"/>Comm Error <text:s text:c="8"/>| <text:s text:c="11"/>- <text:s text:c="10"/></text:p>
      <text:p text:style-name="Standard"><text:s text:c="3"/>7.006 | 1 <text:s/>| <text:s text:c="3"/>0.635 <text:s text:c="2"/>-0.986 <text:s text:c="3"/>0.162 | <text:s text:c="2"/>-89.4 <text:s text:c="2"/>-13.4 <text:s text:c="2"/>-96.2</text:p>
      <text:p text:style-name="Standard"><text:s text:c="3"/>7.006 | 2 <text:s/>| <text:s text:c="3"/>0.357 <text:s text:c="3"/>1.154 <text:s text:c="3"/>0.143 | <text:s text:c="3"/>67.5 <text:s text:c="2"/>-31.2 <text:s text:c="2"/>-32.5</text:p>
      <text:p text:style-name="Standard"><text:s text:c="3"/>7.006 | 3 <text:s/>| <text:s text:c="3"/>1.023 <text:s text:c="3"/>0.193 <text:s text:c="2"/>-0.244 | <text:s text:c="3"/>14.1 <text:s text:c="2"/>-84.1 <text:s text:c="3"/>71.1</text:p>
      <text:p text:style-name="Standard"><text:s text:c="3"/>7.006 | 4 <text:s/>| <text:s text:c="3"/>1.483 <text:s text:c="2"/>-0.611 <text:s text:c="2"/>-1.150 | <text:s/>-121.5 <text:s text:c="2"/>-79.8 <text:s/>-148.1</text:p>
      <text:p text:style-name="Standard"><text:s text:c="3"/>7.006 | 5 <text:s/>| <text:s text:c="3"/>0.949 <text:s text:c="3"/>0.061 <text:s text:c="3"/>0.158 | <text:s/>-167.2 <text:s text:c="2"/>-73.3 <text:s/>-129.3</text:p>
      <text:p text:style-name="Standard"><text:s text:c="3"/>7.041 | 0 <text:s/>| <text:s text:c="8"/>Comm Error <text:s text:c="8"/>| <text:s text:c="11"/>- <text:s text:c="10"/></text:p>
      <text:p text:style-name="Standard"><text:s text:c="3"/>7.041 | 1 <text:s/>| <text:s text:c="3"/>0.775 <text:s text:c="2"/>-0.959 <text:s text:c="3"/>0.110 | <text:s text:c="2"/>-92.0 <text:s text:c="2"/>-13.2 <text:s text:c="2"/>-98.5</text:p>
      <text:p text:style-name="Standard"><text:s text:c="3"/>7.041 | 2 <text:s/>| <text:s text:c="3"/>0.410 <text:s text:c="3"/>1.160 <text:s text:c="3"/>0.182 | <text:s text:c="3"/>65.8 <text:s text:c="2"/>-33.7 <text:s text:c="2"/>-34.4</text:p>
      <text:p text:style-name="Standard"><text:s text:c="3"/>7.041 | 3 <text:s/>| <text:s text:c="3"/>1.145 <text:s text:c="3"/>0.251 <text:s text:c="2"/>-0.006 | <text:s text:c="3"/>62.0 <text:s text:c="2"/>-84.6 <text:s text:c="3"/>21.3</text:p>
      <text:p text:style-name="Standard"><text:s text:c="3"/>7.041 | 4 <text:s/>| <text:s text:c="3"/>1.656 <text:s text:c="2"/>-0.171 <text:s text:c="2"/>-0.674 | <text:s/>-139.7 <text:s text:c="2"/>-75.6 <text:s/>-128.0</text:p>
      <text:p text:style-name="Standard"><text:s text:c="3"/>7.041 | 5 <text:s/>| <text:s text:c="3"/>0.970 <text:s text:c="3"/>0.045 <text:s text:c="3"/>0.471 | <text:s/>-164.1 <text:s text:c="2"/>-80.7 <text:s/>-132.3</text:p>
      <text:p text:style-name="Standard"><text:s text:c="3"/>7.074 | 0 <text:s/>| <text:s text:c="8"/>Comm Error <text:s text:c="8"/>| <text:s text:c="11"/>- <text:s text:c="10"/></text:p>
      <text:p text:style-name="Standard"><text:s text:c="3"/>7.074 | 1 <text:s/>| <text:s text:c="3"/>0.657 <text:s text:c="2"/>-1.091 <text:s text:c="3"/>0.187 | <text:s text:c="2"/>-94.8 <text:s text:c="2"/>-11.9 <text:s/>-102.7</text:p>
      <text:p text:style-name="Standard"><text:s text:c="3"/>7.074 | 2 <text:s/>| <text:s text:c="3"/>0.486 <text:s text:c="3"/>1.145 <text:s text:c="3"/>0.203 | <text:s text:c="3"/>64.2 <text:s text:c="2"/>-35.1 <text:s text:c="2"/>-34.3</text:p>
      <text:p text:style-name="Standard"><text:s text:c="3"/>7.074 | 3 <text:s/>| <text:s text:c="3"/>1.081 <text:s text:c="3"/>0.033 <text:s text:c="3"/>0.709 | <text:s text:c="3"/>56.6 <text:s text:c="2"/>-83.6 <text:s text:c="3"/>26.8</text:p>
      <text:p text:style-name="Standard"><text:s text:c="3"/>7.074 | 4 <text:s/>| <text:s text:c="3"/>1.089 <text:s text:c="2"/>-0.393 <text:s text:c="2"/>-0.726 | <text:s/>-150.8 <text:s text:c="2"/>-68.1 <text:s/>-116.9</text:p>
      <text:p text:style-name="Standard"><text:s text:c="3"/>7.074 | 5 <text:s/>| <text:s text:c="3"/>0.981 <text:s text:c="2"/>-0.183 <text:s text:c="3"/>0.324 | <text:s/>-142.3 <text:s text:c="2"/>-83.6 <text:s/>-149.7</text:p>
      <text:p text:style-name="Standard"><text:s text:c="3"/>7.109 | 0 <text:s/>| <text:s text:c="8"/>Comm Error <text:s text:c="8"/>| <text:s text:c="11"/>- <text:s text:c="10"/></text:p>
      <text:p text:style-name="Standard"><text:s text:c="3"/>7.109 | 1 <text:s/>| <text:s text:c="3"/>0.616 <text:s text:c="2"/>-1.151 <text:s text:c="3"/>0.190 | <text:s text:c="2"/>-96.7 <text:s text:c="2"/>-11.0 <text:s/>-105.7</text:p>
      <text:p text:style-name="Standard"><text:s text:c="3"/>7.109 | 2 <text:s/>| <text:s text:c="3"/>0.406 <text:s text:c="3"/>0.921 <text:s text:c="3"/>0.177 | <text:s text:c="3"/>62.4 <text:s text:c="2"/>-35.9 <text:s text:c="2"/>-33.1</text:p>
      <text:p text:style-name="Standard"><text:s text:c="3"/>7.109 | 3 <text:s/>| <text:s text:c="3"/>0.987 <text:s text:c="2"/>-0.142 <text:s text:c="3"/>0.837 | <text:s text:c="3"/>21.4 <text:s text:c="2"/>-81.2 <text:s text:c="3"/>62.5</text:p>
      <text:p text:style-name="Standard"><text:s text:c="3"/>7.109 | 4 <text:s/>| <text:s text:c="3"/>0.764 <text:s text:c="2"/>-0.101 <text:s text:c="2"/>-0.735 | <text:s/>-154.7 <text:s text:c="2"/>-62.4 <text:s/>-112.5</text:p>
      <text:p text:style-name="Standard"><text:s text:c="3"/>7.109 | 5 <text:s/>| <text:s text:c="3"/>1.035 <text:s text:c="2"/>-0.088 <text:s text:c="2"/>-0.041 | <text:s/>-126.7 <text:s text:c="2"/>-83.6 <text:s/>-164.5</text:p>
      <text:p text:style-name="Standard"><text:s text:c="3"/>7.144 | 0 <text:s/>| <text:s text:c="8"/>Comm Error <text:s text:c="8"/>| <text:s text:c="11"/>- <text:s text:c="10"/></text:p>
      <text:p text:style-name="Standard"><text:s text:c="3"/>7.144 | 1 <text:s/>| <text:s text:c="3"/>0.556 <text:s text:c="2"/>-1.050 <text:s text:c="3"/>0.151 | <text:s text:c="2"/>-98.4 <text:s text:c="2"/>-10.9 <text:s/>-109.2</text:p>
      <text:p text:style-name="Standard"><text:s text:c="3"/>7.144 | 2 <text:s/>| <text:s text:c="3"/>0.346 <text:s text:c="3"/>0.749 <text:s text:c="3"/>0.213 | <text:s text:c="3"/>60.7 <text:s text:c="2"/>-36.4 <text:s text:c="2"/>-32.2</text:p>
      <text:p text:style-name="Standard"><text:s text:c="3"/>7.144 | 3 <text:s/>| <text:s text:c="3"/>0.998 <text:s text:c="2"/>-0.055 <text:s text:c="3"/>0.201 | <text:s text:c="4"/>9.7 <text:s text:c="2"/>-79.5 <text:s text:c="3"/>73.9</text:p>
      <text:p text:style-name="Standard"><text:s text:c="3"/>7.144 | 4 <text:s/>| <text:s text:c="3"/>0.387 <text:s text:c="2"/>-0.128 <text:s text:c="2"/>-0.532 | <text:s/>-160.0 <text:s text:c="2"/>-54.4 <text:s/>-107.7</text:p>
      <text:p text:style-name="Standard"><text:soft-page-break/><text:s text:c="3"/>7.144 | 5 <text:s/>| <text:s text:c="3"/>1.014 <text:s text:c="2"/>-0.110 <text:s text:c="2"/>-0.273 | <text:s/>-141.5 <text:s text:c="2"/>-82.3 <text:s/>-149.7</text:p>
      <text:p text:style-name="Standard"><text:s text:c="3"/>7.179 | 0 <text:s/>| <text:s text:c="8"/>Comm Error <text:s text:c="8"/>| <text:s text:c="11"/>- <text:s text:c="10"/></text:p>
      <text:p text:style-name="Standard"><text:s text:c="3"/>7.179 | 1 <text:s/>| <text:s text:c="3"/>0.496 <text:s text:c="2"/>-1.022 <text:s text:c="3"/>0.175 | <text:s text:c="2"/>-99.2 <text:s text:c="2"/>-11.5 <text:s/>-113.0</text:p>
      <text:p text:style-name="Standard"><text:s text:c="3"/>7.179 | 2 <text:s/>| <text:s text:c="3"/>0.329 <text:s text:c="3"/>0.668 <text:s text:c="3"/>0.215 | <text:s text:c="3"/>60.1 <text:s text:c="2"/>-36.9 <text:s text:c="2"/>-32.1</text:p>
      <text:p text:style-name="Standard"><text:s text:c="3"/>7.179 | 3 <text:s/>| <text:s text:c="3"/>1.100 <text:s text:c="3"/>0.128 <text:s text:c="3"/>0.107 | <text:s text:c="3"/>14.7 <text:s text:c="2"/>-80.1 <text:s text:c="3"/>68.0</text:p>
      <text:p text:style-name="Standard"><text:s text:c="3"/>7.179 | 4 <text:s/>| <text:s text:c="3"/>0.197 <text:s text:c="2"/>-0.042 <text:s text:c="2"/>-0.483 | <text:s/>-161.5 <text:s text:c="2"/>-48.3 <text:s/>-105.6</text:p>
      <text:p text:style-name="Standard"><text:s text:c="3"/>7.179 | 5 <text:s/>| <text:s text:c="3"/>1.021 <text:s text:c="2"/>-0.037 <text:s text:c="2"/>-0.209 | <text:s/>-149.6 <text:s text:c="2"/>-81.7 <text:s/>-142.0</text:p>
      <text:p text:style-name="Standard"><text:s text:c="3"/>7.213 | 0 <text:s/>| <text:s text:c="8"/>Comm Error <text:s text:c="8"/>| <text:s text:c="11"/>- <text:s text:c="10"/></text:p>
      <text:p text:style-name="Standard"><text:s text:c="3"/>7.213 | 1 <text:s/>| <text:s text:c="3"/>0.467 <text:s text:c="2"/>-1.010 <text:s text:c="3"/>0.196 | <text:s text:c="2"/>-98.7 <text:s text:c="2"/>-13.0 <text:s/>-117.4</text:p>
      <text:p text:style-name="Standard"><text:s text:c="3"/>7.213 | 2 <text:s/>| <text:s text:c="3"/>0.316 <text:s text:c="3"/>0.641 <text:s text:c="3"/>0.221 | <text:s text:c="3"/>60.2 <text:s text:c="2"/>-37.0 <text:s text:c="2"/>-32.9</text:p>
      <text:p text:style-name="Standard"><text:s text:c="3"/>7.213 | 3 <text:s/>| <text:s text:c="3"/>0.971 <text:s text:c="2"/>-0.042 <text:s text:c="3"/>0.177 | <text:s text:c="3"/>11.5 <text:s text:c="2"/>-79.7 <text:s text:c="3"/>71.2</text:p>
      <text:p text:style-name="Standard"><text:s text:c="3"/>7.213 | 4 <text:s/>| <text:s text:c="2"/>-0.017 <text:s text:c="3"/>0.092 <text:s text:c="2"/>-0.386 | <text:s/>-166.2 <text:s text:c="2"/>-39.4 <text:s/>-101.4</text:p>
      <text:p text:style-name="Standard"><text:s text:c="3"/>7.213 | 5 <text:s/>| <text:s text:c="3"/>1.001 <text:s text:c="2"/>-0.108 <text:s text:c="2"/>-0.054 | <text:s/>-146.4 <text:s text:c="2"/>-81.3 <text:s/>-144.4</text:p>
      <text:p text:style-name="Standard"><text:s text:c="3"/>7.247 | 0 <text:s/>| <text:s text:c="8"/>Comm Error <text:s text:c="8"/>| <text:s text:c="11"/>- <text:s text:c="10"/></text:p>
      <text:p text:style-name="Standard"><text:s text:c="3"/>7.247 | 1 <text:s/>| <text:s text:c="3"/>0.431 <text:s text:c="2"/>-0.938 <text:s text:c="3"/>0.205 | <text:s text:c="2"/>-97.2 <text:s text:c="2"/>-14.6 <text:s/>-120.1</text:p>
      <text:p text:style-name="Standard"><text:s text:c="3"/>7.247 | 2 <text:s/>| <text:s text:c="3"/>0.319 <text:s text:c="3"/>0.631 <text:s text:c="3"/>0.206 | <text:s text:c="3"/>61.2 <text:s text:c="2"/>-36.6 <text:s text:c="2"/>-34.3</text:p>
      <text:p text:style-name="Standard"><text:s text:c="3"/>7.247 | 3 <text:s/>| <text:s text:c="3"/>0.906 <text:s text:c="2"/>-0.032 <text:s text:c="3"/>0.188 | <text:s text:c="4"/>7.1 <text:s text:c="2"/>-79.4 <text:s text:c="3"/>75.8</text:p>
      <text:p text:style-name="Standard"><text:s text:c="3"/>7.247 | 4 <text:s/>| <text:s text:c="2"/>-0.101 <text:s text:c="3"/>0.074 <text:s text:c="2"/>-0.341 | <text:s/>-168.9 <text:s text:c="2"/>-34.3 <text:s text:c="2"/>-99.8</text:p>
      <text:p text:style-name="Standard"><text:s text:c="3"/>7.247 | 5 <text:s/>| <text:s text:c="3"/>1.002 <text:s text:c="2"/>-0.018 <text:s text:c="2"/>-0.091 | <text:s/>-148.3 <text:s text:c="2"/>-81.5 <text:s/>-141.0</text:p>
      <text:p text:style-name="Standard"><text:s text:c="3"/>7.281 | 0 <text:s/>| <text:s text:c="8"/>Comm Error <text:s text:c="8"/>| <text:s text:c="11"/>- <text:s text:c="10"/></text:p>
      <text:p text:style-name="Standard"><text:s text:c="3"/>7.281 | 1 <text:s/>| <text:s text:c="3"/>0.407 <text:s text:c="2"/>-0.890 <text:s text:c="3"/>0.265 | <text:s text:c="2"/>-94.6 <text:s text:c="2"/>-16.4 <text:s/>-123.2</text:p>
      <text:p text:style-name="Standard"><text:s text:c="3"/>7.281 | 2 <text:s/>| <text:s text:c="3"/>0.325 <text:s text:c="3"/>0.610 <text:s text:c="3"/>0.200 | <text:s text:c="3"/>63.2 <text:s text:c="2"/>-35.8 <text:s text:c="2"/>-36.3</text:p>
      <text:p text:style-name="Standard"><text:s text:c="3"/>7.281 | 3 <text:s/>| <text:s text:c="3"/>0.898 <text:s text:c="3"/>0.082 <text:s text:c="3"/>0.204 | <text:s text:c="4"/>9.0 <text:s text:c="2"/>-78.7 <text:s text:c="3"/>74.1</text:p>
      <text:p text:style-name="Standard"><text:s text:c="3"/>7.281 | 4 <text:s/>| <text:s text:c="2"/>-0.115 <text:s text:c="3"/>0.012 <text:s text:c="2"/>-0.235 | <text:s/>-172.3 <text:s text:c="2"/>-24.4 <text:s text:c="2"/>-98.6</text:p>
      <text:p text:style-name="Standard"><text:s text:c="3"/>7.281 | 5 <text:s/>| <text:s text:c="3"/>0.987 <text:s text:c="2"/>-0.091 <text:s text:c="2"/>-0.186 | <text:s/>-149.9 <text:s text:c="2"/>-80.8 <text:s/>-138.5</text:p>
      <text:p text:style-name="Standard"><text:s text:c="3"/>7.316 | 0 <text:s/>| <text:s text:c="8"/>Comm Error <text:s text:c="8"/>| <text:s text:c="11"/>- <text:s text:c="10"/></text:p>
      <text:p text:style-name="Standard"><text:s text:c="3"/>7.316 | 1 <text:s/>| <text:s text:c="3"/>0.398 <text:s text:c="2"/>-0.898 <text:s text:c="3"/>0.289 | <text:s text:c="2"/>-90.5 <text:s text:c="2"/>-18.4 <text:s/>-124.1</text:p>
      <text:p text:style-name="Standard"><text:s text:c="3"/>7.316 | 2 <text:s/>| <text:s text:c="3"/>0.346 <text:s text:c="3"/>0.604 <text:s text:c="3"/>0.209 | <text:s text:c="3"/>64.5 <text:s text:c="2"/>-34.8 <text:s text:c="2"/>-37.3</text:p>
      <text:p text:style-name="Standard"><text:s text:c="3"/>7.316 | 3 <text:s/>| <text:s text:c="3"/>0.918 <text:s text:c="3"/>0.087 <text:s text:c="3"/>0.162 | <text:s text:c="3"/>12.2 <text:s text:c="2"/>-78.3 <text:s text:c="3"/>71.0</text:p>
      <text:p text:style-name="Standard"><text:s text:c="3"/>7.316 | 4 <text:s/>| <text:s text:c="2"/>-0.049 <text:s text:c="2"/>-0.004 <text:s text:c="2"/>-0.256 | <text:s/>-174.2 <text:s text:c="2"/>-19.6 <text:s text:c="2"/>-98.0</text:p>
      <text:p text:style-name="Standard"><text:s text:c="3"/>7.316 | 5 <text:s/>| <text:s text:c="3"/>1.013 <text:s text:c="2"/>-0.004 <text:s text:c="2"/>-0.208 | <text:s/>-154.4 <text:s text:c="2"/>-80.4 <text:s/>-134.4</text:p>
      <text:p text:style-name="Standard"><text:s text:c="3"/>7.350 | 0 <text:s/>| <text:s text:c="8"/>Comm Error <text:s text:c="8"/>| <text:s text:c="11"/>- <text:s text:c="10"/></text:p>
      <text:p text:style-name="Standard"><text:s text:c="3"/>7.350 | 1 <text:s/>| <text:s text:c="3"/>0.376 <text:s text:c="2"/>-0.872 <text:s text:c="3"/>0.276 | <text:s text:c="2"/>-87.3 <text:s text:c="2"/>-19.8 <text:s/>-124.7</text:p>
      <text:p text:style-name="Standard"><text:s text:c="3"/>7.350 | 2 <text:s/>| <text:s text:c="3"/>0.342 <text:s text:c="3"/>0.601 <text:s text:c="3"/>0.221 | <text:s text:c="3"/>65.7 <text:s text:c="2"/>-33.4 <text:s text:c="2"/>-37.9</text:p>
      <text:p text:style-name="Standard"><text:s text:c="3"/>7.350 | 3 <text:s/>| <text:s text:c="3"/>0.929 <text:s text:c="3"/>0.036 <text:s text:c="3"/>0.169 | <text:s text:c="3"/>12.4 <text:s text:c="2"/>-78.1 <text:s text:c="3"/>70.8</text:p>
      <text:p text:style-name="Standard"><text:s text:c="3"/>7.350 | 4 <text:s/>| <text:s text:c="3"/>0.045 <text:s text:c="3"/>0.031 <text:s text:c="2"/>-0.383 | <text:s/>-176.4 <text:s text:c="2"/>-18.4 <text:s text:c="2"/>-97.0</text:p>
      <text:p text:style-name="Standard"><text:s text:c="3"/>7.350 | 5 <text:s/>| <text:s text:c="3"/>1.011 <text:s text:c="2"/>-0.064 <text:s text:c="2"/>-0.191 | <text:s/>-156.4 <text:s text:c="2"/>-80.0 <text:s/>-133.2</text:p>
      <text:p text:style-name="Standard"><text:s text:c="3"/>7.385 | 0 <text:s/>| <text:s text:c="8"/>Comm Error <text:s text:c="8"/>| <text:s text:c="11"/>- <text:s text:c="10"/></text:p>
      <text:p text:style-name="Standard"><text:s text:c="3"/>7.385 | 1 <text:s/>| <text:s text:c="3"/>0.356 <text:s text:c="2"/>-0.887 <text:s text:c="3"/>0.245 | <text:s text:c="2"/>-84.4 <text:s text:c="2"/>-20.9 <text:s/>-124.3</text:p>
      <text:p text:style-name="Standard"><text:s text:c="3"/>7.385 | 2 <text:s/>| <text:s text:c="3"/>0.341 <text:s text:c="3"/>0.658 <text:s text:c="3"/>0.237 | <text:s text:c="3"/>67.6 <text:s text:c="2"/>-31.0 <text:s text:c="2"/>-38.6</text:p>
      <text:p text:style-name="Standard"><text:s text:c="3"/>7.385 | 3 <text:s/>| <text:s text:c="3"/>1.027 <text:s text:c="2"/>-0.021 <text:s text:c="3"/>0.211 | <text:s text:c="3"/>10.3 <text:s text:c="2"/>-77.8 <text:s text:c="3"/>73.2</text:p>
      <text:p text:style-name="Standard"><text:s text:c="3"/>7.385 | 4 <text:s/>| <text:s text:c="3"/>0.155 <text:s text:c="3"/>0.063 <text:s text:c="2"/>-0.425 | <text:s text:c="2"/>177.8 <text:s text:c="2"/>-20.8 <text:s text:c="2"/>-95.7</text:p>
      <text:p text:style-name="Standard"><text:s text:c="3"/>7.385 | 5 <text:s/>| <text:s text:c="3"/>1.015 <text:s text:c="2"/>-0.096 <text:s text:c="2"/>-0.090 | <text:s/>-154.2 <text:s text:c="2"/>-80.2 <text:s/>-135.6</text:p>
      <text:p text:style-name="Standard"><text:s text:c="3"/>7.419 | 0 <text:s/>| <text:s text:c="8"/>Comm Error <text:s text:c="8"/>| <text:s text:c="11"/>- <text:s text:c="10"/></text:p>
      <text:p text:style-name="Standard"><text:s text:c="3"/>7.419 | 1 <text:s/>| <text:s text:c="3"/>0.356 <text:s text:c="2"/>-0.962 <text:s text:c="3"/>0.227 | <text:s text:c="2"/>-82.0 <text:s text:c="2"/>-21.9 <text:s/>-122.4</text:p>
      <text:p text:style-name="Standard"><text:s text:c="3"/>7.419 | 2 <text:s/>| <text:s text:c="3"/>0.297 <text:s text:c="3"/>0.755 <text:s text:c="3"/>0.267 | <text:s text:c="3"/>69.3 <text:s text:c="2"/>-28.3 <text:s text:c="2"/>-39.1</text:p>
      <text:p text:style-name="Standard"><text:s text:c="3"/>7.419 | 3 <text:s/>| <text:s text:c="3"/>1.052 <text:s text:c="2"/>-0.051 <text:s text:c="3"/>0.246 | <text:s text:c="4"/>7.5 <text:s text:c="2"/>-77.5 <text:s text:c="3"/>76.5</text:p>
      <text:p text:style-name="Standard"><text:s text:c="3"/>7.419 | 4 <text:s/>| <text:s text:c="3"/>0.305 <text:s text:c="2"/>-0.143 <text:s text:c="2"/>-0.389 | <text:s text:c="2"/>176.2 <text:s text:c="2"/>-24.2 <text:s text:c="2"/>-95.5</text:p>
      <text:p text:style-name="Standard"><text:s text:c="3"/>7.419 | 5 <text:s/>| <text:s text:c="3"/>1.009 <text:s text:c="2"/>-0.059 <text:s text:c="2"/>-0.040 | <text:s/>-151.5 <text:s text:c="2"/>-80.6 <text:s/>-139.2</text:p>
      <text:p text:style-name="Standard"><text:soft-page-break/><text:s text:c="3"/>7.453 | 0 <text:s/>| <text:s text:c="8"/>Comm Error <text:s text:c="8"/>| <text:s text:c="11"/>- <text:s text:c="10"/></text:p>
      <text:p text:style-name="Standard"><text:s text:c="3"/>7.453 | 1 <text:s/>| <text:s text:c="3"/>0.348 <text:s text:c="2"/>-1.038 <text:s text:c="3"/>0.214 | <text:s text:c="2"/>-79.3 <text:s text:c="2"/>-23.0 <text:s/>-118.4</text:p>
      <text:p text:style-name="Standard"><text:s text:c="3"/>7.453 | 2 <text:s/>| <text:s text:c="3"/>0.248 <text:s text:c="3"/>0.815 <text:s text:c="3"/>0.287 | <text:s text:c="3"/>71.4 <text:s text:c="2"/>-23.4 <text:s text:c="2"/>-39.0</text:p>
      <text:p text:style-name="Standard"><text:s text:c="3"/>7.453 | 3 <text:s/>| <text:s text:c="3"/>0.987 <text:s text:c="2"/>-0.044 <text:s text:c="3"/>0.225 | <text:s text:c="4"/>4.9 <text:s text:c="2"/>-77.0 <text:s text:c="3"/>79.9</text:p>
      <text:p text:style-name="Standard"><text:s text:c="3"/>7.453 | 4 <text:s/>| <text:s text:c="3"/>0.584 <text:s text:c="2"/>-0.364 <text:s text:c="2"/>-0.675 | <text:s text:c="2"/>178.9 <text:s text:c="2"/>-32.2 <text:s text:c="2"/>-96.8</text:p>
      <text:p text:style-name="Standard"><text:s text:c="3"/>7.453 | 5 <text:s/>| <text:s text:c="3"/>1.014 <text:s text:c="2"/>-0.055 <text:s text:c="3"/>0.027 | <text:s/>-147.4 <text:s text:c="2"/>-81.3 <text:s/>-142.2</text:p>
      <text:p text:style-name="Standard"><text:s text:c="3"/>7.487 | 0 <text:s/>| <text:s text:c="8"/>Comm Error <text:s text:c="8"/>| <text:s text:c="11"/>- <text:s text:c="10"/></text:p>
      <text:p text:style-name="Standard"><text:s text:c="3"/>7.487 | 1 <text:s/>| <text:s text:c="3"/>0.362 <text:s text:c="2"/>-1.043 <text:s text:c="3"/>0.154 | <text:s text:c="2"/>-77.9 <text:s text:c="2"/>-24.1 <text:s/>-114.5</text:p>
      <text:p text:style-name="Standard"><text:s text:c="3"/>7.487 | 2 <text:s/>| <text:s text:c="3"/>0.187 <text:s text:c="3"/>0.857 <text:s text:c="3"/>0.268 | <text:s text:c="3"/>73.3 <text:s text:c="2"/>-19.1 <text:s text:c="2"/>-38.8</text:p>
      <text:p text:style-name="Standard"><text:s text:c="3"/>7.487 | 3 <text:s/>| <text:s text:c="3"/>0.975 <text:s text:c="3"/>0.000 <text:s text:c="3"/>0.228 | <text:s text:c="4"/>4.0 <text:s text:c="2"/>-76.5 <text:s text:c="3"/>81.7</text:p>
      <text:p text:style-name="Standard"><text:s text:c="3"/>7.487 | 4 <text:s/>| <text:s text:c="3"/>1.121 <text:s text:c="2"/>-0.337 <text:s text:c="2"/>-0.863 | <text:s/>-177.1 <text:s text:c="2"/>-39.8 <text:s text:c="2"/>-97.7</text:p>
      <text:p text:style-name="Standard"><text:s text:c="3"/>7.487 | 5 <text:s/>| <text:s text:c="3"/>1.009 <text:s text:c="2"/>-0.028 <text:s text:c="2"/>-0.053 | <text:s/>-148.4 <text:s text:c="2"/>-81.3 <text:s/>-141.5</text:p>
      <text:p text:style-name="Standard"><text:s text:c="3"/>7.522 | 0 <text:s/>| <text:s text:c="8"/>Comm Error <text:s text:c="8"/>| <text:s text:c="11"/>- <text:s text:c="10"/></text:p>
      <text:p text:style-name="Standard"><text:s text:c="3"/>7.522 | 1 <text:s/>| <text:s text:c="3"/>0.422 <text:s text:c="2"/>-0.994 <text:s text:c="3"/>0.101 | <text:s text:c="2"/>-76.9 <text:s text:c="2"/>-26.7 <text:s/>-108.3</text:p>
      <text:p text:style-name="Standard"><text:s text:c="3"/>7.522 | 2 <text:s/>| <text:s text:c="3"/>0.185 <text:s text:c="3"/>0.947 <text:s text:c="3"/>0.232 | <text:s text:c="3"/>75.6 <text:s text:c="2"/>-14.8 <text:s text:c="2"/>-39.2</text:p>
      <text:p text:style-name="Standard"><text:s text:c="3"/>7.522 | 3 <text:s/>| <text:s text:c="3"/>1.000 <text:s text:c="3"/>0.059 <text:s text:c="3"/>0.333 | <text:s text:c="4"/>5.8 <text:s text:c="2"/>-75.3 <text:s text:c="3"/>81.6</text:p>
      <text:p text:style-name="Standard"><text:s text:c="3"/>7.522 | 4 <text:s/>| <text:s text:c="3"/>1.621 <text:s text:c="3"/>0.014 <text:s text:c="2"/>-0.755 | <text:s/>-176.4 <text:s text:c="2"/>-52.2 <text:s text:c="2"/>-95.3</text:p>
      <text:p text:style-name="Standard"><text:s text:c="3"/>7.522 | 5 <text:s/>| <text:s text:c="3"/>1.012 <text:s text:c="2"/>-0.053 <text:s text:c="3"/>0.091 | <text:s/>-148.7 <text:s text:c="2"/>-81.4 <text:s/>-141.7</text:p>
      <text:p text:style-name="Standard"><text:s text:c="3"/>7.556 | 0 <text:s/>| <text:s text:c="8"/>Comm Error <text:s text:c="8"/>| <text:s text:c="11"/>- <text:s text:c="10"/></text:p>
      <text:p text:style-name="Standard"><text:s text:c="3"/>7.556 | 1 <text:s/>| <text:s text:c="3"/>0.626 <text:s text:c="2"/>-0.940 <text:s text:c="3"/>0.074 | <text:s text:c="2"/>-75.9 <text:s text:c="2"/>-30.3 <text:s/>-103.4</text:p>
      <text:p text:style-name="Standard"><text:s text:c="3"/>7.556 | 2 <text:s/>| <text:s text:c="3"/>0.280 <text:s text:c="3"/>1.004 <text:s text:c="3"/>0.172 | <text:s text:c="3"/>79.4 <text:s text:c="2"/>-10.2 <text:s text:c="2"/>-40.5</text:p>
      <text:p text:style-name="Standard"><text:s text:c="3"/>7.556 | 3 <text:s/>| <text:s text:c="3"/>0.926 <text:s text:c="3"/>0.177 <text:s text:c="3"/>0.388 | <text:s text:c="4"/>9.3 <text:s text:c="2"/>-73.5 <text:s text:c="3"/>79.5</text:p>
      <text:p text:style-name="Standard"><text:s text:c="3"/>7.556 | 4 <text:s/>| <text:s text:c="3"/>2.149 <text:s text:c="2"/>-0.625 <text:s text:c="2"/>-0.444 | <text:s text:c="2"/>177.7 <text:s text:c="2"/>-60.4 <text:s text:c="2"/>-92.0</text:p>
      <text:p text:style-name="Standard"><text:s text:c="3"/>7.556 | 5 <text:s/>| <text:s text:c="3"/>1.012 <text:s text:c="2"/>-0.025 <text:s text:c="3"/>0.263 | <text:s/>-144.5 <text:s text:c="2"/>-81.9 <text:s/>-146.2</text:p>
      <text:p text:style-name="Standard"><text:s text:c="3"/>7.590 | 0 <text:s/>| <text:s text:c="8"/>Comm Error <text:s text:c="8"/>| <text:s text:c="11"/>- <text:s text:c="10"/></text:p>
      <text:p text:style-name="Standard"><text:s text:c="3"/>7.590 | 1 <text:s/>| <text:s text:c="3"/>0.671 <text:s text:c="2"/>-1.001 <text:s text:c="3"/>0.065 | <text:s text:c="2"/>-75.4 <text:s text:c="2"/>-33.0 <text:s/>-100.5</text:p>
      <text:p text:style-name="Standard"><text:s text:c="3"/>7.590 | 2 <text:s/>| <text:s text:c="3"/>0.412 <text:s text:c="3"/>1.031 <text:s text:c="3"/>0.198 | <text:s text:c="3"/>82.0 <text:s text:c="3"/>-8.1 <text:s text:c="2"/>-40.9</text:p>
      <text:p text:style-name="Standard"><text:s text:c="3"/>7.590 | 3 <text:s/>| <text:s text:c="3"/>1.036 <text:s text:c="3"/>0.147 <text:s text:c="3"/>0.217 | <text:s text:c="3"/>12.5 <text:s text:c="2"/>-72.5 <text:s text:c="3"/>77.5</text:p>
      <text:p text:style-name="Standard"><text:s text:c="3"/>7.590 | 4 <text:s/>| <text:s text:c="3"/>2.298 <text:s text:c="2"/>-0.219 <text:s text:c="3"/>1.145 | <text:s/>-175.2 <text:s text:c="2"/>-69.2 <text:s text:c="2"/>-96.9</text:p>
      <text:p text:style-name="Standard"><text:s text:c="3"/>7.590 | 5 <text:s/>| <text:s text:c="3"/>1.286 <text:s text:c="2"/>-0.117 <text:s text:c="3"/>0.100 | <text:s/>-147.1 <text:s text:c="2"/>-81.2 <text:s/>-145.4</text:p>
      <text:p text:style-name="Standard"><text:s text:c="3"/>7.624 | 0 <text:s/>| <text:s text:c="8"/>Comm Error <text:s text:c="8"/>| <text:s text:c="11"/>- <text:s text:c="10"/></text:p>
      <text:p text:style-name="Standard"><text:s text:c="3"/>7.624 | 1 <text:s/>| <text:s text:c="3"/>0.626 <text:s text:c="2"/>-1.293 <text:s text:c="3"/>0.113 | <text:s text:c="2"/>-75.4 <text:s text:c="2"/>-36.3 <text:s text:c="2"/>-95.4</text:p>
      <text:p text:style-name="Standard"><text:s text:c="3"/>7.624 | 2 <text:s/>| <text:s text:c="3"/>0.476 <text:s text:c="3"/>1.288 <text:s text:c="3"/>0.299 | <text:s text:c="3"/>85.4 <text:s text:c="3"/>-5.9 <text:s text:c="2"/>-39.1</text:p>
      <text:p text:style-name="Standard"><text:s text:c="3"/>7.624 | 3 <text:s/>| <text:s text:c="3"/>1.356 <text:s text:c="3"/>0.055 <text:s text:c="2"/>-0.118 | <text:s text:c="3"/>13.5 <text:s text:c="2"/>-73.9 <text:s text:c="3"/>77.3</text:p>
      <text:p text:style-name="Standard"><text:s text:c="3"/>7.624 | 4 <text:s/>| <text:s text:c="3"/>0.739 <text:s text:c="3"/>0.480 <text:s text:c="3"/>0.465 | <text:s text:c="2"/>174.3 <text:s text:c="2"/>-77.6 <text:s text:c="2"/>-82.7</text:p>
      <text:p text:style-name="Standard"><text:s text:c="3"/>7.624 | 5 <text:s/>| <text:s text:c="3"/>1.938 <text:s text:c="2"/>-0.387 <text:s text:c="3"/>0.316 | <text:s/>-145.4 <text:s text:c="2"/>-79.5 <text:s/>-146.8</text:p>
      <text:p text:style-name="Standard"><text:s text:c="3"/>7.659 | 0 <text:s/>| <text:s text:c="8"/>Comm Error <text:s text:c="8"/>| <text:s text:c="11"/>- <text:s text:c="10"/></text:p>
      <text:p text:style-name="Standard"><text:s text:c="3"/>7.659 | 1 <text:s/>| <text:s text:c="3"/>0.783 <text:s text:c="2"/>-1.415 <text:s text:c="3"/>0.316 | <text:s text:c="2"/>-75.9 <text:s text:c="2"/>-39.1 <text:s text:c="2"/>-89.8</text:p>
      <text:p text:style-name="Standard"><text:s text:c="3"/>7.659 | 2 <text:s/>| <text:s text:c="3"/>0.498 <text:s text:c="3"/>1.376 <text:s text:c="3"/>0.227 | <text:s text:c="3"/>88.7 <text:s text:c="3"/>-4.1 <text:s text:c="2"/>-35.7</text:p>
      <text:p text:style-name="Standard"><text:s text:c="3"/>7.659 | 3 <text:s/>| <text:s text:c="3"/>0.968 <text:s text:c="3"/>0.099 <text:s text:c="2"/>-0.365 | <text:s text:c="3"/>17.4 <text:s text:c="2"/>-77.2 <text:s text:c="3"/>72.9</text:p>
      <text:p text:style-name="Standard"><text:s text:c="3"/>7.659 | 4 <text:s/>| <text:s text:c="3"/>0.213 <text:s text:c="3"/>0.018 <text:s text:c="3"/>1.027 | <text:s text:c="2"/>156.7 <text:s text:c="2"/>-83.4 <text:s text:c="2"/>-64.9</text:p>
      <text:p text:style-name="Standard"><text:s text:c="3"/>7.659 | 5 <text:s/>| <text:s text:c="3"/>1.910 <text:s text:c="2"/>-0.286 <text:s text:c="3"/>0.088 | <text:s/>-150.8 <text:s text:c="2"/>-76.3 <text:s/>-134.5</text:p>
      <text:p text:style-name="Standard"><text:s text:c="3"/>7.693 | 0 <text:s/>| <text:s text:c="8"/>Comm Error <text:s text:c="8"/>| <text:s text:c="11"/>- <text:s text:c="10"/></text:p>
      <text:p text:style-name="Standard"><text:s text:c="3"/>7.693 | 1 <text:s/>| <text:s text:c="3"/>0.525 <text:s text:c="2"/>-1.194 <text:s text:c="3"/>0.212 | <text:s text:c="2"/>-75.6 <text:s text:c="2"/>-42.4 <text:s text:c="2"/>-84.2</text:p>
      <text:p text:style-name="Standard"><text:s text:c="3"/>7.693 | 2 <text:s/>| <text:s text:c="3"/>0.398 <text:s text:c="3"/>1.011 <text:s text:c="3"/>0.141 | <text:s text:c="3"/>92.1 <text:s text:c="3"/>-3.5 <text:s text:c="2"/>-27.9</text:p>
      <text:p text:style-name="Standard"><text:s text:c="3"/>7.693 | 3 <text:s/>| <text:s text:c="3"/>0.685 <text:s text:c="3"/>0.163 <text:s text:c="2"/>-0.245 | <text:s text:c="3"/>46.5 <text:s text:c="2"/>-82.0 <text:s text:c="3"/>41.7</text:p>
      <text:p text:style-name="Standard"><text:s text:c="3"/>7.693 | 4 <text:s/>| <text:s text:c="3"/>1.160 <text:s text:c="3"/>0.295 <text:s text:c="2"/>-0.007 | <text:s text:c="3"/>47.2 <text:s text:c="2"/>-84.5 <text:s text:c="3"/>39.3</text:p>
      <text:p text:style-name="Standard"><text:s text:c="3"/>7.693 | 5 <text:s/>| <text:s text:c="3"/>1.060 <text:s text:c="3"/>0.461 <text:s text:c="2"/>-1.199 | <text:s/>-166.4 <text:s text:c="2"/>-71.4 <text:s/>-117.4</text:p>
      <text:p text:style-name="Standard"><text:s text:c="3"/>7.728 | 0 <text:s/>| <text:s text:c="8"/>Comm Error <text:s text:c="8"/>| <text:s text:c="11"/>- <text:s text:c="10"/></text:p>
      <text:p text:style-name="Standard"><text:soft-page-break/><text:s text:c="3"/>7.728 | 1 <text:s/>| <text:s text:c="3"/>0.364 <text:s text:c="2"/>-0.996 <text:s text:c="3"/>0.165 | <text:s text:c="2"/>-75.1 <text:s text:c="2"/>-44.6 <text:s text:c="2"/>-80.8</text:p>
      <text:p text:style-name="Standard"><text:s text:c="3"/>7.728 | 2 <text:s/>| <text:s text:c="3"/>0.198 <text:s text:c="3"/>1.073 <text:s text:c="3"/>0.253 | <text:s text:c="3"/>95.0 <text:s text:c="3"/>-2.6 <text:s text:c="2"/>-21.7</text:p>
      <text:p text:style-name="Standard"><text:s text:c="3"/>7.728 | 3 <text:s/>| <text:s text:c="3"/>0.919 <text:s text:c="3"/>0.076 <text:s text:c="3"/>0.185 | <text:s text:c="3"/>58.9 <text:s text:c="2"/>-82.2 <text:s text:c="3"/>29.0</text:p>
      <text:p text:style-name="Standard"><text:s text:c="3"/>7.728 | 4 <text:s/>| <text:s text:c="3"/>1.133 <text:s text:c="2"/>-0.480 <text:s text:c="2"/>-0.060 | <text:s text:c="3"/>-2.9 <text:s text:c="2"/>-85.1 <text:s text:c="3"/>84.3</text:p>
      <text:p text:style-name="Standard"><text:s text:c="3"/>7.728 | 5 <text:s/>| <text:s text:c="3"/>0.863 <text:s text:c="2"/>-0.026 <text:s text:c="2"/>-1.495 | <text:s/>-172.3 <text:s text:c="2"/>-63.7 <text:s/>-111.3</text:p>
      <text:p text:style-name="Standard"><text:s text:c="3"/>7.762 | 0 <text:s/>| <text:s text:c="8"/>Comm Error <text:s text:c="8"/>| <text:s text:c="11"/>- <text:s text:c="10"/></text:p>
      <text:p text:style-name="Standard"><text:s text:c="3"/>7.762 | 1 <text:s/>| <text:s text:c="3"/>0.496 <text:s text:c="2"/>-1.183 <text:s text:c="3"/>0.269 | <text:s text:c="2"/>-74.3 <text:s text:c="2"/>-47.7 <text:s text:c="2"/>-76.9</text:p>
      <text:p text:style-name="Standard"><text:s text:c="3"/>7.762 | 2 <text:s/>| <text:s text:c="3"/>0.125 <text:s text:c="3"/>1.400 <text:s text:c="3"/>0.363 | <text:s text:c="3"/>96.2 <text:s text:c="3"/>-1.0 <text:s text:c="2"/>-17.7</text:p>
      <text:p text:style-name="Standard"><text:s text:c="3"/>7.762 | 3 <text:s/>| <text:s text:c="3"/>1.296 <text:s text:c="2"/>-0.198 <text:s text:c="3"/>0.659 | <text:s text:c="3"/>32.9 <text:s text:c="2"/>-81.8 <text:s text:c="3"/>57.2</text:p>
      <text:p text:style-name="Standard"><text:s text:c="3"/>7.762 | 4 <text:s/>| <text:s text:c="3"/>1.042 <text:s text:c="3"/>0.181 <text:s text:c="3"/>0.118 | <text:s text:c="2"/>-31.9 <text:s text:c="2"/>-84.7 <text:s text:c="2"/>122.0</text:p>
      <text:p text:style-name="Standard"><text:s text:c="3"/>7.762 | 5 <text:s/>| <text:s text:c="3"/>0.839 <text:s text:c="2"/>-0.323 <text:s text:c="2"/>-1.017 | <text:s/>-170.0 <text:s text:c="2"/>-54.8 <text:s/>-114.5</text:p>
      <text:p text:style-name="Standard"><text:s text:c="3"/>7.797 | 0 <text:s/>| <text:s text:c="8"/>Comm Error <text:s text:c="8"/>| <text:s text:c="11"/>- <text:s text:c="10"/></text:p>
      <text:p text:style-name="Standard"><text:s text:c="3"/>7.797 | 1 <text:s/>| <text:s text:c="3"/>0.565 <text:s text:c="2"/>-1.334 <text:s text:c="3"/>0.295 | <text:s text:c="2"/>-73.1 <text:s text:c="2"/>-49.1 <text:s text:c="2"/>-76.4</text:p>
      <text:p text:style-name="Standard"><text:s text:c="3"/>7.797 | 2 <text:s/>| <text:s text:c="3"/>0.283 <text:s text:c="3"/>1.528 <text:s text:c="3"/>0.263 | <text:s text:c="3"/>97.4 <text:s text:c="4"/>0.6 <text:s text:c="2"/>-16.6</text:p>
      <text:p text:style-name="Standard"><text:s text:c="3"/>7.797 | 3 <text:s/>| <text:s text:c="3"/>1.303 <text:s text:c="2"/>-0.164 <text:s text:c="3"/>0.683 | <text:s text:c="3"/>13.9 <text:s text:c="2"/>-79.7 <text:s text:c="3"/>78.3</text:p>
      <text:p text:style-name="Standard"><text:s text:c="3"/>7.797 | 4 <text:s/>| <text:s text:c="3"/>1.043 <text:s text:c="2"/>-0.020 <text:s text:c="3"/>0.195 | <text:s text:c="2"/>-12.3 <text:s text:c="2"/>-84.3 <text:s text:c="2"/>101.8</text:p>
      <text:p text:style-name="Standard"><text:s text:c="3"/>7.797 | 5 <text:s/>| <text:s text:c="3"/>0.540 <text:s text:c="3"/>0.095 <text:s text:c="2"/>-1.030 | <text:s/>-171.4 <text:s text:c="2"/>-48.3 <text:s/>-113.8</text:p>
      <text:p text:style-name="Standard"><text:s text:c="3"/>7.831 | 0 <text:s/>| <text:s text:c="8"/>Comm Error <text:s text:c="8"/>| <text:s text:c="11"/>- <text:s text:c="10"/></text:p>
      <text:p text:style-name="Standard"><text:s text:c="3"/>7.831 | 1 <text:s/>| <text:s text:c="3"/>0.399 <text:s text:c="2"/>-1.126 <text:s text:c="3"/>0.168 | <text:s text:c="2"/>-71.0 <text:s text:c="2"/>-48.6 <text:s text:c="2"/>-79.7</text:p>
      <text:p text:style-name="Standard"><text:s text:c="3"/>7.831 | 2 <text:s/>| <text:s text:c="3"/>0.506 <text:s text:c="3"/>1.243 <text:s text:c="3"/>0.245 | <text:s text:c="3"/>98.0 <text:s text:c="4"/>0.1 <text:s text:c="2"/>-16.1</text:p>
      <text:p text:style-name="Standard"><text:s text:c="3"/>7.831 | 3 <text:s/>| <text:s text:c="3"/>1.113 <text:s text:c="3"/>0.016 <text:s text:c="3"/>0.211 | <text:s text:c="4"/>8.6 <text:s text:c="2"/>-78.3 <text:s text:c="3"/>83.6</text:p>
      <text:p text:style-name="Standard"><text:s text:c="3"/>7.831 | 4 <text:s/>| <text:s text:c="3"/>1.019 <text:s text:c="2"/>-0.076 <text:s text:c="3"/>0.072 | <text:s text:c="2"/>-21.3 <text:s text:c="2"/>-83.8 <text:s text:c="2"/>112.0</text:p>
      <text:p text:style-name="Standard"><text:s text:c="3"/>7.831 | 5 <text:s/>| <text:s text:c="3"/>0.264 <text:s text:c="2"/>-0.338 <text:s text:c="2"/>-0.940 | <text:s/>-175.5 <text:s text:c="2"/>-39.8 <text:s/>-113.2</text:p>
      <text:p text:style-name="Standard"><text:s text:c="3"/>7.866 | 0 <text:s/>| <text:s text:c="8"/>Comm Error <text:s text:c="8"/>| <text:s text:c="11"/>- <text:s text:c="10"/></text:p>
      <text:p text:style-name="Standard"><text:s text:c="3"/>7.866 | 1 <text:s/>| <text:s text:c="3"/>0.329 <text:s text:c="2"/>-0.700 <text:s text:c="3"/>0.063 | <text:s text:c="2"/>-68.7 <text:s text:c="2"/>-48.0 <text:s text:c="2"/>-82.2</text:p>
      <text:p text:style-name="Standard"><text:s text:c="3"/>7.866 | 2 <text:s/>| <text:s text:c="3"/>0.441 <text:s text:c="3"/>0.982 <text:s text:c="3"/>0.200 | <text:s text:c="3"/>97.5 <text:s text:c="3"/>-1.7 <text:s text:c="2"/>-14.4</text:p>
      <text:p text:style-name="Standard"><text:s text:c="3"/>7.866 | 3 <text:s/>| <text:s text:c="3"/>0.894 <text:s text:c="3"/>0.108 <text:s text:c="3"/>0.017 | <text:s text:c="3"/>12.6 <text:s text:c="2"/>-78.9 <text:s text:c="3"/>79.1</text:p>
      <text:p text:style-name="Standard"><text:s text:c="3"/>7.866 | 4 <text:s/>| <text:s text:c="3"/>1.015 <text:s text:c="2"/>-0.095 <text:s text:c="3"/>0.027 | <text:s text:c="2"/>-31.4 <text:s text:c="2"/>-83.6 <text:s text:c="2"/>122.8</text:p>
      <text:p text:style-name="Standard"><text:s text:c="3"/>7.866 | 5 <text:s/>| <text:s text:c="3"/>0.138 <text:s text:c="2"/>-0.431 <text:s text:c="2"/>-0.683 | <text:s/>-173.2 <text:s text:c="2"/>-34.1 <text:s/>-115.6</text:p>
      <text:p text:style-name="Standard"><text:s text:c="3"/>7.900 | 0 <text:s/>| <text:s text:c="8"/>Comm Error <text:s text:c="8"/>| <text:s text:c="11"/>- <text:s text:c="10"/></text:p>
      <text:p text:style-name="Standard"><text:s text:c="3"/>7.900 | 1 <text:s/>| <text:s text:c="3"/>0.300 <text:s text:c="2"/>-0.497 <text:s text:c="3"/>0.055 | <text:s text:c="2"/>-67.9 <text:s text:c="2"/>-47.7 <text:s text:c="2"/>-83.9</text:p>
      <text:p text:style-name="Standard"><text:s text:c="3"/>7.900 | 2 <text:s/>| <text:s text:c="3"/>0.387 <text:s text:c="3"/>0.908 <text:s text:c="3"/>0.270 | <text:s text:c="3"/>95.8 <text:s text:c="3"/>-3.9 <text:s text:c="2"/>-12.8</text:p>
      <text:p text:style-name="Standard"><text:s text:c="3"/>7.900 | 3 <text:s/>| <text:s text:c="3"/>0.881 <text:s text:c="3"/>0.087 <text:s text:c="3"/>0.124 | <text:s text:c="3"/>17.2 <text:s text:c="2"/>-79.0 <text:s text:c="3"/>74.2</text:p>
      <text:p text:style-name="Standard"><text:s text:c="3"/>7.900 | 4 <text:s/>| <text:s text:c="3"/>0.974 <text:s text:c="2"/>-0.051 <text:s text:c="3"/>0.055 | <text:s text:c="2"/>-37.9 <text:s text:c="2"/>-83.5 <text:s text:c="2"/>129.4</text:p>
      <text:p text:style-name="Standard"><text:s text:c="3"/>7.900 | 5 <text:s/>| <text:s text:c="3"/>0.039 <text:s text:c="2"/>-0.229 <text:s text:c="2"/>-0.489 | <text:s/>-168.9 <text:s text:c="2"/>-26.4 <text:s/>-117.3</text:p>
      <text:p text:style-name="Standard"><text:s text:c="3"/>7.935 | 0 <text:s/>| <text:s text:c="8"/>Comm Error <text:s text:c="8"/>| <text:s text:c="11"/>- <text:s text:c="10"/></text:p>
      <text:p text:style-name="Standard"><text:s text:c="3"/>7.935 | 1 <text:s/>| <text:s text:c="3"/>0.307 <text:s text:c="2"/>-0.468 <text:s text:c="3"/>0.094 | <text:s text:c="2"/>-67.9 <text:s text:c="2"/>-46.8 <text:s text:c="2"/>-84.7</text:p>
      <text:p text:style-name="Standard"><text:s text:c="3"/>7.935 | 2 <text:s/>| <text:s text:c="3"/>0.378 <text:s text:c="3"/>0.913 <text:s text:c="3"/>0.273 | <text:s text:c="3"/>93.4 <text:s text:c="3"/>-6.2 <text:s text:c="2"/>-11.3</text:p>
      <text:p text:style-name="Standard"><text:s text:c="3"/>7.935 | 3 <text:s/>| <text:s text:c="3"/>0.931 <text:s text:c="3"/>0.015 <text:s text:c="3"/>0.254 | <text:s text:c="3"/>14.7 <text:s text:c="2"/>-78.3 <text:s text:c="3"/>76.4</text:p>
      <text:p text:style-name="Standard"><text:s text:c="3"/>7.935 | 4 <text:s/>| <text:s text:c="3"/>0.975 <text:s text:c="2"/>-0.036 <text:s text:c="3"/>0.141 | <text:s text:c="2"/>-36.9 <text:s text:c="2"/>-83.2 <text:s text:c="2"/>128.3</text:p>
      <text:p text:style-name="Standard"><text:s text:c="3"/>7.935 | 5 <text:s/>| <text:s text:c="2"/>-0.099 <text:s text:c="2"/>-0.142 <text:s text:c="2"/>-0.396 | <text:s/>-167.9 <text:s text:c="2"/>-22.0 <text:s/>-117.4</text:p>
      <text:p text:style-name="Standard"><text:s text:c="3"/>7.969 | 0 <text:s/>| <text:s text:c="8"/>Comm Error <text:s text:c="8"/>| <text:s text:c="11"/>- <text:s text:c="10"/></text:p>
      <text:p text:style-name="Standard"><text:s text:c="3"/>7.969 | 1 <text:s/>| <text:s text:c="3"/>0.375 <text:s text:c="2"/>-0.511 <text:s text:c="3"/>0.078 | <text:s text:c="2"/>-69.3 <text:s text:c="2"/>-45.8 <text:s text:c="2"/>-84.0</text:p>
      <text:p text:style-name="Standard"><text:s text:c="3"/>7.969 | 2 <text:s/>| <text:s text:c="3"/>0.309 <text:s text:c="3"/>0.980 <text:s text:c="3"/>0.262 | <text:s text:c="3"/>89.9 <text:s text:c="3"/>-8.8 <text:s text:c="2"/>-10.7</text:p>
      <text:p text:style-name="Standard"><text:s text:c="3"/>7.969 | 3 <text:s/>| <text:s text:c="3"/>0.947 <text:s text:c="3"/>0.001 <text:s text:c="3"/>0.221 | <text:s text:c="3"/>11.8 <text:s text:c="2"/>-77.9 <text:s text:c="3"/>79.8</text:p>
      <text:p text:style-name="Standard"><text:s text:c="3"/>7.969 | 4 <text:s/>| <text:s text:c="3"/>0.987 <text:s text:c="2"/>-0.057 <text:s text:c="3"/>0.108 | <text:s text:c="2"/>-36.2 <text:s text:c="2"/>-83.0 <text:s text:c="2"/>127.2</text:p>
      <text:p text:style-name="Standard"><text:s text:c="3"/>7.969 | 5 <text:s/>| <text:s text:c="2"/>-0.220 <text:s text:c="2"/>-0.117 <text:s text:c="2"/>-0.271 | <text:s/>-166.3 <text:s text:c="2"/>-12.1 <text:s/>-117.5</text:p>
      <text:p text:style-name="Standard"><text:s text:c="3"/>8.003 | 0 <text:s/>| <text:s text:c="8"/>Comm Error <text:s text:c="8"/>| <text:s text:c="11"/>- <text:s text:c="10"/></text:p>
      <text:p text:style-name="Standard"><text:s text:c="3"/>8.003 | 1 <text:s/>| <text:s text:c="3"/>0.413 <text:s text:c="2"/>-0.548 <text:s text:c="3"/>0.075 | <text:s text:c="2"/>-71.5 <text:s text:c="2"/>-43.8 <text:s text:c="2"/>-83.2</text:p>
      <text:p text:style-name="Standard"><text:soft-page-break/><text:s text:c="3"/>8.003 | 2 <text:s/>| <text:s text:c="3"/>0.297 <text:s text:c="3"/>1.046 <text:s text:c="3"/>0.229 | <text:s text:c="3"/>87.4 <text:s text:c="2"/>-10.5 <text:s text:c="2"/>-10.8</text:p>
      <text:p text:style-name="Standard"><text:s text:c="3"/>8.003 | 3 <text:s/>| <text:s text:c="3"/>1.009 <text:s text:c="2"/>-0.016 <text:s text:c="3"/>0.243 | <text:s text:c="4"/>7.9 <text:s text:c="2"/>-77.5 <text:s text:c="3"/>82.6</text:p>
      <text:p text:style-name="Standard"><text:s text:c="3"/>8.003 | 4 <text:s/>| <text:s text:c="3"/>0.996 <text:s text:c="2"/>-0.102 <text:s text:c="3"/>0.065 | <text:s text:c="2"/>-38.8 <text:s text:c="2"/>-82.8 <text:s text:c="2"/>129.6</text:p>
      <text:p text:style-name="Standard"><text:s text:c="3"/>8.003 | 5 <text:s/>| <text:s text:c="2"/>-0.205 <text:s text:c="2"/>-0.111 <text:s text:c="2"/>-0.320 | <text:s/>-165.7 <text:s text:c="3"/>-5.9 <text:s/>-117.4</text:p>
      <text:p text:style-name="Standard"><text:s text:c="3"/>8.037 | 0 <text:s/>| <text:s text:c="8"/>Comm Error <text:s text:c="8"/>| <text:s text:c="11"/>- <text:s text:c="10"/></text:p>
      <text:p text:style-name="Standard"><text:s text:c="3"/>8.037 | 1 <text:s/>| <text:s text:c="3"/>0.427 <text:s text:c="2"/>-0.579 <text:s text:c="3"/>0.111 | <text:s text:c="2"/>-72.9 <text:s text:c="2"/>-41.5 <text:s text:c="2"/>-83.2</text:p>
      <text:p text:style-name="Standard"><text:s text:c="3"/>8.037 | 2 <text:s/>| <text:s text:c="3"/>0.267 <text:s text:c="3"/>1.064 <text:s text:c="3"/>0.184 | <text:s text:c="3"/>84.4 <text:s text:c="2"/>-12.7 <text:s text:c="2"/>-12.0</text:p>
      <text:p text:style-name="Standard"><text:s text:c="3"/>8.037 | 3 <text:s/>| <text:s text:c="3"/>0.996 <text:s text:c="3"/>0.016 <text:s text:c="3"/>0.209 | <text:s text:c="4"/>6.3 <text:s text:c="2"/>-77.3 <text:s text:c="3"/>84.2</text:p>
      <text:p text:style-name="Standard"><text:s text:c="3"/>8.037 | 4 <text:s/>| <text:s text:c="3"/>0.984 <text:s text:c="2"/>-0.052 <text:s text:c="3"/>0.104 | <text:s text:c="2"/>-38.0 <text:s text:c="2"/>-82.6 <text:s text:c="2"/>128.5</text:p>
      <text:p text:style-name="Standard"><text:s text:c="3"/>8.037 | 5 <text:s/>| <text:s text:c="2"/>-0.138 <text:s text:c="2"/>-0.192 <text:s text:c="2"/>-0.382 | <text:s/>-164.0 <text:s text:c="3"/>-2.6 <text:s/>-117.5</text:p>
      <text:p text:style-name="Standard"><text:s text:c="3"/>8.071 | 0 <text:s/>| <text:s text:c="8"/>Comm Error <text:s text:c="8"/>| <text:s text:c="11"/>- <text:s text:c="10"/></text:p>
      <text:p text:style-name="Standard"><text:s text:c="3"/>8.071 | 1 <text:s/>| <text:s text:c="3"/>0.451 <text:s text:c="2"/>-0.604 <text:s text:c="3"/>0.127 | <text:s text:c="2"/>-74.3 <text:s text:c="2"/>-38.1 <text:s text:c="2"/>-83.2</text:p>
      <text:p text:style-name="Standard"><text:s text:c="3"/>8.071 | 2 <text:s/>| <text:s text:c="3"/>0.229 <text:s text:c="3"/>1.017 <text:s text:c="3"/>0.126 | <text:s text:c="3"/>82.5 <text:s text:c="2"/>-14.2 <text:s text:c="2"/>-13.5</text:p>
      <text:p text:style-name="Standard"><text:s text:c="3"/>8.071 | 3 <text:s/>| <text:s text:c="3"/>0.970 <text:s text:c="3"/>0.063 <text:s text:c="3"/>0.167 | <text:s text:c="4"/>7.7 <text:s text:c="2"/>-77.4 <text:s text:c="3"/>82.9</text:p>
      <text:p text:style-name="Standard"><text:s text:c="3"/>8.071 | 4 <text:s/>| <text:s text:c="3"/>0.960 <text:s text:c="2"/>-0.002 <text:s text:c="3"/>0.198 | <text:s text:c="2"/>-28.7 <text:s text:c="2"/>-82.2 <text:s text:c="2"/>118.5</text:p>
      <text:p text:style-name="Standard"><text:s text:c="3"/>8.071 | 5 <text:s/>| <text:s text:c="2"/>-0.054 <text:s text:c="2"/>-0.127 <text:s text:c="2"/>-0.482 | <text:s/>-162.4 <text:s text:c="3"/>-1.9 <text:s/>-117.8</text:p>
      <text:p text:style-name="Standard"><text:s text:c="3"/>8.105 | 0 <text:s/>| <text:s text:c="8"/>Comm Error <text:s text:c="8"/>| <text:s text:c="11"/>- <text:s text:c="10"/></text:p>
      <text:p text:style-name="Standard"><text:s text:c="3"/>8.105 | 1 <text:s/>| <text:s text:c="3"/>0.467 <text:s text:c="2"/>-0.642 <text:s text:c="3"/>0.126 | <text:s text:c="2"/>-76.5 <text:s text:c="2"/>-35.5 <text:s text:c="2"/>-83.0</text:p>
      <text:p text:style-name="Standard"><text:s text:c="3"/>8.105 | 2 <text:s/>| <text:s text:c="3"/>0.306 <text:s text:c="3"/>1.011 <text:s text:c="3"/>0.149 | <text:s text:c="3"/>80.5 <text:s text:c="2"/>-16.3 <text:s text:c="2"/>-15.3</text:p>
      <text:p text:style-name="Standard"><text:s text:c="3"/>8.105 | 3 <text:s/>| <text:s text:c="3"/>0.940 <text:s text:c="3"/>0.061 <text:s text:c="3"/>0.203 | <text:s text:c="4"/>9.0 <text:s text:c="2"/>-77.5 <text:s text:c="3"/>81.5</text:p>
      <text:p text:style-name="Standard"><text:s text:c="3"/>8.105 | 4 <text:s/>| <text:s text:c="3"/>0.968 <text:s text:c="2"/>-0.022 <text:s text:c="3"/>0.190 | <text:s text:c="2"/>-22.9 <text:s text:c="2"/>-82.0 <text:s text:c="2"/>111.8</text:p>
      <text:p text:style-name="Standard"><text:s text:c="3"/>8.105 | 5 <text:s/>| <text:s text:c="3"/>0.100 <text:s text:c="2"/>-0.101 <text:s text:c="2"/>-0.619 | <text:s/>-162.3 <text:s text:c="3"/>-4.5 <text:s/>-118.2</text:p>
      <text:p text:style-name="Standard"><text:s text:c="3"/>8.140 | 0 <text:s/>| <text:s text:c="8"/>Comm Error <text:s text:c="8"/>| <text:s text:c="11"/>- <text:s text:c="10"/></text:p>
      <text:p text:style-name="Standard"><text:s text:c="3"/>8.140 | 1 <text:s/>| <text:s text:c="3"/>0.485 <text:s text:c="2"/>-0.702 <text:s text:c="3"/>0.145 | <text:s text:c="2"/>-78.3 <text:s text:c="2"/>-32.6 <text:s text:c="2"/>-82.7</text:p>
      <text:p text:style-name="Standard"><text:s text:c="3"/>8.140 | 2 <text:s/>| <text:s text:c="3"/>0.332 <text:s text:c="3"/>1.057 <text:s text:c="3"/>0.152 | <text:s text:c="3"/>77.5 <text:s text:c="2"/>-19.4 <text:s text:c="2"/>-17.0</text:p>
      <text:p text:style-name="Standard"><text:s text:c="3"/>8.140 | 3 <text:s/>| <text:s text:c="3"/>0.948 <text:s text:c="3"/>0.015 <text:s text:c="3"/>0.230 | <text:s text:c="4"/>7.7 <text:s text:c="2"/>-77.2 <text:s text:c="3"/>82.3</text:p>
      <text:p text:style-name="Standard"><text:s text:c="3"/>8.140 | 4 <text:s/>| <text:s text:c="3"/>1.017 <text:s text:c="2"/>-0.090 <text:s text:c="3"/>0.032 | <text:s text:c="2"/>-30.1 <text:s text:c="2"/>-82.5 <text:s text:c="2"/>118.8</text:p>
      <text:p text:style-name="Standard"><text:s text:c="3"/>8.140 | 5 <text:s/>| <text:s text:c="3"/>0.306 <text:s text:c="2"/>-0.038 <text:s text:c="2"/>-0.843 | <text:s/>-164.0 <text:s text:c="2"/>-12.0 <text:s/>-119.1</text:p>
      <text:p text:style-name="Standard"><text:s text:c="3"/>8.174 | 0 <text:s/>| <text:s text:c="8"/>Comm Error <text:s text:c="8"/>| <text:s text:c="11"/>- <text:s text:c="10"/></text:p>
      <text:p text:style-name="Standard"><text:s text:c="3"/>8.174 | 1 <text:s/>| <text:s text:c="3"/>0.506 <text:s text:c="2"/>-0.877 <text:s text:c="3"/>0.181 | <text:s text:c="2"/>-80.7 <text:s text:c="2"/>-28.1 <text:s text:c="2"/>-82.5</text:p>
      <text:p text:style-name="Standard"><text:s text:c="3"/>8.174 | 2 <text:s/>| <text:s text:c="3"/>0.344 <text:s text:c="3"/>1.123 <text:s text:c="3"/>0.158 | <text:s text:c="3"/>75.3 <text:s text:c="2"/>-21.5 <text:s text:c="2"/>-17.5</text:p>
      <text:p text:style-name="Standard"><text:s text:c="3"/>8.174 | 3 <text:s/>| <text:s text:c="3"/>1.032 <text:s text:c="2"/>-0.062 <text:s text:c="3"/>0.278 | <text:s text:c="4"/>4.4 <text:s text:c="2"/>-76.8 <text:s text:c="3"/>85.2</text:p>
      <text:p text:style-name="Standard"><text:s text:c="3"/>8.174 | 4 <text:s/>| <text:s text:c="3"/>1.022 <text:s text:c="2"/>-0.115 <text:s text:c="3"/>0.005 | <text:s text:c="2"/>-36.4 <text:s text:c="2"/>-82.8 <text:s text:c="2"/>125.5</text:p>
      <text:p text:style-name="Standard"><text:s text:c="3"/>8.174 | 5 <text:s/>| <text:s text:c="3"/>0.666 <text:s text:c="2"/>-0.151 <text:s text:c="2"/>-1.062 | <text:s/>-165.5 <text:s text:c="2"/>-19.1 <text:s/>-119.9</text:p>
      <text:p text:style-name="Standard"><text:s text:c="3"/>8.209 | 0 <text:s/>| <text:s text:c="8"/>Comm Error <text:s text:c="8"/>| <text:s text:c="11"/>- <text:s text:c="10"/></text:p>
      <text:p text:style-name="Standard"><text:s text:c="3"/>8.209 | 1 <text:s/>| <text:s text:c="3"/>0.508 <text:s text:c="2"/>-1.034 <text:s text:c="3"/>0.193 | <text:s text:c="2"/>-82.5 <text:s text:c="2"/>-24.0 <text:s text:c="2"/>-82.5</text:p>
      <text:p text:style-name="Standard"><text:s text:c="3"/>8.209 | 2 <text:s/>| <text:s text:c="3"/>0.338 <text:s text:c="3"/>1.199 <text:s text:c="3"/>0.144 | <text:s text:c="3"/>73.3 <text:s text:c="2"/>-24.0 <text:s text:c="2"/>-19.0</text:p>
      <text:p text:style-name="Standard"><text:s text:c="3"/>8.209 | 3 <text:s/>| <text:s text:c="3"/>1.066 <text:s text:c="2"/>-0.100 <text:s text:c="3"/>0.293 | <text:s text:c="4"/>0.4 <text:s text:c="2"/>-76.2 <text:s text:c="3"/>88.9</text:p>
      <text:p text:style-name="Standard"><text:s text:c="3"/>8.209 | 4 <text:s/>| <text:s text:c="3"/>0.991 <text:s text:c="2"/>-0.061 <text:s text:c="3"/>0.129 | <text:s text:c="2"/>-38.2 <text:s text:c="2"/>-82.8 <text:s text:c="2"/>127.3</text:p>
      <text:p text:style-name="Standard"><text:s text:c="3"/>8.209 | 5 <text:s/>| <text:s text:c="3"/>1.333 <text:s text:c="2"/>-0.132 <text:s text:c="2"/>-1.119 | <text:s/>-165.5 <text:s text:c="2"/>-32.0 <text:s/>-121.3</text:p>
      <text:p text:style-name="Standard"><text:s text:c="3"/>8.243 | 0 <text:s/>| <text:s text:c="8"/>Comm Error <text:s text:c="8"/>| <text:s text:c="11"/>- <text:s text:c="10"/></text:p>
      <text:p text:style-name="Standard"><text:s text:c="3"/>8.243 | 1 <text:s/>| <text:s text:c="3"/>0.489 <text:s text:c="2"/>-1.134 <text:s text:c="3"/>0.192 | <text:s text:c="2"/>-85.0 <text:s text:c="2"/>-18.3 <text:s text:c="2"/>-83.3</text:p>
      <text:p text:style-name="Standard"><text:s text:c="3"/>8.243 | 2 <text:s/>| <text:s text:c="3"/>0.440 <text:s text:c="3"/>1.266 <text:s text:c="3"/>0.103 | <text:s text:c="3"/>72.1 <text:s text:c="2"/>-26.3 <text:s text:c="2"/>-20.6</text:p>
      <text:p text:style-name="Standard"><text:s text:c="3"/>8.243 | 3 <text:s/>| <text:s text:c="3"/>1.022 <text:s text:c="2"/>-0.063 <text:s text:c="3"/>0.229 | <text:s text:c="3"/>-2.5 <text:s text:c="2"/>-75.8 <text:s text:c="3"/>91.6</text:p>
      <text:p text:style-name="Standard"><text:s text:c="3"/>8.243 | 4 <text:s/>| <text:s text:c="3"/>0.943 <text:s text:c="3"/>0.120 <text:s text:c="3"/>0.369 | <text:s text:c="2"/>-23.6 <text:s text:c="2"/>-82.7 <text:s text:c="2"/>111.6</text:p>
      <text:p text:style-name="Standard"><text:s text:c="3"/>8.243 | 5 <text:s/>| <text:s text:c="3"/>2.265 <text:s text:c="3"/>0.057 <text:s text:c="2"/>-1.574 | <text:s/>-167.4 <text:s text:c="2"/>-39.7 <text:s/>-122.4</text:p>
      <text:p text:style-name="Standard"><text:s text:c="3"/>8.277 | 0 <text:s/>| <text:s text:c="8"/>Comm Error <text:s text:c="8"/>| <text:s text:c="11"/>- <text:s text:c="10"/></text:p>
      <text:p text:style-name="Standard"><text:s text:c="3"/>8.277 | 1 <text:s/>| <text:s text:c="3"/>0.437 <text:s text:c="2"/>-1.120 <text:s text:c="3"/>0.165 | <text:s text:c="2"/>-86.9 <text:s text:c="2"/>-14.3 <text:s text:c="2"/>-84.3</text:p>
      <text:p text:style-name="Standard"><text:s text:c="3"/>8.277 | 2 <text:s/>| <text:s text:c="3"/>0.440 <text:s text:c="3"/>1.214 <text:s text:c="3"/>0.154 | <text:s text:c="3"/>70.6 <text:s text:c="2"/>-28.3 <text:s text:c="2"/>-21.5</text:p>
      <text:p text:style-name="Standard"><text:soft-page-break/><text:s text:c="3"/>8.277 | 3 <text:s/>| <text:s text:c="3"/>1.076 <text:s text:c="2"/>-0.030 <text:s text:c="3"/>0.135 | <text:s text:c="3"/>-3.5 <text:s text:c="2"/>-76.1 <text:s text:c="3"/>92.1</text:p>
      <text:p text:style-name="Standard"><text:s text:c="3"/>8.277 | 4 <text:s/>| <text:s text:c="3"/>0.915 <text:s text:c="2"/>-0.075 <text:s text:c="3"/>0.833 | <text:s text:c="2"/>-16.3 <text:s text:c="2"/>-80.9 <text:s text:c="2"/>102.7</text:p>
      <text:p text:style-name="Standard"><text:s text:c="3"/>8.277 | 5 <text:s/>| <text:s text:c="3"/>1.945 <text:s text:c="2"/>-0.526 <text:s text:c="3"/>1.038 | <text:s/>-167.6 <text:s text:c="2"/>-49.0 <text:s/>-127.0</text:p>
      <text:p text:style-name="Standard"><text:s text:c="3"/>8.311 | 0 <text:s/>| <text:s text:c="8"/>Comm Error <text:s text:c="8"/>| <text:s text:c="11"/>- <text:s text:c="10"/></text:p>
      <text:p text:style-name="Standard"><text:s text:c="3"/>8.311 | 1 <text:s/>| <text:s text:c="3"/>0.483 <text:s text:c="2"/>-1.293 <text:s text:c="3"/>0.202 | <text:s text:c="2"/>-89.6 <text:s text:c="3"/>-9.9 <text:s text:c="2"/>-86.5</text:p>
      <text:p text:style-name="Standard"><text:s text:c="3"/>8.311 | 2 <text:s/>| <text:s text:c="3"/>0.387 <text:s text:c="3"/>1.273 <text:s text:c="3"/>0.218 | <text:s text:c="3"/>68.1 <text:s text:c="2"/>-29.8 <text:s text:c="2"/>-21.9</text:p>
      <text:p text:style-name="Standard"><text:s text:c="3"/>8.311 | 3 <text:s/>| <text:s text:c="3"/>0.897 <text:s text:c="2"/>-0.034 <text:s text:c="2"/>-0.223 | <text:s text:c="3"/>-7.1 <text:s text:c="2"/>-78.8 <text:s text:c="3"/>95.1</text:p>
      <text:p text:style-name="Standard"><text:s text:c="3"/>8.311 | 4 <text:s/>| <text:s text:c="3"/>1.612 <text:s text:c="3"/>0.021 <text:s text:c="3"/>0.274 | <text:s text:c="2"/>-17.2 <text:s text:c="2"/>-81.7 <text:s text:c="2"/>104.3</text:p>
      <text:p text:style-name="Standard"><text:s text:c="3"/>8.311 | 5 <text:s/>| <text:s text:c="3"/>2.196 <text:s text:c="3"/>0.161 <text:s text:c="3"/>0.894 | <text:s/>-165.0 <text:s text:c="2"/>-62.0 <text:s/>-128.2</text:p>
      <text:p text:style-name="Standard"><text:s text:c="3"/>8.346 | 0 <text:s/>| <text:s text:c="8"/>Comm Error <text:s text:c="8"/>| <text:s text:c="11"/>- <text:s text:c="10"/></text:p>
      <text:p text:style-name="Standard"><text:s text:c="3"/>8.346 | 1 <text:s/>| <text:s text:c="3"/>0.520 <text:s text:c="2"/>-1.184 <text:s text:c="3"/>0.124 | <text:s text:c="2"/>-92.1 <text:s text:c="3"/>-7.9 <text:s text:c="2"/>-89.4</text:p>
      <text:p text:style-name="Standard"><text:s text:c="3"/>8.346 | 2 <text:s/>| <text:s text:c="3"/>0.309 <text:s text:c="3"/>1.016 <text:s text:c="3"/>0.183 | <text:s text:c="3"/>66.6 <text:s text:c="2"/>-31.1 <text:s text:c="2"/>-22.7</text:p>
      <text:p text:style-name="Standard"><text:s text:c="3"/>8.346 | 3 <text:s/>| <text:s text:c="3"/>0.966 <text:s text:c="3"/>0.111 <text:s text:c="2"/>-0.322 | <text:s text:c="3"/>-6.9 <text:s text:c="2"/>-82.7 <text:s text:c="3"/>94.3</text:p>
      <text:p text:style-name="Standard"><text:s text:c="3"/>8.346 | 4 <text:s/>| <text:s text:c="3"/>2.103 <text:s text:c="2"/>-0.284 <text:s text:c="3"/>0.180 | <text:s text:c="2"/>-47.9 <text:s text:c="2"/>-83.7 <text:s text:c="2"/>135.9</text:p>
      <text:p text:style-name="Standard"><text:s text:c="3"/>8.346 | 5 <text:s/>| <text:s text:c="3"/>0.547 <text:s text:c="2"/>-0.297 <text:s text:c="3"/>0.193 | <text:s/>-153.1 <text:s text:c="2"/>-68.2 <text:s/>-139.5</text:p>
      <text:p text:style-name="Standard"><text:s text:c="3"/>8.380 | 0 <text:s/>| <text:s text:c="8"/>Comm Error <text:s text:c="8"/>| <text:s text:c="11"/>- <text:s text:c="10"/></text:p>
      <text:p text:style-name="Standard"><text:s text:c="3"/>8.380 | 1 <text:s/>| <text:s text:c="3"/>0.365 <text:s text:c="2"/>-1.145 <text:s text:c="3"/>0.104 | <text:s text:c="2"/>-94.2 <text:s text:c="3"/>-6.1 <text:s text:c="2"/>-93.2</text:p>
      <text:p text:style-name="Standard"><text:s text:c="3"/>8.380 | 2 <text:s/>| <text:s text:c="3"/>0.291 <text:s text:c="3"/>1.205 <text:s text:c="3"/>0.351 | <text:s text:c="3"/>64.9 <text:s text:c="2"/>-32.4 <text:s text:c="2"/>-24.7</text:p>
      <text:p text:style-name="Standard"><text:s text:c="3"/>8.380 | 3 <text:s/>| <text:s text:c="3"/>1.159 <text:s text:c="3"/>0.141 <text:s text:c="2"/>-0.138 | <text:s text:c="3"/>17.9 <text:s text:c="2"/>-85.0 <text:s text:c="3"/>63.6</text:p>
      <text:p text:style-name="Standard"><text:s text:c="3"/>8.380 | 4 <text:s/>| <text:s text:c="3"/>1.580 <text:s text:c="2"/>-0.456 <text:s text:c="2"/>-0.748 | <text:s/>-126.9 <text:s text:c="2"/>-81.6 <text:s/>-142.2</text:p>
      <text:p text:style-name="Standard"><text:s text:c="3"/>8.380 | 5 <text:s/>| <text:s text:c="3"/>1.097 <text:s text:c="3"/>0.210 <text:s text:c="2"/>-0.176 | <text:s/>-158.0 <text:s text:c="2"/>-73.6 <text:s/>-135.4</text:p>
      <text:p text:style-name="Standard"><text:s text:c="3"/>8.414 | 0 <text:s/>| <text:s text:c="8"/>Comm Error <text:s text:c="8"/>| <text:s text:c="11"/>- <text:s text:c="10"/></text:p>
      <text:p text:style-name="Standard"><text:s text:c="3"/>8.414 | 1 <text:s/>| <text:s text:c="3"/>0.438 <text:s text:c="2"/>-1.257 <text:s text:c="3"/>0.181 | <text:s text:c="2"/>-96.3 <text:s text:c="3"/>-3.9 <text:s text:c="2"/>-97.4</text:p>
      <text:p text:style-name="Standard"><text:s text:c="3"/>8.414 | 2 <text:s/>| <text:s text:c="3"/>0.419 <text:s text:c="3"/>1.284 <text:s text:c="3"/>0.308 | <text:s text:c="3"/>64.8 <text:s text:c="2"/>-33.1 <text:s text:c="2"/>-25.5</text:p>
      <text:p text:style-name="Standard"><text:s text:c="3"/>8.414 | 3 <text:s/>| <text:s text:c="3"/>1.277 <text:s text:c="3"/>0.085 <text:s text:c="3"/>0.454 | <text:s text:c="3"/>35.2 <text:s text:c="2"/>-84.8 <text:s text:c="3"/>46.9</text:p>
      <text:p text:style-name="Standard"><text:s text:c="3"/>8.414 | 4 <text:s/>| <text:s text:c="3"/>1.524 <text:s text:c="2"/>-0.509 <text:s text:c="2"/>-0.736 | <text:s/>-140.4 <text:s text:c="2"/>-76.5 <text:s/>-126.8</text:p>
      <text:p text:style-name="Standard"><text:s text:c="3"/>8.414 | 5 <text:s/>| <text:s text:c="3"/>1.089 <text:s text:c="3"/>0.231 <text:s text:c="2"/>-0.122 | <text:s/>-163.9 <text:s text:c="2"/>-76.2 <text:s/>-128.7</text:p>
      <text:p text:style-name="Standard"><text:s text:c="3"/>8.449 | 0 <text:s/>| <text:s text:c="8"/>Comm Error <text:s text:c="8"/>| <text:s text:c="11"/>- <text:s text:c="10"/></text:p>
      <text:p text:style-name="Standard"><text:s text:c="3"/>8.449 | 1 <text:s/>| <text:s text:c="3"/>0.432 <text:s text:c="2"/>-1.257 <text:s text:c="3"/>0.233 | <text:s text:c="2"/>-97.3 <text:s text:c="3"/>-2.7 <text:s text:c="2"/>-99.5</text:p>
      <text:p text:style-name="Standard"><text:s text:c="3"/>8.449 | 2 <text:s/>| <text:s text:c="3"/>0.466 <text:s text:c="3"/>1.221 <text:s text:c="3"/>0.259 | <text:s text:c="3"/>64.5 <text:s text:c="2"/>-33.6 <text:s text:c="2"/>-25.2</text:p>
      <text:p text:style-name="Standard"><text:s text:c="3"/>8.449 | 3 <text:s/>| <text:s text:c="3"/>1.106 <text:s text:c="2"/>-0.097 <text:s text:c="3"/>1.120 | <text:s text:c="4"/>4.5 <text:s text:c="2"/>-81.3 <text:s text:c="3"/>82.1</text:p>
      <text:p text:style-name="Standard"><text:s text:c="3"/>8.449 | 4 <text:s/>| <text:s text:c="3"/>1.282 <text:s text:c="2"/>-0.039 <text:s text:c="2"/>-0.768 | <text:s/>-150.6 <text:s text:c="2"/>-68.8 <text:s/>-114.0</text:p>
      <text:p text:style-name="Standard"><text:s text:c="3"/>8.449 | 5 <text:s/>| <text:s text:c="3"/>1.006 <text:s text:c="2"/>-0.229 <text:s text:c="2"/>-0.016 | <text:s/>-158.1 <text:s text:c="2"/>-78.5 <text:s/>-133.6</text:p>
      <text:p text:style-name="Standard"><text:s text:c="3"/>8.484 | 0 <text:s/>| <text:s text:c="8"/>Comm Error <text:s text:c="8"/>| <text:s text:c="11"/>- <text:s text:c="10"/></text:p>
      <text:p text:style-name="Standard"><text:s text:c="3"/>8.484 | 1 <text:s/>| <text:s text:c="3"/>0.499 <text:s text:c="2"/>-1.140 <text:s text:c="3"/>0.175 | <text:s text:c="2"/>-98.3 <text:s text:c="3"/>-2.6 <text:s/>-101.9</text:p>
      <text:p text:style-name="Standard"><text:s text:c="3"/>8.484 | 2 <text:s/>| <text:s text:c="3"/>0.268 <text:s text:c="3"/>0.800 <text:s text:c="3"/>0.201 | <text:s text:c="3"/>63.0 <text:s text:c="2"/>-33.6 <text:s text:c="2"/>-23.8</text:p>
      <text:p text:style-name="Standard"><text:s text:c="3"/>8.484 | 3 <text:s/>| <text:s text:c="3"/>0.952 <text:s text:c="3"/>0.108 <text:s text:c="3"/>0.301 | <text:s text:c="4"/>3.4 <text:s text:c="2"/>-78.3 <text:s text:c="3"/>83.5</text:p>
      <text:p text:style-name="Standard"><text:s text:c="3"/>8.484 | 4 <text:s/>| <text:s text:c="3"/>0.795 <text:s text:c="2"/>-0.106 <text:s text:c="2"/>-0.679 | <text:s/>-158.2 <text:s text:c="2"/>-62.5 <text:s/>-107.5</text:p>
      <text:p text:style-name="Standard"><text:s text:c="3"/>8.484 | 5 <text:s/>| <text:s text:c="3"/>1.002 <text:s text:c="2"/>-0.063 <text:s text:c="2"/>-0.010 | <text:s/>-147.8 <text:s text:c="2"/>-79.8 <text:s/>-142.6</text:p>
      <text:p text:style-name="Standard"><text:s text:c="3"/>8.518 | 0 <text:s/>| <text:s text:c="8"/>Comm Error <text:s text:c="8"/>| <text:s text:c="11"/>- <text:s text:c="10"/></text:p>
      <text:p text:style-name="Standard"><text:s text:c="3"/>8.518 | 1 <text:s/>| <text:s text:c="3"/>0.501 <text:s text:c="2"/>-1.035 <text:s text:c="3"/>0.128 | <text:s text:c="2"/>-98.8 <text:s text:c="3"/>-3.8 <text:s/>-104.6</text:p>
      <text:p text:style-name="Standard"><text:s text:c="3"/>8.518 | 2 <text:s/>| <text:s text:c="3"/>0.226 <text:s text:c="3"/>0.625 <text:s text:c="3"/>0.231 | <text:s text:c="3"/>61.7 <text:s text:c="2"/>-33.1 <text:s text:c="2"/>-23.4</text:p>
      <text:p text:style-name="Standard"><text:s text:c="3"/>8.518 | 3 <text:s/>| <text:s text:c="3"/>0.922 <text:s text:c="3"/>0.223 <text:s text:c="2"/>-0.023 | <text:s text:c="3"/>10.9 <text:s text:c="2"/>-79.2 <text:s text:c="3"/>71.7</text:p>
      <text:p text:style-name="Standard"><text:s text:c="3"/>8.518 | 4 <text:s/>| <text:s text:c="3"/>0.496 <text:s text:c="2"/>-0.223 <text:s text:c="2"/>-0.509 | <text:s/>-160.5 <text:s text:c="2"/>-54.3 <text:s/>-105.7</text:p>
      <text:p text:style-name="Standard"><text:s text:c="3"/>8.518 | 5 <text:s/>| <text:s text:c="3"/>0.991 <text:s text:c="2"/>-0.031 <text:s text:c="2"/>-0.137 | <text:s/>-146.2 <text:s text:c="2"/>-80.6 <text:s/>-143.6</text:p>
      <text:p text:style-name="Standard"><text:s text:c="3"/>8.552 | 0 <text:s/>| <text:s text:c="8"/>Comm Error <text:s text:c="8"/>| <text:s text:c="11"/>- <text:s text:c="10"/></text:p>
      <text:p text:style-name="Standard"><text:s text:c="3"/>8.552 | 1 <text:s/>| <text:s text:c="3"/>0.428 <text:s text:c="2"/>-0.972 <text:s text:c="3"/>0.154 | <text:s text:c="2"/>-98.2 <text:s text:c="3"/>-6.1 <text:s/>-108.9</text:p>
      <text:p text:style-name="Standard"><text:s text:c="3"/>8.552 | 2 <text:s/>| <text:s text:c="3"/>0.280 <text:s text:c="3"/>0.546 <text:s text:c="3"/>0.233 | <text:s text:c="3"/>60.5 <text:s text:c="2"/>-34.1 <text:s text:c="2"/>-24.1</text:p>
      <text:p text:style-name="Standard"><text:s text:c="3"/>8.552 | 3 <text:s/>| <text:s text:c="3"/>0.903 <text:s text:c="3"/>0.062 <text:s text:c="3"/>0.156 | <text:s text:c="3"/>18.4 <text:s text:c="2"/>-79.0 <text:s text:c="3"/>67.2</text:p>
      <text:p text:style-name="Standard"><text:soft-page-break/><text:s text:c="3"/>8.552 | 4 <text:s/>| <text:s text:c="3"/>0.197 <text:s text:c="3"/>0.036 <text:s text:c="2"/>-0.422 | <text:s/>-161.6 <text:s text:c="2"/>-48.1 <text:s/>-103.2</text:p>
      <text:p text:style-name="Standard"><text:s text:c="3"/>8.552 | 5 <text:s/>| <text:s text:c="3"/>1.007 <text:s text:c="2"/>-0.124 <text:s text:c="2"/>-0.095 | <text:s/>-142.9 <text:s text:c="2"/>-80.9 <text:s/>-147.5</text:p>
      <text:p text:style-name="Standard"><text:s text:c="3"/>8.586 | 0 <text:s/>| <text:s text:c="8"/>Comm Error <text:s text:c="8"/>| <text:s text:c="11"/>- <text:s text:c="10"/></text:p>
      <text:p text:style-name="Standard"><text:s text:c="3"/>8.586 | 1 <text:s/>| <text:s text:c="3"/>0.460 <text:s text:c="2"/>-0.860 <text:s text:c="3"/>0.161 | <text:s text:c="2"/>-97.0 <text:s text:c="3"/>-8.5 <text:s/>-111.8</text:p>
      <text:p text:style-name="Standard"><text:s text:c="3"/>8.586 | 2 <text:s/>| <text:s text:c="3"/>0.266 <text:s text:c="3"/>0.583 <text:s text:c="3"/>0.255 | <text:s text:c="3"/>60.2 <text:s text:c="2"/>-34.2 <text:s text:c="2"/>-25.0</text:p>
      <text:p text:style-name="Standard"><text:s text:c="3"/>8.586 | 3 <text:s/>| <text:s text:c="3"/>0.983 <text:s text:c="2"/>-0.107 <text:s text:c="3"/>0.162 | <text:s text:c="3"/>13.5 <text:s text:c="2"/>-79.1 <text:s text:c="3"/>72.2</text:p>
      <text:p text:style-name="Standard"><text:s text:c="3"/>8.586 | 4 <text:s/>| <text:s text:c="3"/>0.020 <text:s text:c="3"/>0.172 <text:s text:c="2"/>-0.364 | <text:s/>-166.7 <text:s text:c="2"/>-41.8 <text:s text:c="2"/>-98.6</text:p>
      <text:p text:style-name="Standard"><text:s text:c="3"/>8.586 | 5 <text:s/>| <text:s text:c="3"/>0.995 <text:s text:c="2"/>-0.073 <text:s text:c="3"/>0.043 | <text:s/>-135.9 <text:s text:c="2"/>-81.6 <text:s/>-155.1</text:p>
      <text:p text:style-name="Standard"><text:s text:c="3"/>8.620 | 0 <text:s/>| <text:s text:c="8"/>Comm Error <text:s text:c="8"/>| <text:s text:c="11"/>- <text:s text:c="10"/></text:p>
      <text:p text:style-name="Standard"><text:s text:c="3"/>8.620 | 1 <text:s/>| <text:s text:c="3"/>0.407 <text:s text:c="2"/>-0.859 <text:s text:c="3"/>0.195 | <text:s text:c="2"/>-95.2 <text:s text:c="2"/>-10.8 <text:s/>-114.4</text:p>
      <text:p text:style-name="Standard"><text:s text:c="3"/>8.620 | 2 <text:s/>| <text:s text:c="3"/>0.255 <text:s text:c="3"/>0.619 <text:s text:c="3"/>0.236 | <text:s text:c="3"/>60.8 <text:s text:c="2"/>-33.5 <text:s text:c="2"/>-26.3</text:p>
      <text:p text:style-name="Standard"><text:s text:c="3"/>8.620 | 3 <text:s/>| <text:s text:c="3"/>0.987 <text:s text:c="2"/>-0.046 <text:s text:c="3"/>0.233 | <text:s text:c="4"/>7.6 <text:s text:c="2"/>-78.8 <text:s text:c="3"/>78.3</text:p>
      <text:p text:style-name="Standard"><text:s text:c="3"/>8.620 | 4 <text:s/>| <text:s text:c="2"/>-0.105 <text:s text:c="3"/>0.107 <text:s text:c="2"/>-0.255 | <text:s/>-174.6 <text:s text:c="2"/>-32.2 <text:s text:c="2"/>-94.2</text:p>
      <text:p text:style-name="Standard"><text:s text:c="3"/>8.620 | 5 <text:s/>| <text:s text:c="3"/>1.006 <text:s text:c="2"/>-0.134 <text:s text:c="2"/>-0.003 | <text:s/>-124.0 <text:s text:c="2"/>-82.3 <text:s/>-167.7</text:p>
      <text:p text:style-name="Standard"><text:s text:c="3"/>8.654 | 0 <text:s/>| <text:s text:c="8"/>Comm Error <text:s text:c="8"/>| <text:s text:c="11"/>- <text:s text:c="10"/></text:p>
      <text:p text:style-name="Standard"><text:s text:c="3"/>8.654 | 1 <text:s/>| <text:s text:c="3"/>0.410 <text:s text:c="2"/>-0.925 <text:s text:c="3"/>0.209 | <text:s text:c="2"/>-92.5 <text:s text:c="2"/>-13.4 <text:s/>-116.3</text:p>
      <text:p text:style-name="Standard"><text:s text:c="3"/>8.654 | 2 <text:s/>| <text:s text:c="3"/>0.293 <text:s text:c="3"/>0.653 <text:s text:c="3"/>0.226 | <text:s text:c="3"/>62.6 <text:s text:c="2"/>-32.2 <text:s text:c="2"/>-28.6</text:p>
      <text:p text:style-name="Standard"><text:s text:c="3"/>8.654 | 3 <text:s/>| <text:s text:c="3"/>0.892 <text:s text:c="3"/>0.100 <text:s text:c="3"/>0.179 | <text:s text:c="4"/>9.7 <text:s text:c="2"/>-78.4 <text:s text:c="3"/>76.1</text:p>
      <text:p text:style-name="Standard"><text:s text:c="3"/>8.654 | 4 <text:s/>| <text:s text:c="2"/>-0.153 <text:s text:c="3"/>0.057 <text:s text:c="2"/>-0.194 | <text:s/>-178.7 <text:s text:c="2"/>-24.8 <text:s text:c="2"/>-92.8</text:p>
      <text:p text:style-name="Standard"><text:s text:c="3"/>8.654 | 5 <text:s/>| <text:s text:c="3"/>1.006 <text:s text:c="2"/>-0.090 <text:s text:c="2"/>-0.144 | <text:s/>-125.8 <text:s text:c="2"/>-81.9 <text:s/>-166.7</text:p>
      <text:p text:style-name="Standard"><text:s text:c="3"/>8.688 | 0 <text:s/>| <text:s text:c="8"/>Comm Error <text:s text:c="8"/>| <text:s text:c="11"/>- <text:s text:c="10"/></text:p>
      <text:p text:style-name="Standard"><text:s text:c="3"/>8.688 | 1 <text:s/>| <text:s text:c="3"/>0.361 <text:s text:c="2"/>-0.943 <text:s text:c="3"/>0.192 | <text:s text:c="2"/>-90.5 <text:s text:c="2"/>-14.9 <text:s/>-116.8</text:p>
      <text:p text:style-name="Standard"><text:s text:c="3"/>8.688 | 2 <text:s/>| <text:s text:c="3"/>0.317 <text:s text:c="3"/>0.642 <text:s text:c="3"/>0.211 | <text:s text:c="3"/>63.9 <text:s text:c="2"/>-31.0 <text:s text:c="2"/>-30.0</text:p>
      <text:p text:style-name="Standard"><text:s text:c="3"/>8.688 | 3 <text:s/>| <text:s text:c="3"/>0.888 <text:s text:c="3"/>0.067 <text:s text:c="3"/>0.199 | <text:s text:c="3"/>12.2 <text:s text:c="2"/>-77.9 <text:s text:c="3"/>73.6</text:p>
      <text:p text:style-name="Standard"><text:s text:c="3"/>8.688 | 4 <text:s/>| <text:s text:c="2"/>-0.123 <text:s text:c="3"/>0.070 <text:s text:c="2"/>-0.269 | <text:s text:c="2"/>177.6 <text:s text:c="2"/>-17.7 <text:s text:c="2"/>-91.6</text:p>
      <text:p text:style-name="Standard"><text:s text:c="3"/>8.688 | 5 <text:s/>| <text:s text:c="3"/>1.014 <text:s text:c="2"/>-0.025 <text:s text:c="2"/>-0.204 | <text:s/>-136.8 <text:s text:c="2"/>-81.5 <text:s/>-157.2</text:p>
      <text:p text:style-name="Standard"><text:s text:c="3"/>8.722 | 0 <text:s/>| <text:s text:c="8"/>Comm Error <text:s text:c="8"/>| <text:s text:c="11"/>- <text:s text:c="10"/></text:p>
      <text:p text:style-name="Standard"><text:s text:c="3"/>8.722 | 1 <text:s/>| <text:s text:c="3"/>0.336 <text:s text:c="2"/>-0.921 <text:s text:c="3"/>0.173 | <text:s text:c="2"/>-87.6 <text:s text:c="2"/>-16.7 <text:s/>-116.2</text:p>
      <text:p text:style-name="Standard"><text:s text:c="3"/>8.722 | 2 <text:s/>| <text:s text:c="3"/>0.334 <text:s text:c="3"/>0.631 <text:s text:c="3"/>0.196 | <text:s text:c="3"/>65.8 <text:s text:c="2"/>-29.4 <text:s text:c="2"/>-31.4</text:p>
      <text:p text:style-name="Standard"><text:s text:c="3"/>8.722 | 3 <text:s/>| <text:s text:c="3"/>0.957 <text:s text:c="2"/>-0.005 <text:s text:c="3"/>0.224 | <text:s text:c="3"/>10.6 <text:s text:c="2"/>-77.6 <text:s text:c="3"/>75.1</text:p>
      <text:p text:style-name="Standard"><text:s text:c="3"/>8.722 | 4 <text:s/>| <text:s text:c="3"/>0.028 <text:s text:c="3"/>0.124 <text:s text:c="2"/>-0.375 | <text:s text:c="2"/>173.9 <text:s text:c="2"/>-16.9 <text:s text:c="2"/>-90.4</text:p>
      <text:p text:style-name="Standard"><text:s text:c="3"/>8.722 | 5 <text:s/>| <text:s text:c="3"/>1.015 <text:s text:c="2"/>-0.114 <text:s text:c="2"/>-0.127 | <text:s/>-138.1 <text:s text:c="2"/>-81.1 <text:s/>-156.5</text:p>
      <text:p text:style-name="Standard"><text:s text:c="3"/>8.757 | 0 <text:s/>| <text:s text:c="8"/>Comm Error <text:s text:c="8"/>| <text:s text:c="11"/>- <text:s text:c="10"/></text:p>
      <text:p text:style-name="Standard"><text:s text:c="3"/>8.757 | 1 <text:s/>| <text:s text:c="3"/>0.357 <text:s text:c="2"/>-0.943 <text:s text:c="3"/>0.164 | <text:s text:c="2"/>-85.5 <text:s text:c="2"/>-18.3 <text:s/>-115.0</text:p>
      <text:p text:style-name="Standard"><text:s text:c="3"/>8.757 | 2 <text:s/>| <text:s text:c="3"/>0.345 <text:s text:c="3"/>0.668 <text:s text:c="3"/>0.171 | <text:s text:c="3"/>67.6 <text:s text:c="2"/>-28.1 <text:s text:c="2"/>-32.6</text:p>
      <text:p text:style-name="Standard"><text:s text:c="3"/>8.757 | 3 <text:s/>| <text:s text:c="3"/>1.019 <text:s text:c="2"/>-0.029 <text:s text:c="3"/>0.239 | <text:s text:c="4"/>8.2 <text:s text:c="2"/>-77.4 <text:s text:c="3"/>77.5</text:p>
      <text:p text:style-name="Standard"><text:s text:c="3"/>8.757 | 4 <text:s/>| <text:s text:c="3"/>0.105 <text:s text:c="3"/>0.034 <text:s text:c="2"/>-0.536 | <text:s text:c="2"/>169.7 <text:s text:c="2"/>-19.0 <text:s text:c="2"/>-89.0</text:p>
      <text:p text:style-name="Standard"><text:s text:c="3"/>8.757 | 5 <text:s/>| <text:s text:c="3"/>1.012 <text:s text:c="2"/>-0.074 <text:s text:c="2"/>-0.056 | <text:s/>-136.3 <text:s text:c="2"/>-81.2 <text:s/>-158.2</text:p>
      <text:p text:style-name="Standard"><text:s text:c="3"/>8.791 | 0 <text:s/>| <text:s text:c="8"/>Comm Error <text:s text:c="8"/>| <text:s text:c="11"/>- <text:s text:c="10"/></text:p>
      <text:p text:style-name="Standard"><text:s text:c="3"/>8.791 | 1 <text:s/>| <text:s text:c="3"/>0.391 <text:s text:c="2"/>-0.974 <text:s text:c="3"/>0.156 | <text:s text:c="2"/>-83.6 <text:s text:c="2"/>-20.0 <text:s/>-112.4</text:p>
      <text:p text:style-name="Standard"><text:s text:c="3"/>8.791 | 2 <text:s/>| <text:s text:c="3"/>0.350 <text:s text:c="3"/>0.725 <text:s text:c="3"/>0.158 | <text:s text:c="3"/>70.0 <text:s text:c="2"/>-26.5 <text:s text:c="2"/>-34.0</text:p>
      <text:p text:style-name="Standard"><text:s text:c="3"/>8.791 | 3 <text:s/>| <text:s text:c="3"/>1.031 <text:s text:c="2"/>-0.020 <text:s text:c="3"/>0.257 | <text:s text:c="4"/>5.2 <text:s text:c="2"/>-77.0 <text:s text:c="3"/>80.8</text:p>
      <text:p text:style-name="Standard"><text:s text:c="3"/>8.791 | 4 <text:s/>| <text:s text:c="3"/>0.399 <text:s text:c="2"/>-0.240 <text:s text:c="2"/>-0.641 | <text:s text:c="2"/>169.3 <text:s text:c="2"/>-23.5 <text:s text:c="2"/>-88.5</text:p>
      <text:p text:style-name="Standard"><text:s text:c="3"/>8.791 | 5 <text:s/>| <text:s text:c="3"/>1.013 <text:s text:c="2"/>-0.058 <text:s text:c="2"/>-0.047 | <text:s/>-135.6 <text:s text:c="2"/>-81.4 <text:s/>-158.7</text:p>
      <text:p text:style-name="Standard"><text:s text:c="3"/>8.825 | 0 <text:s/>| <text:s text:c="8"/>Comm Error <text:s text:c="8"/>| <text:s text:c="11"/>- <text:s text:c="10"/></text:p>
      <text:p text:style-name="Standard"><text:s text:c="3"/>8.825 | 1 <text:s/>| <text:s text:c="3"/>0.461 <text:s text:c="2"/>-1.014 <text:s text:c="3"/>0.129 | <text:s text:c="2"/>-81.3 <text:s text:c="2"/>-22.8 <text:s/>-109.9</text:p>
      <text:p text:style-name="Standard"><text:s text:c="3"/>8.825 | 2 <text:s/>| <text:s text:c="3"/>0.399 <text:s text:c="3"/>0.816 <text:s text:c="3"/>0.125 | <text:s text:c="3"/>73.0 <text:s text:c="2"/>-24.7 <text:s text:c="2"/>-35.3</text:p>
      <text:p text:style-name="Standard"><text:s text:c="3"/>8.825 | 3 <text:s/>| <text:s text:c="3"/>1.039 <text:s text:c="3"/>0.033 <text:s text:c="3"/>0.282 | <text:s text:c="4"/>4.9 <text:s text:c="2"/>-76.5 <text:s text:c="3"/>81.5</text:p>
      <text:p text:style-name="Standard"><text:s text:c="3"/>8.825 | 4 <text:s/>| <text:s text:c="3"/>0.730 <text:s text:c="2"/>-0.320 <text:s text:c="2"/>-0.871 | <text:s text:c="2"/>170.5 <text:s text:c="2"/>-30.0 <text:s text:c="2"/>-88.3</text:p>
      <text:p text:style-name="Standard"><text:soft-page-break/><text:s text:c="3"/>8.825 | 5 <text:s/>| <text:s text:c="3"/>1.001 <text:s text:c="2"/>-0.024 <text:s text:c="3"/>0.027 | <text:s/>-134.8 <text:s text:c="2"/>-81.8 <text:s/>-159.4</text:p>
      <text:p text:style-name="Standard"><text:s text:c="3"/>8.859 | 0 <text:s/>| <text:s text:c="8"/>Comm Error <text:s text:c="8"/>| <text:s text:c="11"/>- <text:s text:c="10"/></text:p>
      <text:p text:style-name="Standard"><text:s text:c="3"/>8.859 | 1 <text:s/>| <text:s text:c="3"/>0.526 <text:s text:c="2"/>-1.053 <text:s text:c="3"/>0.095 | <text:s text:c="2"/>-80.1 <text:s text:c="2"/>-25.6 <text:s/>-106.9</text:p>
      <text:p text:style-name="Standard"><text:s text:c="3"/>8.859 | 2 <text:s/>| <text:s text:c="3"/>0.435 <text:s text:c="3"/>0.885 <text:s text:c="3"/>0.148 | <text:s text:c="3"/>75.9 <text:s text:c="2"/>-22.8 <text:s text:c="2"/>-35.7</text:p>
      <text:p text:style-name="Standard"><text:s text:c="3"/>8.859 | 3 <text:s/>| <text:s text:c="3"/>1.033 <text:s text:c="3"/>0.075 <text:s text:c="3"/>0.321 | <text:s text:c="4"/>7.0 <text:s text:c="2"/>-75.5 <text:s text:c="3"/>80.4</text:p>
      <text:p text:style-name="Standard"><text:s text:c="3"/>8.859 | 4 <text:s/>| <text:s text:c="3"/>1.353 <text:s text:c="2"/>-0.285 <text:s text:c="2"/>-0.729 | <text:s text:c="2"/>171.8 <text:s text:c="2"/>-41.2 <text:s text:c="2"/>-87.4</text:p>
      <text:p text:style-name="Standard"><text:s text:c="3"/>8.859 | 5 <text:s/>| <text:s text:c="3"/>0.978 <text:s text:c="2"/>-0.111 <text:s text:c="3"/>0.162 | <text:s/>-125.7 <text:s text:c="2"/>-82.3 <text:s/>-168.3</text:p>
      <text:p text:style-name="Standard"><text:s text:c="3"/>8.894 | 0 <text:s/>| <text:s text:c="8"/>Comm Error <text:s text:c="8"/>| <text:s text:c="11"/>- <text:s text:c="10"/></text:p>
      <text:p text:style-name="Standard"><text:s text:c="3"/>8.894 | 1 <text:s/>| <text:s text:c="3"/>0.584 <text:s text:c="2"/>-1.106 <text:s text:c="3"/>0.087 | <text:s text:c="2"/>-78.7 <text:s text:c="2"/>-30.0 <text:s/>-102.6</text:p>
      <text:p text:style-name="Standard"><text:s text:c="3"/>8.894 | 2 <text:s/>| <text:s text:c="3"/>0.413 <text:s text:c="3"/>0.951 <text:s text:c="3"/>0.200 | <text:s text:c="3"/>79.1 <text:s text:c="2"/>-19.5 <text:s text:c="2"/>-34.8</text:p>
      <text:p text:style-name="Standard"><text:s text:c="3"/>8.894 | 3 <text:s/>| <text:s text:c="3"/>0.926 <text:s text:c="3"/>0.083 <text:s text:c="3"/>0.331 | <text:s text:c="4"/>8.6 <text:s text:c="2"/>-74.4 <text:s text:c="3"/>79.6</text:p>
      <text:p text:style-name="Standard"><text:s text:c="3"/>8.894 | 4 <text:s/>| <text:s text:c="3"/>2.071 <text:s text:c="2"/>-0.174 <text:s text:c="2"/>-1.930 | <text:s text:c="2"/>170.2 <text:s text:c="2"/>-50.5 <text:s text:c="2"/>-85.0</text:p>
      <text:p text:style-name="Standard"><text:s text:c="3"/>8.894 | 5 <text:s/>| <text:s text:c="3"/>0.977 <text:s text:c="2"/>-0.158 <text:s text:c="3"/>0.245 | <text:s/>-114.3 <text:s text:c="2"/>-82.3 <text:s/>-179.7</text:p>
      <text:p text:style-name="Standard"><text:s text:c="3"/>8.928 | 0 <text:s/>| <text:s text:c="8"/>Comm Error <text:s text:c="8"/>| <text:s text:c="11"/>- <text:s text:c="10"/></text:p>
      <text:p text:style-name="Standard"><text:s text:c="3"/>8.928 | 1 <text:s/>| <text:s text:c="3"/>0.608 <text:s text:c="2"/>-1.068 <text:s text:c="3"/>0.062 | <text:s text:c="2"/>-77.8 <text:s text:c="2"/>-33.8 <text:s text:c="2"/>-99.5</text:p>
      <text:p text:style-name="Standard"><text:s text:c="3"/>8.928 | 2 <text:s/>| <text:s text:c="3"/>0.360 <text:s text:c="3"/>0.948 <text:s text:c="3"/>0.202 | <text:s text:c="3"/>81.6 <text:s text:c="2"/>-17.1 <text:s text:c="2"/>-34.0</text:p>
      <text:p text:style-name="Standard"><text:s text:c="3"/>8.928 | 3 <text:s/>| <text:s text:c="3"/>0.907 <text:s text:c="3"/>0.060 <text:s text:c="3"/>0.253 | <text:s text:c="4"/>9.6 <text:s text:c="2"/>-73.3 <text:s text:c="3"/>79.7</text:p>
      <text:p text:style-name="Standard"><text:s text:c="3"/>8.928 | 4 <text:s/>| <text:s text:c="3"/>2.670 <text:s text:c="2"/>-0.250 <text:s text:c="2"/>-0.909 | <text:s text:c="2"/>170.7 <text:s text:c="2"/>-56.8 <text:s text:c="2"/>-86.1</text:p>
      <text:p text:style-name="Standard"><text:s text:c="3"/>8.928 | 5 <text:s/>| <text:s text:c="3"/>1.126 <text:s text:c="2"/>-0.008 <text:s text:c="3"/>0.232 | <text:s/>-117.8 <text:s text:c="2"/>-82.3 <text:s/>-175.7</text:p>
      <text:p text:style-name="Standard"><text:s text:c="3"/>8.962 | 0 <text:s/>| <text:s text:c="8"/>Comm Error <text:s text:c="8"/>| <text:s text:c="11"/>- <text:s text:c="10"/></text:p>
      <text:p text:style-name="Standard"><text:s text:c="3"/>8.962 | 1 <text:s/>| <text:s text:c="3"/>0.602 <text:s text:c="2"/>-1.164 <text:s text:c="3"/>0.102 | <text:s text:c="2"/>-76.7 <text:s text:c="2"/>-38.4 <text:s text:c="2"/>-95.5</text:p>
      <text:p text:style-name="Standard"><text:s text:c="3"/>8.962 | 2 <text:s/>| <text:s text:c="3"/>0.417 <text:s text:c="3"/>1.098 <text:s text:c="3"/>0.274 | <text:s text:c="3"/>83.9 <text:s text:c="2"/>-15.2 <text:s text:c="2"/>-33.3</text:p>
      <text:p text:style-name="Standard"><text:s text:c="3"/>8.962 | 3 <text:s/>| <text:s text:c="3"/>1.080 <text:s text:c="3"/>0.047 <text:s text:c="3"/>0.030 | <text:s text:c="3"/>10.1 <text:s text:c="2"/>-73.9 <text:s text:c="3"/>79.9</text:p>
      <text:p text:style-name="Standard"><text:s text:c="3"/>8.962 | 4 <text:s/>| <text:s text:c="3"/>2.213 <text:s text:c="2"/>-0.274 <text:s text:c="3"/>0.304 | <text:s text:c="2"/>173.2 <text:s text:c="2"/>-67.1 <text:s text:c="2"/>-85.7</text:p>
      <text:p text:style-name="Standard"><text:s text:c="3"/>8.962 | 5 <text:s/>| <text:s text:c="3"/>1.588 <text:s text:c="2"/>-0.305 <text:s text:c="3"/>0.259 | <text:s/>-128.0 <text:s text:c="2"/>-81.2 <text:s/>-166.2</text:p>
      <text:p text:style-name="Standard"><text:s text:c="3"/>8.996 | 0 <text:s/>| <text:s text:c="8"/>Comm Error <text:s text:c="8"/>| <text:s text:c="11"/>- <text:s text:c="10"/></text:p>
      <text:p text:style-name="Standard"><text:s text:c="3"/>8.996 | 1 <text:s/>| <text:s text:c="3"/>0.619 <text:s text:c="2"/>-1.349 <text:s text:c="3"/>0.175 | <text:s text:c="2"/>-76.3 <text:s text:c="2"/>-41.3 <text:s text:c="2"/>-92.3</text:p>
      <text:p text:style-name="Standard"><text:s text:c="3"/>8.996 | 2 <text:s/>| <text:s text:c="3"/>0.350 <text:s text:c="3"/>1.353 <text:s text:c="3"/>0.360 | <text:s text:c="3"/>85.9 <text:s text:c="2"/>-13.1 <text:s text:c="2"/>-32.0</text:p>
      <text:p text:style-name="Standard"><text:s text:c="3"/>8.996 | 3 <text:s/>| <text:s text:c="3"/>1.314 <text:s text:c="3"/>0.057 <text:s text:c="2"/>-0.114 | <text:s text:c="3"/>11.1 <text:s text:c="2"/>-75.8 <text:s text:c="3"/>79.0</text:p>
      <text:p text:style-name="Standard"><text:s text:c="3"/>8.996 | 4 <text:s/>| <text:s text:c="3"/>1.001 <text:s text:c="3"/>0.684 <text:s text:c="3"/>0.253 | <text:s text:c="2"/>157.0 <text:s text:c="2"/>-75.7 <text:s text:c="2"/>-66.4</text:p>
      <text:p text:style-name="Standard"><text:s text:c="3"/>8.996 | 5 <text:s/>| <text:s text:c="3"/>2.016 <text:s text:c="2"/>-0.374 <text:s text:c="3"/>0.202 | <text:s/>-134.8 <text:s text:c="2"/>-80.1 <text:s/>-153.2</text:p>
      <text:p text:style-name="Standard"><text:s text:c="3"/>9.031 | 0 <text:s/>| <text:s text:c="8"/>Comm Error <text:s text:c="8"/>| <text:s text:c="11"/>- <text:s text:c="10"/></text:p>
      <text:p text:style-name="Standard"><text:s text:c="3"/>9.031 | 1 <text:s/>| <text:s text:c="3"/>0.628 <text:s text:c="2"/>-1.443 <text:s text:c="3"/>0.238 | <text:s text:c="2"/>-76.1 <text:s text:c="2"/>-44.3 <text:s text:c="2"/>-88.4</text:p>
      <text:p text:style-name="Standard"><text:s text:c="3"/>9.031 | 2 <text:s/>| <text:s text:c="3"/>0.297 <text:s text:c="3"/>1.330 <text:s text:c="3"/>0.338 | <text:s text:c="3"/>87.5 <text:s text:c="2"/>-10.4 <text:s text:c="2"/>-30.3</text:p>
      <text:p text:style-name="Standard"><text:s text:c="3"/>9.031 | 3 <text:s/>| <text:s text:c="3"/>0.961 <text:s text:c="3"/>0.074 <text:s text:c="2"/>-0.252 | <text:s text:c="3"/>18.1 <text:s text:c="2"/>-79.7 <text:s text:c="3"/>70.9</text:p>
      <text:p text:style-name="Standard"><text:s text:c="3"/>9.031 | 4 <text:s/>| <text:s text:c="3"/>0.916 <text:s text:c="2"/>-0.107 <text:s text:c="3"/>0.602 | <text:s text:c="2"/>136.4 <text:s text:c="2"/>-81.9 <text:s text:c="2"/>-48.5</text:p>
      <text:p text:style-name="Standard"><text:s text:c="3"/>9.031 | 5 <text:s/>| <text:s text:c="3"/>1.312 <text:s text:c="3"/>0.127 <text:s text:c="2"/>-0.813 | <text:s/>-154.7 <text:s text:c="2"/>-75.7 <text:s/>-132.8</text:p>
      <text:p text:style-name="Standard"><text:s text:c="3"/>9.065 | 0 <text:s/>| <text:s text:c="8"/>Comm Error <text:s text:c="8"/>| <text:s text:c="11"/>- <text:s text:c="10"/></text:p>
      <text:p text:style-name="Standard"><text:s text:c="3"/>9.065 | 1 <text:s/>| <text:s text:c="3"/>0.483 <text:s text:c="2"/>-1.009 <text:s text:c="3"/>0.087 | <text:s text:c="2"/>-75.9 <text:s text:c="2"/>-46.6 <text:s text:c="2"/>-86.3</text:p>
      <text:p text:style-name="Standard"><text:s text:c="3"/>9.065 | 2 <text:s/>| <text:s text:c="3"/>0.285 <text:s text:c="3"/>1.066 <text:s text:c="3"/>0.251 | <text:s text:c="3"/>88.8 <text:s text:c="3"/>-7.7 <text:s text:c="2"/>-28.7</text:p>
      <text:p text:style-name="Standard"><text:s text:c="3"/>9.065 | 3 <text:s/>| <text:s text:c="3"/>0.857 <text:s text:c="3"/>0.028 <text:s text:c="3"/>0.024 | <text:s text:c="3"/>27.4 <text:s text:c="2"/>-82.1 <text:s text:c="3"/>60.2</text:p>
      <text:p text:style-name="Standard"><text:s text:c="3"/>9.065 | 4 <text:s/>| <text:s text:c="3"/>0.927 <text:s text:c="2"/>-0.213 <text:s text:c="3"/>0.524 | <text:s text:c="3"/>37.1 <text:s text:c="2"/>-84.2 <text:s text:c="3"/>44.7</text:p>
      <text:p text:style-name="Standard"><text:s text:c="3"/>9.065 | 5 <text:s/>| <text:s text:c="3"/>1.146 <text:s text:c="3"/>0.150 <text:s text:c="2"/>-1.182 | <text:s/>-164.1 <text:s text:c="2"/>-69.7 <text:s/>-120.3</text:p>
      <text:p text:style-name="Standard"><text:s text:c="3"/>9.101 | 0 <text:s/>| <text:s text:c="8"/>Comm Error <text:s text:c="8"/>| <text:s text:c="11"/>- <text:s text:c="10"/></text:p>
      <text:p text:style-name="Standard"><text:s text:c="3"/>9.101 | 1 <text:s/>| <text:s text:c="3"/>0.484 <text:s text:c="2"/>-0.973 <text:s text:c="3"/>0.165 | <text:s text:c="2"/>-75.0 <text:s text:c="2"/>-49.3 <text:s text:c="2"/>-85.0</text:p>
      <text:p text:style-name="Standard"><text:s text:c="3"/>9.101 | 2 <text:s/>| <text:s text:c="3"/>0.437 <text:s text:c="3"/>1.098 <text:s text:c="3"/>0.338 | <text:s text:c="3"/>88.6 <text:s text:c="3"/>-6.8 <text:s text:c="2"/>-28.2</text:p>
      <text:p text:style-name="Standard"><text:s text:c="3"/>9.101 | 3 <text:s/>| <text:s text:c="3"/>1.129 <text:s text:c="2"/>-0.118 <text:s text:c="3"/>0.404 | <text:s text:c="3"/>21.7 <text:s text:c="2"/>-82.4 <text:s text:c="3"/>66.2</text:p>
      <text:p text:style-name="Standard"><text:s text:c="3"/>9.101 | 4 <text:s/>| <text:s text:c="3"/>1.022 <text:s text:c="2"/>-0.086 <text:s text:c="3"/>0.085 | <text:s text:c="3"/>16.8 <text:s text:c="2"/>-83.6 <text:s text:c="3"/>66.1</text:p>
      <text:p text:style-name="Standard"><text:s text:c="3"/>9.101 | 5 <text:s/>| <text:s text:c="3"/>0.961 <text:s text:c="2"/>-0.023 <text:s text:c="2"/>-1.010 | <text:s/>-169.7 <text:s text:c="2"/>-63.5 <text:s/>-117.7</text:p>
      <text:p text:style-name="Standard"><text:soft-page-break/><text:s text:c="3"/>9.135 | 0 <text:s/>| <text:s text:c="8"/>Comm Error <text:s text:c="8"/>| <text:s text:c="11"/>- <text:s text:c="10"/></text:p>
      <text:p text:style-name="Standard"><text:s text:c="3"/>9.135 | 1 <text:s/>| <text:s text:c="3"/>0.723 <text:s text:c="2"/>-1.053 <text:s text:c="3"/>0.231 | <text:s text:c="2"/>-73.5 <text:s text:c="2"/>-51.5 <text:s text:c="2"/>-84.8</text:p>
      <text:p text:style-name="Standard"><text:s text:c="3"/>9.135 | 2 <text:s/>| <text:s text:c="3"/>0.519 <text:s text:c="3"/>1.194 <text:s text:c="3"/>0.350 | <text:s text:c="3"/>88.3 <text:s text:c="3"/>-6.2 <text:s text:c="2"/>-27.0</text:p>
      <text:p text:style-name="Standard"><text:s text:c="3"/>9.135 | 3 <text:s/>| <text:s text:c="3"/>0.986 <text:s text:c="2"/>-0.116 <text:s text:c="3"/>0.538 | <text:s text:c="4"/>9.5 <text:s text:c="2"/>-81.1 <text:s text:c="3"/>79.8</text:p>
      <text:p text:style-name="Standard"><text:s text:c="3"/>9.135 | 4 <text:s/>| <text:s text:c="3"/>1.004 <text:s text:c="2"/>-0.077 <text:s text:c="3"/>0.041 | <text:s text:c="3"/>-2.2 <text:s text:c="2"/>-84.0 <text:s text:c="3"/>84.8</text:p>
      <text:p text:style-name="Standard"><text:s text:c="3"/>9.135 | 5 <text:s/>| <text:s text:c="3"/>0.797 <text:s text:c="2"/>-0.141 <text:s text:c="2"/>-0.935 | <text:s/>-173.6 <text:s text:c="2"/>-57.6 <text:s/>-116.3</text:p>
      <text:p text:style-name="Standard"><text:s text:c="3"/>9.170 | 0 <text:s/>| <text:s text:c="8"/>Comm Error <text:s text:c="8"/>| <text:s text:c="11"/>- <text:s text:c="10"/></text:p>
      <text:p text:style-name="Standard"><text:s text:c="3"/>9.170 | 1 <text:s/>| <text:s text:c="3"/>0.593 <text:s text:c="2"/>-0.935 <text:s text:c="3"/>0.103 | <text:s text:c="2"/>-72.6 <text:s text:c="2"/>-53.0 <text:s text:c="2"/>-86.1</text:p>
      <text:p text:style-name="Standard"><text:s text:c="3"/>9.170 | 2 <text:s/>| <text:s text:c="3"/>0.613 <text:s text:c="3"/>0.972 <text:s text:c="3"/>0.266 | <text:s text:c="3"/>88.6 <text:s text:c="3"/>-6.8 <text:s text:c="2"/>-25.1</text:p>
      <text:p text:style-name="Standard"><text:s text:c="3"/>9.170 | 3 <text:s/>| <text:s text:c="3"/>1.003 <text:s text:c="2"/>-0.096 <text:s text:c="3"/>0.307 | <text:s text:c="4"/>1.0 <text:s text:c="2"/>-78.8 <text:s text:c="3"/>89.1</text:p>
      <text:p text:style-name="Standard"><text:s text:c="3"/>9.170 | 4 <text:s/>| <text:s text:c="3"/>1.031 <text:s text:c="2"/>-0.025 <text:s text:c="3"/>0.049 | <text:s text:c="2"/>-10.2 <text:s text:c="2"/>-84.1 <text:s text:c="3"/>93.0</text:p>
      <text:p text:style-name="Standard"><text:s text:c="3"/>9.170 | 5 <text:s/>| <text:s text:c="3"/>0.423 <text:s text:c="2"/>-0.153 <text:s text:c="2"/>-0.830 | <text:s/>-173.2 <text:s text:c="2"/>-49.0 <text:s/>-116.9</text:p>
      <text:p text:style-name="Standard"><text:s text:c="3"/>9.204 | 0 <text:s/>| <text:s text:c="8"/>Comm Error <text:s text:c="8"/>| <text:s text:c="11"/>- <text:s text:c="10"/></text:p>
      <text:p text:style-name="Standard"><text:s text:c="3"/>9.204 | 1 <text:s/>| <text:s text:c="3"/>0.451 <text:s text:c="2"/>-0.887 <text:s text:c="3"/>0.114 | <text:s text:c="2"/>-70.6 <text:s text:c="2"/>-53.4 <text:s text:c="2"/>-88.5</text:p>
      <text:p text:style-name="Standard"><text:s text:c="3"/>9.204 | 2 <text:s/>| <text:s text:c="3"/>0.559 <text:s text:c="3"/>1.016 <text:s text:c="3"/>0.243 | <text:s text:c="3"/>88.8 <text:s text:c="3"/>-7.6 <text:s text:c="2"/>-22.4</text:p>
      <text:p text:style-name="Standard"><text:s text:c="3"/>9.204 | 3 <text:s/>| <text:s text:c="3"/>1.044 <text:s text:c="2"/>-0.055 <text:s text:c="3"/>0.104 | <text:s text:c="3"/>-2.1 <text:s text:c="2"/>-78.7 <text:s text:c="3"/>92.3</text:p>
      <text:p text:style-name="Standard"><text:s text:c="3"/>9.204 | 4 <text:s/>| <text:s text:c="3"/>1.037 <text:s text:c="2"/>-0.070 <text:s text:c="3"/>0.024 | <text:s text:c="2"/>-17.7 <text:s text:c="2"/>-84.1 <text:s text:c="2"/>105.7</text:p>
      <text:p text:style-name="Standard"><text:s text:c="3"/>9.204 | 5 <text:s/>| <text:s text:c="3"/>0.201 <text:s text:c="2"/>-0.015 <text:s text:c="2"/>-0.738 | <text:s/>-174.1 <text:s text:c="2"/>-42.3 <text:s/>-116.1</text:p>
      <text:p text:style-name="Standard"><text:s text:c="3"/>9.238 | 0 <text:s/>| <text:s text:c="8"/>Comm Error <text:s text:c="8"/>| <text:s text:c="11"/>- <text:s text:c="10"/></text:p>
      <text:p text:style-name="Standard"><text:s text:c="3"/>9.238 | 1 <text:s/>| <text:s text:c="3"/>0.374 <text:s text:c="2"/>-0.781 <text:s text:c="3"/>0.149 | <text:s text:c="2"/>-68.9 <text:s text:c="2"/>-52.6 <text:s text:c="2"/>-90.6</text:p>
      <text:p text:style-name="Standard"><text:s text:c="3"/>9.238 | 2 <text:s/>| <text:s text:c="3"/>0.525 <text:s text:c="3"/>1.012 <text:s text:c="3"/>0.173 | <text:s text:c="3"/>89.5 <text:s text:c="3"/>-8.6 <text:s text:c="2"/>-20.4</text:p>
      <text:p text:style-name="Standard"><text:s text:c="3"/>9.238 | 3 <text:s/>| <text:s text:c="3"/>1.030 <text:s text:c="3"/>0.063 <text:s text:c="3"/>0.178 | <text:s text:c="3"/>-0.8 <text:s text:c="2"/>-79.2 <text:s text:c="3"/>91.0</text:p>
      <text:p text:style-name="Standard"><text:s text:c="3"/>9.238 | 4 <text:s/>| <text:s text:c="3"/>1.001 <text:s text:c="2"/>-0.081 <text:s text:c="3"/>0.069 | <text:s text:c="2"/>-32.9 <text:s text:c="2"/>-83.8 <text:s text:c="2"/>117.0</text:p>
      <text:p text:style-name="Standard"><text:s text:c="3"/>9.238 | 5 <text:s/>| <text:s text:c="3"/>0.029 <text:s text:c="2"/>-0.138 <text:s text:c="2"/>-0.586 | <text:s/>-175.3 <text:s text:c="2"/>-33.9 <text:s/>-116.0</text:p>
      <text:p text:style-name="Standard"><text:s text:c="3"/>9.273 | 0 <text:s/>| <text:s text:c="8"/>Comm Error <text:s text:c="8"/>| <text:s text:c="11"/>- <text:s text:c="10"/></text:p>
      <text:p text:style-name="Standard"><text:s text:c="3"/>9.273 | 1 <text:s/>| <text:s text:c="3"/>0.385 <text:s text:c="2"/>-0.650 <text:s text:c="3"/>0.112 | <text:s text:c="2"/>-68.3 <text:s text:c="2"/>-51.4 <text:s text:c="2"/>-91.7</text:p>
      <text:p text:style-name="Standard"><text:s text:c="3"/>9.273 | 2 <text:s/>| <text:s text:c="3"/>0.538 <text:s text:c="3"/>0.947 <text:s text:c="3"/>0.174 | <text:s text:c="3"/>89.7 <text:s text:c="2"/>-10.0 <text:s text:c="2"/>-18.3</text:p>
      <text:p text:style-name="Standard"><text:s text:c="3"/>9.273 | 3 <text:s/>| <text:s text:c="3"/>1.007 <text:s text:c="3"/>0.115 <text:s text:c="3"/>0.272 | <text:s text:c="4"/>3.5 <text:s text:c="2"/>-78.5 <text:s text:c="3"/>86.4</text:p>
      <text:p text:style-name="Standard"><text:s text:c="3"/>9.273 | 4 <text:s/>| <text:s text:c="3"/>0.974 <text:s text:c="2"/>-0.094 <text:s text:c="3"/>0.106 | <text:s text:c="2"/>-38.3 <text:s text:c="2"/>-83.4 <text:s text:c="2"/>123.0</text:p>
      <text:p text:style-name="Standard"><text:s text:c="3"/>9.273 | 5 <text:s/>| <text:s text:c="2"/>-0.071 <text:s text:c="2"/>-0.186 <text:s text:c="2"/>-0.459 | <text:s/>-174.2 <text:s text:c="2"/>-27.2 <text:s/>-116.8</text:p>
      <text:p text:style-name="Standard"><text:s text:c="3"/>9.307 | 0 <text:s/>| <text:s text:c="8"/>Comm Error <text:s text:c="8"/>| <text:s text:c="11"/>- <text:s text:c="10"/></text:p>
      <text:p text:style-name="Standard"><text:s text:c="3"/>9.307 | 1 <text:s/>| <text:s text:c="3"/>0.385 <text:s text:c="2"/>-0.576 <text:s text:c="3"/>0.083 | <text:s text:c="2"/>-69.0 <text:s text:c="2"/>-50.5 <text:s text:c="2"/>-91.3</text:p>
      <text:p text:style-name="Standard"><text:s text:c="3"/>9.307 | 2 <text:s/>| <text:s text:c="3"/>0.498 <text:s text:c="3"/>1.012 <text:s text:c="3"/>0.182 | <text:s text:c="3"/>89.3 <text:s text:c="2"/>-12.1 <text:s text:c="2"/>-15.5</text:p>
      <text:p text:style-name="Standard"><text:s text:c="3"/>9.307 | 3 <text:s/>| <text:s text:c="3"/>0.974 <text:s text:c="3"/>0.061 <text:s text:c="3"/>0.221 | <text:s text:c="4"/>6.2 <text:s text:c="2"/>-77.9 <text:s text:c="3"/>83.4</text:p>
      <text:p text:style-name="Standard"><text:s text:c="3"/>9.307 | 4 <text:s/>| <text:s text:c="3"/>0.970 <text:s text:c="2"/>-0.064 <text:s text:c="3"/>0.093 | <text:s text:c="2"/>-40.8 <text:s text:c="2"/>-83.1 <text:s text:c="2"/>125.5</text:p>
      <text:p text:style-name="Standard"><text:s text:c="3"/>9.307 | 5 <text:s/>| <text:s text:c="2"/>-0.113 <text:s text:c="2"/>-0.128 <text:s text:c="2"/>-0.404 | <text:s/>-172.3 <text:s text:c="2"/>-18.8 <text:s/>-117.2</text:p>
      <text:p text:style-name="Standard"><text:s text:c="3"/>9.341 | 0 <text:s/>| <text:s text:c="8"/>Comm Error <text:s text:c="8"/>| <text:s text:c="11"/>- <text:s text:c="10"/></text:p>
      <text:p text:style-name="Standard"><text:s text:c="3"/>9.341 | 1 <text:s/>| <text:s text:c="3"/>0.386 <text:s text:c="2"/>-0.519 <text:s text:c="3"/>0.063 | <text:s text:c="2"/>-71.3 <text:s text:c="2"/>-49.1 <text:s text:c="2"/>-89.1</text:p>
      <text:p text:style-name="Standard"><text:s text:c="3"/>9.341 | 2 <text:s/>| <text:s text:c="3"/>0.430 <text:s text:c="3"/>0.964 <text:s text:c="3"/>0.178 | <text:s text:c="3"/>88.7 <text:s text:c="2"/>-13.7 <text:s text:c="2"/>-14.0</text:p>
      <text:p text:style-name="Standard"><text:s text:c="3"/>9.341 | 3 <text:s/>| <text:s text:c="3"/>0.957 <text:s text:c="2"/>-0.042 <text:s text:c="3"/>0.171 | <text:s text:c="4"/>4.4 <text:s text:c="2"/>-77.9 <text:s text:c="3"/>85.2</text:p>
      <text:p text:style-name="Standard"><text:s text:c="3"/>9.341 | 4 <text:s/>| <text:s text:c="3"/>0.966 <text:s text:c="2"/>-0.087 <text:s text:c="3"/>0.054 | <text:s text:c="2"/>-42.6 <text:s text:c="2"/>-83.1 <text:s text:c="2"/>127.2</text:p>
      <text:p text:style-name="Standard"><text:s text:c="3"/>9.341 | 5 <text:s/>| <text:s text:c="2"/>-0.063 <text:s text:c="2"/>-0.083 <text:s text:c="2"/>-0.376 | <text:s/>-171.4 <text:s text:c="2"/>-14.1 <text:s/>-117.4</text:p>
      <text:p text:style-name="Standard"><text:s text:c="3"/>9.376 | 0 <text:s/>| <text:s text:c="8"/>Comm Error <text:s text:c="8"/>| <text:s text:c="11"/>- <text:s text:c="10"/></text:p>
      <text:p text:style-name="Standard"><text:s text:c="3"/>9.376 | 1 <text:s/>| <text:s text:c="3"/>0.468 <text:s text:c="2"/>-0.411 <text:s text:c="3"/>0.032 | <text:s text:c="2"/>-73.7 <text:s text:c="2"/>-48.9 <text:s text:c="2"/>-86.6</text:p>
      <text:p text:style-name="Standard"><text:s text:c="3"/>9.376 | 2 <text:s/>| <text:s text:c="3"/>0.363 <text:s text:c="3"/>0.954 <text:s text:c="3"/>0.160 | <text:s text:c="3"/>87.9 <text:s text:c="2"/>-15.7 <text:s text:c="2"/>-13.4</text:p>
      <text:p text:style-name="Standard"><text:s text:c="3"/>9.376 | 3 <text:s/>| <text:s text:c="3"/>0.974 <text:s text:c="2"/>-0.025 <text:s text:c="3"/>0.192 | <text:s text:c="4"/>2.3 <text:s text:c="2"/>-77.9 <text:s text:c="3"/>87.5</text:p>
      <text:p text:style-name="Standard"><text:s text:c="3"/>9.376 | 4 <text:s/>| <text:s text:c="3"/>0.993 <text:s text:c="2"/>-0.086 <text:s text:c="3"/>0.018 | <text:s text:c="2"/>-47.7 <text:s text:c="2"/>-83.1 <text:s text:c="2"/>132.0</text:p>
      <text:p text:style-name="Standard"><text:s text:c="3"/>9.376 | 5 <text:s/>| <text:s text:c="3"/>0.015 <text:s text:c="2"/>-0.137 <text:s text:c="2"/>-0.421 | <text:s/>-170.0 <text:s text:c="2"/>-11.7 <text:s/>-118.0</text:p>
      <text:p text:style-name="Standard"><text:s text:c="3"/>9.410 | 0 <text:s/>| <text:s text:c="8"/>Comm Error <text:s text:c="8"/>| <text:s text:c="11"/>- <text:s text:c="10"/></text:p>
      <text:p text:style-name="Standard"><text:soft-page-break/><text:s text:c="3"/>9.410 | 1 <text:s/>| <text:s text:c="3"/>0.529 <text:s text:c="2"/>-0.378 <text:s text:c="3"/>0.043 | <text:s text:c="2"/>-75.8 <text:s text:c="2"/>-49.2 <text:s text:c="2"/>-83.7</text:p>
      <text:p text:style-name="Standard"><text:s text:c="3"/>9.410 | 2 <text:s/>| <text:s text:c="3"/>0.347 <text:s text:c="3"/>0.947 <text:s text:c="3"/>0.168 | <text:s text:c="3"/>86.4 <text:s text:c="2"/>-17.3 <text:s text:c="2"/>-13.5</text:p>
      <text:p text:style-name="Standard"><text:s text:c="3"/>9.410 | 3 <text:s/>| <text:s text:c="3"/>0.970 <text:s text:c="2"/>-0.003 <text:s text:c="3"/>0.206 | <text:s text:c="4"/>1.5 <text:s text:c="2"/>-77.7 <text:s text:c="3"/>88.1</text:p>
      <text:p text:style-name="Standard"><text:s text:c="3"/>9.410 | 4 <text:s/>| <text:s text:c="3"/>1.009 <text:s text:c="2"/>-0.113 <text:s text:c="3"/>0.013 | <text:s text:c="2"/>-53.3 <text:s text:c="2"/>-83.2 <text:s text:c="2"/>137.5</text:p>
      <text:p text:style-name="Standard"><text:s text:c="3"/>9.410 | 5 <text:s/>| <text:s text:c="3"/>0.060 <text:s text:c="2"/>-0.190 <text:s text:c="2"/>-0.501 | <text:s/>-167.7 <text:s text:c="2"/>-11.8 <text:s/>-118.7</text:p>
      <text:p text:style-name="Standard"><text:s text:c="3"/>9.444 | 0 <text:s/>| <text:s text:c="8"/>Comm Error <text:s text:c="8"/>| <text:s text:c="11"/>- <text:s text:c="10"/></text:p>
      <text:p text:style-name="Standard"><text:s text:c="3"/>9.444 | 1 <text:s/>| <text:s text:c="3"/>0.546 <text:s text:c="2"/>-0.354 <text:s text:c="3"/>0.005 | <text:s text:c="2"/>-78.7 <text:s text:c="2"/>-49.5 <text:s text:c="2"/>-82.1</text:p>
      <text:p text:style-name="Standard"><text:s text:c="3"/>9.444 | 2 <text:s/>| <text:s text:c="3"/>0.335 <text:s text:c="3"/>0.953 <text:s text:c="3"/>0.181 | <text:s text:c="3"/>84.9 <text:s text:c="2"/>-18.9 <text:s text:c="2"/>-13.8</text:p>
      <text:p text:style-name="Standard"><text:s text:c="3"/>9.444 | 3 <text:s/>| <text:s text:c="3"/>0.991 <text:s text:c="2"/>-0.023 <text:s text:c="3"/>0.227 | <text:s text:c="4"/>0.5 <text:s text:c="2"/>-77.3 <text:s text:c="3"/>89.1</text:p>
      <text:p text:style-name="Standard"><text:s text:c="3"/>9.444 | 4 <text:s/>| <text:s text:c="3"/>1.004 <text:s text:c="2"/>-0.075 <text:s text:c="3"/>0.019 | <text:s text:c="2"/>-57.3 <text:s text:c="2"/>-83.3 <text:s text:c="2"/>141.7</text:p>
      <text:p text:style-name="Standard"><text:s text:c="3"/>9.444 | 5 <text:s/>| <text:s text:c="3"/>0.134 <text:s text:c="2"/>-0.197 <text:s text:c="2"/>-0.595 | <text:s/>-165.2 <text:s text:c="2"/>-12.9 <text:s/>-119.3</text:p>
      <text:p text:style-name="Standard"><text:s text:c="3"/>9.479 | 0 <text:s/>| <text:s text:c="8"/>Comm Error <text:s text:c="8"/>| <text:s text:c="11"/>- <text:s text:c="10"/></text:p>
      <text:p text:style-name="Standard"><text:s text:c="3"/>9.479 | 1 <text:s/>| <text:s text:c="3"/>0.507 <text:s text:c="2"/>-0.467 <text:s text:c="3"/>0.042 | <text:s text:c="2"/>-80.7 <text:s text:c="2"/>-47.8 <text:s text:c="2"/>-81.3</text:p>
      <text:p text:style-name="Standard"><text:s text:c="3"/>9.479 | 2 <text:s/>| <text:s text:c="3"/>0.337 <text:s text:c="3"/>1.029 <text:s text:c="3"/>0.184 | <text:s text:c="3"/>82.8 <text:s text:c="2"/>-20.9 <text:s text:c="2"/>-14.1</text:p>
      <text:p text:style-name="Standard"><text:s text:c="3"/>9.479 | 3 <text:s/>| <text:s text:c="3"/>1.022 <text:s text:c="2"/>-0.050 <text:s text:c="3"/>0.212 | <text:s text:c="3"/>-2.0 <text:s text:c="2"/>-77.0 <text:s text:c="3"/>91.5</text:p>
      <text:p text:style-name="Standard"><text:s text:c="3"/>9.479 | 4 <text:s/>| <text:s text:c="3"/>1.000 <text:s text:c="2"/>-0.059 <text:s text:c="3"/>0.056 | <text:s text:c="2"/>-56.8 <text:s text:c="2"/>-83.4 <text:s text:c="2"/>141.3</text:p>
      <text:p text:style-name="Standard"><text:s text:c="3"/>9.479 | 5 <text:s/>| <text:s text:c="3"/>0.356 <text:s text:c="3"/>0.011 <text:s text:c="2"/>-0.681 | <text:s/>-163.3 <text:s text:c="2"/>-17.3 <text:s/>-119.8</text:p>
      <text:p text:style-name="Standard"><text:s text:c="3"/>9.513 | 0 <text:s/>| <text:s text:c="8"/>Comm Error <text:s text:c="8"/>| <text:s text:c="11"/>- <text:s text:c="10"/></text:p>
      <text:p text:style-name="Standard"><text:s text:c="3"/>9.513 | 1 <text:s/>| <text:s text:c="3"/>0.544 <text:s text:c="2"/>-0.727 <text:s text:c="3"/>0.095 | <text:s text:c="2"/>-83.4 <text:s text:c="2"/>-43.0 <text:s text:c="2"/>-80.3</text:p>
      <text:p text:style-name="Standard"><text:s text:c="3"/>9.513 | 2 <text:s/>| <text:s text:c="3"/>0.344 <text:s text:c="3"/>1.066 <text:s text:c="3"/>0.204 | <text:s text:c="3"/>80.9 <text:s text:c="2"/>-22.2 <text:s text:c="2"/>-14.2</text:p>
      <text:p text:style-name="Standard"><text:s text:c="3"/>9.513 | 3 <text:s/>| <text:s text:c="3"/>1.021 <text:s text:c="2"/>-0.040 <text:s text:c="3"/>0.209 | <text:s text:c="3"/>-3.8 <text:s text:c="2"/>-76.7 <text:s text:c="3"/>93.1</text:p>
      <text:p text:style-name="Standard"><text:s text:c="3"/>9.513 | 4 <text:s/>| <text:s text:c="3"/>0.984 <text:s text:c="2"/>-0.079 <text:s text:c="3"/>0.150 | <text:s text:c="2"/>-51.2 <text:s text:c="2"/>-83.2 <text:s text:c="2"/>135.4</text:p>
      <text:p text:style-name="Standard"><text:s text:c="3"/>9.513 | 5 <text:s/>| <text:s text:c="3"/>0.538 <text:s text:c="3"/>0.015 <text:s text:c="2"/>-0.878 | <text:s/>-165.6 <text:s text:c="2"/>-22.8 <text:s/>-119.7</text:p>
      <text:p text:style-name="Standard"><text:s text:c="3"/>9.547 | 0 <text:s/>| <text:s text:c="8"/>Comm Error <text:s text:c="8"/>| <text:s text:c="11"/>- <text:s text:c="10"/></text:p>
      <text:p text:style-name="Standard"><text:s text:c="3"/>9.547 | 1 <text:s/>| <text:s text:c="3"/>0.556 <text:s text:c="2"/>-0.868 <text:s text:c="3"/>0.151 | <text:s text:c="2"/>-84.6 <text:s text:c="2"/>-38.7 <text:s text:c="2"/>-80.2</text:p>
      <text:p text:style-name="Standard"><text:s text:c="3"/>9.547 | 2 <text:s/>| <text:s text:c="3"/>0.363 <text:s text:c="3"/>1.102 <text:s text:c="3"/>0.221 | <text:s text:c="3"/>78.7 <text:s text:c="2"/>-23.5 <text:s text:c="2"/>-14.6</text:p>
      <text:p text:style-name="Standard"><text:s text:c="3"/>9.547 | 3 <text:s/>| <text:s text:c="3"/>1.018 <text:s text:c="2"/>-0.035 <text:s text:c="3"/>0.228 | <text:s text:c="3"/>-5.5 <text:s text:c="2"/>-76.3 <text:s text:c="3"/>94.6</text:p>
      <text:p text:style-name="Standard"><text:s text:c="3"/>9.547 | 4 <text:s/>| <text:s text:c="3"/>0.988 <text:s text:c="2"/>-0.080 <text:s text:c="3"/>0.142 | <text:s text:c="2"/>-46.1 <text:s text:c="2"/>-82.8 <text:s text:c="2"/>130.5</text:p>
      <text:p text:style-name="Standard"><text:s text:c="3"/>9.547 | 5 <text:s/>| <text:s text:c="3"/>0.814 <text:s text:c="2"/>-0.236 <text:s text:c="2"/>-0.929 | <text:s/>-168.1 <text:s text:c="2"/>-32.2 <text:s/>-121.2</text:p>
      <text:p text:style-name="Standard"><text:s text:c="3"/>9.581 | 0 <text:s/>| <text:s text:c="8"/>Comm Error <text:s text:c="8"/>| <text:s text:c="11"/>- <text:s text:c="10"/></text:p>
      <text:p text:style-name="Standard"><text:s text:c="3"/>9.581 | 1 <text:s/>| <text:s text:c="3"/>0.511 <text:s text:c="2"/>-0.921 <text:s text:c="3"/>0.167 | <text:s text:c="2"/>-85.6 <text:s text:c="2"/>-32.8 <text:s text:c="2"/>-80.9</text:p>
      <text:p text:style-name="Standard"><text:s text:c="3"/>9.581 | 2 <text:s/>| <text:s text:c="3"/>0.444 <text:s text:c="3"/>1.135 <text:s text:c="3"/>0.243 | <text:s text:c="3"/>76.5 <text:s text:c="2"/>-25.3 <text:s text:c="2"/>-15.2</text:p>
      <text:p text:style-name="Standard"><text:s text:c="3"/>9.581 | 3 <text:s/>| <text:s text:c="3"/>1.002 <text:s text:c="2"/>-0.032 <text:s text:c="3"/>0.274 | <text:s text:c="3"/>-6.0 <text:s text:c="2"/>-75.6 <text:s text:c="3"/>95.0</text:p>
      <text:p text:style-name="Standard"><text:s text:c="3"/>9.581 | 4 <text:s/>| <text:s text:c="3"/>1.013 <text:s text:c="2"/>-0.069 <text:s text:c="3"/>0.081 | <text:s text:c="2"/>-46.7 <text:s text:c="2"/>-82.9 <text:s text:c="2"/>131.3</text:p>
      <text:p text:style-name="Standard"><text:s text:c="3"/>9.581 | 5 <text:s/>| <text:s text:c="3"/>1.363 <text:s text:c="2"/>-0.318 <text:s text:c="2"/>-0.947 | <text:s/>-166.5 <text:s text:c="2"/>-40.5 <text:s/>-123.7</text:p>
      <text:p text:style-name="Standard"><text:s text:c="3"/>9.615 | 0 <text:s/>| <text:s text:c="8"/>Comm Error <text:s text:c="8"/>| <text:s text:c="11"/>- <text:s text:c="10"/></text:p>
      <text:p text:style-name="Standard"><text:s text:c="3"/>9.615 | 1 <text:s/>| <text:s text:c="3"/>0.484 <text:s text:c="2"/>-0.934 <text:s text:c="3"/>0.142 | <text:s text:c="2"/>-86.5 <text:s text:c="2"/>-28.6 <text:s text:c="2"/>-81.2</text:p>
      <text:p text:style-name="Standard"><text:s text:c="3"/>9.615 | 2 <text:s/>| <text:s text:c="3"/>0.475 <text:s text:c="3"/>1.155 <text:s text:c="3"/>0.257 | <text:s text:c="3"/>75.6 <text:s text:c="2"/>-26.0 <text:s text:c="2"/>-15.5</text:p>
      <text:p text:style-name="Standard"><text:s text:c="3"/>9.615 | 3 <text:s/>| <text:s text:c="3"/>0.985 <text:s text:c="2"/>-0.048 <text:s text:c="3"/>0.253 | <text:s text:c="3"/>-6.2 <text:s text:c="2"/>-74.7 <text:s text:c="3"/>95.4</text:p>
      <text:p text:style-name="Standard"><text:s text:c="3"/>9.615 | 4 <text:s/>| <text:s text:c="3"/>0.972 <text:s text:c="2"/>-0.122 <text:s text:c="3"/>0.132 | <text:s text:c="2"/>-53.0 <text:s text:c="2"/>-82.8 <text:s text:c="2"/>138.2</text:p>
      <text:p text:style-name="Standard"><text:s text:c="3"/>9.615 | 5 <text:s/>| <text:s text:c="3"/>2.681 <text:s text:c="2"/>-0.127 <text:s text:c="2"/>-1.204 | <text:s/>-165.2 <text:s text:c="2"/>-47.5 <text:s/>-126.0</text:p>
      <text:p text:style-name="Standard"><text:s text:c="3"/>9.650 | 0 <text:s/>| <text:s text:c="8"/>Comm Error <text:s text:c="8"/>| <text:s text:c="11"/>- <text:s text:c="10"/></text:p>
      <text:p text:style-name="Standard"><text:s text:c="3"/>9.650 | 1 <text:s/>| <text:s text:c="3"/>0.554 <text:s text:c="2"/>-1.019 <text:s text:c="3"/>0.165 | <text:s text:c="2"/>-87.3 <text:s text:c="2"/>-23.6 <text:s text:c="2"/>-81.4</text:p>
      <text:p text:style-name="Standard"><text:s text:c="3"/>9.650 | 2 <text:s/>| <text:s text:c="3"/>0.471 <text:s text:c="3"/>1.272 <text:s text:c="3"/>0.265 | <text:s text:c="3"/>72.2 <text:s text:c="2"/>-28.7 <text:s text:c="2"/>-16.7</text:p>
      <text:p text:style-name="Standard"><text:s text:c="3"/>9.650 | 3 <text:s/>| <text:s text:c="3"/>1.143 <text:s text:c="2"/>-0.025 <text:s text:c="3"/>0.168 | <text:s text:c="3"/>-6.3 <text:s text:c="2"/>-74.6 <text:s text:c="3"/>95.4</text:p>
      <text:p text:style-name="Standard"><text:s text:c="3"/>9.650 | 4 <text:s/>| <text:s text:c="3"/>0.989 <text:s text:c="2"/>-0.142 <text:s text:c="3"/>0.275 | <text:s text:c="2"/>-53.7 <text:s text:c="2"/>-82.0 <text:s text:c="2"/>139.8</text:p>
      <text:p text:style-name="Standard"><text:s text:c="3"/>9.650 | 5 <text:s/>| <text:s text:c="3"/>1.302 <text:s text:c="2"/>-0.906 <text:s text:c="3"/>0.105 | <text:s/>-165.5 <text:s text:c="2"/>-57.7 <text:s/>-130.0</text:p>
      <text:p text:style-name="Standard"><text:s text:c="3"/>9.684 | 0 <text:s/>| <text:s text:c="8"/>Comm Error <text:s text:c="8"/>| <text:s text:c="11"/>- <text:s text:c="10"/></text:p>
      <text:p text:style-name="Standard"><text:s text:c="3"/>9.684 | 1 <text:s/>| <text:s text:c="3"/>0.730 <text:s text:c="2"/>-1.146 <text:s text:c="3"/>0.222 | <text:s text:c="2"/>-88.0 <text:s text:c="2"/>-20.5 <text:s text:c="2"/>-82.3</text:p>
      <text:p text:style-name="Standard"><text:soft-page-break/><text:s text:c="3"/>9.684 | 2 <text:s/>| <text:s text:c="3"/>0.480 <text:s text:c="3"/>1.362 <text:s text:c="3"/>0.246 | <text:s text:c="3"/>70.1 <text:s text:c="2"/>-30.4 <text:s text:c="2"/>-17.6</text:p>
      <text:p text:style-name="Standard"><text:s text:c="3"/>9.684 | 3 <text:s/>| <text:s text:c="3"/>1.114 <text:s text:c="2"/>-0.008 <text:s text:c="2"/>-0.064 | <text:s text:c="3"/>-6.8 <text:s text:c="2"/>-76.0 <text:s text:c="3"/>96.1</text:p>
      <text:p text:style-name="Standard"><text:s text:c="3"/>9.684 | 4 <text:s/>| <text:s text:c="3"/>1.109 <text:s text:c="2"/>-0.049 <text:s text:c="3"/>0.166 | <text:s text:c="2"/>-56.9 <text:s text:c="2"/>-82.6 <text:s text:c="2"/>144.5</text:p>
      <text:p text:style-name="Standard"><text:s text:c="3"/>9.684 | 5 <text:s/>| <text:s text:c="3"/>2.050 <text:s text:c="3"/>0.249 <text:s text:c="3"/>0.603 | <text:s/>-157.7 <text:s text:c="2"/>-64.5 <text:s/>-134.1</text:p>
      <text:p text:style-name="Standard"><text:s text:c="3"/>9.719 | 0 <text:s/>| <text:s text:c="8"/>Comm Error <text:s text:c="8"/>| <text:s text:c="11"/>- <text:s text:c="10"/></text:p>
      <text:p text:style-name="Standard"><text:s text:c="3"/>9.719 | 1 <text:s/>| <text:s text:c="3"/>0.755 <text:s text:c="2"/>-1.162 <text:s text:c="3"/>0.221 | <text:s text:c="2"/>-88.5 <text:s text:c="2"/>-17.5 <text:s text:c="2"/>-83.8</text:p>
      <text:p text:style-name="Standard"><text:s text:c="3"/>9.719 | 2 <text:s/>| <text:s text:c="3"/>0.400 <text:s text:c="3"/>1.296 <text:s text:c="3"/>0.206 | <text:s text:c="3"/>67.6 <text:s text:c="2"/>-31.9 <text:s text:c="2"/>-18.4</text:p>
      <text:p text:style-name="Standard"><text:s text:c="3"/>9.719 | 3 <text:s/>| <text:s text:c="3"/>1.068 <text:s text:c="3"/>0.051 <text:s text:c="2"/>-0.237 | <text:s text:c="3"/>-6.2 <text:s text:c="2"/>-80.1 <text:s text:c="3"/>95.8</text:p>
      <text:p text:style-name="Standard"><text:s text:c="3"/>9.719 | 4 <text:s/>| <text:s text:c="3"/>1.216 <text:s text:c="2"/>-0.110 <text:s text:c="2"/>-0.365 | <text:s text:c="2"/>-91.6 <text:s text:c="2"/>-83.3 <text:s/>-178.1</text:p>
      <text:p text:style-name="Standard"><text:s text:c="3"/>9.719 | 5 <text:s/>| <text:s text:c="3"/>0.608 <text:s text:c="3"/>0.007 <text:s text:c="3"/>0.074 | <text:s/>-162.4 <text:s text:c="2"/>-74.1 <text:s/>-129.0</text:p>
      <text:p text:style-name="Standard"><text:s text:c="3"/>9.754 | 0 <text:s/>| <text:s text:c="8"/>Comm Error <text:s text:c="8"/>| <text:s text:c="11"/>- <text:s text:c="10"/></text:p>
      <text:p text:style-name="Standard"><text:s text:c="3"/>9.754 | 1 <text:s/>| <text:s text:c="3"/>0.723 <text:s text:c="2"/>-0.896 <text:s text:c="3"/>0.107 | <text:s text:c="2"/>-89.5 <text:s text:c="2"/>-14.6 <text:s text:c="2"/>-86.0</text:p>
      <text:p text:style-name="Standard"><text:s text:c="3"/>9.754 | 2 <text:s/>| <text:s text:c="3"/>0.268 <text:s text:c="3"/>1.154 <text:s text:c="3"/>0.168 | <text:s text:c="3"/>66.2 <text:s text:c="2"/>-32.4 <text:s text:c="2"/>-19.2</text:p>
      <text:p text:style-name="Standard"><text:s text:c="3"/>9.754 | 3 <text:s/>| <text:s text:c="3"/>0.936 <text:s text:c="3"/>0.031 <text:s text:c="2"/>-0.051 | <text:s text:c="3"/>-5.3 <text:s text:c="2"/>-82.7 <text:s text:c="3"/>94.7</text:p>
      <text:p text:style-name="Standard"><text:s text:c="3"/>9.754 | 4 <text:s/>| <text:s text:c="3"/>1.066 <text:s text:c="2"/>-0.060 <text:s text:c="2"/>-0.571 | <text:s/>-138.6 <text:s text:c="2"/>-82.1 <text:s/>-130.0</text:p>
      <text:p text:style-name="Standard"><text:s text:c="3"/>9.754 | 5 <text:s/>| <text:s text:c="3"/>1.000 <text:s text:c="2"/>-0.210 <text:s text:c="3"/>0.224 | <text:s/>-147.2 <text:s text:c="2"/>-77.5 <text:s/>-143.0</text:p>
      <text:p text:style-name="Standard"><text:s text:c="3"/>9.788 | 0 <text:s/>| <text:s text:c="8"/>Comm Error <text:s text:c="8"/>| <text:s text:c="11"/>- <text:s text:c="10"/></text:p>
      <text:p text:style-name="Standard"><text:s text:c="3"/>9.788 | 1 <text:s/>| <text:s text:c="3"/>0.716 <text:s text:c="2"/>-0.859 <text:s text:c="3"/>0.103 | <text:s text:c="2"/>-90.2 <text:s text:c="2"/>-14.0 <text:s text:c="2"/>-87.0</text:p>
      <text:p text:style-name="Standard"><text:s text:c="3"/>9.788 | 2 <text:s/>| <text:s text:c="3"/>0.292 <text:s text:c="3"/>1.115 <text:s text:c="3"/>0.107 | <text:s text:c="3"/>65.6 <text:s text:c="2"/>-33.0 <text:s text:c="2"/>-21.1</text:p>
      <text:p text:style-name="Standard"><text:s text:c="3"/>9.788 | 3 <text:s/>| <text:s text:c="3"/>0.928 <text:s text:c="2"/>-0.102 <text:s text:c="3"/>0.494 | <text:s text:c="2"/>-10.4 <text:s text:c="2"/>-82.4 <text:s text:c="2"/>100.2</text:p>
      <text:p text:style-name="Standard"><text:s text:c="3"/>9.788 | 4 <text:s/>| <text:s text:c="3"/>0.793 <text:s text:c="2"/>-0.052 <text:s text:c="2"/>-0.548 | <text:s/>-158.6 <text:s text:c="2"/>-79.2 <text:s/>-110.3</text:p>
      <text:p text:style-name="Standard"><text:s text:c="3"/>9.788 | 5 <text:s/>| <text:s text:c="3"/>1.013 <text:s text:c="3"/>0.024 <text:s text:c="3"/>0.055 | <text:s/>-140.7 <text:s text:c="2"/>-81.1 <text:s/>-146.9</text:p>
      <text:p text:style-name="Standard"><text:s text:c="3"/>9.822 | 0 <text:s/>| <text:s text:c="8"/>Comm Error <text:s text:c="8"/>| <text:s text:c="11"/>- <text:s text:c="10"/></text:p>
      <text:p text:style-name="Standard"><text:s text:c="3"/>9.822 | 1 <text:s/>| <text:s text:c="3"/>0.688 <text:s text:c="2"/>-0.980 <text:s text:c="3"/>0.173 | <text:s text:c="2"/>-90.8 <text:s text:c="2"/>-13.2 <text:s text:c="2"/>-89.2</text:p>
      <text:p text:style-name="Standard"><text:s text:c="3"/>9.822 | 2 <text:s/>| <text:s text:c="3"/>0.286 <text:s text:c="3"/>0.989 <text:s text:c="3"/>0.011 | <text:s text:c="3"/>65.9 <text:s text:c="2"/>-33.8 <text:s text:c="2"/>-22.7</text:p>
      <text:p text:style-name="Standard"><text:s text:c="3"/>9.822 | 3 <text:s/>| <text:s text:c="3"/>0.967 <text:s text:c="2"/>-0.024 <text:s text:c="3"/>0.700 | <text:s text:c="3"/>-9.8 <text:s text:c="2"/>-79.3 <text:s text:c="2"/>100.2</text:p>
      <text:p text:style-name="Standard"><text:s text:c="3"/>9.822 | 4 <text:s/>| <text:s text:c="3"/>0.855 <text:s text:c="2"/>-0.065 <text:s text:c="2"/>-0.333 | <text:s/>-163.7 <text:s text:c="2"/>-77.5 <text:s/>-105.1</text:p>
      <text:p text:style-name="Standard"><text:s text:c="3"/>9.822 | 5 <text:s/>| <text:s text:c="3"/>1.006 <text:s text:c="2"/>-0.208 <text:s text:c="2"/>-0.015 | <text:s/>-132.7 <text:s text:c="2"/>-81.6 <text:s/>-153.5</text:p>
      <text:p text:style-name="Standard"><text:s text:c="3"/>9.856 | 0 <text:s/>| <text:s text:c="8"/>Comm Error <text:s text:c="8"/>| <text:s text:c="11"/>- <text:s text:c="10"/></text:p>
      <text:p text:style-name="Standard"><text:s text:c="3"/>9.856 | 1 <text:s/>| <text:s text:c="3"/>0.676 <text:s text:c="2"/>-1.009 <text:s text:c="3"/>0.167 | <text:s text:c="2"/>-91.0 <text:s text:c="2"/>-13.0 <text:s text:c="2"/>-90.9</text:p>
      <text:p text:style-name="Standard"><text:s text:c="3"/>9.856 | 2 <text:s/>| <text:s text:c="3"/>0.308 <text:s text:c="3"/>0.812 <text:s text:c="3"/>0.025 | <text:s text:c="3"/>66.4 <text:s text:c="2"/>-34.4 <text:s text:c="2"/>-24.0</text:p>
      <text:p text:style-name="Standard"><text:s text:c="3"/>9.856 | 3 <text:s/>| <text:s text:c="3"/>0.995 <text:s text:c="3"/>0.172 <text:s text:c="3"/>0.311 | <text:s text:c="3"/>-1.2 <text:s text:c="2"/>-77.1 <text:s text:c="3"/>91.8</text:p>
      <text:p text:style-name="Standard"><text:s text:c="3"/>9.856 | 4 <text:s/>| <text:s text:c="3"/>1.061 <text:s text:c="3"/>0.077 <text:s text:c="2"/>-0.107 | <text:s/>-169.2 <text:s text:c="2"/>-78.3 <text:s/>-100.0</text:p>
      <text:p text:style-name="Standard"><text:s text:c="3"/>9.856 | 5 <text:s/>| <text:s text:c="3"/>1.030 <text:s text:c="2"/>-0.045 <text:s text:c="2"/>-0.013 | <text:s/>-127.3 <text:s text:c="2"/>-82.3 <text:s/>-156.3</text:p>
      <text:p text:style-name="Standard"><text:s text:c="3"/>9.890 | 0 <text:s/>| <text:s text:c="8"/>Comm Error <text:s text:c="8"/>| <text:s text:c="11"/>- <text:s text:c="10"/></text:p>
      <text:p text:style-name="Standard"><text:s text:c="3"/>9.890 | 1 <text:s/>| <text:s text:c="3"/>0.662 <text:s text:c="2"/>-1.040 <text:s text:c="3"/>0.145 | <text:s text:c="2"/>-91.3 <text:s text:c="2"/>-13.3 <text:s text:c="2"/>-93.9</text:p>
      <text:p text:style-name="Standard"><text:s text:c="3"/>9.890 | 2 <text:s/>| <text:s text:c="3"/>0.337 <text:s text:c="3"/>0.709 <text:s text:c="3"/>0.135 | <text:s text:c="3"/>66.0 <text:s text:c="2"/>-35.2 <text:s text:c="2"/>-25.0</text:p>
      <text:p text:style-name="Standard"><text:s text:c="3"/>9.890 | 3 <text:s/>| <text:s text:c="3"/>1.030 <text:s text:c="3"/>0.297 <text:s text:c="3"/>0.104 | <text:s text:c="4"/>8.4 <text:s text:c="2"/>-77.4 <text:s text:c="3"/>81.7</text:p>
      <text:p text:style-name="Standard"><text:s text:c="3"/>9.890 | 4 <text:s/>| <text:s text:c="3"/>1.085 <text:s text:c="2"/>-0.005 <text:s text:c="2"/>-0.016 | <text:s/>-172.4 <text:s text:c="2"/>-80.0 <text:s text:c="2"/>-98.0</text:p>
      <text:p text:style-name="Standard"><text:s text:c="3"/>9.890 | 5 <text:s/>| <text:s text:c="3"/>1.035 <text:s text:c="3"/>0.094 <text:s text:c="2"/>-0.122 | <text:s/>-134.6 <text:s text:c="2"/>-82.9 <text:s/>-148.3</text:p>
      <text:p text:style-name="Standard"><text:s text:c="3"/>9.924 | 0 <text:s/>| <text:s text:c="8"/>Comm Error <text:s text:c="8"/>| <text:s text:c="11"/>- <text:s text:c="10"/></text:p>
      <text:p text:style-name="Standard"><text:s text:c="3"/>9.924 | 1 <text:s/>| <text:s text:c="3"/>0.521 <text:s text:c="2"/>-1.044 <text:s text:c="3"/>0.132 | <text:s text:c="2"/>-91.1 <text:s text:c="2"/>-13.4 <text:s text:c="2"/>-96.6</text:p>
      <text:p text:style-name="Standard"><text:s text:c="3"/>9.924 | 2 <text:s/>| <text:s text:c="3"/>0.341 <text:s text:c="3"/>0.623 <text:s text:c="3"/>0.222 | <text:s text:c="3"/>65.5 <text:s text:c="2"/>-35.4 <text:s text:c="2"/>-25.6</text:p>
      <text:p text:style-name="Standard"><text:s text:c="3"/>9.924 | 3 <text:s/>| <text:s text:c="3"/>1.033 <text:s text:c="3"/>0.207 <text:s text:c="3"/>0.119 | <text:s text:c="3"/>16.6 <text:s text:c="2"/>-77.5 <text:s text:c="3"/>71.1</text:p>
      <text:p text:style-name="Standard"><text:s text:c="3"/>9.924 | 4 <text:s/>| <text:s text:c="3"/>1.076 <text:s text:c="3"/>0.079 <text:s text:c="3"/>0.047 | <text:s text:c="2"/>180.0 <text:s text:c="2"/>-82.5 <text:s text:c="2"/>-90.0</text:p>
      <text:p text:style-name="Standard"><text:s text:c="3"/>9.924 | 5 <text:s/>| <text:s text:c="3"/>1.029 <text:s text:c="2"/>-0.070 <text:s text:c="2"/>-0.167 | <text:s/>-143.2 <text:s text:c="2"/>-82.5 <text:s/>-141.9</text:p>
      <text:p text:style-name="Standard"><text:s text:c="3"/>9.959 | 0 <text:s/>| <text:s text:c="8"/>Comm Error <text:s text:c="8"/>| <text:s text:c="11"/>- <text:s text:c="10"/></text:p>
      <text:p text:style-name="Standard"><text:s text:c="3"/>9.959 | 1 <text:s/>| <text:s text:c="3"/>0.464 <text:s text:c="2"/>-0.994 <text:s text:c="3"/>0.096 | <text:s text:c="2"/>-90.9 <text:s text:c="2"/>-13.6 <text:s text:c="2"/>-98.1</text:p>
      <text:p text:style-name="Standard"><text:s text:c="3"/>9.959 | 2 <text:s/>| <text:s text:c="3"/>0.376 <text:s text:c="3"/>0.605 <text:s text:c="3"/>0.211 | <text:s text:c="3"/>65.6 <text:s text:c="2"/>-35.6 <text:s text:c="2"/>-26.3</text:p>
      <text:p text:style-name="Standard"><text:soft-page-break/><text:s text:c="3"/>9.959 | 3 <text:s/>| <text:s text:c="3"/>0.992 <text:s text:c="2"/>-0.016 <text:s text:c="3"/>0.145 | <text:s text:c="3"/>18.3 <text:s text:c="2"/>-78.0 <text:s text:c="3"/>70.2</text:p>
      <text:p text:style-name="Standard"><text:s text:c="3"/>9.959 | 4 <text:s/>| <text:s text:c="3"/>1.001 <text:s text:c="3"/>0.098 <text:s text:c="3"/>0.051 | <text:s text:c="2"/>168.2 <text:s text:c="2"/>-83.8 <text:s text:c="2"/>-77.8</text:p>
      <text:p text:style-name="Standard"><text:s text:c="3"/>9.959 | 5 <text:s/>| <text:s text:c="3"/>1.002 <text:s text:c="2"/>-0.078 <text:s text:c="2"/>-0.033 | <text:s/>-140.8 <text:s text:c="2"/>-82.6 <text:s/>-144.5</text:p>
      <text:p text:style-name="Standard"><text:s text:c="3"/>9.993 | 0 <text:s/>| <text:s text:c="8"/>Comm Error <text:s text:c="8"/>| <text:s text:c="11"/>- <text:s text:c="10"/></text:p>
      <text:p text:style-name="Standard"><text:s text:c="3"/>9.993 | 1 <text:s/>| <text:s text:c="3"/>0.414 <text:s text:c="2"/>-0.925 <text:s text:c="3"/>0.086 | <text:s text:c="2"/>-90.2 <text:s text:c="2"/>-14.6 <text:s/>-100.0</text:p>
      <text:p text:style-name="Standard"><text:s text:c="3"/>9.993 | 2 <text:s/>| <text:s text:c="3"/>0.414 <text:s text:c="3"/>0.565 <text:s text:c="3"/>0.223 | <text:s text:c="3"/>66.4 <text:s text:c="2"/>-35.6 <text:s text:c="2"/>-27.5</text:p>
      <text:p text:style-name="Standard"><text:s text:c="3"/>9.993 | 3 <text:s/>| <text:s text:c="3"/>0.968 <text:s text:c="2"/>-0.069 <text:s text:c="3"/>0.218 | <text:s text:c="3"/>13.5 <text:s text:c="2"/>-78.1 <text:s text:c="3"/>74.2</text:p>
      <text:p text:style-name="Standard"><text:s text:c="3"/>9.993 | 4 <text:s/>| <text:s text:c="3"/>0.988 <text:s text:c="3"/>0.075 <text:s text:c="3"/>0.039 | <text:s text:c="2"/>143.2 <text:s text:c="2"/>-84.5 <text:s text:c="2"/>-54.8</text:p>
      <text:p text:style-name="Standard"><text:s text:c="3"/>9.993 | 5 <text:s/>| <text:s text:c="3"/>1.004 <text:s text:c="2"/>-0.041 <text:s text:c="2"/>-0.053 | <text:s/>-140.1 <text:s text:c="2"/>-83.0 <text:s/>-145.9</text:p>
      <text:p text:style-name="Standard"><text:s text:c="2"/>10.028 | 0 <text:s/>| <text:s text:c="8"/>Comm Error <text:s text:c="8"/>| <text:s text:c="11"/>- <text:s text:c="10"/></text:p>
      <text:p text:style-name="Standard"><text:s text:c="2"/>10.028 | 1 <text:s/>| <text:s text:c="3"/>0.431 <text:s text:c="2"/>-0.887 <text:s text:c="3"/>0.070 | <text:s text:c="2"/>-89.6 <text:s text:c="2"/>-15.7 <text:s/>-100.6</text:p>
      <text:p text:style-name="Standard"><text:s text:c="2"/>10.028 | 2 <text:s/>| <text:s text:c="3"/>0.458 <text:s text:c="3"/>0.547 <text:s text:c="3"/>0.244 | <text:s text:c="3"/>66.7 <text:s text:c="2"/>-35.7 <text:s text:c="2"/>-28.0</text:p>
      <text:p text:style-name="Standard"><text:s text:c="2"/>10.028 | 3 <text:s/>| <text:s text:c="3"/>0.981 <text:s text:c="3"/>0.047 <text:s text:c="3"/>0.185 | <text:s text:c="3"/>10.4 <text:s text:c="2"/>-78.0 <text:s text:c="3"/>76.2</text:p>
      <text:p text:style-name="Standard"><text:s text:c="2"/>10.028 | 4 <text:s/>| <text:s text:c="3"/>0.998 <text:s text:c="2"/>-0.104 <text:s text:c="3"/>0.012 | <text:s text:c="2"/>147.8 <text:s text:c="2"/>-85.0 <text:s text:c="2"/>-59.4</text:p>
      <text:p text:style-name="Standard"><text:s text:c="2"/>10.028 | 5 <text:s/>| <text:s text:c="3"/>1.018 <text:s text:c="2"/>-0.061 <text:s text:c="2"/>-0.170 | <text:s/>-145.1 <text:s text:c="2"/>-82.8 <text:s/>-142.9</text:p>
      <text:p text:style-name="Standard"><text:s text:c="2"/>10.062 | 0 <text:s/>| <text:s text:c="8"/>Comm Error <text:s text:c="8"/>| <text:s text:c="11"/>- <text:s text:c="10"/></text:p>
      <text:p text:style-name="Standard"><text:s text:c="2"/>10.062 | 1 <text:s/>| <text:s text:c="3"/>0.384 <text:s text:c="2"/>-0.905 <text:s text:c="3"/>0.021 | <text:s text:c="2"/>-89.2 <text:s text:c="2"/>-17.1 <text:s/>-100.9</text:p>
      <text:p text:style-name="Standard"><text:s text:c="2"/>10.062 | 2 <text:s/>| <text:s text:c="3"/>0.511 <text:s text:c="3"/>0.573 <text:s text:c="3"/>0.258 | <text:s text:c="3"/>67.3 <text:s text:c="2"/>-35.9 <text:s text:c="2"/>-28.8</text:p>
      <text:p text:style-name="Standard"><text:s text:c="2"/>10.062 | 3 <text:s/>| <text:s text:c="3"/>0.989 <text:s text:c="3"/>0.096 <text:s text:c="3"/>0.207 | <text:s text:c="3"/>12.3 <text:s text:c="2"/>-77.8 <text:s text:c="3"/>73.7</text:p>
      <text:p text:style-name="Standard"><text:s text:c="2"/>10.062 | 4 <text:s/>| <text:s text:c="3"/>0.998 <text:s text:c="2"/>-0.056 <text:s text:c="3"/>0.017 | <text:s text:c="2"/>169.4 <text:s text:c="2"/>-85.2 <text:s text:c="2"/>-74.9</text:p>
      <text:p text:style-name="Standard"><text:s text:c="2"/>10.062 | 5 <text:s/>| <text:s text:c="3"/>1.028 <text:s text:c="2"/>-0.087 <text:s text:c="2"/>-0.165 | <text:s/>-148.1 <text:s text:c="2"/>-82.3 <text:s/>-141.6</text:p>
      <text:p text:style-name="Standard"><text:s text:c="2"/>10.096 | 0 <text:s/>| <text:s text:c="8"/>Comm Error <text:s text:c="8"/>| <text:s text:c="11"/>- <text:s text:c="10"/></text:p>
      <text:p text:style-name="Standard"><text:s text:c="2"/>10.096 | 1 <text:s/>| <text:s text:c="3"/>0.323 <text:s text:c="2"/>-0.979 <text:s text:c="2"/>-0.018 | <text:s text:c="2"/>-89.1 <text:s text:c="2"/>-17.8 <text:s/>-101.1</text:p>
      <text:p text:style-name="Standard"><text:s text:c="2"/>10.096 | 2 <text:s/>| <text:s text:c="3"/>0.521 <text:s text:c="3"/>0.638 <text:s text:c="3"/>0.271 | <text:s text:c="3"/>67.9 <text:s text:c="2"/>-35.5 <text:s text:c="2"/>-29.1</text:p>
      <text:p text:style-name="Standard"><text:s text:c="2"/>10.096 | 3 <text:s/>| <text:s text:c="3"/>1.006 <text:s text:c="3"/>0.062 <text:s text:c="3"/>0.246 | <text:s text:c="3"/>13.4 <text:s text:c="2"/>-77.3 <text:s text:c="3"/>71.9</text:p>
      <text:p text:style-name="Standard"><text:s text:c="2"/>10.096 | 4 <text:s/>| <text:s text:c="3"/>1.004 <text:s text:c="3"/>0.034 <text:s text:c="3"/>0.019 | <text:s text:c="2"/>126.3 <text:s text:c="2"/>-85.3 <text:s text:c="2"/>-43.4</text:p>
      <text:p text:style-name="Standard"><text:s text:c="2"/>10.096 | 5 <text:s/>| <text:s text:c="3"/>1.028 <text:s text:c="2"/>-0.064 <text:s text:c="2"/>-0.133 | <text:s/>-150.4 <text:s text:c="2"/>-81.9 <text:s/>-140.3</text:p>
      <text:p text:style-name="Standard"><text:s text:c="2"/>10.130 | 0 <text:s/>| <text:s text:c="8"/>Comm Error <text:s text:c="8"/>| <text:s text:c="11"/>- <text:s text:c="10"/></text:p>
      <text:p text:style-name="Standard"><text:s text:c="2"/>10.130 | 1 <text:s/>| <text:s text:c="3"/>0.287 <text:s text:c="2"/>-1.005 <text:s text:c="2"/>-0.036 | <text:s text:c="2"/>-88.9 <text:s text:c="2"/>-18.4 <text:s/>-101.3</text:p>
      <text:p text:style-name="Standard"><text:s text:c="2"/>10.130 | 2 <text:s/>| <text:s text:c="3"/>0.548 <text:s text:c="3"/>0.681 <text:s text:c="3"/>0.290 | <text:s text:c="3"/>68.6 <text:s text:c="2"/>-34.9 <text:s text:c="2"/>-29.7</text:p>
      <text:p text:style-name="Standard"><text:s text:c="2"/>10.130 | 3 <text:s/>| <text:s text:c="3"/>1.012 <text:s text:c="2"/>-0.028 <text:s text:c="3"/>0.237 | <text:s text:c="3"/>11.2 <text:s text:c="2"/>-77.0 <text:s text:c="3"/>73.6</text:p>
      <text:p text:style-name="Standard"><text:s text:c="2"/>10.130 | 4 <text:s/>| <text:s text:c="3"/>0.993 <text:s text:c="3"/>0.068 <text:s text:c="2"/>-0.025 | <text:s text:c="2"/>102.2 <text:s text:c="2"/>-85.2 <text:s text:c="2"/>-24.2</text:p>
      <text:p text:style-name="Standard"><text:s text:c="2"/>10.130 | 5 <text:s/>| <text:s text:c="3"/>1.022 <text:s text:c="2"/>-0.070 <text:s text:c="2"/>-0.134 | <text:s/>-151.0 <text:s text:c="2"/>-81.8 <text:s/>-139.9</text:p>
      <text:p text:style-name="Standard"><text:s text:c="2"/>10.164 | 0 <text:s/>| <text:s text:c="8"/>Comm Error <text:s text:c="8"/>| <text:s text:c="11"/>- <text:s text:c="10"/></text:p>
      <text:p text:style-name="Standard"><text:s text:c="2"/>10.164 | 1 <text:s/>| <text:s text:c="3"/>0.231 <text:s text:c="2"/>-0.987 <text:s text:c="2"/>-0.059 | <text:s text:c="2"/>-88.8 <text:s text:c="2"/>-18.5 <text:s/>-101.2</text:p>
      <text:p text:style-name="Standard"><text:s text:c="2"/>10.164 | 2 <text:s/>| <text:s text:c="3"/>0.558 <text:s text:c="3"/>0.697 <text:s text:c="3"/>0.297 | <text:s text:c="3"/>69.3 <text:s text:c="2"/>-34.1 <text:s text:c="2"/>-29.7</text:p>
      <text:p text:style-name="Standard"><text:s text:c="2"/>10.164 | 3 <text:s/>| <text:s text:c="3"/>0.998 <text:s text:c="2"/>-0.035 <text:s text:c="3"/>0.200 | <text:s text:c="4"/>7.6 <text:s text:c="2"/>-77.1 <text:s text:c="3"/>76.8</text:p>
      <text:p text:style-name="Standard"><text:s text:c="2"/>10.164 | 4 <text:s/>| <text:s text:c="3"/>0.997 <text:s text:c="3"/>0.101 <text:s text:c="2"/>-0.052 | <text:s text:c="2"/>108.5 <text:s text:c="2"/>-84.9 <text:s text:c="2"/>-25.9</text:p>
      <text:p text:style-name="Standard"><text:s text:c="2"/>10.164 | 5 <text:s/>| <text:s text:c="3"/>1.026 <text:s text:c="2"/>-0.033 <text:s text:c="2"/>-0.148 | <text:s/>-153.7 <text:s text:c="2"/>-81.6 <text:s/>-137.2</text:p>
      <text:p text:style-name="Standard"><text:s text:c="2"/>10.199 | 0 <text:s/>| <text:s text:c="8"/>Comm Error <text:s text:c="8"/>| <text:s text:c="11"/>- <text:s text:c="10"/></text:p>
      <text:p text:style-name="Standard"><text:s text:c="2"/>10.199 | 1 <text:s/>| <text:s text:c="3"/>0.213 <text:s text:c="2"/>-0.967 <text:s text:c="2"/>-0.059 | <text:s text:c="2"/>-88.8 <text:s text:c="2"/>-18.4 <text:s/>-101.0</text:p>
      <text:p text:style-name="Standard"><text:s text:c="2"/>10.199 | 2 <text:s/>| <text:s text:c="3"/>0.540 <text:s text:c="3"/>0.756 <text:s text:c="3"/>0.262 | <text:s text:c="3"/>70.1 <text:s text:c="2"/>-33.3 <text:s text:c="2"/>-29.8</text:p>
      <text:p text:style-name="Standard"><text:s text:c="2"/>10.199 | 3 <text:s/>| <text:s text:c="3"/>0.987 <text:s text:c="2"/>-0.014 <text:s text:c="3"/>0.192 | <text:s text:c="4"/>6.1 <text:s text:c="2"/>-77.2 <text:s text:c="3"/>78.1</text:p>
      <text:p text:style-name="Standard"><text:s text:c="2"/>10.199 | 4 <text:s/>| <text:s text:c="3"/>1.003 <text:s text:c="2"/>-0.043 <text:s text:c="2"/>-0.027 | <text:s text:c="2"/>111.0 <text:s text:c="2"/>-85.0 <text:s text:c="2"/>-28.7</text:p>
      <text:p text:style-name="Standard"><text:s text:c="2"/>10.199 | 5 <text:s/>| <text:s text:c="3"/>1.023 <text:s text:c="2"/>-0.041 <text:s text:c="2"/>-0.154 | <text:s/>-155.2 <text:s text:c="2"/>-81.5 <text:s/>-135.9</text:p>
      <text:p text:style-name="Standard"><text:s text:c="2"/>10.233 | 0 <text:s/>| <text:s text:c="8"/>Comm Error <text:s text:c="8"/>| <text:s text:c="11"/>- <text:s text:c="10"/></text:p>
      <text:p text:style-name="Standard"><text:s text:c="2"/>10.233 | 1 <text:s/>| <text:s text:c="3"/>0.190 <text:s text:c="2"/>-0.939 <text:s text:c="2"/>-0.032 | <text:s text:c="2"/>-89.0 <text:s text:c="2"/>-17.8 <text:s text:c="2"/>-99.7</text:p>
      <text:p text:style-name="Standard"><text:s text:c="2"/>10.233 | 2 <text:s/>| <text:s text:c="3"/>0.505 <text:s text:c="3"/>0.794 <text:s text:c="3"/>0.200 | <text:s text:c="3"/>71.8 <text:s text:c="2"/>-31.7 <text:s text:c="2"/>-30.3</text:p>
      <text:p text:style-name="Standard"><text:s text:c="2"/>10.233 | 3 <text:s/>| <text:s text:c="3"/>0.983 <text:s text:c="2"/>-0.035 <text:s text:c="3"/>0.200 | <text:s text:c="4"/>4.5 <text:s text:c="2"/>-77.3 <text:s text:c="3"/>79.7</text:p>
      <text:p text:style-name="Standard"><text:soft-page-break/><text:s text:c="2"/>10.233 | 4 <text:s/>| <text:s text:c="3"/>1.020 <text:s text:c="2"/>-0.065 <text:s text:c="2"/>-0.018 | <text:s text:c="2"/>128.4 <text:s text:c="2"/>-85.2 <text:s text:c="2"/>-44.4</text:p>
      <text:p text:style-name="Standard"><text:s text:c="2"/>10.233 | 5 <text:s/>| <text:s text:c="3"/>1.026 <text:s text:c="2"/>-0.042 <text:s text:c="2"/>-0.094 | <text:s/>-155.5 <text:s text:c="2"/>-81.5 <text:s/>-136.0</text:p>
      <text:p text:style-name="Standard"><text:s text:c="2"/>10.267 | 0 <text:s/>| <text:s text:c="8"/>Comm Error <text:s text:c="8"/>| <text:s text:c="11"/>- <text:s text:c="10"/></text:p>
      <text:p text:style-name="Standard"><text:s text:c="2"/>10.267 | 1 <text:s/>| <text:s text:c="3"/>0.244 <text:s text:c="2"/>-0.949 <text:s text:c="3"/>0.001 | <text:s text:c="2"/>-88.9 <text:s text:c="2"/>-17.4 <text:s text:c="2"/>-97.9</text:p>
      <text:p text:style-name="Standard"><text:s text:c="2"/>10.267 | 2 <text:s/>| <text:s text:c="3"/>0.455 <text:s text:c="3"/>0.830 <text:s text:c="3"/>0.168 | <text:s text:c="3"/>73.4 <text:s text:c="2"/>-30.4 <text:s text:c="2"/>-31.6</text:p>
      <text:p text:style-name="Standard"><text:s text:c="2"/>10.267 | 3 <text:s/>| <text:s text:c="3"/>0.992 <text:s text:c="2"/>-0.005 <text:s text:c="3"/>0.228 | <text:s text:c="4"/>2.9 <text:s text:c="2"/>-77.2 <text:s text:c="3"/>81.7</text:p>
      <text:p text:style-name="Standard"><text:s text:c="2"/>10.267 | 4 <text:s/>| <text:s text:c="3"/>1.041 <text:s text:c="3"/>0.047 <text:s text:c="2"/>-0.033 | <text:s text:c="2"/>119.8 <text:s text:c="2"/>-85.2 <text:s text:c="2"/>-38.1</text:p>
      <text:p text:style-name="Standard"><text:s text:c="2"/>10.267 | 5 <text:s/>| <text:s text:c="3"/>1.022 <text:s text:c="2"/>-0.070 <text:s text:c="2"/>-0.150 | <text:s/>-153.9 <text:s text:c="2"/>-81.3 <text:s/>-137.4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0.302 | 0 <text:s/>| <text:s text:c="8"/>Comm Error <text:s text:c="8"/>| <text:s text:c="11"/>- <text:s text:c="10"/></text:p>
      <text:p text:style-name="Standard"><text:s text:c="2"/>10.302 | 1 <text:s/>| <text:s text:c="3"/>0.310 <text:s text:c="2"/>-0.971 <text:s text:c="3"/>0.033 | <text:s text:c="2"/>-88.5 <text:s text:c="2"/>-17.6 <text:s text:c="2"/>-95.9</text:p>
      <text:p text:style-name="Standard"><text:s text:c="2"/>10.302 | 2 <text:s/>| <text:s text:c="3"/>0.524 <text:s text:c="3"/>0.841 <text:s text:c="3"/>0.157 | <text:s text:c="3"/>75.3 <text:s text:c="2"/>-29.5 <text:s text:c="2"/>-33.8</text:p>
      <text:p text:style-name="Standard"><text:s text:c="2"/>10.302 | 3 <text:s/>| <text:s text:c="3"/>1.027 <text:s text:c="3"/>0.032 <text:s text:c="3"/>0.272 | <text:s text:c="4"/>3.6 <text:s text:c="2"/>-76.8 <text:s text:c="3"/>81.6</text:p>
      <text:p text:style-name="Standard"><text:s text:c="2"/>10.302 | 4 <text:s/>| <text:s text:c="3"/>1.021 <text:s text:c="3"/>0.015 <text:s text:c="3"/>0.041 | <text:s text:c="3"/>68.6 <text:s text:c="2"/>-85.2 <text:s text:c="4"/>1.8</text:p>
      <text:p text:style-name="Standard"><text:s text:c="2"/>10.302 | 5 <text:s/>| <text:s text:c="3"/>1.027 <text:s text:c="2"/>-0.018 <text:s text:c="2"/>-0.175 | <text:s/>-155.7 <text:s text:c="2"/>-81.1 <text:s/>-135.6</text:p>
      <text:p text:style-name="Standard"><text:s text:c="2"/>10.336 | 0 <text:s/>| <text:s text:c="8"/>Comm Error <text:s text:c="8"/>| <text:s text:c="11"/>- <text:s text:c="10"/></text:p>
      <text:p text:style-name="Standard"><text:s text:c="2"/>10.336 | 1 <text:s/>| <text:s text:c="3"/>0.398 <text:s text:c="2"/>-0.959 <text:s text:c="3"/>0.054 | <text:s text:c="2"/>-87.9 <text:s text:c="2"/>-18.7 <text:s text:c="2"/>-94.5</text:p>
      <text:p text:style-name="Standard"><text:s text:c="2"/>10.336 | 2 <text:s/>| <text:s text:c="3"/>0.540 <text:s text:c="3"/>0.842 <text:s text:c="3"/>0.183 | <text:s text:c="3"/>77.2 <text:s text:c="2"/>-28.4 <text:s text:c="2"/>-34.4</text:p>
      <text:p text:style-name="Standard"><text:s text:c="2"/>10.336 | 3 <text:s/>| <text:s text:c="3"/>1.041 <text:s text:c="3"/>0.033 <text:s text:c="3"/>0.236 | <text:s text:c="4"/>4.4 <text:s text:c="2"/>-76.5 <text:s text:c="3"/>81.2</text:p>
      <text:p text:style-name="Standard"><text:s text:c="2"/>10.336 | 4 <text:s/>| <text:s text:c="3"/>1.015 <text:s text:c="2"/>-0.075 <text:s text:c="3"/>0.162 | <text:s text:c="4"/>5.8 <text:s text:c="2"/>-85.1 <text:s text:c="3"/>69.6</text:p>
      <text:p text:style-name="Standard"><text:s text:c="2"/>10.336 | 5 <text:s/>| <text:s text:c="3"/>1.028 <text:s text:c="2"/>-0.041 <text:s text:c="2"/>-0.169 | <text:s/>-158.3 <text:s text:c="2"/>-81.0 <text:s/>-133.2</text:p>
      <text:p text:style-name="Standard"><text:s text:c="2"/>10.371 | 0 <text:s/>| <text:s text:c="8"/>Comm Error <text:s text:c="8"/>| <text:s text:c="11"/>- <text:s text:c="10"/></text:p>
      <text:p text:style-name="Standard"><text:s text:c="2"/>10.371 | 1 <text:s/>| <text:s text:c="3"/>0.430 <text:s text:c="2"/>-0.951 <text:s text:c="3"/>0.069 | <text:s text:c="2"/>-86.7 <text:s text:c="2"/>-20.8 <text:s text:c="2"/>-93.6</text:p>
      <text:p text:style-name="Standard"><text:s text:c="2"/>10.371 | 2 <text:s/>| <text:s text:c="3"/>0.462 <text:s text:c="3"/>0.867 <text:s text:c="3"/>0.205 | <text:s text:c="3"/>78.3 <text:s text:c="2"/>-26.9 <text:s text:c="2"/>-34.3</text:p>
      <text:p text:style-name="Standard"><text:s text:c="2"/>10.371 | 3 <text:s/>| <text:s text:c="3"/>1.009 <text:s text:c="3"/>0.046 <text:s text:c="3"/>0.208 | <text:s text:c="4"/>5.1 <text:s text:c="2"/>-76.6 <text:s text:c="3"/>80.8</text:p>
      <text:p text:style-name="Standard"><text:s text:c="2"/>10.371 | 4 <text:s/>| <text:s text:c="3"/>1.008 <text:s text:c="3"/>0.005 <text:s text:c="3"/>0.109 | <text:s text:c="3"/>-2.3 <text:s text:c="2"/>-84.9 <text:s text:c="3"/>80.7</text:p>
      <text:p text:style-name="Standard"><text:s text:c="2"/>10.371 | 5 <text:s/>| <text:s text:c="3"/>1.033 <text:s text:c="2"/>-0.084 <text:s text:c="2"/>-0.138 | <text:s/>-156.5 <text:s text:c="2"/>-80.8 <text:s/>-135.0</text:p>
      <text:p text:style-name="Standard"><text:s text:c="2"/>10.405 | 0 <text:s/>| <text:s text:c="8"/>Comm Error <text:s text:c="8"/>| <text:s text:c="11"/>- <text:s text:c="10"/></text:p>
      <text:p text:style-name="Standard"><text:s text:c="2"/>10.405 | 1 <text:s/>| <text:s text:c="3"/>0.470 <text:s text:c="2"/>-0.925 <text:s text:c="3"/>0.062 | <text:s text:c="2"/>-85.9 <text:s text:c="2"/>-22.6 <text:s text:c="2"/>-93.4</text:p>
      <text:p text:style-name="Standard"><text:s text:c="2"/>10.405 | 2 <text:s/>| <text:s text:c="3"/>0.427 <text:s text:c="3"/>0.871 <text:s text:c="3"/>0.258 | <text:s text:c="3"/>79.3 <text:s text:c="2"/>-24.5 <text:s text:c="2"/>-34.0</text:p>
      <text:p text:style-name="Standard"><text:s text:c="2"/>10.405 | 3 <text:s/>| <text:s text:c="3"/>0.976 <text:s text:c="3"/>0.076 <text:s text:c="3"/>0.201 | <text:s text:c="4"/>7.5 <text:s text:c="2"/>-76.7 <text:s text:c="3"/>78.7</text:p>
      <text:p text:style-name="Standard"><text:s text:c="2"/>10.405 | 4 <text:s/>| <text:s text:c="3"/>0.971 <text:s text:c="2"/>-0.033 <text:s text:c="2"/>-0.134 | <text:s text:c="2"/>-14.6 <text:s text:c="2"/>-85.2 <text:s text:c="3"/>91.4</text:p>
      <text:p text:style-name="Standard"><text:s text:c="2"/>10.405 | 5 <text:s/>| <text:s text:c="3"/>1.030 <text:s text:c="2"/>-0.082 <text:s text:c="2"/>-0.076 | <text:s/>-151.9 <text:s text:c="2"/>-81.1 <text:s/>-139.3</text:p>
      <text:p text:style-name="Standard"><text:s text:c="2"/>10.439 | 0 <text:s/>| <text:s text:c="8"/>Comm Error <text:s text:c="8"/>| <text:s text:c="11"/>- <text:s text:c="10"/></text:p>
      <text:p text:style-name="Standard"><text:s text:c="2"/>10.439 | 1 <text:s/>| <text:s text:c="3"/>0.474 <text:s text:c="2"/>-0.935 <text:s text:c="3"/>0.059 | <text:s text:c="2"/>-85.2 <text:s text:c="2"/>-25.1 <text:s text:c="2"/>-93.3</text:p>
      <text:p text:style-name="Standard"><text:s text:c="2"/>10.439 | 2 <text:s/>| <text:s text:c="3"/>0.422 <text:s text:c="3"/>0.907 <text:s text:c="3"/>0.314 | <text:s text:c="3"/>79.9 <text:s text:c="2"/>-22.6 <text:s text:c="2"/>-34.3</text:p>
      <text:p text:style-name="Standard"><text:s text:c="2"/>10.439 | 3 <text:s/>| <text:s text:c="3"/>0.957 <text:s text:c="3"/>0.045 <text:s text:c="3"/>0.218 | <text:s text:c="4"/>8.8 <text:s text:c="2"/>-76.6 <text:s text:c="3"/>77.9</text:p>
      <text:p text:style-name="Standard"><text:s text:c="2"/>10.439 | 4 <text:s/>| <text:s text:c="3"/>0.937 <text:s text:c="3"/>0.093 <text:s text:c="2"/>-0.250 | <text:s text:c="2"/>-97.9 <text:s text:c="2"/>-85.3 <text:s/>-136.1</text:p>
      <text:p text:style-name="Standard"><text:s text:c="2"/>10.439 | 5 <text:s/>| <text:s text:c="3"/>1.011 <text:s text:c="2"/>-0.102 <text:s text:c="2"/>-0.050 | <text:s/>-147.4 <text:s text:c="2"/>-81.3 <text:s/>-143.6</text:p>
      <text:p text:style-name="Standard"><text:s text:c="2"/>10.473 | 0 <text:s/>| <text:s text:c="8"/>Comm Error <text:s text:c="8"/>| <text:s text:c="11"/>- <text:s text:c="10"/></text:p>
      <text:p text:style-name="Standard"><text:s text:c="2"/>10.473 | 1 <text:s/>| <text:s text:c="3"/>0.416 <text:s text:c="2"/>-0.960 <text:s text:c="3"/>0.069 | <text:s text:c="2"/>-84.3 <text:s text:c="2"/>-26.6 <text:s text:c="2"/>-92.8</text:p>
      <text:p text:style-name="Standard"><text:s text:c="2"/>10.473 | 2 <text:s/>| <text:s text:c="3"/>0.499 <text:s text:c="3"/>0.847 <text:s text:c="3"/>0.304 | <text:s text:c="3"/>80.6 <text:s text:c="2"/>-20.8 <text:s text:c="2"/>-34.2</text:p>
      <text:p text:style-name="Standard"><text:s text:c="2"/>10.473 | 3 <text:s/>| <text:s text:c="3"/>0.967 <text:s text:c="2"/>-0.027 <text:s text:c="3"/>0.237 | <text:s text:c="4"/>6.5 <text:s text:c="2"/>-76.4 <text:s text:c="3"/>80.8</text:p>
      <text:p text:style-name="Standard"><text:s text:c="2"/>10.473 | 4 <text:s/>| <text:s text:c="3"/>1.038 <text:s text:c="3"/>0.380 <text:s text:c="2"/>-0.233 | <text:s text:c="2"/>136.3 <text:s text:c="2"/>-84.3 <text:s text:c="2"/>-54.2</text:p>
      <text:p text:style-name="Standard"><text:s text:c="2"/>10.473 | 5 <text:s/>| <text:s text:c="3"/>1.008 <text:s text:c="2"/>-0.069 <text:s text:c="2"/>-0.083 | <text:s/>-145.3 <text:s text:c="2"/>-81.5 <text:s/>-145.8</text:p>
      <text:p text:style-name="Standard"><text:s text:c="2"/>10.508 | 0 <text:s/>| <text:s text:c="8"/>Comm Error <text:s text:c="8"/>| <text:s text:c="11"/>- <text:s text:c="10"/></text:p>
      <text:p text:style-name="Standard"><text:soft-page-break/><text:s text:c="2"/>10.508 | 1 <text:s/>| <text:s text:c="3"/>0.432 <text:s text:c="2"/>-0.991 <text:s text:c="3"/>0.075 | <text:s text:c="2"/>-83.6 <text:s text:c="2"/>-28.0 <text:s text:c="2"/>-91.6</text:p>
      <text:p text:style-name="Standard"><text:s text:c="2"/>10.508 | 2 <text:s/>| <text:s text:c="3"/>0.544 <text:s text:c="3"/>0.904 <text:s text:c="3"/>0.332 | <text:s text:c="3"/>81.0 <text:s text:c="2"/>-20.0 <text:s text:c="2"/>-33.5</text:p>
      <text:p text:style-name="Standard"><text:s text:c="2"/>10.508 | 3 <text:s/>| <text:s text:c="3"/>1.038 <text:s text:c="2"/>-0.044 <text:s text:c="3"/>0.243 | <text:s text:c="4"/>3.7 <text:s text:c="2"/>-76.3 <text:s text:c="3"/>84.2</text:p>
      <text:p text:style-name="Standard"><text:s text:c="2"/>10.508 | 4 <text:s/>| <text:s text:c="3"/>1.059 <text:s text:c="2"/>-0.351 <text:s text:c="2"/>-0.023 | <text:s text:c="2"/>147.3 <text:s text:c="2"/>-84.5 <text:s text:c="2"/>-64.6</text:p>
      <text:p text:style-name="Standard"><text:s text:c="2"/>10.508 | 5 <text:s/>| <text:s text:c="3"/>1.016 <text:s text:c="2"/>-0.027 <text:s text:c="2"/>-0.115 | <text:s/>-148.0 <text:s text:c="2"/>-81.6 <text:s/>-143.6</text:p>
      <text:p text:style-name="Standard"><text:s text:c="2"/>10.542 | 0 <text:s/>| <text:s text:c="8"/>Comm Error <text:s text:c="8"/>| <text:s text:c="11"/>- <text:s text:c="10"/></text:p>
      <text:p text:style-name="Standard"><text:s text:c="2"/>10.542 | 1 <text:s/>| <text:s text:c="3"/>0.463 <text:s text:c="2"/>-1.015 <text:s text:c="3"/>0.104 | <text:s text:c="2"/>-82.9 <text:s text:c="2"/>-29.9 <text:s text:c="2"/>-89.5</text:p>
      <text:p text:style-name="Standard"><text:s text:c="2"/>10.542 | 2 <text:s/>| <text:s text:c="3"/>0.594 <text:s text:c="3"/>1.008 <text:s text:c="3"/>0.330 | <text:s text:c="3"/>81.6 <text:s text:c="2"/>-19.3 <text:s text:c="2"/>-32.5</text:p>
      <text:p text:style-name="Standard"><text:s text:c="2"/>10.542 | 3 <text:s/>| <text:s text:c="3"/>1.080 <text:s text:c="3"/>0.012 <text:s text:c="3"/>0.259 | <text:s text:c="4"/>2.3 <text:s text:c="2"/>-76.1 <text:s text:c="3"/>86.2</text:p>
      <text:p text:style-name="Standard"><text:s text:c="2"/>10.542 | 4 <text:s/>| <text:s text:c="3"/>1.116 <text:s text:c="2"/>-0.191 <text:s text:c="3"/>0.091 | <text:s text:c="2"/>-95.0 <text:s text:c="2"/>-85.1 <text:s/>-170.0</text:p>
      <text:p text:style-name="Standard"><text:s text:c="2"/>10.542 | 5 <text:s/>| <text:s text:c="3"/>1.049 <text:s text:c="2"/>-0.018 <text:s text:c="2"/>-0.170 | <text:s/>-152.9 <text:s text:c="2"/>-81.2 <text:s/>-137.8</text:p>
      <text:p text:style-name="Standard"><text:s text:c="2"/>10.577 | 0 <text:s/>| <text:s text:c="8"/>Comm Error <text:s text:c="8"/>| <text:s text:c="11"/>- <text:s text:c="10"/></text:p>
      <text:p text:style-name="Standard"><text:s text:c="2"/>10.577 | 1 <text:s/>| <text:s text:c="3"/>0.453 <text:s text:c="2"/>-1.016 <text:s text:c="3"/>0.122 | <text:s text:c="2"/>-82.5 <text:s text:c="2"/>-31.1 <text:s text:c="2"/>-87.5</text:p>
      <text:p text:style-name="Standard"><text:s text:c="2"/>10.577 | 2 <text:s/>| <text:s text:c="3"/>0.596 <text:s text:c="3"/>1.068 <text:s text:c="3"/>0.283 | <text:s text:c="3"/>82.4 <text:s text:c="2"/>-18.5 <text:s text:c="2"/>-30.1</text:p>
      <text:p text:style-name="Standard"><text:s text:c="2"/>10.577 | 3 <text:s/>| <text:s text:c="3"/>1.026 <text:s text:c="3"/>0.055 <text:s text:c="3"/>0.187 | <text:s text:c="4"/>2.9 <text:s text:c="2"/>-76.1 <text:s text:c="3"/>85.8</text:p>
      <text:p text:style-name="Standard"><text:s text:c="2"/>10.577 | 4 <text:s/>| <text:s text:c="3"/>0.956 <text:s text:c="3"/>0.206 <text:s text:c="3"/>0.099 | <text:s text:c="3"/>26.2 <text:s text:c="2"/>-85.2 <text:s text:c="3"/>45.9</text:p>
      <text:p text:style-name="Standard"><text:s text:c="2"/>10.577 | 5 <text:s/>| <text:s text:c="3"/>1.025 <text:s text:c="2"/>-0.108 <text:s text:c="2"/>-0.254 | <text:s/>-155.5 <text:s text:c="2"/>-80.3 <text:s/>-136.6</text:p>
      <text:p text:style-name="Standard"><text:s text:c="2"/>10.612 | 0 <text:s/>| <text:s text:c="8"/>Comm Error <text:s text:c="8"/>| <text:s text:c="11"/>- <text:s text:c="10"/></text:p>
      <text:p text:style-name="Standard"><text:s text:c="2"/>10.612 | 1 <text:s/>| <text:s text:c="3"/>0.437 <text:s text:c="2"/>-0.943 <text:s text:c="3"/>0.083 | <text:s text:c="2"/>-82.4 <text:s text:c="2"/>-32.4 <text:s text:c="2"/>-84.8</text:p>
      <text:p text:style-name="Standard"><text:s text:c="2"/>10.612 | 2 <text:s/>| <text:s text:c="3"/>0.547 <text:s text:c="3"/>0.987 <text:s text:c="3"/>0.232 | <text:s text:c="3"/>82.8 <text:s text:c="2"/>-18.1 <text:s text:c="2"/>-27.4</text:p>
      <text:p text:style-name="Standard"><text:s text:c="2"/>10.612 | 3 <text:s/>| <text:s text:c="3"/>0.972 <text:s text:c="3"/>0.047 <text:s text:c="3"/>0.133 | <text:s text:c="4"/>4.1 <text:s text:c="2"/>-76.6 <text:s text:c="3"/>84.9</text:p>
      <text:p text:style-name="Standard"><text:s text:c="2"/>10.612 | 4 <text:s/>| <text:s text:c="3"/>0.966 <text:s text:c="2"/>-0.005 <text:s text:c="3"/>0.203 | <text:s text:c="3"/>15.1 <text:s text:c="2"/>-84.3 <text:s text:c="3"/>64.2</text:p>
      <text:p text:style-name="Standard"><text:s text:c="2"/>10.612 | 5 <text:s/>| <text:s text:c="3"/>1.030 <text:s text:c="2"/>-0.069 <text:s text:c="2"/>-0.196 | <text:s/>-155.1 <text:s text:c="2"/>-79.8 <text:s/>-136.9</text:p>
      <text:p text:style-name="Standard"><text:s text:c="2"/>10.646 | 0 <text:s/>| <text:s text:c="8"/>Comm Error <text:s text:c="8"/>| <text:s text:c="11"/>- <text:s text:c="10"/></text:p>
      <text:p text:style-name="Standard"><text:s text:c="2"/>10.646 | 1 <text:s/>| <text:s text:c="3"/>0.433 <text:s text:c="2"/>-0.886 <text:s text:c="3"/>0.070 | <text:s text:c="2"/>-82.5 <text:s text:c="2"/>-33.5 <text:s text:c="2"/>-83.0</text:p>
      <text:p text:style-name="Standard"><text:s text:c="2"/>10.646 | 2 <text:s/>| <text:s text:c="3"/>0.429 <text:s text:c="3"/>0.998 <text:s text:c="3"/>0.252 | <text:s text:c="3"/>82.3 <text:s text:c="2"/>-17.2 <text:s text:c="2"/>-23.2</text:p>
      <text:p text:style-name="Standard"><text:s text:c="2"/>10.646 | 3 <text:s/>| <text:s text:c="3"/>0.965 <text:s text:c="3"/>0.072 <text:s text:c="3"/>0.156 | <text:s text:c="4"/>6.9 <text:s text:c="2"/>-77.2 <text:s text:c="3"/>82.4</text:p>
      <text:p text:style-name="Standard"><text:s text:c="2"/>10.646 | 4 <text:s/>| <text:s text:c="3"/>0.991 <text:s text:c="3"/>0.006 <text:s text:c="3"/>0.131 | <text:s text:c="3"/>11.4 <text:s text:c="2"/>-83.8 <text:s text:c="3"/>69.8</text:p>
      <text:p text:style-name="Standard"><text:s text:c="2"/>10.646 | 5 <text:s/>| <text:s text:c="3"/>1.010 <text:s text:c="2"/>-0.057 <text:s text:c="2"/>-0.085 | <text:s/>-154.4 <text:s text:c="2"/>-80.1 <text:s/>-137.2</text:p>
      <text:p text:style-name="Standard"><text:s text:c="2"/>10.680 | 0 <text:s/>| <text:s text:c="8"/>Comm Error <text:s text:c="8"/>| <text:s text:c="11"/>- <text:s text:c="10"/></text:p>
      <text:p text:style-name="Standard"><text:s text:c="2"/>10.680 | 1 <text:s/>| <text:s text:c="3"/>0.434 <text:s text:c="2"/>-0.876 <text:s text:c="3"/>0.079 | <text:s text:c="2"/>-82.3 <text:s text:c="2"/>-34.6 <text:s text:c="2"/>-81.5</text:p>
      <text:p text:style-name="Standard"><text:s text:c="2"/>10.680 | 2 <text:s/>| <text:s text:c="3"/>0.338 <text:s text:c="3"/>0.993 <text:s text:c="3"/>0.269 | <text:s text:c="3"/>81.7 <text:s text:c="2"/>-16.2 <text:s text:c="2"/>-20.7</text:p>
      <text:p text:style-name="Standard"><text:s text:c="2"/>10.680 | 3 <text:s/>| <text:s text:c="3"/>0.975 <text:s text:c="3"/>0.047 <text:s text:c="3"/>0.181 | <text:s text:c="4"/>8.4 <text:s text:c="2"/>-77.6 <text:s text:c="3"/>81.0</text:p>
      <text:p text:style-name="Standard"><text:s text:c="2"/>10.680 | 4 <text:s/>| <text:s text:c="3"/>1.015 <text:s text:c="2"/>-0.077 <text:s text:c="3"/>0.049 | <text:s text:c="3"/>-1.5 <text:s text:c="2"/>-83.9 <text:s text:c="3"/>83.0</text:p>
      <text:p text:style-name="Standard"><text:s text:c="2"/>10.680 | 5 <text:s/>| <text:s text:c="3"/>1.013 <text:s text:c="2"/>-0.052 <text:s text:c="2"/>-0.046 | <text:s/>-151.8 <text:s text:c="2"/>-80.7 <text:s/>-139.5</text:p>
      <text:p text:style-name="Standard"><text:s text:c="2"/>10.715 | 0 <text:s/>| <text:s text:c="8"/>Comm Error <text:s text:c="8"/>| <text:s text:c="11"/>- <text:s text:c="10"/></text:p>
      <text:p text:style-name="Standard"><text:s text:c="2"/>10.715 | 1 <text:s/>| <text:s text:c="3"/>0.418 <text:s text:c="2"/>-0.877 <text:s text:c="3"/>0.100 | <text:s text:c="2"/>-81.9 <text:s text:c="2"/>-35.0 <text:s text:c="2"/>-80.7</text:p>
      <text:p text:style-name="Standard"><text:s text:c="2"/>10.715 | 2 <text:s/>| <text:s text:c="3"/>0.348 <text:s text:c="3"/>0.959 <text:s text:c="3"/>0.255 | <text:s text:c="3"/>81.2 <text:s text:c="2"/>-15.5 <text:s text:c="2"/>-19.5</text:p>
      <text:p text:style-name="Standard"><text:s text:c="2"/>10.715 | 3 <text:s/>| <text:s text:c="3"/>1.003 <text:s text:c="2"/>-0.002 <text:s text:c="3"/>0.249 | <text:s text:c="4"/>7.0 <text:s text:c="2"/>-77.3 <text:s text:c="3"/>82.8</text:p>
      <text:p text:style-name="Standard"><text:s text:c="2"/>10.715 | 4 <text:s/>| <text:s text:c="3"/>1.018 <text:s text:c="3"/>0.013 <text:s text:c="2"/>-0.016 | <text:s text:c="3"/>-5.4 <text:s text:c="2"/>-84.3 <text:s text:c="3"/>86.6</text:p>
      <text:p text:style-name="Standard"><text:s text:c="2"/>10.715 | 5 <text:s/>| <text:s text:c="3"/>1.018 <text:s text:c="2"/>-0.078 <text:s text:c="2"/>-0.126 | <text:s/>-150.4 <text:s text:c="2"/>-80.9 <text:s/>-140.9</text:p>
      <text:p text:style-name="Standard"><text:s text:c="2"/>10.749 | 0 <text:s/>| <text:s text:c="8"/>Comm Error <text:s text:c="8"/>| <text:s text:c="11"/>- <text:s text:c="10"/></text:p>
      <text:p text:style-name="Standard"><text:s text:c="2"/>10.749 | 1 <text:s/>| <text:s text:c="3"/>0.410 <text:s text:c="2"/>-0.879 <text:s text:c="3"/>0.096 | <text:s text:c="2"/>-81.5 <text:s text:c="2"/>-35.2 <text:s text:c="2"/>-79.9</text:p>
      <text:p text:style-name="Standard"><text:s text:c="2"/>10.749 | 2 <text:s/>| <text:s text:c="3"/>0.381 <text:s text:c="3"/>0.944 <text:s text:c="3"/>0.212 | <text:s text:c="3"/>81.3 <text:s text:c="2"/>-15.5 <text:s text:c="2"/>-19.9</text:p>
      <text:p text:style-name="Standard"><text:s text:c="2"/>10.749 | 3 <text:s/>| <text:s text:c="3"/>1.018 <text:s text:c="2"/>-0.022 <text:s text:c="3"/>0.210 | <text:s text:c="4"/>5.0 <text:s text:c="2"/>-77.2 <text:s text:c="3"/>85.2</text:p>
      <text:p text:style-name="Standard"><text:s text:c="2"/>10.749 | 4 <text:s/>| <text:s text:c="3"/>1.027 <text:s text:c="3"/>0.041 <text:s text:c="2"/>-0.007 | <text:s text:c="3"/>-1.1 <text:s text:c="2"/>-84.6 <text:s text:c="3"/>80.5</text:p>
      <text:p text:style-name="Standard"><text:s text:c="2"/>10.749 | 5 <text:s/>| <text:s text:c="3"/>1.026 <text:s text:c="2"/>-0.078 <text:s text:c="2"/>-0.169 | <text:s/>-150.6 <text:s text:c="2"/>-80.6 <text:s/>-141.0</text:p>
      <text:p text:style-name="Standard"><text:s text:c="2"/>10.784 | 0 <text:s/>| <text:s text:c="8"/>Comm Error <text:s text:c="8"/>| <text:s text:c="11"/>- <text:s text:c="10"/></text:p>
      <text:p text:style-name="Standard"><text:s text:c="2"/>10.784 | 1 <text:s/>| <text:s text:c="3"/>0.391 <text:s text:c="2"/>-0.874 <text:s text:c="3"/>0.089 | <text:s text:c="2"/>-81.4 <text:s text:c="2"/>-35.0 <text:s text:c="2"/>-79.2</text:p>
      <text:p text:style-name="Standard"><text:soft-page-break/><text:s text:c="2"/>10.784 | 2 <text:s/>| <text:s text:c="3"/>0.436 <text:s text:c="3"/>0.943 <text:s text:c="3"/>0.182 | <text:s text:c="3"/>81.5 <text:s text:c="2"/>-15.9 <text:s text:c="2"/>-20.6</text:p>
      <text:p text:style-name="Standard"><text:s text:c="2"/>10.784 | 3 <text:s/>| <text:s text:c="3"/>1.018 <text:s text:c="3"/>0.007 <text:s text:c="3"/>0.208 | <text:s text:c="4"/>3.8 <text:s text:c="2"/>-77.3 <text:s text:c="3"/>86.6</text:p>
      <text:p text:style-name="Standard"><text:s text:c="2"/>10.784 | 4 <text:s/>| <text:s text:c="3"/>1.001 <text:s text:c="2"/>-0.020 <text:s text:c="3"/>0.046 | <text:s text:c="3"/>-1.8 <text:s text:c="2"/>-84.6 <text:s text:c="3"/>82.6</text:p>
      <text:p text:style-name="Standard"><text:s text:c="2"/>10.784 | 5 <text:s/>| <text:s text:c="3"/>1.028 <text:s text:c="2"/>-0.042 <text:s text:c="2"/>-0.168 | <text:s/>-152.8 <text:s text:c="2"/>-80.3 <text:s/>-139.0</text:p>
      <text:p text:style-name="Standard"><text:s text:c="2"/>10.818 | 0 <text:s/>| <text:s text:c="8"/>Comm Error <text:s text:c="8"/>| <text:s text:c="11"/>- <text:s text:c="10"/></text:p>
      <text:p text:style-name="Standard"><text:s text:c="2"/>10.818 | 1 <text:s/>| <text:s text:c="3"/>0.400 <text:s text:c="2"/>-0.844 <text:s text:c="3"/>0.090 | <text:s text:c="2"/>-81.4 <text:s text:c="2"/>-34.5 <text:s text:c="2"/>-78.3</text:p>
      <text:p text:style-name="Standard"><text:s text:c="2"/>10.818 | 2 <text:s/>| <text:s text:c="3"/>0.431 <text:s text:c="3"/>0.956 <text:s text:c="3"/>0.155 | <text:s text:c="3"/>81.8 <text:s text:c="2"/>-16.9 <text:s text:c="2"/>-20.6</text:p>
      <text:p text:style-name="Standard"><text:s text:c="2"/>10.818 | 3 <text:s/>| <text:s text:c="3"/>1.001 <text:s text:c="3"/>0.047 <text:s text:c="3"/>0.205 | <text:s text:c="4"/>4.4 <text:s text:c="2"/>-77.4 <text:s text:c="3"/>86.1</text:p>
      <text:p text:style-name="Standard"><text:s text:c="2"/>10.818 | 4 <text:s/>| <text:s text:c="3"/>1.008 <text:s text:c="2"/>-0.009 <text:s text:c="3"/>0.048 | <text:s text:c="3"/>-5.6 <text:s text:c="2"/>-84.6 <text:s text:c="3"/>86.9</text:p>
      <text:p text:style-name="Standard"><text:s text:c="2"/>10.818 | 5 <text:s/>| <text:s text:c="3"/>1.022 <text:s text:c="2"/>-0.078 <text:s text:c="2"/>-0.135 | <text:s/>-152.6 <text:s text:c="2"/>-80.3 <text:s/>-139.4</text:p>
      <text:p text:style-name="Standard"><text:s text:c="2"/>10.852 | 0 <text:s/>| <text:s text:c="8"/>Comm Error <text:s text:c="8"/>| <text:s text:c="11"/>- <text:s text:c="10"/></text:p>
      <text:p text:style-name="Standard"><text:s text:c="2"/>10.852 | 1 <text:s/>| <text:s text:c="3"/>0.404 <text:s text:c="2"/>-0.827 <text:s text:c="3"/>0.089 | <text:s text:c="2"/>-81.4 <text:s text:c="2"/>-33.7 <text:s text:c="2"/>-77.0</text:p>
      <text:p text:style-name="Standard"><text:s text:c="2"/>10.852 | 2 <text:s/>| <text:s text:c="3"/>0.349 <text:s text:c="3"/>0.999 <text:s text:c="3"/>0.133 | <text:s text:c="3"/>81.8 <text:s text:c="2"/>-17.2 <text:s text:c="2"/>-20.0</text:p>
      <text:p text:style-name="Standard"><text:s text:c="2"/>10.852 | 3 <text:s/>| <text:s text:c="3"/>0.991 <text:s text:c="3"/>0.059 <text:s text:c="3"/>0.220 | <text:s text:c="4"/>5.8 <text:s text:c="2"/>-77.3 <text:s text:c="3"/>84.5</text:p>
      <text:p text:style-name="Standard"><text:s text:c="2"/>10.852 | 4 <text:s/>| <text:s text:c="3"/>1.011 <text:s text:c="3"/>0.000 <text:s text:c="3"/>0.016 | <text:s text:c="3"/>-7.5 <text:s text:c="2"/>-84.7 <text:s text:c="3"/>88.8</text:p>
      <text:p text:style-name="Standard"><text:s text:c="2"/>10.852 | 5 <text:s/>| <text:s text:c="3"/>1.017 <text:s text:c="2"/>-0.086 <text:s text:c="2"/>-0.119 | <text:s/>-150.9 <text:s text:c="2"/>-80.3 <text:s/>-141.5</text:p>
      <text:p text:style-name="Standard"><text:s text:c="2"/>10.887 | 0 <text:s/>| <text:s text:c="8"/>Comm Error <text:s text:c="8"/>| <text:s text:c="11"/>- <text:s text:c="10"/></text:p>
      <text:p text:style-name="Standard"><text:s text:c="2"/>10.887 | 1 <text:s/>| <text:s text:c="3"/>0.418 <text:s text:c="2"/>-0.819 <text:s text:c="3"/>0.077 | <text:s text:c="2"/>-81.6 <text:s text:c="2"/>-32.9 <text:s text:c="2"/>-76.0</text:p>
      <text:p text:style-name="Standard"><text:s text:c="2"/>10.887 | 2 <text:s/>| <text:s text:c="3"/>0.302 <text:s text:c="3"/>1.019 <text:s text:c="3"/>0.113 | <text:s text:c="3"/>81.7 <text:s text:c="2"/>-17.2 <text:s text:c="2"/>-19.5</text:p>
      <text:p text:style-name="Standard"><text:s text:c="2"/>10.887 | 3 <text:s/>| <text:s text:c="3"/>0.995 <text:s text:c="3"/>0.013 <text:s text:c="3"/>0.214 | <text:s text:c="4"/>6.2 <text:s text:c="2"/>-77.1 <text:s text:c="3"/>84.6</text:p>
      <text:p text:style-name="Standard"><text:s text:c="2"/>10.887 | 4 <text:s/>| <text:s text:c="3"/>1.013 <text:s text:c="2"/>-0.002 <text:s text:c="3"/>0.019 | <text:s text:c="3"/>-9.1 <text:s text:c="2"/>-84.7 <text:s text:c="3"/>90.3</text:p>
      <text:p text:style-name="Standard"><text:s text:c="2"/>10.887 | 5 <text:s/>| <text:s text:c="3"/>1.017 <text:s text:c="2"/>-0.059 <text:s text:c="2"/>-0.123 | <text:s/>-149.9 <text:s text:c="2"/>-80.3 <text:s/>-142.0</text:p>
      <text:p text:style-name="Standard"><text:s text:c="2"/>10.922 | 0 <text:s/>| <text:s text:c="8"/>Comm Error <text:s text:c="8"/>| <text:s text:c="11"/>- <text:s text:c="10"/></text:p>
      <text:p text:style-name="Standard"><text:s text:c="2"/>10.922 | 1 <text:s/>| <text:s text:c="3"/>0.428 <text:s text:c="2"/>-0.803 <text:s text:c="3"/>0.068 | <text:s text:c="2"/>-81.9 <text:s text:c="2"/>-31.7 <text:s text:c="2"/>-74.8</text:p>
      <text:p text:style-name="Standard"><text:s text:c="2"/>10.922 | 2 <text:s/>| <text:s text:c="3"/>0.293 <text:s text:c="3"/>1.001 <text:s text:c="3"/>0.110 | <text:s text:c="3"/>81.4 <text:s text:c="2"/>-17.5 <text:s text:c="2"/>-19.4</text:p>
      <text:p text:style-name="Standard"><text:s text:c="2"/>10.922 | 3 <text:s/>| <text:s text:c="3"/>1.000 <text:s text:c="3"/>0.007 <text:s text:c="3"/>0.181 | <text:s text:c="4"/>5.9 <text:s text:c="2"/>-77.2 <text:s text:c="3"/>85.1</text:p>
      <text:p text:style-name="Standard"><text:s text:c="2"/>10.922 | 4 <text:s/>| <text:s text:c="3"/>1.007 <text:s text:c="2"/>-0.007 <text:s text:c="3"/>0.039 | <text:s text:c="2"/>-11.0 <text:s text:c="2"/>-84.7 <text:s text:c="3"/>92.4</text:p>
      <text:p text:style-name="Standard"><text:s text:c="2"/>10.922 | 5 <text:s/>| <text:s text:c="3"/>1.023 <text:s text:c="2"/>-0.049 <text:s text:c="2"/>-0.128 | <text:s/>-150.6 <text:s text:c="2"/>-80.4 <text:s/>-141.4</text:p>
      <text:p text:style-name="Standard"><text:s text:c="2"/>10.956 | 0 <text:s/>| <text:s text:c="8"/>Comm Error <text:s text:c="8"/>| <text:s text:c="11"/>- <text:s text:c="10"/></text:p>
      <text:p text:style-name="Standard"><text:s text:c="2"/>10.956 | 1 <text:s/>| <text:s text:c="3"/>0.426 <text:s text:c="2"/>-0.800 <text:s text:c="3"/>0.071 | <text:s text:c="2"/>-82.1 <text:s text:c="2"/>-30.7 <text:s text:c="2"/>-74.3</text:p>
      <text:p text:style-name="Standard"><text:s text:c="2"/>10.956 | 2 <text:s/>| <text:s text:c="3"/>0.279 <text:s text:c="3"/>0.967 <text:s text:c="3"/>0.116 | <text:s text:c="3"/>81.0 <text:s text:c="2"/>-17.8 <text:s text:c="2"/>-19.4</text:p>
      <text:p text:style-name="Standard"><text:s text:c="2"/>10.956 | 3 <text:s/>| <text:s text:c="3"/>1.005 <text:s text:c="3"/>0.029 <text:s text:c="3"/>0.188 | <text:s text:c="4"/>5.8 <text:s text:c="2"/>-77.5 <text:s text:c="3"/>85.1</text:p>
      <text:p text:style-name="Standard"><text:s text:c="2"/>10.956 | 4 <text:s/>| <text:s text:c="3"/>0.994 <text:s text:c="2"/>-0.011 <text:s text:c="3"/>0.041 | <text:s text:c="2"/>-13.2 <text:s text:c="2"/>-84.7 <text:s text:c="3"/>94.7</text:p>
      <text:p text:style-name="Standard"><text:s text:c="2"/>10.956 | 5 <text:s/>| <text:s text:c="3"/>1.022 <text:s text:c="2"/>-0.086 <text:s text:c="2"/>-0.143 | <text:s/>-150.4 <text:s text:c="2"/>-80.4 <text:s/>-142.0</text:p>
      <text:p text:style-name="Standard"><text:s text:c="2"/>10.990 | 0 <text:s/>| <text:s text:c="8"/>Comm Error <text:s text:c="8"/>| <text:s text:c="11"/>- <text:s text:c="10"/></text:p>
      <text:p text:style-name="Standard"><text:s text:c="2"/>10.990 | 1 <text:s/>| <text:s text:c="3"/>0.412 <text:s text:c="2"/>-0.823 <text:s text:c="3"/>0.086 | <text:s text:c="2"/>-82.3 <text:s text:c="2"/>-28.9 <text:s text:c="2"/>-74.1</text:p>
      <text:p text:style-name="Standard"><text:s text:c="2"/>10.990 | 2 <text:s/>| <text:s text:c="3"/>0.264 <text:s text:c="3"/>0.951 <text:s text:c="3"/>0.112 | <text:s text:c="3"/>80.6 <text:s text:c="2"/>-18.0 <text:s text:c="2"/>-19.9</text:p>
      <text:p text:style-name="Standard"><text:s text:c="2"/>10.990 | 3 <text:s/>| <text:s text:c="3"/>1.000 <text:s text:c="3"/>0.029 <text:s text:c="3"/>0.191 | <text:s text:c="4"/>5.8 <text:s text:c="2"/>-77.6 <text:s text:c="3"/>84.9</text:p>
      <text:p text:style-name="Standard"><text:s text:c="2"/>10.990 | 4 <text:s/>| <text:s text:c="3"/>0.997 <text:s text:c="2"/>-0.002 <text:s text:c="3"/>0.033 | <text:s text:c="2"/>-14.7 <text:s text:c="2"/>-84.7 <text:s text:c="3"/>96.0</text:p>
      <text:p text:style-name="Standard"><text:s text:c="2"/>10.990 | 5 <text:s/>| <text:s text:c="3"/>1.015 <text:s text:c="2"/>-0.087 <text:s text:c="2"/>-0.132 | <text:s/>-149.4 <text:s text:c="2"/>-80.2 <text:s/>-143.1</text:p>
      <text:p text:style-name="Standard"><text:s text:c="2"/>11.025 | 0 <text:s/>| <text:s text:c="8"/>Comm Error <text:s text:c="8"/>| <text:s text:c="11"/>- <text:s text:c="10"/></text:p>
      <text:p text:style-name="Standard"><text:s text:c="2"/>11.025 | 1 <text:s/>| <text:s text:c="3"/>0.368 <text:s text:c="2"/>-0.875 <text:s text:c="3"/>0.110 | <text:s text:c="2"/>-82.4 <text:s text:c="2"/>-26.9 <text:s text:c="2"/>-73.8</text:p>
      <text:p text:style-name="Standard"><text:s text:c="2"/>11.025 | 2 <text:s/>| <text:s text:c="3"/>0.255 <text:s text:c="3"/>0.953 <text:s text:c="3"/>0.098 | <text:s text:c="3"/>80.7 <text:s text:c="2"/>-18.0 <text:s text:c="2"/>-20.6</text:p>
      <text:p text:style-name="Standard"><text:s text:c="2"/>11.025 | 3 <text:s/>| <text:s text:c="3"/>1.004 <text:s text:c="3"/>0.024 <text:s text:c="3"/>0.215 | <text:s text:c="4"/>5.8 <text:s text:c="2"/>-77.6 <text:s text:c="3"/>84.7</text:p>
      <text:p text:style-name="Standard"><text:s text:c="2"/>11.025 | 4 <text:s/>| <text:s text:c="3"/>1.016 <text:s text:c="2"/>-0.035 <text:s text:c="3"/>0.033 | <text:s text:c="2"/>-19.8 <text:s text:c="2"/>-84.7 <text:s text:c="2"/>101.4</text:p>
      <text:p text:style-name="Standard"><text:s text:c="2"/>11.025 | 5 <text:s/>| <text:s text:c="3"/>1.018 <text:s text:c="2"/>-0.082 <text:s text:c="2"/>-0.127 | <text:s/>-148.4 <text:s text:c="2"/>-80.2 <text:s/>-144.2</text:p>
      <text:p text:style-name="Standard"><text:s text:c="2"/>11.059 | 0 <text:s/>| <text:s text:c="8"/>Comm Error <text:s text:c="8"/>| <text:s text:c="11"/>- <text:s text:c="10"/></text:p>
      <text:p text:style-name="Standard"><text:s text:c="2"/>11.059 | 1 <text:s/>| <text:s text:c="3"/>0.312 <text:s text:c="2"/>-0.940 <text:s text:c="3"/>0.122 | <text:s text:c="2"/>-82.4 <text:s text:c="2"/>-23.2 <text:s text:c="2"/>-72.7</text:p>
      <text:p text:style-name="Standard"><text:s text:c="2"/>11.059 | 2 <text:s/>| <text:s text:c="3"/>0.246 <text:s text:c="3"/>0.969 <text:s text:c="3"/>0.096 | <text:s text:c="3"/>81.0 <text:s text:c="2"/>-17.8 <text:s text:c="2"/>-21.4</text:p>
      <text:p text:style-name="Standard"><text:soft-page-break/><text:s text:c="2"/>11.059 | 3 <text:s/>| <text:s text:c="3"/>1.008 <text:s text:c="3"/>0.003 <text:s text:c="3"/>0.224 | <text:s text:c="4"/>5.1 <text:s text:c="2"/>-77.4 <text:s text:c="3"/>85.3</text:p>
      <text:p text:style-name="Standard"><text:s text:c="2"/>11.059 | 4 <text:s/>| <text:s text:c="3"/>1.003 <text:s text:c="2"/>-0.024 <text:s text:c="3"/>0.040 | <text:s text:c="2"/>-22.7 <text:s text:c="2"/>-84.7 <text:s text:c="2"/>105.1</text:p>
      <text:p text:style-name="Standard"><text:s text:c="2"/>11.059 | 5 <text:s/>| <text:s text:c="3"/>1.017 <text:s text:c="2"/>-0.077 <text:s text:c="2"/>-0.129 | <text:s/>-148.2 <text:s text:c="2"/>-80.2 <text:s/>-144.5</text:p>
      <text:p text:style-name="Standard"><text:s text:c="2"/>11.093 | 0 <text:s/>| <text:s text:c="8"/>Comm Error <text:s text:c="8"/>| <text:s text:c="11"/>- <text:s text:c="10"/></text:p>
      <text:p text:style-name="Standard"><text:s text:c="2"/>11.093 | 1 <text:s/>| <text:s text:c="3"/>0.330 <text:s text:c="2"/>-0.979 <text:s text:c="3"/>0.109 | <text:s text:c="2"/>-82.6 <text:s text:c="2"/>-20.4 <text:s text:c="2"/>-70.6</text:p>
      <text:p text:style-name="Standard"><text:s text:c="2"/>11.093 | 2 <text:s/>| <text:s text:c="3"/>0.214 <text:s text:c="3"/>0.991 <text:s text:c="3"/>0.105 | <text:s text:c="3"/>81.2 <text:s text:c="2"/>-17.3 <text:s text:c="2"/>-22.5</text:p>
      <text:p text:style-name="Standard"><text:s text:c="2"/>11.093 | 3 <text:s/>| <text:s text:c="3"/>1.003 <text:s text:c="2"/>-0.014 <text:s text:c="3"/>0.222 | <text:s text:c="4"/>3.2 <text:s text:c="2"/>-77.3 <text:s text:c="3"/>87.0</text:p>
      <text:p text:style-name="Standard"><text:s text:c="2"/>11.093 | 4 <text:s/>| <text:s text:c="3"/>1.000 <text:s text:c="2"/>-0.001 <text:s text:c="3"/>0.055 | <text:s text:c="2"/>-22.5 <text:s text:c="2"/>-84.6 <text:s text:c="2"/>104.2</text:p>
      <text:p text:style-name="Standard"><text:s text:c="2"/>11.093 | 5 <text:s/>| <text:s text:c="3"/>1.023 <text:s text:c="2"/>-0.076 <text:s text:c="2"/>-0.132 | <text:s/>-148.2 <text:s text:c="2"/>-80.2 <text:s/>-144.6</text:p>
      <text:p text:style-name="Standard"><text:s text:c="2"/>11.127 | 0 <text:s/>| <text:s text:c="8"/>Comm Error <text:s text:c="8"/>| <text:s text:c="11"/>- <text:s text:c="10"/></text:p>
      <text:p text:style-name="Standard"><text:s text:c="2"/>11.127 | 1 <text:s/>| <text:s text:c="3"/>0.378 <text:s text:c="2"/>-0.975 <text:s text:c="3"/>0.134 | <text:s text:c="2"/>-82.4 <text:s text:c="2"/>-18.1 <text:s text:c="2"/>-68.2</text:p>
      <text:p text:style-name="Standard"><text:s text:c="2"/>11.127 | 2 <text:s/>| <text:s text:c="3"/>0.184 <text:s text:c="3"/>1.008 <text:s text:c="3"/>0.111 | <text:s text:c="3"/>81.4 <text:s text:c="2"/>-16.5 <text:s text:c="2"/>-23.9</text:p>
      <text:p text:style-name="Standard"><text:s text:c="2"/>11.127 | 3 <text:s/>| <text:s text:c="3"/>1.009 <text:s text:c="2"/>-0.013 <text:s text:c="3"/>0.209 | <text:s text:c="4"/>1.9 <text:s text:c="2"/>-77.2 <text:s text:c="3"/>88.2</text:p>
      <text:p text:style-name="Standard"><text:s text:c="2"/>11.127 | 4 <text:s/>| <text:s text:c="3"/>1.010 <text:s text:c="2"/>-0.019 <text:s text:c="3"/>0.048 | <text:s text:c="2"/>-21.4 <text:s text:c="2"/>-84.6 <text:s text:c="2"/>102.8</text:p>
      <text:p text:style-name="Standard"><text:s text:c="2"/>11.127 | 5 <text:s/>| <text:s text:c="3"/>1.018 <text:s text:c="2"/>-0.093 <text:s text:c="2"/>-0.134 | <text:s/>-147.7 <text:s text:c="2"/>-80.0 <text:s/>-145.3</text:p>
      <text:p text:style-name="Standard"><text:s text:c="2"/>11.162 | 0 <text:s/>| <text:s text:c="8"/>Comm Error <text:s text:c="8"/>| <text:s text:c="11"/>- <text:s text:c="10"/></text:p>
      <text:p text:style-name="Standard"><text:s text:c="2"/>11.162 | 1 <text:s/>| <text:s text:c="3"/>0.453 <text:s text:c="2"/>-0.955 <text:s text:c="3"/>0.169 | <text:s text:c="2"/>-81.4 <text:s text:c="2"/>-16.1 <text:s text:c="2"/>-65.8</text:p>
      <text:p text:style-name="Standard"><text:s text:c="2"/>11.162 | 2 <text:s/>| <text:s text:c="3"/>0.159 <text:s text:c="3"/>1.003 <text:s text:c="3"/>0.127 | <text:s text:c="3"/>81.4 <text:s text:c="2"/>-15.3 <text:s text:c="2"/>-26.3</text:p>
      <text:p text:style-name="Standard"><text:s text:c="2"/>11.162 | 3 <text:s/>| <text:s text:c="3"/>1.012 <text:s text:c="2"/>-0.010 <text:s text:c="3"/>0.211 | <text:s text:c="4"/>0.8 <text:s text:c="2"/>-77.1 <text:s text:c="3"/>89.5</text:p>
      <text:p text:style-name="Standard"><text:s text:c="2"/>11.162 | 4 <text:s/>| <text:s text:c="3"/>1.007 <text:s text:c="2"/>-0.016 <text:s text:c="3"/>0.042 | <text:s text:c="2"/>-24.1 <text:s text:c="2"/>-84.6 <text:s text:c="2"/>105.5</text:p>
      <text:p text:style-name="Standard"><text:s text:c="2"/>11.162 | 5 <text:s/>| <text:s text:c="3"/>1.021 <text:s text:c="2"/>-0.073 <text:s text:c="2"/>-0.123 | <text:s/>-148.0 <text:s text:c="2"/>-80.1 <text:s/>-145.2</text:p>
      <text:p text:style-name="Standard"><text:s text:c="2"/>11.196 | 0 <text:s/>| <text:s text:c="8"/>Comm Error <text:s text:c="8"/>| <text:s text:c="11"/>- <text:s text:c="10"/></text:p>
      <text:p text:style-name="Standard"><text:s text:c="2"/>11.196 | 1 <text:s/>| <text:s text:c="3"/>0.465 <text:s text:c="2"/>-0.923 <text:s text:c="3"/>0.204 | <text:s text:c="2"/>-80.2 <text:s text:c="2"/>-15.3 <text:s text:c="2"/>-65.4</text:p>
      <text:p text:style-name="Standard"><text:s text:c="2"/>11.196 | 2 <text:s/>| <text:s text:c="3"/>0.128 <text:s text:c="3"/>1.030 <text:s text:c="3"/>0.131 | <text:s text:c="3"/>81.3 <text:s text:c="2"/>-14.1 <text:s text:c="2"/>-28.3</text:p>
      <text:p text:style-name="Standard"><text:s text:c="2"/>11.196 | 3 <text:s/>| <text:s text:c="3"/>1.010 <text:s text:c="2"/>-0.002 <text:s text:c="3"/>0.216 | <text:s text:c="3"/>-0.3 <text:s text:c="2"/>-77.0 <text:s text:c="3"/>90.1</text:p>
      <text:p text:style-name="Standard"><text:s text:c="2"/>11.196 | 4 <text:s/>| <text:s text:c="3"/>1.001 <text:s text:c="2"/>-0.033 <text:s text:c="3"/>0.042 | <text:s text:c="2"/>-26.5 <text:s text:c="2"/>-84.6 <text:s text:c="2"/>108.0</text:p>
      <text:p text:style-name="Standard"><text:s text:c="2"/>11.196 | 5 <text:s/>| <text:s text:c="3"/>1.017 <text:s text:c="2"/>-0.086 <text:s text:c="2"/>-0.164 | <text:s/>-148.7 <text:s text:c="2"/>-79.9 <text:s/>-144.7</text:p>
      <text:p text:style-name="Standard"><text:s text:c="2"/>11.231 | 0 <text:s/>| <text:s text:c="8"/>Comm Error <text:s text:c="8"/>| <text:s text:c="11"/>- <text:s text:c="10"/></text:p>
      <text:p text:style-name="Standard"><text:s text:c="2"/>11.231 | 1 <text:s/>| <text:s text:c="3"/>0.483 <text:s text:c="2"/>-0.896 <text:s text:c="3"/>0.228 | <text:s text:c="2"/>-78.4 <text:s text:c="2"/>-14.7 <text:s text:c="2"/>-66.5</text:p>
      <text:p text:style-name="Standard"><text:s text:c="2"/>11.231 | 2 <text:s/>| <text:s text:c="3"/>0.167 <text:s text:c="3"/>1.011 <text:s text:c="3"/>0.147 | <text:s text:c="3"/>81.0 <text:s text:c="2"/>-12.9 <text:s text:c="2"/>-30.7</text:p>
      <text:p text:style-name="Standard"><text:s text:c="2"/>11.231 | 3 <text:s/>| <text:s text:c="3"/>1.009 <text:s text:c="3"/>0.003 <text:s text:c="3"/>0.206 | <text:s text:c="3"/>-0.7 <text:s text:c="2"/>-77.0 <text:s text:c="3"/>90.4</text:p>
      <text:p text:style-name="Standard"><text:s text:c="2"/>11.231 | 4 <text:s/>| <text:s text:c="3"/>1.011 <text:s text:c="2"/>-0.029 <text:s text:c="3"/>0.030 | <text:s text:c="2"/>-30.7 <text:s text:c="2"/>-84.6 <text:s text:c="2"/>112.4</text:p>
      <text:p text:style-name="Standard"><text:s text:c="2"/>11.231 | 5 <text:s/>| <text:s text:c="3"/>1.021 <text:s text:c="2"/>-0.072 <text:s text:c="2"/>-0.152 | <text:s/>-149.5 <text:s text:c="2"/>-79.7 <text:s/>-144.1</text:p>
      <text:p text:style-name="Standard"><text:s text:c="2"/>11.265 | 0 <text:s/>| <text:s text:c="8"/>Comm Error <text:s text:c="8"/>| <text:s text:c="11"/>- <text:s text:c="10"/></text:p>
      <text:p text:style-name="Standard"><text:s text:c="2"/>11.265 | 1 <text:s/>| <text:s text:c="3"/>0.519 <text:s text:c="2"/>-0.857 <text:s text:c="3"/>0.237 | <text:s text:c="2"/>-77.1 <text:s text:c="2"/>-14.4 <text:s text:c="2"/>-68.7</text:p>
      <text:p text:style-name="Standard"><text:s text:c="2"/>11.265 | 2 <text:s/>| <text:s text:c="3"/>0.265 <text:s text:c="3"/>0.893 <text:s text:c="3"/>0.005 | <text:s text:c="3"/>81.4 <text:s text:c="2"/>-12.5 <text:s text:c="2"/>-31.6</text:p>
      <text:p text:style-name="Standard"><text:s text:c="2"/>11.265 | 3 <text:s/>| <text:s text:c="3"/>0.999 <text:s text:c="3"/>0.018 <text:s text:c="3"/>0.171 | <text:s text:c="3"/>-1.0 <text:s text:c="2"/>-77.2 <text:s text:c="3"/>90.3</text:p>
      <text:p text:style-name="Standard"><text:s text:c="2"/>11.265 | 4 <text:s/>| <text:s text:c="3"/>1.014 <text:s text:c="2"/>-0.013 <text:s text:c="3"/>0.021 | <text:s text:c="2"/>-31.4 <text:s text:c="2"/>-84.7 <text:s text:c="2"/>112.9</text:p>
      <text:p text:style-name="Standard"><text:s text:c="2"/>11.265 | 5 <text:s/>| <text:s text:c="3"/>1.016 <text:s text:c="2"/>-0.068 <text:s text:c="2"/>-0.143 | <text:s/>-150.3 <text:s text:c="2"/>-79.7 <text:s/>-143.4</text:p>
      <text:p text:style-name="Standard"><text:s text:c="2"/>11.299 | 0 <text:s/>| <text:s text:c="8"/>Comm Error <text:s text:c="8"/>| <text:s text:c="11"/>- <text:s text:c="10"/></text:p>
      <text:p text:style-name="Standard"><text:s text:c="2"/>11.299 | 1 <text:s/>| <text:s text:c="3"/>0.519 <text:s text:c="2"/>-0.864 <text:s text:c="3"/>0.241 | <text:s text:c="2"/>-75.8 <text:s text:c="2"/>-14.0 <text:s text:c="2"/>-72.8</text:p>
      <text:p text:style-name="Standard"><text:s text:c="2"/>11.299 | 2 <text:s/>| <text:s text:c="3"/>0.418 <text:s text:c="3"/>0.902 <text:s text:c="2"/>-0.086 | <text:s text:c="3"/>83.0 <text:s text:c="2"/>-14.1 <text:s text:c="2"/>-32.1</text:p>
      <text:p text:style-name="Standard"><text:s text:c="2"/>11.299 | 3 <text:s/>| <text:s text:c="3"/>0.987 <text:s text:c="3"/>0.022 <text:s text:c="3"/>0.152 | <text:s text:c="3"/>-0.9 <text:s text:c="2"/>-77.6 <text:s text:c="3"/>89.7</text:p>
      <text:p text:style-name="Standard"><text:s text:c="2"/>11.299 | 4 <text:s/>| <text:s text:c="3"/>1.012 <text:s text:c="2"/>-0.022 <text:s text:c="3"/>0.019 | <text:s text:c="2"/>-34.1 <text:s text:c="2"/>-84.8 <text:s text:c="2"/>115.8</text:p>
      <text:p text:style-name="Standard"><text:s text:c="2"/>11.299 | 5 <text:s/>| <text:s text:c="3"/>1.015 <text:s text:c="2"/>-0.088 <text:s text:c="2"/>-0.135 | <text:s/>-150.2 <text:s text:c="2"/>-79.7 <text:s/>-143.6</text:p>
      <text:p text:style-name="Standard"><text:s text:c="2"/>11.333 | 0 <text:s/>| <text:s text:c="8"/>Comm Error <text:s text:c="8"/>| <text:s text:c="11"/>- <text:s text:c="10"/></text:p>
      <text:p text:style-name="Standard"><text:s text:c="2"/>11.333 | 1 <text:s/>| <text:s text:c="3"/>0.608 <text:s text:c="2"/>-0.913 <text:s text:c="3"/>0.184 | <text:s text:c="2"/>-74.7 <text:s text:c="2"/>-14.4 <text:s text:c="2"/>-76.6</text:p>
      <text:p text:style-name="Standard"><text:s text:c="2"/>11.333 | 2 <text:s/>| <text:s text:c="3"/>0.432 <text:s text:c="3"/>0.965 <text:s text:c="2"/>-0.054 | <text:s text:c="3"/>84.8 <text:s text:c="2"/>-15.3 <text:s text:c="2"/>-31.7</text:p>
      <text:p text:style-name="Standard"><text:s text:c="2"/>11.333 | 3 <text:s/>| <text:s text:c="3"/>0.989 <text:s text:c="3"/>0.027 <text:s text:c="3"/>0.187 | <text:s text:c="3"/>-0.4 <text:s text:c="2"/>-78.0 <text:s text:c="3"/>88.3</text:p>
      <text:p text:style-name="Standard"><text:soft-page-break/><text:s text:c="2"/>11.333 | 4 <text:s/>| <text:s text:c="3"/>1.017 <text:s text:c="2"/>-0.025 <text:s text:c="3"/>0.017 | <text:s text:c="2"/>-34.9 <text:s text:c="2"/>-84.8 <text:s text:c="2"/>116.5</text:p>
      <text:p text:style-name="Standard"><text:s text:c="2"/>11.333 | 5 <text:s/>| <text:s text:c="3"/>1.015 <text:s text:c="2"/>-0.086 <text:s text:c="2"/>-0.150 | <text:s/>-150.1 <text:s text:c="2"/>-79.6 <text:s/>-144.0</text:p>
      <text:p text:style-name="Standard"><text:s text:c="2"/>11.367 | 0 <text:s/>| <text:s text:c="8"/>Comm Error <text:s text:c="8"/>| <text:s text:c="11"/>- <text:s text:c="10"/></text:p>
      <text:p text:style-name="Standard"><text:s text:c="2"/>11.367 | 1 <text:s/>| <text:s text:c="3"/>0.584 <text:s text:c="2"/>-0.965 <text:s text:c="3"/>0.171 | <text:s text:c="2"/>-74.4 <text:s text:c="2"/>-15.0 <text:s text:c="2"/>-81.1</text:p>
      <text:p text:style-name="Standard"><text:s text:c="2"/>11.367 | 2 <text:s/>| <text:s text:c="3"/>0.333 <text:s text:c="3"/>1.010 <text:s text:c="3"/>0.051 | <text:s text:c="3"/>85.4 <text:s text:c="2"/>-15.7 <text:s text:c="2"/>-31.3</text:p>
      <text:p text:style-name="Standard"><text:s text:c="2"/>11.367 | 3 <text:s/>| <text:s text:c="3"/>1.016 <text:s text:c="3"/>0.006 <text:s text:c="3"/>0.191 | <text:s text:c="3"/>-0.3 <text:s text:c="2"/>-78.2 <text:s text:c="3"/>87.7</text:p>
      <text:p text:style-name="Standard"><text:s text:c="2"/>11.367 | 4 <text:s/>| <text:s text:c="3"/>1.016 <text:s text:c="2"/>-0.032 <text:s text:c="3"/>0.024 | <text:s text:c="2"/>-37.3 <text:s text:c="2"/>-84.8 <text:s text:c="2"/>119.1</text:p>
      <text:p text:style-name="Standard"><text:s text:c="2"/>11.367 | 5 <text:s/>| <text:s text:c="3"/>1.018 <text:s text:c="2"/>-0.080 <text:s text:c="2"/>-0.156 | <text:s/>-150.7 <text:s text:c="2"/>-79.5 <text:s/>-143.5</text:p>
      <text:p text:style-name="Standard"><text:s text:c="2"/>11.401 | 0 <text:s/>| <text:s text:c="8"/>Comm Error <text:s text:c="8"/>| <text:s text:c="11"/>- <text:s text:c="10"/></text:p>
      <text:p text:style-name="Standard"><text:s text:c="2"/>11.401 | 1 <text:s/>| <text:s text:c="3"/>0.549 <text:s text:c="2"/>-0.989 <text:s text:c="3"/>0.187 | <text:s text:c="2"/>-74.6 <text:s text:c="2"/>-16.4 <text:s text:c="2"/>-85.7</text:p>
      <text:p text:style-name="Standard"><text:s text:c="2"/>11.401 | 2 <text:s/>| <text:s text:c="3"/>0.256 <text:s text:c="3"/>1.002 <text:s text:c="3"/>0.154 | <text:s text:c="3"/>84.9 <text:s text:c="2"/>-15.6 <text:s text:c="2"/>-31.5</text:p>
      <text:p text:style-name="Standard"><text:s text:c="2"/>11.401 | 3 <text:s/>| <text:s text:c="3"/>1.020 <text:s text:c="2"/>-0.025 <text:s text:c="3"/>0.235 | <text:s text:c="3"/>-1.5 <text:s text:c="2"/>-77.9 <text:s text:c="3"/>88.4</text:p>
      <text:p text:style-name="Standard"><text:s text:c="2"/>11.401 | 4 <text:s/>| <text:s text:c="3"/>1.019 <text:s text:c="2"/>-0.013 <text:s text:c="3"/>0.023 | <text:s text:c="2"/>-37.2 <text:s text:c="2"/>-84.8 <text:s text:c="2"/>118.8</text:p>
      <text:p text:style-name="Standard"><text:s text:c="2"/>11.401 | 5 <text:s/>| <text:s text:c="3"/>1.022 <text:s text:c="2"/>-0.076 <text:s text:c="2"/>-0.158 | <text:s/>-151.0 <text:s text:c="2"/>-79.5 <text:s/>-143.0</text:p>
      <text:p text:style-name="Standard"><text:s text:c="2"/>11.435 | 0 <text:s/>| <text:s text:c="8"/>Comm Error <text:s text:c="8"/>| <text:s text:c="11"/>- <text:s text:c="10"/></text:p>
      <text:p text:style-name="Standard"><text:s text:c="2"/>11.435 | 1 <text:s/>| <text:s text:c="3"/>0.336 <text:s text:c="2"/>-0.966 <text:s text:c="3"/>0.252 | <text:s text:c="2"/>-75.1 <text:s text:c="2"/>-17.2 <text:s text:c="2"/>-86.5</text:p>
      <text:p text:style-name="Standard"><text:s text:c="2"/>11.435 | 2 <text:s/>| <text:s text:c="3"/>0.210 <text:s text:c="3"/>0.962 <text:s text:c="3"/>0.188 | <text:s text:c="3"/>84.2 <text:s text:c="2"/>-15.3 <text:s text:c="2"/>-32.1</text:p>
      <text:p text:style-name="Standard"><text:s text:c="2"/>11.435 | 3 <text:s/>| <text:s text:c="3"/>1.001 <text:s text:c="2"/>-0.029 <text:s text:c="3"/>0.205 | <text:s text:c="3"/>-2.6 <text:s text:c="2"/>-77.8 <text:s text:c="3"/>89.3</text:p>
      <text:p text:style-name="Standard"><text:s text:c="2"/>11.435 | 4 <text:s/>| <text:s text:c="3"/>1.009 <text:s text:c="2"/>-0.025 <text:s text:c="3"/>0.029 | <text:s text:c="2"/>-35.9 <text:s text:c="2"/>-84.8 <text:s text:c="2"/>117.2</text:p>
      <text:p text:style-name="Standard"><text:s text:c="2"/>11.435 | 5 <text:s/>| <text:s text:c="3"/>1.021 <text:s text:c="2"/>-0.076 <text:s text:c="2"/>-0.160 | <text:s/>-151.9 <text:s text:c="2"/>-79.4 <text:s/>-142.7</text:p>
      <text:p text:style-name="Standard"><text:s text:c="2"/>11.470 | 0 <text:s/>| <text:s text:c="8"/>Comm Error <text:s text:c="8"/>| <text:s text:c="11"/>- <text:s text:c="10"/></text:p>
      <text:p text:style-name="Standard"><text:s text:c="2"/>11.470 | 1 <text:s/>| <text:s text:c="3"/>0.275 <text:s text:c="2"/>-0.929 <text:s text:c="3"/>0.288 | <text:s text:c="2"/>-75.5 <text:s text:c="2"/>-17.8 <text:s text:c="2"/>-85.3</text:p>
      <text:p text:style-name="Standard"><text:s text:c="2"/>11.470 | 2 <text:s/>| <text:s text:c="3"/>0.206 <text:s text:c="3"/>0.939 <text:s text:c="3"/>0.157 | <text:s text:c="3"/>83.5 <text:s text:c="2"/>-14.8 <text:s text:c="2"/>-33.2</text:p>
      <text:p text:style-name="Standard"><text:s text:c="2"/>11.470 | 3 <text:s/>| <text:s text:c="3"/>0.993 <text:s text:c="2"/>-0.023 <text:s text:c="3"/>0.200 | <text:s text:c="3"/>-3.4 <text:s text:c="2"/>-77.6 <text:s text:c="3"/>89.7</text:p>
      <text:p text:style-name="Standard"><text:s text:c="2"/>11.470 | 4 <text:s/>| <text:s text:c="3"/>1.007 <text:s text:c="2"/>-0.008 <text:s text:c="3"/>0.033 | <text:s text:c="2"/>-31.0 <text:s text:c="2"/>-84.8 <text:s text:c="2"/>111.7</text:p>
      <text:p text:style-name="Standard"><text:s text:c="2"/>11.470 | 5 <text:s/>| <text:s text:c="3"/>1.016 <text:s text:c="2"/>-0.080 <text:s text:c="2"/>-0.155 | <text:s/>-152.1 <text:s text:c="2"/>-79.5 <text:s/>-142.9</text:p>
      <text:p text:style-name="Standard"><text:s text:c="2"/>11.505 | 0 <text:s/>| <text:s text:c="8"/>Comm Error <text:s text:c="8"/>| <text:s text:c="11"/>- <text:s text:c="10"/></text:p>
      <text:p text:style-name="Standard"><text:s text:c="2"/>11.505 | 1 <text:s/>| <text:s text:c="3"/>0.255 <text:s text:c="2"/>-0.919 <text:s text:c="3"/>0.302 | <text:s text:c="2"/>-75.4 <text:s text:c="2"/>-17.9 <text:s text:c="2"/>-84.4</text:p>
      <text:p text:style-name="Standard"><text:s text:c="2"/>11.505 | 2 <text:s/>| <text:s text:c="3"/>0.201 <text:s text:c="3"/>0.952 <text:s text:c="3"/>0.103 | <text:s text:c="3"/>83.5 <text:s text:c="2"/>-14.4 <text:s text:c="2"/>-34.2</text:p>
      <text:p text:style-name="Standard"><text:s text:c="2"/>11.505 | 3 <text:s/>| <text:s text:c="3"/>1.006 <text:s text:c="2"/>-0.016 <text:s text:c="3"/>0.212 | <text:s text:c="3"/>-3.7 <text:s text:c="2"/>-77.5 <text:s text:c="3"/>89.6</text:p>
      <text:p text:style-name="Standard"><text:s text:c="2"/>11.505 | 4 <text:s/>| <text:s text:c="3"/>1.004 <text:s text:c="2"/>-0.022 <text:s text:c="3"/>0.038 | <text:s text:c="2"/>-29.8 <text:s text:c="2"/>-84.7 <text:s text:c="2"/>110.3</text:p>
      <text:p text:style-name="Standard"><text:s text:c="2"/>11.505 | 5 <text:s/>| <text:s text:c="3"/>1.017 <text:s text:c="2"/>-0.081 <text:s text:c="2"/>-0.136 | <text:s/>-151.7 <text:s text:c="2"/>-79.6 <text:s/>-143.5</text:p>
      <text:p text:style-name="Standard"><text:s text:c="2"/>11.540 | 0 <text:s/>| <text:s text:c="8"/>Comm Error <text:s text:c="8"/>| <text:s text:c="11"/>- <text:s text:c="10"/></text:p>
      <text:p text:style-name="Standard"><text:s text:c="2"/>11.540 | 1 <text:s/>| <text:s text:c="3"/>0.253 <text:s text:c="2"/>-0.917 <text:s text:c="3"/>0.293 | <text:s text:c="2"/>-75.2 <text:s text:c="2"/>-18.0 <text:s text:c="2"/>-83.2</text:p>
      <text:p text:style-name="Standard"><text:s text:c="2"/>11.540 | 2 <text:s/>| <text:s text:c="3"/>0.208 <text:s text:c="3"/>0.992 <text:s text:c="3"/>0.074 | <text:s text:c="3"/>83.8 <text:s text:c="2"/>-14.1 <text:s text:c="2"/>-35.3</text:p>
      <text:p text:style-name="Standard"><text:s text:c="2"/>11.540 | 3 <text:s/>| <text:s text:c="3"/>1.010 <text:s text:c="2"/>-0.020 <text:s text:c="3"/>0.207 | <text:s text:c="3"/>-3.7 <text:s text:c="2"/>-77.4 <text:s text:c="3"/>89.4</text:p>
      <text:p text:style-name="Standard"><text:s text:c="2"/>11.540 | 4 <text:s/>| <text:s text:c="3"/>1.008 <text:s text:c="2"/>-0.013 <text:s text:c="3"/>0.048 | <text:s text:c="2"/>-26.2 <text:s text:c="2"/>-84.7 <text:s text:c="2"/>106.5</text:p>
      <text:p text:style-name="Standard"><text:s text:c="2"/>11.540 | 5 <text:s/>| <text:s text:c="3"/>1.020 <text:s text:c="2"/>-0.087 <text:s text:c="2"/>-0.145 | <text:s/>-151.1 <text:s text:c="2"/>-79.6 <text:s/>-144.3</text:p>
      <text:p text:style-name="Standard"><text:s text:c="2"/>11.574 | 0 <text:s/>| <text:s text:c="8"/>Comm Error <text:s text:c="8"/>| <text:s text:c="11"/>- <text:s text:c="10"/></text:p>
      <text:p text:style-name="Standard"><text:s text:c="2"/>11.574 | 1 <text:s/>| <text:s text:c="3"/>0.212 <text:s text:c="2"/>-0.929 <text:s text:c="3"/>0.259 | <text:s text:c="2"/>-75.0 <text:s text:c="2"/>-17.6 <text:s text:c="2"/>-82.8</text:p>
      <text:p text:style-name="Standard"><text:s text:c="2"/>11.574 | 2 <text:s/>| <text:s text:c="3"/>0.210 <text:s text:c="3"/>1.002 <text:s text:c="3"/>0.054 | <text:s text:c="3"/>84.2 <text:s text:c="2"/>-13.7 <text:s text:c="2"/>-35.8</text:p>
      <text:p text:style-name="Standard"><text:s text:c="2"/>11.574 | 3 <text:s/>| <text:s text:c="3"/>1.006 <text:s text:c="2"/>-0.039 <text:s text:c="3"/>0.211 | <text:s text:c="3"/>-4.3 <text:s text:c="2"/>-77.3 <text:s text:c="3"/>89.8</text:p>
      <text:p text:style-name="Standard"><text:s text:c="2"/>11.574 | 4 <text:s/>| <text:s text:c="3"/>1.008 <text:s text:c="2"/>-0.017 <text:s text:c="3"/>0.050 | <text:s text:c="2"/>-24.3 <text:s text:c="2"/>-84.6 <text:s text:c="2"/>104.3</text:p>
      <text:p text:style-name="Standard"><text:s text:c="2"/>11.574 | 5 <text:s/>| <text:s text:c="3"/>1.019 <text:s text:c="2"/>-0.073 <text:s text:c="2"/>-0.152 | <text:s/>-151.4 <text:s text:c="2"/>-79.6 <text:s/>-144.2</text:p>
      <text:p text:style-name="Standard"><text:s text:c="2"/>11.609 | 0 <text:s/>| <text:s text:c="8"/>Comm Error <text:s text:c="8"/>| <text:s text:c="11"/>- <text:s text:c="10"/></text:p>
      <text:p text:style-name="Standard"><text:s text:c="2"/>11.609 | 1 <text:s/>| <text:s text:c="3"/>0.202 <text:s text:c="2"/>-0.947 <text:s text:c="3"/>0.231 | <text:s text:c="2"/>-75.0 <text:s text:c="2"/>-16.7 <text:s text:c="2"/>-82.6</text:p>
      <text:p text:style-name="Standard"><text:s text:c="2"/>11.609 | 2 <text:s/>| <text:s text:c="3"/>0.220 <text:s text:c="3"/>0.979 <text:s text:c="3"/>0.057 | <text:s text:c="3"/>84.5 <text:s text:c="2"/>-13.5 <text:s text:c="2"/>-35.9</text:p>
      <text:p text:style-name="Standard"><text:s text:c="2"/>11.609 | 3 <text:s/>| <text:s text:c="3"/>1.001 <text:s text:c="2"/>-0.043 <text:s text:c="3"/>0.205 | <text:s text:c="3"/>-5.2 <text:s text:c="2"/>-77.2 <text:s text:c="3"/>90.6</text:p>
      <text:p text:style-name="Standard"><text:s text:c="2"/>11.609 | 4 <text:s/>| <text:s text:c="3"/>1.003 <text:s text:c="2"/>-0.020 <text:s text:c="3"/>0.048 | <text:s text:c="2"/>-23.7 <text:s text:c="2"/>-84.6 <text:s text:c="2"/>103.8</text:p>
      <text:p text:style-name="Standard"><text:soft-page-break/><text:s text:c="2"/>11.609 | 5 <text:s/>| <text:s text:c="3"/>1.016 <text:s text:c="2"/>-0.079 <text:s text:c="2"/>-0.149 | <text:s/>-151.5 <text:s text:c="2"/>-79.6 <text:s/>-144.2</text:p>
      <text:p text:style-name="Standard"><text:s text:c="2"/>11.643 | 0 <text:s/>| <text:s text:c="8"/>Comm Error <text:s text:c="8"/>| <text:s text:c="11"/>- <text:s text:c="10"/></text:p>
      <text:p text:style-name="Standard"><text:s text:c="2"/>11.643 | 1 <text:s/>| <text:s text:c="3"/>0.232 <text:s text:c="2"/>-0.947 <text:s text:c="3"/>0.196 | <text:s text:c="2"/>-75.2 <text:s text:c="2"/>-16.1 <text:s text:c="2"/>-82.5</text:p>
      <text:p text:style-name="Standard"><text:s text:c="2"/>11.643 | 2 <text:s/>| <text:s text:c="3"/>0.219 <text:s text:c="3"/>0.974 <text:s text:c="3"/>0.085 | <text:s text:c="3"/>84.5 <text:s text:c="2"/>-13.4 <text:s text:c="2"/>-35.7</text:p>
      <text:p text:style-name="Standard"><text:s text:c="2"/>11.643 | 3 <text:s/>| <text:s text:c="3"/>0.999 <text:s text:c="2"/>-0.033 <text:s text:c="3"/>0.204 | <text:s text:c="3"/>-5.9 <text:s text:c="2"/>-77.2 <text:s text:c="3"/>91.3</text:p>
      <text:p text:style-name="Standard"><text:s text:c="2"/>11.643 | 4 <text:s/>| <text:s text:c="3"/>1.005 <text:s text:c="2"/>-0.025 <text:s text:c="3"/>0.049 | <text:s text:c="2"/>-23.8 <text:s text:c="2"/>-84.5 <text:s text:c="2"/>103.9</text:p>
      <text:p text:style-name="Standard"><text:s text:c="2"/>11.643 | 5 <text:s/>| <text:s text:c="3"/>1.016 <text:s text:c="2"/>-0.084 <text:s text:c="2"/>-0.146 | <text:s/>-151.1 <text:s text:c="2"/>-79.6 <text:s/>-144.6</text:p>
      <text:p text:style-name="Standard"><text:s text:c="2"/>11.677 | 0 <text:s/>| <text:s text:c="8"/>Comm Error <text:s text:c="8"/>| <text:s text:c="11"/>- <text:s text:c="10"/></text:p>
      <text:p text:style-name="Standard"><text:s text:c="2"/>11.677 | 1 <text:s/>| <text:s text:c="3"/>0.261 <text:s text:c="2"/>-0.939 <text:s text:c="3"/>0.188 | <text:s text:c="2"/>-75.5 <text:s text:c="2"/>-15.9 <text:s text:c="2"/>-82.5</text:p>
      <text:p text:style-name="Standard"><text:s text:c="2"/>11.677 | 2 <text:s/>| <text:s text:c="3"/>0.228 <text:s text:c="3"/>0.979 <text:s text:c="3"/>0.116 | <text:s text:c="3"/>84.2 <text:s text:c="2"/>-13.3 <text:s text:c="2"/>-35.4</text:p>
      <text:p text:style-name="Standard"><text:s text:c="2"/>11.677 | 3 <text:s/>| <text:s text:c="3"/>1.001 <text:s text:c="2"/>-0.015 <text:s text:c="3"/>0.209 | <text:s text:c="3"/>-5.8 <text:s text:c="2"/>-77.2 <text:s text:c="3"/>91.2</text:p>
      <text:p text:style-name="Standard"><text:s text:c="2"/>11.677 | 4 <text:s/>| <text:s text:c="3"/>1.009 <text:s text:c="2"/>-0.021 <text:s text:c="3"/>0.044 | <text:s text:c="2"/>-24.6 <text:s text:c="2"/>-84.5 <text:s text:c="2"/>104.4</text:p>
      <text:p text:style-name="Standard"><text:s text:c="2"/>11.677 | 5 <text:s/>| <text:s text:c="3"/>1.021 <text:s text:c="2"/>-0.080 <text:s text:c="2"/>-0.142 | <text:s/>-150.8 <text:s text:c="2"/>-79.6 <text:s/>-144.8</text:p>
      <text:p text:style-name="Standard"><text:s text:c="2"/>11.711 | 0 <text:s/>| <text:s text:c="8"/>Comm Error <text:s text:c="8"/>| <text:s text:c="11"/>- <text:s text:c="10"/></text:p>
      <text:p text:style-name="Standard"><text:s text:c="2"/>11.711 | 1 <text:s/>| <text:s text:c="3"/>0.266 <text:s text:c="2"/>-0.938 <text:s text:c="3"/>0.218 | <text:s text:c="2"/>-75.8 <text:s text:c="2"/>-15.6 <text:s text:c="2"/>-82.6</text:p>
      <text:p text:style-name="Standard"><text:s text:c="2"/>11.711 | 2 <text:s/>| <text:s text:c="3"/>0.228 <text:s text:c="3"/>0.979 <text:s text:c="3"/>0.120 | <text:s text:c="3"/>84.1 <text:s text:c="2"/>-13.3 <text:s text:c="2"/>-35.3</text:p>
      <text:p text:style-name="Standard"><text:s text:c="2"/>11.711 | 3 <text:s/>| <text:s text:c="3"/>1.004 <text:s text:c="2"/>-0.009 <text:s text:c="3"/>0.212 | <text:s text:c="3"/>-5.1 <text:s text:c="2"/>-77.1 <text:s text:c="3"/>90.6</text:p>
      <text:p text:style-name="Standard"><text:s text:c="2"/>11.711 | 4 <text:s/>| <text:s text:c="3"/>1.009 <text:s text:c="2"/>-0.019 <text:s text:c="3"/>0.039 | <text:s text:c="2"/>-23.9 <text:s text:c="2"/>-84.5 <text:s text:c="2"/>104.1</text:p>
      <text:p text:style-name="Standard"><text:s text:c="2"/>11.711 | 5 <text:s/>| <text:s text:c="3"/>1.018 <text:s text:c="2"/>-0.079 <text:s text:c="2"/>-0.153 | <text:s/>-150.9 <text:s text:c="2"/>-79.6 <text:s/>-144.7</text:p>
      <text:p text:style-name="Standard"><text:s text:c="2"/>11.745 | 0 <text:s/>| <text:s text:c="8"/>Comm Error <text:s text:c="8"/>| <text:s text:c="11"/>- <text:s text:c="10"/></text:p>
      <text:p text:style-name="Standard"><text:s text:c="2"/>11.745 | 1 <text:s/>| <text:s text:c="3"/>0.261 <text:s text:c="2"/>-0.941 <text:s text:c="3"/>0.229 | <text:s text:c="2"/>-75.9 <text:s text:c="2"/>-15.5 <text:s text:c="2"/>-82.6</text:p>
      <text:p text:style-name="Standard"><text:s text:c="2"/>11.745 | 2 <text:s/>| <text:s text:c="3"/>0.248 <text:s text:c="3"/>0.978 <text:s text:c="3"/>0.113 | <text:s text:c="3"/>83.8 <text:s text:c="2"/>-13.4 <text:s text:c="2"/>-35.2</text:p>
      <text:p text:style-name="Standard"><text:s text:c="2"/>11.745 | 3 <text:s/>| <text:s text:c="3"/>1.002 <text:s text:c="2"/>-0.013 <text:s text:c="3"/>0.214 | <text:s text:c="3"/>-4.8 <text:s text:c="2"/>-77.1 <text:s text:c="3"/>90.3</text:p>
      <text:p text:style-name="Standard"><text:s text:c="2"/>11.745 | 4 <text:s/>| <text:s text:c="3"/>1.010 <text:s text:c="2"/>-0.015 <text:s text:c="3"/>0.038 | <text:s text:c="2"/>-23.7 <text:s text:c="2"/>-84.5 <text:s text:c="2"/>103.9</text:p>
      <text:p text:style-name="Standard"><text:s text:c="2"/>11.745 | 5 <text:s/>| <text:s text:c="3"/>1.020 <text:s text:c="2"/>-0.082 <text:s text:c="2"/>-0.148 | <text:s/>-150.8 <text:s text:c="2"/>-79.6 <text:s/>-144.7</text:p>
      <text:p text:style-name="Standard"><text:s text:c="2"/>11.779 | 0 <text:s/>| <text:s text:c="8"/>Comm Error <text:s text:c="8"/>| <text:s text:c="11"/>- <text:s text:c="10"/></text:p>
      <text:p text:style-name="Standard"><text:s text:c="2"/>11.779 | 1 <text:s/>| <text:s text:c="3"/>0.256 <text:s text:c="2"/>-0.944 <text:s text:c="3"/>0.234 | <text:s text:c="2"/>-76.0 <text:s text:c="2"/>-15.4 <text:s text:c="2"/>-82.3</text:p>
      <text:p text:style-name="Standard"><text:s text:c="2"/>11.779 | 2 <text:s/>| <text:s text:c="3"/>0.251 <text:s text:c="3"/>0.974 <text:s text:c="3"/>0.110 | <text:s text:c="3"/>83.7 <text:s text:c="2"/>-13.6 <text:s text:c="2"/>-35.1</text:p>
      <text:p text:style-name="Standard"><text:s text:c="2"/>11.779 | 3 <text:s/>| <text:s text:c="3"/>1.002 <text:s text:c="2"/>-0.009 <text:s text:c="3"/>0.215 | <text:s text:c="3"/>-4.4 <text:s text:c="2"/>-77.0 <text:s text:c="3"/>90.0</text:p>
      <text:p text:style-name="Standard"><text:s text:c="2"/>11.779 | 4 <text:s/>| <text:s text:c="3"/>1.009 <text:s text:c="2"/>-0.023 <text:s text:c="3"/>0.040 | <text:s text:c="2"/>-23.9 <text:s text:c="2"/>-84.5 <text:s text:c="2"/>104.2</text:p>
      <text:p text:style-name="Standard"><text:s text:c="2"/>11.779 | 5 <text:s/>| <text:s text:c="3"/>1.020 <text:s text:c="2"/>-0.074 <text:s text:c="2"/>-0.147 | <text:s/>-150.7 <text:s text:c="2"/>-79.6 <text:s/>-144.7</text:p>
      <text:p text:style-name="Standard"><text:s text:c="2"/>11.814 | 0 <text:s/>| <text:s text:c="8"/>Comm Error <text:s text:c="8"/>| <text:s text:c="11"/>- <text:s text:c="10"/></text:p>
      <text:p text:style-name="Standard"><text:s text:c="2"/>11.814 | 1 <text:s/>| <text:s text:c="3"/>0.249 <text:s text:c="2"/>-0.945 <text:s text:c="3"/>0.240 | <text:s text:c="2"/>-76.0 <text:s text:c="2"/>-15.3 <text:s text:c="2"/>-81.9</text:p>
      <text:p text:style-name="Standard"><text:s text:c="2"/>11.814 | 2 <text:s/>| <text:s text:c="3"/>0.240 <text:s text:c="3"/>0.973 <text:s text:c="3"/>0.115 | <text:s text:c="3"/>83.5 <text:s text:c="2"/>-13.7 <text:s text:c="2"/>-35.0</text:p>
      <text:p text:style-name="Standard"><text:s text:c="2"/>11.814 | 3 <text:s/>| <text:s text:c="3"/>1.000 <text:s text:c="2"/>-0.003 <text:s text:c="3"/>0.215 | <text:s text:c="3"/>-3.7 <text:s text:c="2"/>-76.9 <text:s text:c="3"/>89.5</text:p>
      <text:p text:style-name="Standard"><text:s text:c="2"/>11.814 | 4 <text:s/>| <text:s text:c="3"/>1.007 <text:s text:c="2"/>-0.014 <text:s text:c="3"/>0.039 | <text:s text:c="2"/>-23.8 <text:s text:c="2"/>-84.5 <text:s text:c="2"/>104.1</text:p>
      <text:p text:style-name="Standard"><text:s text:c="2"/>11.814 | 5 <text:s/>| <text:s text:c="3"/>1.018 <text:s text:c="2"/>-0.077 <text:s text:c="2"/>-0.152 | <text:s/>-150.9 <text:s text:c="2"/>-79.6 <text:s/>-144.4</text:p>
      <text:p text:style-name="Standard"><text:s text:c="2"/>11.848 | 0 <text:s/>| <text:s text:c="8"/>Comm Error <text:s text:c="8"/>| <text:s text:c="11"/>- <text:s text:c="10"/></text:p>
      <text:p text:style-name="Standard"><text:s text:c="2"/>11.848 | 1 <text:s/>| <text:s text:c="3"/>0.244 <text:s text:c="2"/>-0.940 <text:s text:c="3"/>0.234 | <text:s text:c="2"/>-76.1 <text:s text:c="2"/>-15.2 <text:s text:c="2"/>-81.3</text:p>
      <text:p text:style-name="Standard"><text:s text:c="2"/>11.848 | 2 <text:s/>| <text:s text:c="3"/>0.230 <text:s text:c="3"/>0.977 <text:s text:c="3"/>0.122 | <text:s text:c="3"/>83.4 <text:s text:c="2"/>-13.6 <text:s text:c="2"/>-34.8</text:p>
      <text:p text:style-name="Standard"><text:s text:c="2"/>11.848 | 3 <text:s/>| <text:s text:c="3"/>1.000 <text:s text:c="2"/>-0.004 <text:s text:c="3"/>0.217 | <text:s text:c="3"/>-3.2 <text:s text:c="2"/>-76.9 <text:s text:c="3"/>89.1</text:p>
      <text:p text:style-name="Standard"><text:s text:c="2"/>11.848 | 4 <text:s/>| <text:s text:c="3"/>1.006 <text:s text:c="2"/>-0.018 <text:s text:c="3"/>0.042 | <text:s text:c="2"/>-23.2 <text:s text:c="2"/>-84.5 <text:s text:c="2"/>103.6</text:p>
      <text:p text:style-name="Standard"><text:s text:c="2"/>11.848 | 5 <text:s/>| <text:s text:c="3"/>1.018 <text:s text:c="2"/>-0.079 <text:s text:c="2"/>-0.145 | <text:s/>-150.8 <text:s text:c="2"/>-79.6 <text:s/>-144.5</text:p>
      <text:p text:style-name="Standard"><text:s text:c="2"/>11.882 | 0 <text:s/>| <text:s text:c="8"/>Comm Error <text:s text:c="8"/>| <text:s text:c="11"/>- <text:s text:c="10"/></text:p>
      <text:p text:style-name="Standard"><text:s text:c="2"/>11.882 | 1 <text:s/>| <text:s text:c="3"/>0.242 <text:s text:c="2"/>-0.941 <text:s text:c="3"/>0.223 | <text:s text:c="2"/>-76.1 <text:s text:c="2"/>-15.1 <text:s text:c="2"/>-80.9</text:p>
      <text:p text:style-name="Standard"><text:s text:c="2"/>11.882 | 2 <text:s/>| <text:s text:c="3"/>0.234 <text:s text:c="3"/>0.976 <text:s text:c="3"/>0.122 | <text:s text:c="3"/>83.2 <text:s text:c="2"/>-13.6 <text:s text:c="2"/>-34.7</text:p>
      <text:p text:style-name="Standard"><text:s text:c="2"/>11.882 | 3 <text:s/>| <text:s text:c="3"/>1.000 <text:s text:c="2"/>-0.007 <text:s text:c="3"/>0.215 | <text:s text:c="3"/>-2.8 <text:s text:c="2"/>-76.8 <text:s text:c="3"/>88.8</text:p>
      <text:p text:style-name="Standard"><text:s text:c="2"/>11.882 | 4 <text:s/>| <text:s text:c="3"/>1.008 <text:s text:c="2"/>-0.016 <text:s text:c="3"/>0.042 | <text:s text:c="2"/>-22.9 <text:s text:c="2"/>-84.5 <text:s text:c="2"/>103.2</text:p>
      <text:p text:style-name="Standard"><text:s text:c="2"/>11.882 | 5 <text:s/>| <text:s text:c="3"/>1.019 <text:s text:c="2"/>-0.078 <text:s text:c="2"/>-0.138 | <text:s/>-150.5 <text:s text:c="2"/>-79.7 <text:s/>-144.6</text:p>
      <text:p text:style-name="Standard"><text:soft-page-break/><text:s text:c="2"/>11.916 | 0 <text:s/>| <text:s text:c="8"/>Comm Error <text:s text:c="8"/>| <text:s text:c="11"/>- <text:s text:c="10"/></text:p>
      <text:p text:style-name="Standard"><text:s text:c="2"/>11.916 | 1 <text:s/>| <text:s text:c="3"/>0.237 <text:s text:c="2"/>-0.944 <text:s text:c="3"/>0.218 | <text:s text:c="2"/>-76.2 <text:s text:c="2"/>-15.0 <text:s text:c="2"/>-80.6</text:p>
      <text:p text:style-name="Standard"><text:s text:c="2"/>11.916 | 2 <text:s/>| <text:s text:c="3"/>0.242 <text:s text:c="3"/>0.978 <text:s text:c="3"/>0.118 | <text:s text:c="3"/>83.1 <text:s text:c="2"/>-13.6 <text:s text:c="2"/>-34.6</text:p>
      <text:p text:style-name="Standard"><text:s text:c="2"/>11.916 | 3 <text:s/>| <text:s text:c="3"/>1.003 <text:s text:c="2"/>-0.007 <text:s text:c="3"/>0.216 | <text:s text:c="3"/>-2.6 <text:s text:c="2"/>-76.8 <text:s text:c="3"/>88.7</text:p>
      <text:p text:style-name="Standard"><text:s text:c="2"/>11.916 | 4 <text:s/>| <text:s text:c="3"/>1.007 <text:s text:c="2"/>-0.017 <text:s text:c="3"/>0.042 | <text:s text:c="2"/>-22.7 <text:s text:c="2"/>-84.5 <text:s text:c="2"/>102.9</text:p>
      <text:p text:style-name="Standard"><text:s text:c="2"/>11.916 | 5 <text:s/>| <text:s text:c="3"/>1.020 <text:s text:c="2"/>-0.077 <text:s text:c="2"/>-0.147 | <text:s/>-150.7 <text:s text:c="2"/>-79.8 <text:s/>-144.5</text:p>
      <text:p text:style-name="Standard"><text:s text:c="2"/>11.950 | 0 <text:s/>| <text:s text:c="8"/>Comm Error <text:s text:c="8"/>| <text:s text:c="11"/>- <text:s text:c="10"/></text:p>
      <text:p text:style-name="Standard"><text:s text:c="2"/>11.950 | 1 <text:s/>| <text:s text:c="3"/>0.237 <text:s text:c="2"/>-0.944 <text:s text:c="3"/>0.210 | <text:s text:c="2"/>-76.4 <text:s text:c="2"/>-14.8 <text:s text:c="2"/>-80.2</text:p>
      <text:p text:style-name="Standard"><text:s text:c="2"/>11.950 | 2 <text:s/>| <text:s text:c="3"/>0.243 <text:s text:c="3"/>0.975 <text:s text:c="3"/>0.120 | <text:s text:c="3"/>83.0 <text:s text:c="2"/>-13.7 <text:s text:c="2"/>-34.4</text:p>
      <text:p text:style-name="Standard"><text:s text:c="2"/>11.950 | 3 <text:s/>| <text:s text:c="3"/>1.001 <text:s text:c="2"/>-0.004 <text:s text:c="3"/>0.219 | <text:s text:c="3"/>-2.3 <text:s text:c="2"/>-76.7 <text:s text:c="3"/>88.5</text:p>
      <text:p text:style-name="Standard"><text:s text:c="2"/>11.950 | 4 <text:s/>| <text:s text:c="3"/>1.008 <text:s text:c="2"/>-0.015 <text:s text:c="3"/>0.037 | <text:s text:c="2"/>-22.3 <text:s text:c="2"/>-84.5 <text:s text:c="2"/>102.6</text:p>
      <text:p text:style-name="Standard"><text:s text:c="2"/>11.950 | 5 <text:s/>| <text:s text:c="3"/>1.020 <text:s text:c="2"/>-0.077 <text:s text:c="2"/>-0.144 | <text:s/>-150.6 <text:s text:c="2"/>-79.8 <text:s/>-144.5</text:p>
      <text:p text:style-name="Standard"><text:s text:c="2"/>11.984 | 0 <text:s/>| <text:s text:c="8"/>Comm Error <text:s text:c="8"/>| <text:s text:c="11"/>- <text:s text:c="10"/></text:p>
      <text:p text:style-name="Standard"><text:s text:c="2"/>11.984 | 1 <text:s/>| <text:s text:c="3"/>0.240 <text:s text:c="2"/>-0.947 <text:s text:c="3"/>0.210 | <text:s text:c="2"/>-76.5 <text:s text:c="2"/>-14.6 <text:s text:c="2"/>-80.1</text:p>
      <text:p text:style-name="Standard"><text:s text:c="2"/>11.984 | 2 <text:s/>| <text:s text:c="3"/>0.242 <text:s text:c="3"/>0.977 <text:s text:c="3"/>0.126 | <text:s text:c="3"/>82.9 <text:s text:c="2"/>-13.7 <text:s text:c="2"/>-34.3</text:p>
      <text:p text:style-name="Standard"><text:s text:c="2"/>11.984 | 3 <text:s/>| <text:s text:c="3"/>1.001 <text:s text:c="2"/>-0.004 <text:s text:c="3"/>0.215 | <text:s text:c="3"/>-2.2 <text:s text:c="2"/>-76.7 <text:s text:c="3"/>88.5</text:p>
      <text:p text:style-name="Standard"><text:s text:c="2"/>11.984 | 4 <text:s/>| <text:s text:c="3"/>1.009 <text:s text:c="2"/>-0.021 <text:s text:c="3"/>0.040 | <text:s text:c="2"/>-22.9 <text:s text:c="2"/>-84.5 <text:s text:c="2"/>103.3</text:p>
      <text:p text:style-name="Standard"><text:s text:c="2"/>11.984 | 5 <text:s/>| <text:s text:c="3"/>1.019 <text:s text:c="2"/>-0.076 <text:s text:c="2"/>-0.141 | <text:s/>-150.6 <text:s text:c="2"/>-79.8 <text:s/>-144.5</text:p>
      <text:p text:style-name="Standard"><text:s text:c="2"/>12.019 | 0 <text:s/>| <text:s text:c="8"/>Comm Error <text:s text:c="8"/>| <text:s text:c="11"/>- <text:s text:c="10"/></text:p>
      <text:p text:style-name="Standard"><text:s text:c="2"/>12.019 | 1 <text:s/>| <text:s text:c="3"/>0.243 <text:s text:c="2"/>-0.943 <text:s text:c="3"/>0.212 | <text:s text:c="2"/>-76.6 <text:s text:c="2"/>-14.5 <text:s text:c="2"/>-80.1</text:p>
      <text:p text:style-name="Standard"><text:s text:c="2"/>12.019 | 2 <text:s/>| <text:s text:c="3"/>0.249 <text:s text:c="3"/>0.970 <text:s text:c="3"/>0.125 | <text:s text:c="3"/>82.8 <text:s text:c="2"/>-13.8 <text:s text:c="2"/>-34.2</text:p>
      <text:p text:style-name="Standard"><text:s text:c="2"/>12.019 | 3 <text:s/>| <text:s text:c="3"/>0.996 <text:s text:c="2"/>-0.003 <text:s text:c="3"/>0.219 | <text:s text:c="3"/>-2.1 <text:s text:c="2"/>-76.7 <text:s text:c="3"/>88.4</text:p>
      <text:p text:style-name="Standard"><text:s text:c="2"/>12.019 | 4 <text:s/>| <text:s text:c="3"/>1.006 <text:s text:c="2"/>-0.018 <text:s text:c="3"/>0.043 | <text:s text:c="2"/>-22.6 <text:s text:c="2"/>-84.5 <text:s text:c="2"/>103.0</text:p>
      <text:p text:style-name="Standard"><text:s text:c="2"/>12.019 | 5 <text:s/>| <text:s text:c="3"/>1.018 <text:s text:c="2"/>-0.076 <text:s text:c="2"/>-0.142 | <text:s/>-150.6 <text:s text:c="2"/>-79.9 <text:s/>-144.5</text:p>
      <text:p text:style-name="Standard"><text:s text:c="2"/>12.053 | 0 <text:s/>| <text:s text:c="8"/>Comm Error <text:s text:c="8"/>| <text:s text:c="11"/>- <text:s text:c="10"/></text:p>
      <text:p text:style-name="Standard"><text:s text:c="2"/>12.053 | 1 <text:s/>| <text:s text:c="3"/>0.243 <text:s text:c="2"/>-0.939 <text:s text:c="3"/>0.220 | <text:s text:c="2"/>-76.5 <text:s text:c="2"/>-14.4 <text:s text:c="2"/>-80.1</text:p>
      <text:p text:style-name="Standard"><text:s text:c="2"/>12.053 | 2 <text:s/>| <text:s text:c="3"/>0.246 <text:s text:c="3"/>0.966 <text:s text:c="3"/>0.125 | <text:s text:c="3"/>82.7 <text:s text:c="2"/>-13.8 <text:s text:c="2"/>-34.0</text:p>
      <text:p text:style-name="Standard"><text:s text:c="2"/>12.053 | 3 <text:s/>| <text:s text:c="3"/>0.999 <text:s text:c="3"/>0.002 <text:s text:c="3"/>0.211 | <text:s text:c="3"/>-1.8 <text:s text:c="2"/>-76.7 <text:s text:c="3"/>88.2</text:p>
      <text:p text:style-name="Standard"><text:s text:c="2"/>12.053 | 4 <text:s/>| <text:s text:c="3"/>1.011 <text:s text:c="2"/>-0.016 <text:s text:c="3"/>0.043 | <text:s text:c="2"/>-22.6 <text:s text:c="2"/>-84.5 <text:s text:c="2"/>103.0</text:p>
      <text:p text:style-name="Standard"><text:s text:c="2"/>12.053 | 5 <text:s/>| <text:s text:c="3"/>1.020 <text:s text:c="2"/>-0.078 <text:s text:c="2"/>-0.144 | <text:s/>-150.6 <text:s text:c="2"/>-79.9 <text:s/>-144.5</text:p>
      <text:p text:style-name="Standard"><text:s text:c="2"/>12.087 | 0 <text:s/>| <text:s text:c="8"/>Comm Error <text:s text:c="8"/>| <text:s text:c="11"/>- <text:s text:c="10"/></text:p>
      <text:p text:style-name="Standard"><text:s text:c="2"/>12.087 | 1 <text:s/>| <text:s text:c="3"/>0.247 <text:s text:c="2"/>-0.943 <text:s text:c="3"/>0.222 | <text:s text:c="2"/>-76.5 <text:s text:c="2"/>-14.3 <text:s text:c="2"/>-80.1</text:p>
      <text:p text:style-name="Standard"><text:s text:c="2"/>12.087 | 2 <text:s/>| <text:s text:c="3"/>0.253 <text:s text:c="3"/>0.961 <text:s text:c="3"/>0.123 | <text:s text:c="3"/>82.6 <text:s text:c="2"/>-13.9 <text:s text:c="2"/>-34.0</text:p>
      <text:p text:style-name="Standard"><text:s text:c="2"/>12.087 | 3 <text:s/>| <text:s text:c="3"/>1.000 <text:s text:c="3"/>0.002 <text:s text:c="3"/>0.223 | <text:s text:c="3"/>-1.5 <text:s text:c="2"/>-76.7 <text:s text:c="3"/>87.8</text:p>
      <text:p text:style-name="Standard"><text:s text:c="2"/>12.087 | 4 <text:s/>| <text:s text:c="3"/>1.009 <text:s text:c="2"/>-0.011 <text:s text:c="3"/>0.037 | <text:s text:c="2"/>-21.8 <text:s text:c="2"/>-84.6 <text:s text:c="2"/>102.2</text:p>
      <text:p text:style-name="Standard"><text:s text:c="2"/>12.087 | 5 <text:s/>| <text:s text:c="3"/>1.020 <text:s text:c="2"/>-0.075 <text:s text:c="2"/>-0.146 | <text:s/>-150.7 <text:s text:c="2"/>-79.9 <text:s/>-144.4</text:p>
      <text:p text:style-name="Standard"><text:s text:c="2"/>12.121 | 0 <text:s/>| <text:s text:c="8"/>Comm Error <text:s text:c="8"/>| <text:s text:c="11"/>- <text:s text:c="10"/></text:p>
      <text:p text:style-name="Standard"><text:s text:c="2"/>12.121 | 1 <text:s/>| <text:s text:c="3"/>0.249 <text:s text:c="2"/>-0.945 <text:s text:c="3"/>0.211 | <text:s text:c="2"/>-76.6 <text:s text:c="2"/>-14.3 <text:s text:c="2"/>-80.0</text:p>
      <text:p text:style-name="Standard"><text:s text:c="2"/>12.121 | 2 <text:s/>| <text:s text:c="3"/>0.257 <text:s text:c="3"/>0.975 <text:s text:c="3"/>0.120 | <text:s text:c="3"/>82.6 <text:s text:c="2"/>-14.0 <text:s text:c="2"/>-34.0</text:p>
      <text:p text:style-name="Standard"><text:s text:c="2"/>12.121 | 3 <text:s/>| <text:s text:c="3"/>1.000 <text:s text:c="3"/>0.001 <text:s text:c="3"/>0.216 | <text:s text:c="3"/>-1.1 <text:s text:c="2"/>-76.6 <text:s text:c="3"/>87.5</text:p>
      <text:p text:style-name="Standard"><text:s text:c="2"/>12.121 | 4 <text:s/>| <text:s text:c="3"/>1.006 <text:s text:c="2"/>-0.016 <text:s text:c="3"/>0.040 | <text:s text:c="2"/>-22.1 <text:s text:c="2"/>-84.6 <text:s text:c="2"/>102.5</text:p>
      <text:p text:style-name="Standard"><text:s text:c="2"/>12.121 | 5 <text:s/>| <text:s text:c="3"/>1.020 <text:s text:c="2"/>-0.076 <text:s text:c="2"/>-0.140 | <text:s/>-150.5 <text:s text:c="2"/>-79.9 <text:s/>-144.5</text:p>
      <text:p text:style-name="Standard"><text:s text:c="2"/>12.156 | 0 <text:s/>| <text:s text:c="8"/>Comm Error <text:s text:c="8"/>| <text:s text:c="11"/>- <text:s text:c="10"/></text:p>
      <text:p text:style-name="Standard"><text:s text:c="2"/>12.156 | 1 <text:s/>| <text:s text:c="3"/>0.247 <text:s text:c="2"/>-0.944 <text:s text:c="3"/>0.209 | <text:s text:c="2"/>-76.7 <text:s text:c="2"/>-14.3 <text:s text:c="2"/>-80.0</text:p>
      <text:p text:style-name="Standard"><text:s text:c="2"/>12.156 | 2 <text:s/>| <text:s text:c="3"/>0.239 <text:s text:c="3"/>0.982 <text:s text:c="3"/>0.126 | <text:s text:c="3"/>82.5 <text:s text:c="2"/>-14.0 <text:s text:c="2"/>-33.8</text:p>
      <text:p text:style-name="Standard"><text:s text:c="2"/>12.156 | 3 <text:s/>| <text:s text:c="3"/>0.998 <text:s text:c="2"/>-0.001 <text:s text:c="3"/>0.219 | <text:s text:c="3"/>-1.0 <text:s text:c="2"/>-76.6 <text:s text:c="3"/>87.4</text:p>
      <text:p text:style-name="Standard"><text:s text:c="2"/>12.156 | 4 <text:s/>| <text:s text:c="3"/>1.008 <text:s text:c="2"/>-0.012 <text:s text:c="3"/>0.042 | <text:s text:c="2"/>-21.4 <text:s text:c="2"/>-84.6 <text:s text:c="2"/>101.7</text:p>
      <text:p text:style-name="Standard"><text:s text:c="2"/>12.156 | 5 <text:s/>| <text:s text:c="3"/>1.019 <text:s text:c="2"/>-0.073 <text:s text:c="2"/>-0.135 | <text:s/>-150.4 <text:s text:c="2"/>-80.0 <text:s/>-144.6</text:p>
      <text:p text:style-name="Standard"><text:s text:c="2"/>12.190 | 0 <text:s/>| <text:s text:c="8"/>Comm Error <text:s text:c="8"/>| <text:s text:c="11"/>- <text:s text:c="10"/></text:p>
      <text:p text:style-name="Standard"><text:soft-page-break/><text:s text:c="2"/>12.190 | 1 <text:s/>| <text:s text:c="3"/>0.246 <text:s text:c="2"/>-0.949 <text:s text:c="3"/>0.213 | <text:s text:c="2"/>-76.7 <text:s text:c="2"/>-14.3 <text:s text:c="2"/>-79.9</text:p>
      <text:p text:style-name="Standard"><text:s text:c="2"/>12.190 | 2 <text:s/>| <text:s text:c="3"/>0.231 <text:s text:c="3"/>0.980 <text:s text:c="3"/>0.129 | <text:s text:c="3"/>82.5 <text:s text:c="2"/>-13.9 <text:s text:c="2"/>-33.8</text:p>
      <text:p text:style-name="Standard"><text:s text:c="2"/>12.190 | 3 <text:s/>| <text:s text:c="3"/>1.001 <text:s text:c="2"/>-0.003 <text:s text:c="3"/>0.221 | <text:s text:c="3"/>-1.0 <text:s text:c="2"/>-76.6 <text:s text:c="3"/>87.4</text:p>
      <text:p text:style-name="Standard"><text:s text:c="2"/>12.190 | 4 <text:s/>| <text:s text:c="3"/>1.009 <text:s text:c="2"/>-0.013 <text:s text:c="3"/>0.044 | <text:s text:c="2"/>-21.2 <text:s text:c="2"/>-84.5 <text:s text:c="2"/>101.5</text:p>
      <text:p text:style-name="Standard"><text:s text:c="2"/>12.190 | 5 <text:s/>| <text:s text:c="3"/>1.021 <text:s text:c="2"/>-0.078 <text:s text:c="2"/>-0.138 | <text:s/>-150.3 <text:s text:c="2"/>-80.0 <text:s/>-144.8</text:p>
      <text:p text:style-name="Standard"><text:s text:c="2"/>12.224 | 0 <text:s/>| <text:s text:c="8"/>Comm Error <text:s text:c="8"/>| <text:s text:c="11"/>- <text:s text:c="10"/></text:p>
      <text:p text:style-name="Standard"><text:s text:c="2"/>12.224 | 1 <text:s/>| <text:s text:c="3"/>0.242 <text:s text:c="2"/>-0.945 <text:s text:c="3"/>0.216 | <text:s text:c="2"/>-76.7 <text:s text:c="2"/>-14.3 <text:s text:c="2"/>-79.9</text:p>
      <text:p text:style-name="Standard"><text:s text:c="2"/>12.224 | 2 <text:s/>| <text:s text:c="3"/>0.237 <text:s text:c="3"/>0.980 <text:s text:c="3"/>0.128 | <text:s text:c="3"/>82.4 <text:s text:c="2"/>-13.9 <text:s text:c="2"/>-33.8</text:p>
      <text:p text:style-name="Standard"><text:s text:c="2"/>12.224 | 3 <text:s/>| <text:s text:c="3"/>1.002 <text:s text:c="2"/>-0.002 <text:s text:c="3"/>0.221 | <text:s text:c="3"/>-0.9 <text:s text:c="2"/>-76.6 <text:s text:c="3"/>87.3</text:p>
      <text:p text:style-name="Standard"><text:s text:c="2"/>12.224 | 4 <text:s/>| <text:s text:c="3"/>1.008 <text:s text:c="2"/>-0.015 <text:s text:c="3"/>0.046 | <text:s text:c="2"/>-20.2 <text:s text:c="2"/>-84.5 <text:s text:c="2"/>100.4</text:p>
      <text:p text:style-name="Standard"><text:s text:c="2"/>12.224 | 5 <text:s/>| <text:s text:c="3"/>1.019 <text:s text:c="2"/>-0.075 <text:s text:c="2"/>-0.141 | <text:s/>-150.3 <text:s text:c="2"/>-80.0 <text:s/>-144.8</text:p>
      <text:p text:style-name="Standard"><text:s text:c="2"/>12.259 | 0 <text:s/>| <text:s text:c="8"/>Comm Error <text:s text:c="8"/>| <text:s text:c="11"/>- <text:s text:c="10"/></text:p>
      <text:p text:style-name="Standard"><text:s text:c="2"/>12.259 | 1 <text:s/>| <text:s text:c="3"/>0.246 <text:s text:c="2"/>-0.943 <text:s text:c="3"/>0.219 | <text:s text:c="2"/>-76.7 <text:s text:c="2"/>-14.2 <text:s text:c="2"/>-80.0</text:p>
      <text:p text:style-name="Standard"><text:s text:c="2"/>12.259 | 2 <text:s/>| <text:s text:c="3"/>0.245 <text:s text:c="3"/>0.970 <text:s text:c="3"/>0.122 | <text:s text:c="3"/>82.4 <text:s text:c="2"/>-13.9 <text:s text:c="2"/>-33.8</text:p>
      <text:p text:style-name="Standard"><text:s text:c="2"/>12.259 | 3 <text:s/>| <text:s text:c="3"/>0.999 <text:s text:c="2"/>-0.002 <text:s text:c="3"/>0.225 | <text:s text:c="3"/>-0.9 <text:s text:c="2"/>-76.5 <text:s text:c="3"/>87.3</text:p>
      <text:p text:style-name="Standard"><text:s text:c="2"/>12.259 | 4 <text:s/>| <text:s text:c="3"/>1.005 <text:s text:c="2"/>-0.017 <text:s text:c="3"/>0.046 | <text:s text:c="2"/>-20.6 <text:s text:c="2"/>-84.5 <text:s text:c="2"/>100.8</text:p>
      <text:p text:style-name="Standard"><text:s text:c="2"/>12.259 | 5 <text:s/>| <text:s text:c="3"/>1.020 <text:s text:c="2"/>-0.075 <text:s text:c="2"/>-0.133 | <text:s/>-150.1 <text:s text:c="2"/>-80.1 <text:s/>-144.9</text:p>
      <text:p text:style-name="Standard"><text:s text:c="2"/>12.292 | 0 <text:s/>| <text:s text:c="8"/>Comm Error <text:s text:c="8"/>| <text:s text:c="11"/>- <text:s text:c="10"/></text:p>
      <text:p text:style-name="Standard"><text:s text:c="2"/>12.292 | 1 <text:s/>| <text:s text:c="3"/>0.247 <text:s text:c="2"/>-0.938 <text:s text:c="3"/>0.220 | <text:s text:c="2"/>-76.7 <text:s text:c="2"/>-14.2 <text:s text:c="2"/>-80.2</text:p>
      <text:p text:style-name="Standard"><text:s text:c="2"/>12.292 | 2 <text:s/>| <text:s text:c="3"/>0.245 <text:s text:c="3"/>0.968 <text:s text:c="3"/>0.124 | <text:s text:c="3"/>82.3 <text:s text:c="2"/>-14.0 <text:s text:c="2"/>-33.7</text:p>
      <text:p text:style-name="Standard"><text:s text:c="2"/>12.292 | 3 <text:s/>| <text:s text:c="3"/>0.997 <text:s text:c="2"/>-0.006 <text:s text:c="3"/>0.219 | <text:s text:c="3"/>-1.0 <text:s text:c="2"/>-76.5 <text:s text:c="3"/>87.3</text:p>
      <text:p text:style-name="Standard"><text:s text:c="2"/>12.292 | 4 <text:s/>| <text:s text:c="3"/>1.004 <text:s text:c="2"/>-0.014 <text:s text:c="3"/>0.044 | <text:s text:c="2"/>-20.3 <text:s text:c="2"/>-84.5 <text:s text:c="2"/>100.5</text:p>
      <text:p text:style-name="Standard"><text:s text:c="2"/>12.292 | 5 <text:s/>| <text:s text:c="3"/>1.019 <text:s text:c="2"/>-0.078 <text:s text:c="2"/>-0.141 | <text:s/>-150.1 <text:s text:c="2"/>-80.1 <text:s/>-145.0</text:p>
      <text:p text:style-name="Standard"><text:s text:c="2"/>12.327 | 0 <text:s/>| <text:s text:c="8"/>Comm Error <text:s text:c="8"/>| <text:s text:c="11"/>- <text:s text:c="10"/></text:p>
      <text:p text:style-name="Standard"><text:s text:c="2"/>12.327 | 1 <text:s/>| <text:s text:c="3"/>0.249 <text:s text:c="2"/>-0.939 <text:s text:c="3"/>0.224 | <text:s text:c="2"/>-76.6 <text:s text:c="2"/>-14.2 <text:s text:c="2"/>-80.4</text:p>
      <text:p text:style-name="Standard"><text:s text:c="2"/>12.327 | 2 <text:s/>| <text:s text:c="3"/>0.242 <text:s text:c="3"/>0.969 <text:s text:c="3"/>0.127 | <text:s text:c="3"/>82.3 <text:s text:c="2"/>-14.0 <text:s text:c="2"/>-33.6</text:p>
      <text:p text:style-name="Standard"><text:s text:c="2"/>12.327 | 3 <text:s/>| <text:s text:c="3"/>1.001 <text:s text:c="2"/>-0.005 <text:s text:c="3"/>0.225 | <text:s text:c="3"/>-1.1 <text:s text:c="2"/>-76.5 <text:s text:c="3"/>87.4</text:p>
      <text:p text:style-name="Standard"><text:s text:c="2"/>12.327 | 4 <text:s/>| <text:s text:c="3"/>1.007 <text:s text:c="2"/>-0.021 <text:s text:c="3"/>0.048 | <text:s text:c="2"/>-20.8 <text:s text:c="2"/>-84.5 <text:s text:c="2"/>101.0</text:p>
      <text:p text:style-name="Standard"><text:s text:c="2"/>12.327 | 5 <text:s/>| <text:s text:c="3"/>1.019 <text:s text:c="2"/>-0.075 <text:s text:c="2"/>-0.133 | <text:s/>-150.0 <text:s text:c="2"/>-80.1 <text:s/>-145.1</text:p>
      <text:p text:style-name="Standard"><text:s text:c="2"/>12.361 | 0 <text:s/>| <text:s text:c="8"/>Comm Error <text:s text:c="8"/>| <text:s text:c="11"/>- <text:s text:c="10"/></text:p>
      <text:p text:style-name="Standard"><text:s text:c="2"/>12.361 | 1 <text:s/>| <text:s text:c="3"/>0.254 <text:s text:c="2"/>-0.944 <text:s text:c="3"/>0.217 | <text:s text:c="2"/>-76.5 <text:s text:c="2"/>-14.2 <text:s text:c="2"/>-80.6</text:p>
      <text:p text:style-name="Standard"><text:s text:c="2"/>12.361 | 2 <text:s/>| <text:s text:c="3"/>0.250 <text:s text:c="3"/>0.972 <text:s text:c="3"/>0.130 | <text:s text:c="3"/>82.2 <text:s text:c="2"/>-14.0 <text:s text:c="2"/>-33.5</text:p>
      <text:p text:style-name="Standard"><text:s text:c="2"/>12.361 | 3 <text:s/>| <text:s text:c="3"/>1.001 <text:s text:c="2"/>-0.011 <text:s text:c="3"/>0.228 | <text:s text:c="3"/>-1.3 <text:s text:c="2"/>-76.4 <text:s text:c="3"/>87.5</text:p>
      <text:p text:style-name="Standard"><text:s text:c="2"/>12.361 | 4 <text:s/>| <text:s text:c="3"/>1.008 <text:s text:c="2"/>-0.011 <text:s text:c="3"/>0.041 | <text:s text:c="2"/>-20.4 <text:s text:c="2"/>-84.5 <text:s text:c="2"/>100.5</text:p>
      <text:p text:style-name="Standard"><text:s text:c="2"/>12.361 | 5 <text:s/>| <text:s text:c="3"/>1.019 <text:s text:c="2"/>-0.079 <text:s text:c="2"/>-0.133 | <text:s/>-149.6 <text:s text:c="2"/>-80.2 <text:s/>-145.5</text:p>
      <text:p text:style-name="Standard"><text:s text:c="2"/>12.395 | 0 <text:s/>| <text:s text:c="8"/>Comm Error <text:s text:c="8"/>| <text:s text:c="11"/>- <text:s text:c="10"/></text:p>
      <text:p text:style-name="Standard"><text:s text:c="2"/>12.395 | 1 <text:s/>| <text:s text:c="3"/>0.258 <text:s text:c="2"/>-0.939 <text:s text:c="3"/>0.218 | <text:s text:c="2"/>-76.5 <text:s text:c="2"/>-14.3 <text:s text:c="2"/>-80.7</text:p>
      <text:p text:style-name="Standard"><text:s text:c="2"/>12.395 | 2 <text:s/>| <text:s text:c="3"/>0.247 <text:s text:c="3"/>0.974 <text:s text:c="3"/>0.128 | <text:s text:c="3"/>82.2 <text:s text:c="2"/>-14.1 <text:s text:c="2"/>-33.5</text:p>
      <text:p text:style-name="Standard"><text:s text:c="2"/>12.395 | 3 <text:s/>| <text:s text:c="3"/>0.998 <text:s text:c="2"/>-0.013 <text:s text:c="3"/>0.225 | <text:s text:c="3"/>-1.5 <text:s text:c="2"/>-76.4 <text:s text:c="3"/>87.8</text:p>
      <text:p text:style-name="Standard"><text:s text:c="2"/>12.395 | 4 <text:s/>| <text:s text:c="3"/>1.007 <text:s text:c="2"/>-0.021 <text:s text:c="3"/>0.047 | <text:s text:c="2"/>-20.4 <text:s text:c="2"/>-84.5 <text:s text:c="2"/>100.9</text:p>
      <text:p text:style-name="Standard"><text:s text:c="2"/>12.395 | 5 <text:s/>| <text:s text:c="3"/>1.018 <text:s text:c="2"/>-0.077 <text:s text:c="2"/>-0.139 | <text:s/>-149.5 <text:s text:c="2"/>-80.2 <text:s/>-145.6</text:p>
      <text:p text:style-name="Standard"><text:s text:c="2"/>12.429 | 0 <text:s/>| <text:s text:c="8"/>Comm Error <text:s text:c="8"/>| <text:s text:c="11"/>- <text:s text:c="10"/></text:p>
      <text:p text:style-name="Standard"><text:s text:c="2"/>12.429 | 1 <text:s/>| <text:s text:c="3"/>0.259 <text:s text:c="2"/>-0.934 <text:s text:c="3"/>0.224 | <text:s text:c="2"/>-76.4 <text:s text:c="2"/>-14.4 <text:s text:c="2"/>-80.9</text:p>
      <text:p text:style-name="Standard"><text:s text:c="2"/>12.429 | 2 <text:s/>| <text:s text:c="3"/>0.246 <text:s text:c="3"/>0.973 <text:s text:c="3"/>0.123 | <text:s text:c="3"/>82.2 <text:s text:c="2"/>-14.1 <text:s text:c="2"/>-33.6</text:p>
      <text:p text:style-name="Standard"><text:s text:c="2"/>12.429 | 3 <text:s/>| <text:s text:c="3"/>0.997 <text:s text:c="2"/>-0.008 <text:s text:c="3"/>0.229 | <text:s text:c="3"/>-1.8 <text:s text:c="2"/>-76.3 <text:s text:c="3"/>88.0</text:p>
      <text:p text:style-name="Standard"><text:s text:c="2"/>12.429 | 4 <text:s/>| <text:s text:c="3"/>1.011 <text:s text:c="2"/>-0.012 <text:s text:c="3"/>0.054 | <text:s text:c="2"/>-20.0 <text:s text:c="2"/>-84.4 <text:s text:c="2"/>100.2</text:p>
      <text:p text:style-name="Standard"><text:s text:c="2"/>12.429 | 5 <text:s/>| <text:s text:c="3"/>1.020 <text:s text:c="2"/>-0.082 <text:s text:c="2"/>-0.142 | <text:s/>-149.5 <text:s text:c="2"/>-80.2 <text:s/>-145.6</text:p>
      <text:p text:style-name="Standard"><text:s text:c="2"/>12.463 | 0 <text:s/>| <text:s text:c="8"/>Comm Error <text:s text:c="8"/>| <text:s text:c="11"/>- <text:s text:c="10"/></text:p>
      <text:p text:style-name="Standard"><text:s text:c="2"/>12.463 | 1 <text:s/>| <text:s text:c="3"/>0.262 <text:s text:c="2"/>-0.934 <text:s text:c="3"/>0.229 | <text:s text:c="2"/>-76.3 <text:s text:c="2"/>-14.5 <text:s text:c="2"/>-81.0</text:p>
      <text:p text:style-name="Standard"><text:soft-page-break/><text:s text:c="2"/>12.463 | 2 <text:s/>| <text:s text:c="3"/>0.252 <text:s text:c="3"/>0.971 <text:s text:c="3"/>0.121 | <text:s text:c="3"/>82.2 <text:s text:c="2"/>-14.2 <text:s text:c="2"/>-33.6</text:p>
      <text:p text:style-name="Standard"><text:s text:c="2"/>12.463 | 3 <text:s/>| <text:s text:c="3"/>1.000 <text:s text:c="2"/>-0.010 <text:s text:c="3"/>0.235 | <text:s text:c="3"/>-1.9 <text:s text:c="2"/>-76.2 <text:s text:c="3"/>88.2</text:p>
      <text:p text:style-name="Standard"><text:s text:c="2"/>12.463 | 4 <text:s/>| <text:s text:c="3"/>1.013 <text:s text:c="2"/>-0.011 <text:s text:c="3"/>0.048 | <text:s text:c="2"/>-19.6 <text:s text:c="2"/>-84.4 <text:s text:c="3"/>99.7</text:p>
      <text:p text:style-name="Standard"><text:s text:c="2"/>12.463 | 5 <text:s/>| <text:s text:c="3"/>1.020 <text:s text:c="2"/>-0.074 <text:s text:c="2"/>-0.134 | <text:s/>-149.5 <text:s text:c="2"/>-80.2 <text:s/>-145.6</text:p>
      <text:p text:style-name="Standard"><text:s text:c="2"/>12.497 | 0 <text:s/>| <text:s text:c="8"/>Comm Error <text:s text:c="8"/>| <text:s text:c="11"/>- <text:s text:c="10"/></text:p>
      <text:p text:style-name="Standard"><text:s text:c="2"/>12.497 | 1 <text:s/>| <text:s text:c="3"/>0.262 <text:s text:c="2"/>-0.939 <text:s text:c="3"/>0.230 | <text:s text:c="2"/>-76.2 <text:s text:c="2"/>-14.6 <text:s text:c="2"/>-81.1</text:p>
      <text:p text:style-name="Standard"><text:s text:c="2"/>12.497 | 2 <text:s/>| <text:s text:c="3"/>0.248 <text:s text:c="3"/>0.972 <text:s text:c="3"/>0.128 | <text:s text:c="3"/>82.2 <text:s text:c="2"/>-14.3 <text:s text:c="2"/>-33.4</text:p>
      <text:p text:style-name="Standard"><text:s text:c="2"/>12.497 | 3 <text:s/>| <text:s text:c="3"/>0.999 <text:s text:c="2"/>-0.014 <text:s text:c="3"/>0.228 | <text:s text:c="3"/>-2.3 <text:s text:c="2"/>-76.1 <text:s text:c="3"/>88.5</text:p>
      <text:p text:style-name="Standard"><text:s text:c="2"/>12.497 | 4 <text:s/>| <text:s text:c="3"/>1.008 <text:s text:c="2"/>-0.011 <text:s text:c="3"/>0.042 | <text:s text:c="2"/>-18.7 <text:s text:c="2"/>-84.5 <text:s text:c="3"/>98.8</text:p>
      <text:p text:style-name="Standard"><text:s text:c="2"/>12.497 | 5 <text:s/>| <text:s text:c="3"/>1.019 <text:s text:c="2"/>-0.082 <text:s text:c="2"/>-0.129 | <text:s/>-149.2 <text:s text:c="2"/>-80.2 <text:s/>-145.9</text:p>
      <text:p text:style-name="Standard"><text:s text:c="2"/>12.531 | 0 <text:s/>| <text:s text:c="8"/>Comm Error <text:s text:c="8"/>| <text:s text:c="11"/>- <text:s text:c="10"/></text:p>
      <text:p text:style-name="Standard"><text:s text:c="2"/>12.531 | 1 <text:s/>| <text:s text:c="3"/>0.256 <text:s text:c="2"/>-0.940 <text:s text:c="3"/>0.230 | <text:s text:c="2"/>-76.1 <text:s text:c="2"/>-14.7 <text:s text:c="2"/>-81.1</text:p>
      <text:p text:style-name="Standard"><text:s text:c="2"/>12.531 | 2 <text:s/>| <text:s text:c="3"/>0.252 <text:s text:c="3"/>0.973 <text:s text:c="3"/>0.131 | <text:s text:c="3"/>82.1 <text:s text:c="2"/>-14.3 <text:s text:c="2"/>-33.4</text:p>
      <text:p text:style-name="Standard"><text:s text:c="2"/>12.531 | 3 <text:s/>| <text:s text:c="3"/>0.996 <text:s text:c="2"/>-0.011 <text:s text:c="3"/>0.230 | <text:s text:c="3"/>-2.6 <text:s text:c="2"/>-76.1 <text:s text:c="3"/>88.9</text:p>
      <text:p text:style-name="Standard"><text:s text:c="2"/>12.531 | 4 <text:s/>| <text:s text:c="3"/>1.007 <text:s text:c="2"/>-0.021 <text:s text:c="3"/>0.047 | <text:s text:c="2"/>-19.2 <text:s text:c="2"/>-84.5 <text:s text:c="3"/>99.3</text:p>
      <text:p text:style-name="Standard"><text:s text:c="2"/>12.531 | 5 <text:s/>| <text:s text:c="3"/>1.019 <text:s text:c="2"/>-0.076 <text:s text:c="2"/>-0.134 | <text:s/>-149.0 <text:s text:c="2"/>-80.2 <text:s/>-146.0</text:p>
      <text:p text:style-name="Standard"><text:s text:c="2"/>12.566 | 0 <text:s/>| <text:s text:c="8"/>Comm Error <text:s text:c="8"/>| <text:s text:c="11"/>- <text:s text:c="10"/></text:p>
      <text:p text:style-name="Standard"><text:s text:c="2"/>12.566 | 1 <text:s/>| <text:s text:c="3"/>0.253 <text:s text:c="2"/>-0.936 <text:s text:c="3"/>0.229 | <text:s text:c="2"/>-76.0 <text:s text:c="2"/>-14.7 <text:s text:c="2"/>-81.0</text:p>
      <text:p text:style-name="Standard"><text:s text:c="2"/>12.566 | 2 <text:s/>| <text:s text:c="3"/>0.259 <text:s text:c="3"/>0.969 <text:s text:c="3"/>0.128 | <text:s text:c="3"/>82.1 <text:s text:c="2"/>-14.4 <text:s text:c="2"/>-33.3</text:p>
      <text:p text:style-name="Standard"><text:s text:c="2"/>12.566 | 3 <text:s/>| <text:s text:c="3"/>0.997 <text:s text:c="2"/>-0.009 <text:s text:c="3"/>0.231 | <text:s text:c="3"/>-2.8 <text:s text:c="2"/>-76.0 <text:s text:c="3"/>89.0</text:p>
      <text:p text:style-name="Standard"><text:s text:c="2"/>12.566 | 4 <text:s/>| <text:s text:c="3"/>1.007 <text:s text:c="2"/>-0.018 <text:s text:c="3"/>0.049 | <text:s text:c="2"/>-19.9 <text:s text:c="2"/>-84.4 <text:s text:c="2"/>100.0</text:p>
      <text:p text:style-name="Standard"><text:s text:c="2"/>12.566 | 5 <text:s/>| <text:s text:c="3"/>1.018 <text:s text:c="2"/>-0.079 <text:s text:c="2"/>-0.144 | <text:s/>-149.2 <text:s text:c="2"/>-80.2 <text:s/>-145.9</text:p>
      <text:p text:style-name="Standard"><text:s text:c="2"/>12.600 | 0 <text:s/>| <text:s text:c="8"/>Comm Error <text:s text:c="8"/>| <text:s text:c="11"/>- <text:s text:c="10"/></text:p>
      <text:p text:style-name="Standard"><text:s text:c="2"/>12.600 | 1 <text:s/>| <text:s text:c="3"/>0.254 <text:s text:c="2"/>-0.936 <text:s text:c="3"/>0.226 | <text:s text:c="2"/>-76.0 <text:s text:c="2"/>-14.7 <text:s text:c="2"/>-80.8</text:p>
      <text:p text:style-name="Standard"><text:s text:c="2"/>12.600 | 2 <text:s/>| <text:s text:c="3"/>0.257 <text:s text:c="3"/>0.967 <text:s text:c="3"/>0.126 | <text:s text:c="3"/>82.1 <text:s text:c="2"/>-14.6 <text:s text:c="2"/>-33.2</text:p>
      <text:p text:style-name="Standard"><text:s text:c="2"/>12.600 | 3 <text:s/>| <text:s text:c="3"/>1.000 <text:s text:c="2"/>-0.012 <text:s text:c="3"/>0.232 | <text:s text:c="3"/>-3.0 <text:s text:c="2"/>-76.0 <text:s text:c="3"/>89.3</text:p>
      <text:p text:style-name="Standard"><text:s text:c="2"/>12.600 | 4 <text:s/>| <text:s text:c="3"/>1.007 <text:s text:c="2"/>-0.016 <text:s text:c="3"/>0.043 | <text:s text:c="2"/>-20.7 <text:s text:c="2"/>-84.4 <text:s text:c="2"/>100.9</text:p>
      <text:p text:style-name="Standard"><text:s text:c="2"/>12.600 | 5 <text:s/>| <text:s text:c="3"/>1.021 <text:s text:c="2"/>-0.078 <text:s text:c="2"/>-0.136 | <text:s/>-149.1 <text:s text:c="2"/>-80.2 <text:s/>-146.0</text:p>
      <text:p text:style-name="Standard"><text:s text:c="2"/>12.634 | 0 <text:s/>| <text:s text:c="8"/>Comm Error <text:s text:c="8"/>| <text:s text:c="11"/>- <text:s text:c="10"/></text:p>
      <text:p text:style-name="Standard"><text:s text:c="2"/>12.634 | 1 <text:s/>| <text:s text:c="3"/>0.249 <text:s text:c="2"/>-0.941 <text:s text:c="3"/>0.227 | <text:s text:c="2"/>-75.9 <text:s text:c="2"/>-14.7 <text:s text:c="2"/>-80.7</text:p>
      <text:p text:style-name="Standard"><text:s text:c="2"/>12.634 | 2 <text:s/>| <text:s text:c="3"/>0.253 <text:s text:c="3"/>0.970 <text:s text:c="3"/>0.130 | <text:s text:c="3"/>82.0 <text:s text:c="2"/>-14.6 <text:s text:c="2"/>-33.2</text:p>
      <text:p text:style-name="Standard"><text:s text:c="2"/>12.634 | 3 <text:s/>| <text:s text:c="3"/>0.998 <text:s text:c="2"/>-0.011 <text:s text:c="3"/>0.228 | <text:s text:c="3"/>-3.2 <text:s text:c="2"/>-76.0 <text:s text:c="3"/>89.5</text:p>
      <text:p text:style-name="Standard"><text:s text:c="2"/>12.634 | 4 <text:s/>| <text:s text:c="3"/>1.006 <text:s text:c="2"/>-0.010 <text:s text:c="3"/>0.043 | <text:s text:c="2"/>-19.6 <text:s text:c="2"/>-84.5 <text:s text:c="3"/>99.7</text:p>
      <text:p text:style-name="Standard"><text:s text:c="2"/>12.634 | 5 <text:s/>| <text:s text:c="3"/>1.018 <text:s text:c="2"/>-0.083 <text:s text:c="2"/>-0.138 | <text:s/>-148.9 <text:s text:c="2"/>-80.2 <text:s/>-146.2</text:p>
      <text:p text:style-name="Standard"><text:s text:c="2"/>12.668 | 0 <text:s/>| <text:s text:c="8"/>Comm Error <text:s text:c="8"/>| <text:s text:c="11"/>- <text:s text:c="10"/></text:p>
      <text:p text:style-name="Standard"><text:s text:c="2"/>12.668 | 1 <text:s/>| <text:s text:c="3"/>0.248 <text:s text:c="2"/>-0.942 <text:s text:c="3"/>0.229 | <text:s text:c="2"/>-75.9 <text:s text:c="2"/>-14.7 <text:s text:c="2"/>-80.6</text:p>
      <text:p text:style-name="Standard"><text:s text:c="2"/>12.668 | 2 <text:s/>| <text:s text:c="3"/>0.255 <text:s text:c="3"/>0.969 <text:s text:c="3"/>0.128 | <text:s text:c="3"/>82.0 <text:s text:c="2"/>-14.6 <text:s text:c="2"/>-33.1</text:p>
      <text:p text:style-name="Standard"><text:s text:c="2"/>12.668 | 3 <text:s/>| <text:s text:c="3"/>0.996 <text:s text:c="2"/>-0.014 <text:s text:c="3"/>0.226 | <text:s text:c="3"/>-3.4 <text:s text:c="2"/>-76.0 <text:s text:c="3"/>89.9</text:p>
      <text:p text:style-name="Standard"><text:s text:c="2"/>12.668 | 4 <text:s/>| <text:s text:c="3"/>1.008 <text:s text:c="2"/>-0.026 <text:s text:c="3"/>0.050 | <text:s text:c="2"/>-20.5 <text:s text:c="2"/>-84.4 <text:s text:c="2"/>100.6</text:p>
      <text:p text:style-name="Standard"><text:s text:c="2"/>12.668 | 5 <text:s/>| <text:s text:c="3"/>1.017 <text:s text:c="2"/>-0.073 <text:s text:c="2"/>-0.139 | <text:s/>-149.0 <text:s text:c="2"/>-80.2 <text:s/>-146.1</text:p>
      <text:p text:style-name="Standard"><text:s text:c="2"/>12.702 | 0 <text:s/>| <text:s text:c="8"/>Comm Error <text:s text:c="8"/>| <text:s text:c="11"/>- <text:s text:c="10"/></text:p>
      <text:p text:style-name="Standard"><text:s text:c="2"/>12.702 | 1 <text:s/>| <text:s text:c="3"/>0.252 <text:s text:c="2"/>-0.937 <text:s text:c="3"/>0.227 | <text:s text:c="2"/>-75.9 <text:s text:c="2"/>-14.7 <text:s text:c="2"/>-80.6</text:p>
      <text:p text:style-name="Standard"><text:s text:c="2"/>12.702 | 2 <text:s/>| <text:s text:c="3"/>0.258 <text:s text:c="3"/>0.965 <text:s text:c="3"/>0.124 | <text:s text:c="3"/>82.1 <text:s text:c="2"/>-14.7 <text:s text:c="2"/>-33.1</text:p>
      <text:p text:style-name="Standard"><text:s text:c="2"/>12.702 | 3 <text:s/>| <text:s text:c="3"/>0.998 <text:s text:c="2"/>-0.015 <text:s text:c="3"/>0.234 | <text:s text:c="3"/>-3.8 <text:s text:c="2"/>-76.0 <text:s text:c="3"/>90.1</text:p>
      <text:p text:style-name="Standard"><text:s text:c="2"/>12.702 | 4 <text:s/>| <text:s text:c="3"/>1.013 <text:s text:c="2"/>-0.023 <text:s text:c="3"/>0.051 | <text:s text:c="2"/>-21.2 <text:s text:c="2"/>-84.4 <text:s text:c="2"/>101.4</text:p>
      <text:p text:style-name="Standard"><text:s text:c="2"/>12.702 | 5 <text:s/>| <text:s text:c="3"/>1.022 <text:s text:c="2"/>-0.075 <text:s text:c="2"/>-0.142 | <text:s/>-149.3 <text:s text:c="2"/>-80.2 <text:s/>-145.8</text:p>
      <text:p text:style-name="Standard"><text:s text:c="2"/>12.736 | 0 <text:s/>| <text:s text:c="8"/>Comm Error <text:s text:c="8"/>| <text:s text:c="11"/>- <text:s text:c="10"/></text:p>
      <text:p text:style-name="Standard"><text:s text:c="2"/>12.736 | 1 <text:s/>| <text:s text:c="3"/>0.252 <text:s text:c="2"/>-0.944 <text:s text:c="3"/>0.230 | <text:s text:c="2"/>-75.9 <text:s text:c="2"/>-14.7 <text:s text:c="2"/>-80.6</text:p>
      <text:p text:style-name="Standard"><text:s text:c="2"/>12.736 | 2 <text:s/>| <text:s text:c="3"/>0.266 <text:s text:c="3"/>0.966 <text:s text:c="3"/>0.128 | <text:s text:c="3"/>82.1 <text:s text:c="2"/>-14.8 <text:s text:c="2"/>-33.1</text:p>
      <text:p text:style-name="Standard"><text:soft-page-break/><text:s text:c="2"/>12.736 | 3 <text:s/>| <text:s text:c="3"/>1.000 <text:s text:c="2"/>-0.008 <text:s text:c="3"/>0.229 | <text:s text:c="3"/>-3.8 <text:s text:c="2"/>-76.0 <text:s text:c="3"/>90.2</text:p>
      <text:p text:style-name="Standard"><text:s text:c="2"/>12.736 | 4 <text:s/>| <text:s text:c="3"/>1.012 <text:s text:c="2"/>-0.011 <text:s text:c="3"/>0.042 | <text:s text:c="2"/>-20.2 <text:s text:c="2"/>-84.4 <text:s text:c="2"/>100.3</text:p>
      <text:p text:style-name="Standard"><text:s text:c="2"/>12.736 | 5 <text:s/>| <text:s text:c="3"/>1.022 <text:s text:c="2"/>-0.075 <text:s text:c="2"/>-0.140 | <text:s/>-149.4 <text:s text:c="2"/>-80.2 <text:s/>-145.7</text:p>
      <text:p text:style-name="Standard"><text:s text:c="2"/>12.770 | 0 <text:s/>| <text:s text:c="8"/>Comm Error <text:s text:c="8"/>| <text:s text:c="11"/>- <text:s text:c="10"/></text:p>
      <text:p text:style-name="Standard"><text:s text:c="2"/>12.770 | 1 <text:s/>| <text:s text:c="3"/>0.247 <text:s text:c="2"/>-0.946 <text:s text:c="3"/>0.231 | <text:s text:c="2"/>-75.8 <text:s text:c="2"/>-14.6 <text:s text:c="2"/>-80.6</text:p>
      <text:p text:style-name="Standard"><text:s text:c="2"/>12.770 | 2 <text:s/>| <text:s text:c="3"/>0.265 <text:s text:c="3"/>0.966 <text:s text:c="3"/>0.135 | <text:s text:c="3"/>82.0 <text:s text:c="2"/>-14.9 <text:s text:c="2"/>-33.1</text:p>
      <text:p text:style-name="Standard"><text:s text:c="2"/>12.770 | 3 <text:s/>| <text:s text:c="3"/>0.996 <text:s text:c="2"/>-0.010 <text:s text:c="3"/>0.226 | <text:s text:c="3"/>-3.7 <text:s text:c="2"/>-76.0 <text:s text:c="3"/>90.1</text:p>
      <text:p text:style-name="Standard"><text:s text:c="2"/>12.770 | 4 <text:s/>| <text:s text:c="3"/>1.008 <text:s text:c="2"/>-0.011 <text:s text:c="3"/>0.042 | <text:s text:c="2"/>-19.5 <text:s text:c="2"/>-84.5 <text:s text:c="3"/>99.5</text:p>
      <text:p text:style-name="Standard"><text:s text:c="2"/>12.770 | 5 <text:s/>| <text:s text:c="3"/>1.020 <text:s text:c="2"/>-0.074 <text:s text:c="2"/>-0.138 | <text:s/>-149.6 <text:s text:c="2"/>-80.2 <text:s/>-145.5</text:p>
      <text:p text:style-name="Standard"><text:s text:c="2"/>12.805 | 0 <text:s/>| <text:s text:c="8"/>Comm Error <text:s text:c="8"/>| <text:s text:c="11"/>- <text:s text:c="10"/></text:p>
      <text:p text:style-name="Standard"><text:s text:c="2"/>12.805 | 1 <text:s/>| <text:s text:c="3"/>0.243 <text:s text:c="2"/>-0.940 <text:s text:c="3"/>0.229 | <text:s text:c="2"/>-75.8 <text:s text:c="2"/>-14.5 <text:s text:c="2"/>-80.7</text:p>
      <text:p text:style-name="Standard"><text:s text:c="2"/>12.805 | 2 <text:s/>| <text:s text:c="3"/>0.259 <text:s text:c="3"/>0.976 <text:s text:c="3"/>0.136 | <text:s text:c="3"/>82.0 <text:s text:c="2"/>-14.9 <text:s text:c="2"/>-33.2</text:p>
      <text:p text:style-name="Standard"><text:s text:c="2"/>12.805 | 3 <text:s/>| <text:s text:c="3"/>0.993 <text:s text:c="2"/>-0.013 <text:s text:c="3"/>0.221 | <text:s text:c="3"/>-3.8 <text:s text:c="2"/>-76.1 <text:s text:c="3"/>90.1</text:p>
      <text:p text:style-name="Standard"><text:s text:c="2"/>12.805 | 4 <text:s/>| <text:s text:c="3"/>1.005 <text:s text:c="2"/>-0.015 <text:s text:c="3"/>0.049 | <text:s text:c="2"/>-18.6 <text:s text:c="2"/>-84.5 <text:s text:c="3"/>98.5</text:p>
      <text:p text:style-name="Standard"><text:s text:c="2"/>12.805 | 5 <text:s/>| <text:s text:c="3"/>1.020 <text:s text:c="2"/>-0.070 <text:s text:c="2"/>-0.133 | <text:s/>-149.7 <text:s text:c="2"/>-80.2 <text:s/>-145.4</text:p>
      <text:p text:style-name="Standard"><text:s text:c="2"/>12.839 | 0 <text:s/>| <text:s text:c="8"/>Comm Error <text:s text:c="8"/>| <text:s text:c="11"/>- <text:s text:c="10"/></text:p>
      <text:p text:style-name="Standard"><text:s text:c="2"/>12.839 | 1 <text:s/>| <text:s text:c="3"/>0.247 <text:s text:c="2"/>-0.937 <text:s text:c="3"/>0.227 | <text:s text:c="2"/>-75.8 <text:s text:c="2"/>-14.5 <text:s text:c="2"/>-80.7</text:p>
      <text:p text:style-name="Standard"><text:s text:c="2"/>12.839 | 2 <text:s/>| <text:s text:c="3"/>0.257 <text:s text:c="3"/>0.964 <text:s text:c="3"/>0.132 | <text:s text:c="3"/>82.0 <text:s text:c="2"/>-14.9 <text:s text:c="2"/>-33.3</text:p>
      <text:p text:style-name="Standard"><text:s text:c="2"/>12.839 | 3 <text:s/>| <text:s text:c="3"/>0.994 <text:s text:c="2"/>-0.014 <text:s text:c="3"/>0.231 | <text:s text:c="3"/>-3.9 <text:s text:c="2"/>-76.1 <text:s text:c="3"/>90.2</text:p>
      <text:p text:style-name="Standard"><text:s text:c="2"/>12.839 | 4 <text:s/>| <text:s text:c="3"/>1.009 <text:s text:c="2"/>-0.012 <text:s text:c="3"/>0.043 | <text:s text:c="2"/>-18.1 <text:s text:c="2"/>-84.5 <text:s text:c="3"/>97.9</text:p>
      <text:p text:style-name="Standard"><text:s text:c="2"/>12.839 | 5 <text:s/>| <text:s text:c="3"/>1.020 <text:s text:c="2"/>-0.073 <text:s text:c="2"/>-0.130 | <text:s/>-149.7 <text:s text:c="2"/>-80.3 <text:s/>-145.4</text:p>
      <text:p text:style-name="Standard"><text:s text:c="2"/>12.873 | 0 <text:s/>| <text:s text:c="8"/>Comm Error <text:s text:c="8"/>| <text:s text:c="11"/>- <text:s text:c="10"/></text:p>
      <text:p text:style-name="Standard"><text:s text:c="2"/>12.873 | 1 <text:s/>| <text:s text:c="3"/>0.254 <text:s text:c="2"/>-0.939 <text:s text:c="3"/>0.229 | <text:s text:c="2"/>-75.8 <text:s text:c="2"/>-14.5 <text:s text:c="2"/>-80.8</text:p>
      <text:p text:style-name="Standard"><text:s text:c="2"/>12.873 | 2 <text:s/>| <text:s text:c="3"/>0.258 <text:s text:c="3"/>0.958 <text:s text:c="3"/>0.127 | <text:s text:c="3"/>82.0 <text:s text:c="2"/>-14.9 <text:s text:c="2"/>-33.5</text:p>
      <text:p text:style-name="Standard"><text:s text:c="2"/>12.873 | 3 <text:s/>| <text:s text:c="3"/>1.000 <text:s text:c="2"/>-0.010 <text:s text:c="3"/>0.230 | <text:s text:c="3"/>-3.8 <text:s text:c="2"/>-76.0 <text:s text:c="3"/>90.0</text:p>
      <text:p text:style-name="Standard"><text:s text:c="2"/>12.873 | 4 <text:s/>| <text:s text:c="3"/>1.008 <text:s text:c="2"/>-0.014 <text:s text:c="3"/>0.047 | <text:s text:c="2"/>-17.8 <text:s text:c="2"/>-84.5 <text:s text:c="3"/>97.5</text:p>
      <text:p text:style-name="Standard"><text:s text:c="2"/>12.873 | 5 <text:s/>| <text:s text:c="3"/>1.022 <text:s text:c="2"/>-0.075 <text:s text:c="2"/>-0.133 | <text:s/>-149.6 <text:s text:c="2"/>-80.3 <text:s/>-145.5</text:p>
      <text:p text:style-name="Standard"><text:s text:c="2"/>12.907 | 0 <text:s/>| <text:s text:c="8"/>Comm Error <text:s text:c="8"/>| <text:s text:c="11"/>- <text:s text:c="10"/></text:p>
      <text:p text:style-name="Standard"><text:s text:c="2"/>12.907 | 1 <text:s/>| <text:s text:c="3"/>0.258 <text:s text:c="2"/>-0.941 <text:s text:c="3"/>0.230 | <text:s text:c="2"/>-75.8 <text:s text:c="2"/>-14.5 <text:s text:c="2"/>-80.9</text:p>
      <text:p text:style-name="Standard"><text:s text:c="2"/>12.907 | 2 <text:s/>| <text:s text:c="3"/>0.255 <text:s text:c="3"/>0.967 <text:s text:c="3"/>0.134 | <text:s text:c="3"/>82.0 <text:s text:c="2"/>-14.9 <text:s text:c="2"/>-33.6</text:p>
      <text:p text:style-name="Standard"><text:s text:c="2"/>12.907 | 3 <text:s/>| <text:s text:c="3"/>0.999 <text:s text:c="2"/>-0.012 <text:s text:c="3"/>0.229 | <text:s text:c="3"/>-3.7 <text:s text:c="2"/>-76.0 <text:s text:c="3"/>89.8</text:p>
      <text:p text:style-name="Standard"><text:s text:c="2"/>12.907 | 4 <text:s/>| <text:s text:c="3"/>1.008 <text:s text:c="2"/>-0.015 <text:s text:c="3"/>0.047 | <text:s text:c="2"/>-17.0 <text:s text:c="2"/>-84.5 <text:s text:c="3"/>96.7</text:p>
      <text:p text:style-name="Standard"><text:s text:c="2"/>12.907 | 5 <text:s/>| <text:s text:c="3"/>1.021 <text:s text:c="2"/>-0.075 <text:s text:c="2"/>-0.135 | <text:s/>-149.6 <text:s text:c="2"/>-80.3 <text:s/>-145.6</text:p>
      <text:p text:style-name="Standard"><text:s text:c="2"/>12.941 | 0 <text:s/>| <text:s text:c="8"/>Comm Error <text:s text:c="8"/>| <text:s text:c="11"/>- <text:s text:c="10"/></text:p>
      <text:p text:style-name="Standard"><text:s text:c="2"/>12.941 | 1 <text:s/>| <text:s text:c="3"/>0.258 <text:s text:c="2"/>-0.942 <text:s text:c="3"/>0.231 | <text:s text:c="2"/>-75.8 <text:s text:c="2"/>-14.5 <text:s text:c="2"/>-81.0</text:p>
      <text:p text:style-name="Standard"><text:s text:c="2"/>12.941 | 2 <text:s/>| <text:s text:c="3"/>0.253 <text:s text:c="3"/>0.971 <text:s text:c="3"/>0.129 | <text:s text:c="3"/>82.0 <text:s text:c="2"/>-14.8 <text:s text:c="2"/>-33.7</text:p>
      <text:p text:style-name="Standard"><text:s text:c="2"/>12.941 | 3 <text:s/>| <text:s text:c="3"/>0.999 <text:s text:c="2"/>-0.017 <text:s text:c="3"/>0.232 | <text:s text:c="3"/>-3.8 <text:s text:c="2"/>-76.0 <text:s text:c="3"/>89.8</text:p>
      <text:p text:style-name="Standard"><text:s text:c="2"/>12.941 | 4 <text:s/>| <text:s text:c="3"/>1.009 <text:s text:c="2"/>-0.016 <text:s text:c="3"/>0.047 | <text:s text:c="2"/>-17.4 <text:s text:c="2"/>-84.5 <text:s text:c="3"/>97.1</text:p>
      <text:p text:style-name="Standard"><text:s text:c="2"/>12.941 | 5 <text:s/>| <text:s text:c="3"/>1.019 <text:s text:c="2"/>-0.075 <text:s text:c="2"/>-0.136 | <text:s/>-149.8 <text:s text:c="2"/>-80.3 <text:s/>-145.5</text:p>
      <text:p text:style-name="Standard"><text:s text:c="2"/>12.975 | 0 <text:s/>| <text:s text:c="8"/>Comm Error <text:s text:c="8"/>| <text:s text:c="11"/>- <text:s text:c="10"/></text:p>
      <text:p text:style-name="Standard"><text:s text:c="2"/>12.975 | 1 <text:s/>| <text:s text:c="3"/>0.259 <text:s text:c="2"/>-0.939 <text:s text:c="3"/>0.231 | <text:s text:c="2"/>-75.8 <text:s text:c="2"/>-14.6 <text:s text:c="2"/>-81.0</text:p>
      <text:p text:style-name="Standard"><text:s text:c="2"/>12.975 | 2 <text:s/>| <text:s text:c="3"/>0.254 <text:s text:c="3"/>0.970 <text:s text:c="3"/>0.120 | <text:s text:c="3"/>82.1 <text:s text:c="2"/>-14.8 <text:s text:c="2"/>-33.8</text:p>
      <text:p text:style-name="Standard"><text:s text:c="2"/>12.975 | 3 <text:s/>| <text:s text:c="3"/>0.998 <text:s text:c="2"/>-0.020 <text:s text:c="3"/>0.228 | <text:s text:c="3"/>-4.0 <text:s text:c="2"/>-76.0 <text:s text:c="3"/>89.9</text:p>
      <text:p text:style-name="Standard"><text:s text:c="2"/>12.975 | 4 <text:s/>| <text:s text:c="3"/>1.008 <text:s text:c="2"/>-0.009 <text:s text:c="3"/>0.045 | <text:s text:c="2"/>-17.0 <text:s text:c="2"/>-84.5 <text:s text:c="3"/>96.6</text:p>
      <text:p text:style-name="Standard"><text:s text:c="2"/>12.975 | 5 <text:s/>| <text:s text:c="3"/>1.021 <text:s text:c="2"/>-0.074 <text:s text:c="2"/>-0.135 | <text:s/>-149.9 <text:s text:c="2"/>-80.3 <text:s/>-145.4</text:p>
      <text:p text:style-name="Standard"><text:s text:c="2"/>13.009 | 0 <text:s/>| <text:s text:c="8"/>Comm Error <text:s text:c="8"/>| <text:s text:c="11"/>- <text:s text:c="10"/></text:p>
      <text:p text:style-name="Standard"><text:s text:c="2"/>13.009 | 1 <text:s/>| <text:s text:c="3"/>0.258 <text:s text:c="2"/>-0.935 <text:s text:c="3"/>0.233 | <text:s text:c="2"/>-75.8 <text:s text:c="2"/>-14.6 <text:s text:c="2"/>-81.0</text:p>
      <text:p text:style-name="Standard"><text:s text:c="2"/>13.009 | 2 <text:s/>| <text:s text:c="3"/>0.257 <text:s text:c="3"/>0.966 <text:s text:c="3"/>0.119 | <text:s text:c="3"/>82.1 <text:s text:c="2"/>-14.8 <text:s text:c="2"/>-33.8</text:p>
      <text:p text:style-name="Standard"><text:s text:c="2"/>13.009 | 3 <text:s/>| <text:s text:c="3"/>0.997 <text:s text:c="2"/>-0.018 <text:s text:c="3"/>0.228 | <text:s text:c="3"/>-4.1 <text:s text:c="2"/>-76.1 <text:s text:c="3"/>90.0</text:p>
      <text:p text:style-name="Standard"><text:soft-page-break/><text:s text:c="2"/>13.009 | 4 <text:s/>| <text:s text:c="3"/>1.009 <text:s text:c="2"/>-0.016 <text:s text:c="3"/>0.045 | <text:s text:c="2"/>-17.2 <text:s text:c="2"/>-84.5 <text:s text:c="3"/>96.8</text:p>
      <text:p text:style-name="Standard"><text:s text:c="2"/>13.009 | 5 <text:s/>| <text:s text:c="3"/>1.019 <text:s text:c="2"/>-0.074 <text:s text:c="2"/>-0.133 | <text:s/>-149.9 <text:s text:c="2"/>-80.3 <text:s/>-145.5</text:p>
      <text:p text:style-name="Standard"><text:s text:c="2"/>13.044 | 0 <text:s/>| <text:s text:c="8"/>Comm Error <text:s text:c="8"/>| <text:s text:c="11"/>- <text:s text:c="10"/></text:p>
      <text:p text:style-name="Standard"><text:s text:c="2"/>13.044 | 1 <text:s/>| <text:s text:c="3"/>0.257 <text:s text:c="2"/>-0.936 <text:s text:c="3"/>0.234 | <text:s text:c="2"/>-75.7 <text:s text:c="2"/>-14.7 <text:s text:c="2"/>-81.0</text:p>
      <text:p text:style-name="Standard"><text:s text:c="2"/>13.044 | 2 <text:s/>| <text:s text:c="3"/>0.254 <text:s text:c="3"/>0.968 <text:s text:c="3"/>0.130 | <text:s text:c="3"/>82.1 <text:s text:c="2"/>-14.8 <text:s text:c="2"/>-33.9</text:p>
      <text:p text:style-name="Standard"><text:s text:c="2"/>13.044 | 3 <text:s/>| <text:s text:c="3"/>0.998 <text:s text:c="2"/>-0.020 <text:s text:c="3"/>0.230 | <text:s text:c="3"/>-4.2 <text:s text:c="2"/>-76.1 <text:s text:c="3"/>90.1</text:p>
      <text:p text:style-name="Standard"><text:s text:c="2"/>13.044 | 4 <text:s/>| <text:s text:c="3"/>1.008 <text:s text:c="2"/>-0.008 <text:s text:c="3"/>0.046 | <text:s text:c="2"/>-16.1 <text:s text:c="2"/>-84.5 <text:s text:c="3"/>95.6</text:p>
      <text:p text:style-name="Standard"><text:s text:c="2"/>13.044 | 5 <text:s/>| <text:s text:c="3"/>1.020 <text:s text:c="2"/>-0.078 <text:s text:c="2"/>-0.140 | <text:s/>-150.0 <text:s text:c="2"/>-80.3 <text:s/>-145.4</text:p>
      <text:p text:style-name="Standard"><text:s text:c="2"/>13.078 | 0 <text:s/>| <text:s text:c="8"/>Comm Error <text:s text:c="8"/>| <text:s text:c="11"/>- <text:s text:c="10"/></text:p>
      <text:p text:style-name="Standard"><text:s text:c="2"/>13.078 | 1 <text:s/>| <text:s text:c="3"/>0.256 <text:s text:c="2"/>-0.939 <text:s text:c="3"/>0.234 | <text:s text:c="2"/>-75.7 <text:s text:c="2"/>-14.7 <text:s text:c="2"/>-81.0</text:p>
      <text:p text:style-name="Standard"><text:s text:c="2"/>13.078 | 2 <text:s/>| <text:s text:c="3"/>0.254 <text:s text:c="3"/>0.970 <text:s text:c="3"/>0.128 | <text:s text:c="3"/>82.1 <text:s text:c="2"/>-14.7 <text:s text:c="2"/>-33.9</text:p>
      <text:p text:style-name="Standard"><text:s text:c="2"/>13.078 | 3 <text:s/>| <text:s text:c="3"/>0.998 <text:s text:c="2"/>-0.021 <text:s text:c="3"/>0.229 | <text:s text:c="3"/>-4.4 <text:s text:c="2"/>-76.1 <text:s text:c="3"/>90.2</text:p>
      <text:p text:style-name="Standard"><text:s text:c="2"/>13.078 | 4 <text:s/>| <text:s text:c="3"/>1.007 <text:s text:c="2"/>-0.020 <text:s text:c="3"/>0.047 | <text:s text:c="2"/>-16.5 <text:s text:c="2"/>-84.5 <text:s text:c="3"/>96.0</text:p>
      <text:p text:style-name="Standard"><text:s text:c="2"/>13.078 | 5 <text:s/>| <text:s text:c="3"/>1.021 <text:s text:c="2"/>-0.073 <text:s text:c="2"/>-0.138 | <text:s/>-150.1 <text:s text:c="2"/>-80.3 <text:s/>-145.4</text:p>
      <text:p text:style-name="Standard"><text:s text:c="2"/>13.113 | 0 <text:s/>| <text:s text:c="8"/>Comm Error <text:s text:c="8"/>| <text:s text:c="11"/>- <text:s text:c="10"/></text:p>
      <text:p text:style-name="Standard"><text:s text:c="2"/>13.113 | 1 <text:s/>| <text:s text:c="3"/>0.258 <text:s text:c="2"/>-0.941 <text:s text:c="3"/>0.236 | <text:s text:c="2"/>-75.7 <text:s text:c="2"/>-14.7 <text:s text:c="2"/>-81.0</text:p>
      <text:p text:style-name="Standard"><text:s text:c="2"/>13.113 | 2 <text:s/>| <text:s text:c="3"/>0.258 <text:s text:c="3"/>0.969 <text:s text:c="3"/>0.123 | <text:s text:c="3"/>82.2 <text:s text:c="2"/>-14.7 <text:s text:c="2"/>-34.0</text:p>
      <text:p text:style-name="Standard"><text:s text:c="2"/>13.113 | 3 <text:s/>| <text:s text:c="3"/>0.998 <text:s text:c="2"/>-0.019 <text:s text:c="3"/>0.229 | <text:s text:c="3"/>-4.5 <text:s text:c="2"/>-76.1 <text:s text:c="3"/>90.3</text:p>
      <text:p text:style-name="Standard"><text:s text:c="2"/>13.113 | 4 <text:s/>| <text:s text:c="3"/>1.009 <text:s text:c="2"/>-0.012 <text:s text:c="3"/>0.050 | <text:s text:c="2"/>-15.9 <text:s text:c="2"/>-84.4 <text:s text:c="3"/>95.4</text:p>
      <text:p text:style-name="Standard"><text:s text:c="2"/>13.113 | 5 <text:s/>| <text:s text:c="3"/>1.021 <text:s text:c="2"/>-0.076 <text:s text:c="2"/>-0.134 | <text:s/>-150.0 <text:s text:c="2"/>-80.3 <text:s/>-145.5</text:p>
      <text:p text:style-name="Standard"><text:s text:c="2"/>13.148 | 0 <text:s/>| <text:s text:c="8"/>Comm Error <text:s text:c="8"/>| <text:s text:c="11"/>- <text:s text:c="10"/></text:p>
      <text:p text:style-name="Standard"><text:s text:c="2"/>13.148 | 1 <text:s/>| <text:s text:c="3"/>0.259 <text:s text:c="2"/>-0.939 <text:s text:c="3"/>0.234 | <text:s text:c="2"/>-75.7 <text:s text:c="2"/>-14.7 <text:s text:c="2"/>-81.0</text:p>
      <text:p text:style-name="Standard"><text:s text:c="2"/>13.148 | 2 <text:s/>| <text:s text:c="3"/>0.260 <text:s text:c="3"/>0.967 <text:s text:c="3"/>0.120 | <text:s text:c="3"/>82.2 <text:s text:c="2"/>-14.7 <text:s text:c="2"/>-34.0</text:p>
      <text:p text:style-name="Standard"><text:s text:c="2"/>13.148 | 3 <text:s/>| <text:s text:c="3"/>0.997 <text:s text:c="2"/>-0.021 <text:s text:c="3"/>0.228 | <text:s text:c="3"/>-4.6 <text:s text:c="2"/>-76.1 <text:s text:c="3"/>90.3</text:p>
      <text:p text:style-name="Standard"><text:s text:c="2"/>13.148 | 4 <text:s/>| <text:s text:c="3"/>1.011 <text:s text:c="2"/>-0.015 <text:s text:c="3"/>0.048 | <text:s text:c="2"/>-15.4 <text:s text:c="2"/>-84.4 <text:s text:c="3"/>94.9</text:p>
      <text:p text:style-name="Standard"><text:s text:c="2"/>13.148 | 5 <text:s/>| <text:s text:c="3"/>1.022 <text:s text:c="2"/>-0.075 <text:s text:c="2"/>-0.135 | <text:s/>-149.9 <text:s text:c="2"/>-80.3 <text:s/>-145.5</text:p>
      <text:p text:style-name="Standard"><text:s text:c="2"/>13.182 | 0 <text:s/>| <text:s text:c="8"/>Comm Error <text:s text:c="8"/>| <text:s text:c="11"/>- <text:s text:c="10"/></text:p>
      <text:p text:style-name="Standard"><text:s text:c="2"/>13.182 | 1 <text:s/>| <text:s text:c="3"/>0.261 <text:s text:c="2"/>-0.934 <text:s text:c="3"/>0.234 | <text:s text:c="2"/>-75.7 <text:s text:c="2"/>-14.7 <text:s text:c="2"/>-80.9</text:p>
      <text:p text:style-name="Standard"><text:s text:c="2"/>13.182 | 2 <text:s/>| <text:s text:c="3"/>0.257 <text:s text:c="3"/>0.971 <text:s text:c="3"/>0.124 | <text:s text:c="3"/>82.2 <text:s text:c="2"/>-14.7 <text:s text:c="2"/>-34.0</text:p>
      <text:p text:style-name="Standard"><text:s text:c="2"/>13.182 | 3 <text:s/>| <text:s text:c="3"/>0.999 <text:s text:c="2"/>-0.021 <text:s text:c="3"/>0.230 | <text:s text:c="3"/>-4.7 <text:s text:c="2"/>-76.1 <text:s text:c="3"/>90.4</text:p>
      <text:p text:style-name="Standard"><text:s text:c="2"/>13.182 | 4 <text:s/>| <text:s text:c="3"/>1.008 <text:s text:c="2"/>-0.015 <text:s text:c="3"/>0.049 | <text:s text:c="2"/>-15.5 <text:s text:c="2"/>-84.4 <text:s text:c="3"/>95.0</text:p>
      <text:p text:style-name="Standard"><text:s text:c="2"/>13.182 | 5 <text:s/>| <text:s text:c="3"/>1.020 <text:s text:c="2"/>-0.077 <text:s text:c="2"/>-0.134 | <text:s/>-149.9 <text:s text:c="2"/>-80.3 <text:s/>-145.6</text:p>
      <text:p text:style-name="Standard"><text:s text:c="2"/>13.216 | 0 <text:s/>| <text:s text:c="8"/>Comm Error <text:s text:c="8"/>| <text:s text:c="11"/>- <text:s text:c="10"/></text:p>
      <text:p text:style-name="Standard"><text:s text:c="2"/>13.216 | 1 <text:s/>| <text:s text:c="3"/>0.260 <text:s text:c="2"/>-0.935 <text:s text:c="3"/>0.232 | <text:s text:c="2"/>-75.7 <text:s text:c="2"/>-14.7 <text:s text:c="2"/>-80.9</text:p>
      <text:p text:style-name="Standard"><text:s text:c="2"/>13.216 | 2 <text:s/>| <text:s text:c="3"/>0.259 <text:s text:c="3"/>0.969 <text:s text:c="3"/>0.127 | <text:s text:c="3"/>82.2 <text:s text:c="2"/>-14.7 <text:s text:c="2"/>-34.0</text:p>
      <text:p text:style-name="Standard"><text:s text:c="2"/>13.216 | 3 <text:s/>| <text:s text:c="3"/>0.999 <text:s text:c="2"/>-0.019 <text:s text:c="3"/>0.232 | <text:s text:c="3"/>-4.7 <text:s text:c="2"/>-76.1 <text:s text:c="3"/>90.4</text:p>
      <text:p text:style-name="Standard"><text:s text:c="2"/>13.216 | 4 <text:s/>| <text:s text:c="3"/>1.007 <text:s text:c="2"/>-0.015 <text:s text:c="3"/>0.050 | <text:s text:c="2"/>-15.1 <text:s text:c="2"/>-84.4 <text:s text:c="3"/>94.5</text:p>
      <text:p text:style-name="Standard"><text:s text:c="2"/>13.216 | 5 <text:s/>| <text:s text:c="3"/>1.020 <text:s text:c="2"/>-0.074 <text:s text:c="2"/>-0.133 | <text:s/>-149.8 <text:s text:c="2"/>-80.3 <text:s/>-145.7</text:p>
      <text:p text:style-name="Standard"><text:s text:c="2"/>13.249 | 0 <text:s/>| <text:s text:c="8"/>Comm Error <text:s text:c="8"/>| <text:s text:c="11"/>- <text:s text:c="10"/></text:p>
      <text:p text:style-name="Standard"><text:s text:c="2"/>13.249 | 1 <text:s/>| <text:s text:c="3"/>0.260 <text:s text:c="2"/>-0.937 <text:s text:c="3"/>0.232 | <text:s text:c="2"/>-75.8 <text:s text:c="2"/>-14.8 <text:s text:c="2"/>-80.7</text:p>
      <text:p text:style-name="Standard"><text:s text:c="2"/>13.249 | 2 <text:s/>| <text:s text:c="3"/>0.257 <text:s text:c="3"/>0.966 <text:s text:c="3"/>0.130 | <text:s text:c="3"/>82.2 <text:s text:c="2"/>-14.7 <text:s text:c="2"/>-34.0</text:p>
      <text:p text:style-name="Standard"><text:s text:c="2"/>13.249 | 3 <text:s/>| <text:s text:c="3"/>0.998 <text:s text:c="2"/>-0.015 <text:s text:c="3"/>0.230 | <text:s text:c="3"/>-4.5 <text:s text:c="2"/>-76.1 <text:s text:c="3"/>90.3</text:p>
      <text:p text:style-name="Standard"><text:s text:c="2"/>13.249 | 4 <text:s/>| <text:s text:c="3"/>1.007 <text:s text:c="2"/>-0.013 <text:s text:c="3"/>0.047 | <text:s text:c="2"/>-15.2 <text:s text:c="2"/>-84.4 <text:s text:c="3"/>94.7</text:p>
      <text:p text:style-name="Standard"><text:s text:c="2"/>13.249 | 5 <text:s/>| <text:s text:c="3"/>1.021 <text:s text:c="2"/>-0.076 <text:s text:c="2"/>-0.138 | <text:s/>-149.8 <text:s text:c="2"/>-80.3 <text:s/>-145.6</text:p>
      <text:p text:style-name="Standard"><text:s text:c="2"/>13.284 | 0 <text:s/>| <text:s text:c="8"/>Comm Error <text:s text:c="8"/>| <text:s text:c="11"/>- <text:s text:c="10"/></text:p>
      <text:p text:style-name="Standard"><text:s text:c="2"/>13.284 | 1 <text:s/>| <text:s text:c="3"/>0.257 <text:s text:c="2"/>-0.938 <text:s text:c="3"/>0.230 | <text:s text:c="2"/>-75.8 <text:s text:c="2"/>-14.8 <text:s text:c="2"/>-80.7</text:p>
      <text:p text:style-name="Standard"><text:s text:c="2"/>13.284 | 2 <text:s/>| <text:s text:c="3"/>0.260 <text:s text:c="3"/>0.965 <text:s text:c="3"/>0.132 | <text:s text:c="3"/>82.1 <text:s text:c="2"/>-14.7 <text:s text:c="2"/>-33.9</text:p>
      <text:p text:style-name="Standard"><text:s text:c="2"/>13.284 | 3 <text:s/>| <text:s text:c="3"/>1.000 <text:s text:c="2"/>-0.013 <text:s text:c="3"/>0.228 | <text:s text:c="3"/>-4.3 <text:s text:c="2"/>-76.1 <text:s text:c="3"/>90.1</text:p>
      <text:p text:style-name="Standard"><text:s text:c="2"/>13.284 | 4 <text:s/>| <text:s text:c="3"/>1.008 <text:s text:c="2"/>-0.005 <text:s text:c="3"/>0.047 | <text:s text:c="2"/>-13.7 <text:s text:c="2"/>-84.4 <text:s text:c="3"/>93.2</text:p>
      <text:p text:style-name="Standard"><text:soft-page-break/><text:s text:c="2"/>13.284 | 5 <text:s/>| <text:s text:c="3"/>1.022 <text:s text:c="2"/>-0.072 <text:s text:c="2"/>-0.126 | <text:s/>-149.7 <text:s text:c="2"/>-80.3 <text:s/>-145.7</text:p>
      <text:p text:style-name="Standard"><text:s text:c="2"/>13.317 | 0 <text:s/>| <text:s text:c="8"/>Comm Error <text:s text:c="8"/>| <text:s text:c="11"/>- <text:s text:c="10"/></text:p>
      <text:p text:style-name="Standard"><text:s text:c="2"/>13.317 | 1 <text:s/>| <text:s text:c="3"/>0.251 <text:s text:c="2"/>-0.941 <text:s text:c="3"/>0.229 | <text:s text:c="2"/>-75.8 <text:s text:c="2"/>-14.8 <text:s text:c="2"/>-80.5</text:p>
      <text:p text:style-name="Standard"><text:s text:c="2"/>13.317 | 2 <text:s/>| <text:s text:c="3"/>0.259 <text:s text:c="3"/>0.970 <text:s text:c="3"/>0.135 | <text:s text:c="3"/>82.0 <text:s text:c="2"/>-14.7 <text:s text:c="2"/>-33.9</text:p>
      <text:p text:style-name="Standard"><text:s text:c="2"/>13.317 | 3 <text:s/>| <text:s text:c="3"/>0.995 <text:s text:c="2"/>-0.014 <text:s text:c="3"/>0.228 | <text:s text:c="3"/>-4.2 <text:s text:c="2"/>-76.1 <text:s text:c="3"/>89.9</text:p>
      <text:p text:style-name="Standard"><text:s text:c="2"/>13.317 | 4 <text:s/>| <text:s text:c="3"/>1.007 <text:s text:c="2"/>-0.008 <text:s text:c="3"/>0.049 | <text:s text:c="2"/>-13.0 <text:s text:c="2"/>-84.4 <text:s text:c="3"/>92.3</text:p>
      <text:p text:style-name="Standard"><text:s text:c="2"/>13.317 | 5 <text:s/>| <text:s text:c="3"/>1.020 <text:s text:c="2"/>-0.063 <text:s text:c="2"/>-0.126 | <text:s/>-150.1 <text:s text:c="2"/>-80.4 <text:s/>-145.2</text:p>
      <text:p text:style-name="Standard"><text:s text:c="2"/>13.352 | 0 <text:s/>| <text:s text:c="8"/>Comm Error <text:s text:c="8"/>| <text:s text:c="11"/>- <text:s text:c="10"/></text:p>
      <text:p text:style-name="Standard"><text:s text:c="2"/>13.352 | 1 <text:s/>| <text:s text:c="3"/>0.254 <text:s text:c="2"/>-0.936 <text:s text:c="3"/>0.225 | <text:s text:c="2"/>-75.9 <text:s text:c="2"/>-14.7 <text:s text:c="2"/>-80.5</text:p>
      <text:p text:style-name="Standard"><text:s text:c="2"/>13.352 | 2 <text:s/>| <text:s text:c="3"/>0.260 <text:s text:c="3"/>0.967 <text:s text:c="3"/>0.135 | <text:s text:c="3"/>82.0 <text:s text:c="2"/>-14.7 <text:s text:c="2"/>-33.9</text:p>
      <text:p text:style-name="Standard"><text:s text:c="2"/>13.352 | 3 <text:s/>| <text:s text:c="3"/>0.993 <text:s text:c="2"/>-0.016 <text:s text:c="3"/>0.229 | <text:s text:c="3"/>-4.2 <text:s text:c="2"/>-76.1 <text:s text:c="3"/>89.9</text:p>
      <text:p text:style-name="Standard"><text:s text:c="2"/>13.352 | 4 <text:s/>| <text:s text:c="3"/>1.007 <text:s text:c="2"/>-0.009 <text:s text:c="3"/>0.051 | <text:s text:c="2"/>-12.6 <text:s text:c="2"/>-84.4 <text:s text:c="3"/>91.9</text:p>
      <text:p text:style-name="Standard"><text:s text:c="2"/>13.352 | 5 <text:s/>| <text:s text:c="3"/>1.021 <text:s text:c="2"/>-0.070 <text:s text:c="2"/>-0.134 | <text:s/>-150.1 <text:s text:c="2"/>-80.4 <text:s/>-145.2</text:p>
      <text:p text:style-name="Standard"><text:s text:c="2"/>13.386 | 0 <text:s/>| <text:s text:c="8"/>Comm Error <text:s text:c="8"/>| <text:s text:c="11"/>- <text:s text:c="10"/></text:p>
      <text:p text:style-name="Standard"><text:s text:c="2"/>13.386 | 1 <text:s/>| <text:s text:c="3"/>0.254 <text:s text:c="2"/>-0.936 <text:s text:c="3"/>0.227 | <text:s text:c="2"/>-75.9 <text:s text:c="2"/>-14.7 <text:s text:c="2"/>-80.4</text:p>
      <text:p text:style-name="Standard"><text:s text:c="2"/>13.386 | 2 <text:s/>| <text:s text:c="3"/>0.255 <text:s text:c="3"/>0.968 <text:s text:c="3"/>0.130 | <text:s text:c="3"/>82.0 <text:s text:c="2"/>-14.7 <text:s text:c="2"/>-33.9</text:p>
      <text:p text:style-name="Standard"><text:s text:c="2"/>13.386 | 3 <text:s/>| <text:s text:c="3"/>1.000 <text:s text:c="2"/>-0.010 <text:s text:c="3"/>0.226 | <text:s text:c="3"/>-4.0 <text:s text:c="2"/>-76.1 <text:s text:c="3"/>89.7</text:p>
      <text:p text:style-name="Standard"><text:s text:c="2"/>13.386 | 4 <text:s/>| <text:s text:c="3"/>1.009 <text:s text:c="2"/>-0.008 <text:s text:c="3"/>0.051 | <text:s text:c="2"/>-12.3 <text:s text:c="2"/>-84.4 <text:s text:c="3"/>91.6</text:p>
      <text:p text:style-name="Standard"><text:s text:c="2"/>13.386 | 5 <text:s/>| <text:s text:c="3"/>1.020 <text:s text:c="2"/>-0.074 <text:s text:c="2"/>-0.134 | <text:s/>-150.2 <text:s text:c="2"/>-80.4 <text:s/>-145.1</text:p>
      <text:p text:style-name="Standard"><text:s text:c="2"/>13.421 | 0 <text:s/>| <text:s text:c="8"/>Comm Error <text:s text:c="8"/>| <text:s text:c="11"/>- <text:s text:c="10"/></text:p>
      <text:p text:style-name="Standard"><text:s text:c="2"/>13.421 | 1 <text:s/>| <text:s text:c="3"/>0.258 <text:s text:c="2"/>-0.943 <text:s text:c="3"/>0.231 | <text:s text:c="2"/>-75.9 <text:s text:c="2"/>-14.7 <text:s text:c="2"/>-80.3</text:p>
      <text:p text:style-name="Standard"><text:s text:c="2"/>13.421 | 2 <text:s/>| <text:s text:c="3"/>0.257 <text:s text:c="3"/>0.966 <text:s text:c="3"/>0.133 | <text:s text:c="3"/>81.9 <text:s text:c="2"/>-14.7 <text:s text:c="2"/>-33.9</text:p>
      <text:p text:style-name="Standard"><text:s text:c="2"/>13.421 | 3 <text:s/>| <text:s text:c="3"/>1.000 <text:s text:c="2"/>-0.008 <text:s text:c="3"/>0.234 | <text:s text:c="3"/>-3.6 <text:s text:c="2"/>-76.1 <text:s text:c="3"/>89.4</text:p>
      <text:p text:style-name="Standard"><text:s text:c="2"/>13.421 | 4 <text:s/>| <text:s text:c="3"/>1.009 <text:s text:c="2"/>-0.009 <text:s text:c="3"/>0.047 | <text:s text:c="2"/>-11.6 <text:s text:c="2"/>-84.4 <text:s text:c="3"/>90.9</text:p>
      <text:p text:style-name="Standard"><text:s text:c="2"/>13.421 | 5 <text:s/>| <text:s text:c="3"/>1.021 <text:s text:c="2"/>-0.067 <text:s text:c="2"/>-0.136 | <text:s/>-150.3 <text:s text:c="2"/>-80.4 <text:s/>-145.0</text:p>
      <text:p text:style-name="Standard"><text:s text:c="2"/>13.455 | 0 <text:s/>| <text:s text:c="8"/>Comm Error <text:s text:c="8"/>| <text:s text:c="11"/>- <text:s text:c="10"/></text:p>
      <text:p text:style-name="Standard"><text:s text:c="2"/>13.455 | 1 <text:s/>| <text:s text:c="3"/>0.256 <text:s text:c="2"/>-0.943 <text:s text:c="3"/>0.228 | <text:s text:c="2"/>-75.9 <text:s text:c="2"/>-14.7 <text:s text:c="2"/>-80.3</text:p>
      <text:p text:style-name="Standard"><text:s text:c="2"/>13.455 | 2 <text:s/>| <text:s text:c="3"/>0.259 <text:s text:c="3"/>0.965 <text:s text:c="3"/>0.135 | <text:s text:c="3"/>81.9 <text:s text:c="2"/>-14.7 <text:s text:c="2"/>-33.8</text:p>
      <text:p text:style-name="Standard"><text:s text:c="2"/>13.455 | 3 <text:s/>| <text:s text:c="3"/>0.997 <text:s text:c="2"/>-0.010 <text:s text:c="3"/>0.226 | <text:s text:c="3"/>-3.4 <text:s text:c="2"/>-76.2 <text:s text:c="3"/>89.2</text:p>
      <text:p text:style-name="Standard"><text:s text:c="2"/>13.455 | 4 <text:s/>| <text:s text:c="3"/>1.006 <text:s text:c="2"/>-0.011 <text:s text:c="3"/>0.048 | <text:s text:c="2"/>-11.4 <text:s text:c="2"/>-84.4 <text:s text:c="3"/>90.6</text:p>
      <text:p text:style-name="Standard"><text:s text:c="2"/>13.455 | 5 <text:s/>| <text:s text:c="3"/>1.020 <text:s text:c="2"/>-0.071 <text:s text:c="2"/>-0.136 | <text:s/>-150.6 <text:s text:c="2"/>-80.4 <text:s/>-144.8</text:p>
      <text:p text:style-name="Standard"><text:s text:c="2"/>13.489 | 0 <text:s/>| <text:s text:c="8"/>Comm Error <text:s text:c="8"/>| <text:s text:c="11"/>- <text:s text:c="10"/></text:p>
      <text:p text:style-name="Standard"><text:s text:c="2"/>13.489 | 1 <text:s/>| <text:s text:c="3"/>0.257 <text:s text:c="2"/>-0.937 <text:s text:c="3"/>0.223 | <text:s text:c="2"/>-76.0 <text:s text:c="2"/>-14.7 <text:s text:c="2"/>-80.3</text:p>
      <text:p text:style-name="Standard"><text:s text:c="2"/>13.489 | 2 <text:s/>| <text:s text:c="3"/>0.256 <text:s text:c="3"/>0.966 <text:s text:c="3"/>0.132 | <text:s text:c="3"/>81.9 <text:s text:c="2"/>-14.7 <text:s text:c="2"/>-33.8</text:p>
      <text:p text:style-name="Standard"><text:s text:c="2"/>13.489 | 3 <text:s/>| <text:s text:c="3"/>0.997 <text:s text:c="2"/>-0.010 <text:s text:c="3"/>0.229 | <text:s text:c="3"/>-3.3 <text:s text:c="2"/>-76.2 <text:s text:c="3"/>89.1</text:p>
      <text:p text:style-name="Standard"><text:s text:c="2"/>13.489 | 4 <text:s/>| <text:s text:c="3"/>1.006 <text:s text:c="2"/>-0.008 <text:s text:c="3"/>0.049 | <text:s text:c="2"/>-11.2 <text:s text:c="2"/>-84.4 <text:s text:c="3"/>90.5</text:p>
      <text:p text:style-name="Standard"><text:s text:c="2"/>13.489 | 5 <text:s/>| <text:s text:c="3"/>1.022 <text:s text:c="2"/>-0.065 <text:s text:c="2"/>-0.129 | <text:s/>-150.7 <text:s text:c="2"/>-80.4 <text:s/>-144.6</text:p>
      <text:p text:style-name="Standard"><text:s text:c="2"/>13.524 | 0 <text:s/>| <text:s text:c="8"/>Comm Error <text:s text:c="8"/>| <text:s text:c="11"/>- <text:s text:c="10"/></text:p>
      <text:p text:style-name="Standard"><text:s text:c="2"/>13.524 | 1 <text:s/>| <text:s text:c="3"/>0.257 <text:s text:c="2"/>-0.938 <text:s text:c="3"/>0.227 | <text:s text:c="2"/>-76.0 <text:s text:c="2"/>-14.7 <text:s text:c="2"/>-80.2</text:p>
      <text:p text:style-name="Standard"><text:s text:c="2"/>13.524 | 2 <text:s/>| <text:s text:c="3"/>0.256 <text:s text:c="3"/>0.966 <text:s text:c="3"/>0.135 | <text:s text:c="3"/>81.8 <text:s text:c="2"/>-14.7 <text:s text:c="2"/>-33.8</text:p>
      <text:p text:style-name="Standard"><text:s text:c="2"/>13.524 | 3 <text:s/>| <text:s text:c="3"/>1.001 <text:s text:c="2"/>-0.009 <text:s text:c="3"/>0.230 | <text:s text:c="3"/>-3.1 <text:s text:c="2"/>-76.1 <text:s text:c="3"/>88.9</text:p>
      <text:p text:style-name="Standard"><text:s text:c="2"/>13.524 | 4 <text:s/>| <text:s text:c="3"/>1.010 <text:s text:c="2"/>-0.002 <text:s text:c="3"/>0.049 | <text:s text:c="3"/>-9.9 <text:s text:c="2"/>-84.5 <text:s text:c="3"/>89.0</text:p>
      <text:p text:style-name="Standard"><text:s text:c="2"/>13.524 | 5 <text:s/>| <text:s text:c="3"/>1.022 <text:s text:c="2"/>-0.067 <text:s text:c="2"/>-0.129 | <text:s/>-150.9 <text:s text:c="2"/>-80.5 <text:s/>-144.4</text:p>
      <text:p text:style-name="Standard"><text:s text:c="2"/>13.558 | 0 <text:s/>| <text:s text:c="8"/>Comm Error <text:s text:c="8"/>| <text:s text:c="11"/>- <text:s text:c="10"/></text:p>
      <text:p text:style-name="Standard"><text:s text:c="2"/>13.558 | 1 <text:s/>| <text:s text:c="3"/>0.258 <text:s text:c="2"/>-0.941 <text:s text:c="3"/>0.227 | <text:s text:c="2"/>-76.1 <text:s text:c="2"/>-14.8 <text:s text:c="2"/>-80.1</text:p>
      <text:p text:style-name="Standard"><text:s text:c="2"/>13.558 | 2 <text:s/>| <text:s text:c="3"/>0.256 <text:s text:c="3"/>0.969 <text:s text:c="3"/>0.137 | <text:s text:c="3"/>81.8 <text:s text:c="2"/>-14.7 <text:s text:c="2"/>-33.8</text:p>
      <text:p text:style-name="Standard"><text:s text:c="2"/>13.558 | 3 <text:s/>| <text:s text:c="3"/>0.998 <text:s text:c="2"/>-0.010 <text:s text:c="3"/>0.227 | <text:s text:c="3"/>-3.0 <text:s text:c="2"/>-76.1 <text:s text:c="3"/>88.8</text:p>
      <text:p text:style-name="Standard"><text:s text:c="2"/>13.558 | 4 <text:s/>| <text:s text:c="3"/>1.008 <text:s text:c="2"/>-0.009 <text:s text:c="3"/>0.050 | <text:s text:c="3"/>-9.6 <text:s text:c="2"/>-84.5 <text:s text:c="3"/>88.7</text:p>
      <text:p text:style-name="Standard"><text:s text:c="2"/>13.558 | 5 <text:s/>| <text:s text:c="3"/>1.020 <text:s text:c="2"/>-0.070 <text:s text:c="2"/>-0.135 | <text:s/>-151.1 <text:s text:c="2"/>-80.5 <text:s/>-144.2</text:p>
      <text:p text:style-name="Standard"><text:soft-page-break/><text:s text:c="2"/>13.593 | 0 <text:s/>| <text:s text:c="8"/>Comm Error <text:s text:c="8"/>| <text:s text:c="11"/>- <text:s text:c="10"/></text:p>
      <text:p text:style-name="Standard"><text:s text:c="2"/>13.593 | 1 <text:s/>| <text:s text:c="3"/>0.256 <text:s text:c="2"/>-0.942 <text:s text:c="3"/>0.223 | <text:s text:c="2"/>-76.1 <text:s text:c="2"/>-14.8 <text:s text:c="2"/>-80.1</text:p>
      <text:p text:style-name="Standard"><text:s text:c="2"/>13.593 | 2 <text:s/>| <text:s text:c="3"/>0.256 <text:s text:c="3"/>0.967 <text:s text:c="3"/>0.135 | <text:s text:c="3"/>81.7 <text:s text:c="2"/>-14.7 <text:s text:c="2"/>-33.8</text:p>
      <text:p text:style-name="Standard"><text:s text:c="2"/>13.593 | 3 <text:s/>| <text:s text:c="3"/>0.997 <text:s text:c="2"/>-0.012 <text:s text:c="3"/>0.231 | <text:s text:c="3"/>-2.9 <text:s text:c="2"/>-76.1 <text:s text:c="3"/>88.7</text:p>
      <text:p text:style-name="Standard"><text:s text:c="2"/>13.593 | 4 <text:s/>| <text:s text:c="3"/>1.009 <text:s text:c="2"/>-0.009 <text:s text:c="3"/>0.044 | <text:s text:c="3"/>-9.8 <text:s text:c="2"/>-84.5 <text:s text:c="3"/>88.9</text:p>
      <text:p text:style-name="Standard"><text:s text:c="2"/>13.593 | 5 <text:s/>| <text:s text:c="3"/>1.020 <text:s text:c="2"/>-0.068 <text:s text:c="2"/>-0.129 | <text:s/>-151.3 <text:s text:c="2"/>-80.5 <text:s/>-144.1</text:p>
      <text:p text:style-name="Standard"><text:s text:c="2"/>13.627 | 0 <text:s/>| <text:s text:c="8"/>Comm Error <text:s text:c="8"/>| <text:s text:c="11"/>- <text:s text:c="10"/></text:p>
      <text:p text:style-name="Standard"><text:s text:c="2"/>13.627 | 1 <text:s/>| <text:s text:c="3"/>0.259 <text:s text:c="2"/>-0.939 <text:s text:c="3"/>0.225 | <text:s text:c="2"/>-76.1 <text:s text:c="2"/>-14.8 <text:s text:c="2"/>-80.0</text:p>
      <text:p text:style-name="Standard"><text:s text:c="2"/>13.627 | 2 <text:s/>| <text:s text:c="3"/>0.256 <text:s text:c="3"/>0.968 <text:s text:c="3"/>0.134 | <text:s text:c="3"/>81.7 <text:s text:c="2"/>-14.7 <text:s text:c="2"/>-33.8</text:p>
      <text:p text:style-name="Standard"><text:s text:c="2"/>13.627 | 3 <text:s/>| <text:s text:c="3"/>0.998 <text:s text:c="2"/>-0.010 <text:s text:c="3"/>0.226 | <text:s text:c="3"/>-2.8 <text:s text:c="2"/>-76.1 <text:s text:c="3"/>88.5</text:p>
      <text:p text:style-name="Standard"><text:s text:c="2"/>13.627 | 4 <text:s/>| <text:s text:c="3"/>1.011 <text:s text:c="2"/>-0.011 <text:s text:c="3"/>0.044 | <text:s text:c="2"/>-10.0 <text:s text:c="2"/>-84.5 <text:s text:c="3"/>89.1</text:p>
      <text:p text:style-name="Standard"><text:s text:c="2"/>13.627 | 5 <text:s/>| <text:s text:c="3"/>1.020 <text:s text:c="2"/>-0.071 <text:s text:c="2"/>-0.134 | <text:s/>-151.3 <text:s text:c="2"/>-80.4 <text:s/>-144.0</text:p>
      <text:p text:style-name="Standard"><text:s text:c="2"/>13.661 | 0 <text:s/>| <text:s text:c="8"/>Comm Error <text:s text:c="8"/>| <text:s text:c="11"/>- <text:s text:c="10"/></text:p>
      <text:p text:style-name="Standard"><text:s text:c="2"/>13.661 | 1 <text:s/>| <text:s text:c="3"/>0.257 <text:s text:c="2"/>-0.936 <text:s text:c="3"/>0.225 | <text:s text:c="2"/>-76.1 <text:s text:c="2"/>-14.9 <text:s text:c="2"/>-80.0</text:p>
      <text:p text:style-name="Standard"><text:s text:c="2"/>13.661 | 2 <text:s/>| <text:s text:c="3"/>0.257 <text:s text:c="3"/>0.967 <text:s text:c="3"/>0.135 | <text:s text:c="3"/>81.7 <text:s text:c="2"/>-14.7 <text:s text:c="2"/>-33.8</text:p>
      <text:p text:style-name="Standard"><text:s text:c="2"/>13.661 | 3 <text:s/>| <text:s text:c="3"/>0.998 <text:s text:c="2"/>-0.007 <text:s text:c="3"/>0.227 | <text:s text:c="3"/>-2.6 <text:s text:c="2"/>-76.1 <text:s text:c="3"/>88.3</text:p>
      <text:p text:style-name="Standard"><text:s text:c="2"/>13.661 | 4 <text:s/>| <text:s text:c="3"/>1.008 <text:s text:c="2"/>-0.005 <text:s text:c="3"/>0.043 | <text:s text:c="3"/>-9.7 <text:s text:c="2"/>-84.5 <text:s text:c="3"/>88.6</text:p>
      <text:p text:style-name="Standard"><text:s text:c="2"/>13.661 | 5 <text:s/>| <text:s text:c="3"/>1.021 <text:s text:c="2"/>-0.069 <text:s text:c="2"/>-0.135 | <text:s/>-151.6 <text:s text:c="2"/>-80.4 <text:s/>-143.9</text:p>
      <text:p text:style-name="Standard"><text:s text:c="2"/>13.695 | 0 <text:s/>| <text:s text:c="8"/>Comm Error <text:s text:c="8"/>| <text:s text:c="11"/>- <text:s text:c="10"/></text:p>
      <text:p text:style-name="Standard"><text:s text:c="2"/>13.695 | 1 <text:s/>| <text:s text:c="3"/>0.256 <text:s text:c="2"/>-0.940 <text:s text:c="3"/>0.221 | <text:s text:c="2"/>-76.2 <text:s text:c="2"/>-14.9 <text:s text:c="2"/>-80.0</text:p>
      <text:p text:style-name="Standard"><text:s text:c="2"/>13.695 | 2 <text:s/>| <text:s text:c="3"/>0.252 <text:s text:c="3"/>0.968 <text:s text:c="3"/>0.140 | <text:s text:c="3"/>81.7 <text:s text:c="2"/>-14.7 <text:s text:c="2"/>-33.9</text:p>
      <text:p text:style-name="Standard"><text:s text:c="2"/>13.695 | 3 <text:s/>| <text:s text:c="3"/>0.996 <text:s text:c="2"/>-0.011 <text:s text:c="3"/>0.225 | <text:s text:c="3"/>-2.5 <text:s text:c="2"/>-76.2 <text:s text:c="3"/>88.2</text:p>
      <text:p text:style-name="Standard"><text:s text:c="2"/>13.695 | 4 <text:s/>| <text:s text:c="3"/>1.007 <text:s text:c="2"/>-0.008 <text:s text:c="3"/>0.050 | <text:s text:c="3"/>-9.7 <text:s text:c="2"/>-84.5 <text:s text:c="3"/>88.7</text:p>
      <text:p text:style-name="Standard"><text:s text:c="2"/>13.695 | 5 <text:s/>| <text:s text:c="3"/>1.020 <text:s text:c="2"/>-0.072 <text:s text:c="2"/>-0.133 | <text:s/>-151.6 <text:s text:c="2"/>-80.4 <text:s/>-143.9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2"/>13.730 | 0 <text:s/>| <text:s text:c="8"/>Comm Error <text:s text:c="8"/>| <text:s text:c="11"/>- <text:s text:c="10"/></text:p>
      <text:p text:style-name="Standard"><text:s text:c="2"/>13.730 | 1 <text:s/>| <text:s text:c="3"/>0.258 <text:s text:c="2"/>-0.939 <text:s text:c="3"/>0.219 | <text:s text:c="2"/>-76.2 <text:s text:c="2"/>-14.9 <text:s text:c="2"/>-79.9</text:p>
      <text:p text:style-name="Standard"><text:s text:c="2"/>13.730 | 2 <text:s/>| <text:s text:c="3"/>0.248 <text:s text:c="3"/>0.964 <text:s text:c="3"/>0.138 | <text:s text:c="3"/>81.6 <text:s text:c="2"/>-14.6 <text:s text:c="2"/>-33.9</text:p>
      <text:p text:style-name="Standard"><text:s text:c="2"/>13.730 | 3 <text:s/>| <text:s text:c="3"/>0.996 <text:s text:c="2"/>-0.004 <text:s text:c="3"/>0.224 | <text:s text:c="3"/>-2.4 <text:s text:c="2"/>-76.2 <text:s text:c="3"/>88.0</text:p>
      <text:p text:style-name="Standard"><text:s text:c="2"/>13.730 | 4 <text:s/>| <text:s text:c="3"/>1.008 <text:s text:c="2"/>-0.006 <text:s text:c="3"/>0.054 | <text:s text:c="3"/>-9.7 <text:s text:c="2"/>-84.5 <text:s text:c="3"/>88.8</text:p>
      <text:p text:style-name="Standard"><text:s text:c="2"/>13.730 | 5 <text:s/>| <text:s text:c="3"/>1.024 <text:s text:c="2"/>-0.068 <text:s text:c="2"/>-0.139 | <text:s/>-151.8 <text:s text:c="2"/>-80.3 <text:s/>-143.6</text:p>
      <text:p text:style-name="Standard"><text:s text:c="2"/>13.765 | 0 <text:s/>| <text:s text:c="8"/>Comm Error <text:s text:c="8"/>| <text:s text:c="11"/>- <text:s text:c="10"/></text:p>
      <text:p text:style-name="Standard"><text:s text:c="2"/>13.765 | 1 <text:s/>| <text:s text:c="3"/>0.263 <text:s text:c="2"/>-0.938 <text:s text:c="3"/>0.214 | <text:s text:c="2"/>-76.3 <text:s text:c="2"/>-14.9 <text:s text:c="2"/>-79.9</text:p>
      <text:p text:style-name="Standard"><text:s text:c="2"/>13.765 | 2 <text:s/>| <text:s text:c="3"/>0.254 <text:s text:c="3"/>0.967 <text:s text:c="3"/>0.135 | <text:s text:c="3"/>81.6 <text:s text:c="2"/>-14.5 <text:s text:c="2"/>-34.0</text:p>
      <text:p text:style-name="Standard"><text:s text:c="2"/>13.765 | 3 <text:s/>| <text:s text:c="3"/>0.997 <text:s text:c="2"/>-0.003 <text:s text:c="3"/>0.224 | <text:s text:c="3"/>-2.1 <text:s text:c="2"/>-76.2 <text:s text:c="3"/>87.6</text:p>
      <text:p text:style-name="Standard"><text:s text:c="2"/>13.765 | 4 <text:s/>| <text:s text:c="3"/>1.006 <text:s text:c="2"/>-0.016 <text:s text:c="3"/>0.048 | <text:s text:c="2"/>-11.3 <text:s text:c="2"/>-84.5 <text:s text:c="3"/>90.7</text:p>
      <text:p text:style-name="Standard"><text:s text:c="2"/>13.765 | 5 <text:s/>| <text:s text:c="3"/>1.019 <text:s text:c="2"/>-0.059 <text:s text:c="2"/>-0.134 | <text:s/>-152.3 <text:s text:c="2"/>-80.4 <text:s/>-143.2</text:p>
      <text:p text:style-name="Standard"><text:s text:c="2"/>13.799 | 0 <text:s/>| <text:s text:c="8"/>Comm Error <text:s text:c="8"/>| <text:s text:c="11"/>- <text:s text:c="10"/></text:p>
      <text:p text:style-name="Standard"><text:s text:c="2"/>13.799 | 1 <text:s/>| <text:s text:c="3"/>0.262 <text:s text:c="2"/>-0.939 <text:s text:c="3"/>0.216 | <text:s text:c="2"/>-76.4 <text:s text:c="2"/>-15.0 <text:s text:c="2"/>-80.0</text:p>
      <text:p text:style-name="Standard"><text:s text:c="2"/>13.799 | 2 <text:s/>| <text:s text:c="3"/>0.255 <text:s text:c="3"/>0.972 <text:s text:c="3"/>0.131 | <text:s text:c="3"/>81.7 <text:s text:c="2"/>-14.5 <text:s text:c="2"/>-34.1</text:p>
      <text:p text:style-name="Standard"><text:s text:c="2"/>13.799 | 3 <text:s/>| <text:s text:c="3"/>0.997 <text:s text:c="2"/>-0.006 <text:s text:c="3"/>0.227 | <text:s text:c="3"/>-1.9 <text:s text:c="2"/>-76.2 <text:s text:c="3"/>87.4</text:p>
      <text:p text:style-name="Standard"><text:s text:c="2"/>13.799 | 4 <text:s/>| <text:s text:c="3"/>1.010 <text:s text:c="2"/>-0.005 <text:s text:c="3"/>0.048 | <text:s text:c="2"/>-11.8 <text:s text:c="2"/>-84.5 <text:s text:c="3"/>91.5</text:p>
      <text:p text:style-name="Standard"><text:s text:c="2"/>13.799 | 5 <text:s/>| <text:s text:c="3"/>1.019 <text:s text:c="2"/>-0.066 <text:s text:c="2"/>-0.134 | <text:s/>-152.5 <text:s text:c="2"/>-80.4 <text:s/>-143.0</text:p>
      <text:p text:style-name="Standard"><text:s text:c="2"/>13.833 | 0 <text:s/>| <text:s text:c="8"/>Comm Error <text:s text:c="8"/>| <text:s text:c="11"/>- <text:s text:c="10"/></text:p>
      <text:p text:style-name="Standard"><text:s text:c="2"/>13.833 | 1 <text:s/>| <text:s text:c="3"/>0.258 <text:s text:c="2"/>-0.939 <text:s text:c="3"/>0.222 | <text:s text:c="2"/>-76.4 <text:s text:c="2"/>-15.0 <text:s text:c="2"/>-80.1</text:p>
      <text:p text:style-name="Standard"><text:s text:c="2"/>13.833 | 2 <text:s/>| <text:s text:c="3"/>0.253 <text:s text:c="3"/>0.969 <text:s text:c="3"/>0.135 | <text:s text:c="3"/>81.7 <text:s text:c="2"/>-14.5 <text:s text:c="2"/>-34.1</text:p>
      <text:p text:style-name="Standard"><text:soft-page-break/><text:s text:c="2"/>13.833 | 3 <text:s/>| <text:s text:c="3"/>0.997 <text:s text:c="2"/>-0.006 <text:s text:c="3"/>0.227 | <text:s text:c="3"/>-1.7 <text:s text:c="2"/>-76.2 <text:s text:c="3"/>87.2</text:p>
      <text:p text:style-name="Standard"><text:s text:c="2"/>13.833 | 4 <text:s/>| <text:s text:c="3"/>1.007 <text:s text:c="2"/>-0.005 <text:s text:c="3"/>0.044 | <text:s text:c="2"/>-11.1 <text:s text:c="2"/>-84.5 <text:s text:c="3"/>90.9</text:p>
      <text:p text:style-name="Standard"><text:s text:c="2"/>13.833 | 5 <text:s/>| <text:s text:c="3"/>1.021 <text:s text:c="2"/>-0.068 <text:s text:c="2"/>-0.136 | <text:s/>-152.5 <text:s text:c="2"/>-80.4 <text:s/>-143.1</text:p>
      <text:p text:style-name="Standard"><text:s text:c="2"/>13.868 | 0 <text:s/>| <text:s text:c="8"/>Comm Error <text:s text:c="8"/>| <text:s text:c="11"/>- <text:s text:c="10"/></text:p>
      <text:p text:style-name="Standard"><text:s text:c="2"/>13.868 | 1 <text:s/>| <text:s text:c="3"/>0.256 <text:s text:c="2"/>-0.938 <text:s text:c="3"/>0.227 | <text:s text:c="2"/>-76.4 <text:s text:c="2"/>-15.0 <text:s text:c="2"/>-80.2</text:p>
      <text:p text:style-name="Standard"><text:s text:c="2"/>13.868 | 2 <text:s/>| <text:s text:c="3"/>0.251 <text:s text:c="3"/>0.967 <text:s text:c="3"/>0.136 | <text:s text:c="3"/>81.7 <text:s text:c="2"/>-14.5 <text:s text:c="2"/>-34.2</text:p>
      <text:p text:style-name="Standard"><text:s text:c="2"/>13.868 | 3 <text:s/>| <text:s text:c="3"/>0.999 <text:s text:c="2"/>-0.009 <text:s text:c="3"/>0.228 | <text:s text:c="3"/>-1.7 <text:s text:c="2"/>-76.2 <text:s text:c="3"/>87.1</text:p>
      <text:p text:style-name="Standard"><text:s text:c="2"/>13.868 | 4 <text:s/>| <text:s text:c="3"/>1.012 <text:s text:c="2"/>-0.005 <text:s text:c="3"/>0.056 | <text:s text:c="2"/>-10.7 <text:s text:c="2"/>-84.5 <text:s text:c="3"/>90.6</text:p>
      <text:p text:style-name="Standard"><text:s text:c="2"/>13.868 | 5 <text:s/>| <text:s text:c="3"/>1.020 <text:s text:c="2"/>-0.074 <text:s text:c="2"/>-0.141 | <text:s/>-152.5 <text:s text:c="2"/>-80.4 <text:s/>-143.2</text:p>
      <text:p text:style-name="Standard"><text:s text:c="2"/>13.902 | 0 <text:s/>| <text:s text:c="8"/>Comm Error <text:s text:c="8"/>| <text:s text:c="11"/>- <text:s text:c="10"/></text:p>
      <text:p text:style-name="Standard"><text:s text:c="2"/>13.902 | 1 <text:s/>| <text:s text:c="3"/>0.259 <text:s text:c="2"/>-0.937 <text:s text:c="3"/>0.230 | <text:s text:c="2"/>-76.3 <text:s text:c="2"/>-15.0 <text:s text:c="2"/>-80.3</text:p>
      <text:p text:style-name="Standard"><text:s text:c="2"/>13.902 | 2 <text:s/>| <text:s text:c="3"/>0.247 <text:s text:c="3"/>0.968 <text:s text:c="3"/>0.137 | <text:s text:c="3"/>81.7 <text:s text:c="2"/>-14.4 <text:s text:c="2"/>-34.2</text:p>
      <text:p text:style-name="Standard"><text:s text:c="2"/>13.902 | 3 <text:s/>| <text:s text:c="3"/>1.001 <text:s text:c="2"/>-0.004 <text:s text:c="3"/>0.228 | <text:s text:c="3"/>-1.6 <text:s text:c="2"/>-76.2 <text:s text:c="3"/>87.0</text:p>
      <text:p text:style-name="Standard"><text:s text:c="2"/>13.902 | 4 <text:s/>| <text:s text:c="3"/>1.011 <text:s text:c="3"/>0.000 <text:s text:c="3"/>0.040 | <text:s text:c="3"/>-9.9 <text:s text:c="2"/>-84.5 <text:s text:c="3"/>89.9</text:p>
      <text:p text:style-name="Standard"><text:s text:c="2"/>13.902 | 5 <text:s/>| <text:s text:c="3"/>1.021 <text:s text:c="2"/>-0.068 <text:s text:c="2"/>-0.135 | <text:s/>-152.6 <text:s text:c="2"/>-80.3 <text:s/>-143.1</text:p>
      <text:p text:style-name="Standard"><text:s text:c="2"/>13.937 | 0 <text:s/>| <text:s text:c="8"/>Comm Error <text:s text:c="8"/>| <text:s text:c="11"/>- <text:s text:c="10"/></text:p>
      <text:p text:style-name="Standard"><text:s text:c="2"/>13.937 | 1 <text:s/>| <text:s text:c="3"/>0.263 <text:s text:c="2"/>-0.937 <text:s text:c="3"/>0.225 | <text:s text:c="2"/>-76.3 <text:s text:c="2"/>-15.0 <text:s text:c="2"/>-80.4</text:p>
      <text:p text:style-name="Standard"><text:s text:c="2"/>13.937 | 2 <text:s/>| <text:s text:c="3"/>0.246 <text:s text:c="3"/>0.974 <text:s text:c="3"/>0.134 | <text:s text:c="3"/>81.7 <text:s text:c="2"/>-14.3 <text:s text:c="2"/>-34.2</text:p>
      <text:p text:style-name="Standard"><text:s text:c="2"/>13.937 | 3 <text:s/>| <text:s text:c="3"/>0.999 <text:s text:c="2"/>-0.006 <text:s text:c="3"/>0.229 | <text:s text:c="3"/>-1.5 <text:s text:c="2"/>-76.2 <text:s text:c="3"/>86.8</text:p>
      <text:p text:style-name="Standard"><text:s text:c="2"/>13.937 | 4 <text:s/>| <text:s text:c="3"/>1.006 <text:s text:c="2"/>-0.004 <text:s text:c="3"/>0.040 | <text:s text:c="3"/>-9.6 <text:s text:c="2"/>-84.5 <text:s text:c="3"/>89.5</text:p>
      <text:p text:style-name="Standard"><text:s text:c="2"/>13.937 | 5 <text:s/>| <text:s text:c="3"/>1.020 <text:s text:c="2"/>-0.063 <text:s text:c="2"/>-0.133 | <text:s/>-152.9 <text:s text:c="2"/>-80.3 <text:s/>-142.7</text:p>
      <text:p text:style-name="Standard"><text:s text:c="2"/>13.970 | 0 <text:s/>| <text:s text:c="8"/>Comm Error <text:s text:c="8"/>| <text:s text:c="11"/>- <text:s text:c="10"/></text:p>
      <text:p text:style-name="Standard"><text:s text:c="2"/>13.970 | 1 <text:s/>| <text:s text:c="3"/>0.270 <text:s text:c="2"/>-0.939 <text:s text:c="3"/>0.215 | <text:s text:c="2"/>-76.3 <text:s text:c="2"/>-15.0 <text:s text:c="2"/>-80.5</text:p>
      <text:p text:style-name="Standard"><text:s text:c="2"/>13.970 | 2 <text:s/>| <text:s text:c="3"/>0.247 <text:s text:c="3"/>0.970 <text:s text:c="3"/>0.132 | <text:s text:c="3"/>81.7 <text:s text:c="2"/>-14.3 <text:s text:c="2"/>-34.2</text:p>
      <text:p text:style-name="Standard"><text:s text:c="2"/>13.970 | 3 <text:s/>| <text:s text:c="3"/>0.995 <text:s text:c="2"/>-0.015 <text:s text:c="3"/>0.229 | <text:s text:c="3"/>-1.7 <text:s text:c="2"/>-76.2 <text:s text:c="3"/>87.0</text:p>
      <text:p text:style-name="Standard"><text:s text:c="2"/>13.970 | 4 <text:s/>| <text:s text:c="3"/>1.009 <text:s text:c="2"/>-0.004 <text:s text:c="3"/>0.045 | <text:s text:c="3"/>-9.6 <text:s text:c="2"/>-84.6 <text:s text:c="3"/>89.5</text:p>
      <text:p text:style-name="Standard"><text:s text:c="2"/>13.970 | 5 <text:s/>| <text:s text:c="3"/>1.020 <text:s text:c="2"/>-0.067 <text:s text:c="2"/>-0.148 | <text:s/>-153.5 <text:s text:c="2"/>-80.3 <text:s/>-142.2</text:p>
      <text:p text:style-name="Standard"><text:s text:c="2"/>14.004 | 0 <text:s/>| <text:s text:c="8"/>Comm Error <text:s text:c="8"/>| <text:s text:c="11"/>- <text:s text:c="10"/></text:p>
      <text:p text:style-name="Standard"><text:s text:c="2"/>14.004 | 1 <text:s/>| <text:s text:c="3"/>0.268 <text:s text:c="2"/>-0.937 <text:s text:c="3"/>0.216 | <text:s text:c="2"/>-76.4 <text:s text:c="2"/>-15.1 <text:s text:c="2"/>-80.6</text:p>
      <text:p text:style-name="Standard"><text:s text:c="2"/>14.004 | 2 <text:s/>| <text:s text:c="3"/>0.248 <text:s text:c="3"/>0.968 <text:s text:c="3"/>0.133 | <text:s text:c="3"/>81.7 <text:s text:c="2"/>-14.2 <text:s text:c="2"/>-34.3</text:p>
      <text:p text:style-name="Standard"><text:s text:c="2"/>14.004 | 3 <text:s/>| <text:s text:c="3"/>0.999 <text:s text:c="2"/>-0.007 <text:s text:c="3"/>0.234 | <text:s text:c="3"/>-1.8 <text:s text:c="2"/>-76.1 <text:s text:c="3"/>87.0</text:p>
      <text:p text:style-name="Standard"><text:s text:c="2"/>14.004 | 4 <text:s/>| <text:s text:c="3"/>1.011 <text:s text:c="2"/>-0.006 <text:s text:c="3"/>0.043 | <text:s text:c="3"/>-9.8 <text:s text:c="2"/>-84.6 <text:s text:c="3"/>89.7</text:p>
      <text:p text:style-name="Standard"><text:s text:c="2"/>14.004 | 5 <text:s/>| <text:s text:c="3"/>1.022 <text:s text:c="2"/>-0.068 <text:s text:c="2"/>-0.149 | <text:s/>-153.8 <text:s text:c="2"/>-80.2 <text:s/>-142.0</text:p>
      <text:p text:style-name="Standard">^C</text:p>
      <text:p text:style-name="Standard">Stream stopped by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6T19:05:15.963899101</meta:creation-date>
    <dc:date>2025-12-26T19:05:39.668667269</dc:date>
    <meta:editing-duration>PT25S</meta:editing-duration>
    <meta:editing-cycles>1</meta:editing-cycles>
    <meta:document-statistic meta:table-count="0" meta:image-count="0" meta:object-count="0" meta:page-count="51" meta:paragraph-count="2479" meta:word-count="25890" meta:character-count="168441" meta:non-whitespace-character-count="90911"/>
    <meta:generator>LibreOffice/6.0.7.3$Linux_AARCH64 LibreOffice_project/00m0$Build-3</meta:generator>
  </office:meta>
</office:document-meta>
</file>